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4cm"/>
    </style:style>
    <style:style style:name="co4" style:family="table-column">
      <style:table-column-properties fo:break-before="auto" style:column-width="10.0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MONTANT</text:p>
          </table:table-cell>
          <table:table-cell/>
          <table:table-cell table:formula="of:=COM.MICROSOFT.CONCAT(&quot;insert into TICKET (ID,NUMERO,MONTANT) values (&quot;;COM.MICROSOFT.CONCAT(&quot;'&quot;;[.A2];&quot;',&quot;);COM.MICROSOFT.CONCAT(&quot;'&quot;;[.B2];[.C2];&quot;',&quot;);COM.MICROSOFT.CONCAT([.D2]);&quot;);&quot;)" office:value-type="string" office:string-value="insert into TICKET (ID,NUMERO,MONTANT) values ('f17400f6-1b9e-11ec-9621-0242ac130002','AA1001',20);" calcext:value-type="string">
            <text:p>insert into TICKET (ID,NUMERO,MONTANT) values ('f17400f6-1b9e-11ec-9621-0242ac130002','AA1001',20);</text:p>
          </table:table-cell>
        </table:table-row>
        <table:table-row table:style-name="ro1">
          <table:table-cell office:value-type="string" calcext:value-type="string">
            <text:p>f17400f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01" calcext:value-type="float">
            <text:p>100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3];&quot;',&quot;);COM.MICROSOFT.CONCAT(&quot;'&quot;;[.B3];[.C3];&quot;',&quot;);COM.MICROSOFT.CONCAT([.D3]);&quot;);&quot;)" office:value-type="string" office:string-value="insert into TICKET (ID,NUMERO,MONTANT) values ('f1740330-1b9e-11ec-9621-0242ac130002','AA1002',20);" calcext:value-type="string">
            <text:p>insert into TICKET (ID,NUMERO,MONTANT) values ('f1740330-1b9e-11ec-9621-0242ac130002','AA1002',20);</text:p>
          </table:table-cell>
        </table:table-row>
        <table:table-row table:style-name="ro1">
          <table:table-cell office:value-type="string" calcext:value-type="string">
            <text:p>f174033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02" calcext:value-type="float">
            <text:p>100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4];&quot;',&quot;);COM.MICROSOFT.CONCAT(&quot;'&quot;;[.B4];[.C4];&quot;',&quot;);COM.MICROSOFT.CONCAT([.D4]);&quot;);&quot;)" office:value-type="string" office:string-value="insert into TICKET (ID,NUMERO,MONTANT) values ('f1740556-1b9e-11ec-9621-0242ac130002','AA1003',20);" calcext:value-type="string">
            <text:p>insert into TICKET (ID,NUMERO,MONTANT) values ('f1740556-1b9e-11ec-9621-0242ac130002','AA1003',20);</text:p>
          </table:table-cell>
        </table:table-row>
        <table:table-row table:style-name="ro1">
          <table:table-cell office:value-type="string" calcext:value-type="string">
            <text:p>f174055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03" calcext:value-type="float">
            <text:p>100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5];&quot;',&quot;);COM.MICROSOFT.CONCAT(&quot;'&quot;;[.B5];[.C5];&quot;',&quot;);COM.MICROSOFT.CONCAT([.D5]);&quot;);&quot;)" office:value-type="string" office:string-value="insert into TICKET (ID,NUMERO,MONTANT) values ('f174063c-1b9e-11ec-9621-0242ac130002','AA1004',20);" calcext:value-type="string">
            <text:p>insert into TICKET (ID,NUMERO,MONTANT) values ('f174063c-1b9e-11ec-9621-0242ac130002','AA1004',20);</text:p>
          </table:table-cell>
        </table:table-row>
        <table:table-row table:style-name="ro1">
          <table:table-cell office:value-type="string" calcext:value-type="string">
            <text:p>f174063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04" calcext:value-type="float">
            <text:p>100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6];&quot;',&quot;);COM.MICROSOFT.CONCAT(&quot;'&quot;;[.B6];[.C6];&quot;',&quot;);COM.MICROSOFT.CONCAT([.D6]);&quot;);&quot;)" office:value-type="string" office:string-value="insert into TICKET (ID,NUMERO,MONTANT) values ('f1740768-1b9e-11ec-9621-0242ac130002','AA1005',20);" calcext:value-type="string">
            <text:p>insert into TICKET (ID,NUMERO,MONTANT) values ('f1740768-1b9e-11ec-9621-0242ac130002','AA1005',20);</text:p>
          </table:table-cell>
        </table:table-row>
        <table:table-row table:style-name="ro1">
          <table:table-cell office:value-type="string" calcext:value-type="string">
            <text:p>f174076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05" calcext:value-type="float">
            <text:p>100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7];&quot;',&quot;);COM.MICROSOFT.CONCAT(&quot;'&quot;;[.B7];[.C7];&quot;',&quot;);COM.MICROSOFT.CONCAT([.D7]);&quot;);&quot;)" office:value-type="string" office:string-value="insert into TICKET (ID,NUMERO,MONTANT) values ('f17408da-1b9e-11ec-9621-0242ac130002','AA1006',20);" calcext:value-type="string">
            <text:p>insert into TICKET (ID,NUMERO,MONTANT) values ('f17408da-1b9e-11ec-9621-0242ac130002','AA1006',20);</text:p>
          </table:table-cell>
        </table:table-row>
        <table:table-row table:style-name="ro1">
          <table:table-cell office:value-type="string" calcext:value-type="string">
            <text:p>f17408d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06" calcext:value-type="float">
            <text:p>100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8];&quot;',&quot;);COM.MICROSOFT.CONCAT(&quot;'&quot;;[.B8];[.C8];&quot;',&quot;);COM.MICROSOFT.CONCAT([.D8]);&quot;);&quot;)" office:value-type="string" office:string-value="insert into TICKET (ID,NUMERO,MONTANT) values ('f17409a2-1b9e-11ec-9621-0242ac130002','AA1007',20);" calcext:value-type="string">
            <text:p>insert into TICKET (ID,NUMERO,MONTANT) values ('f17409a2-1b9e-11ec-9621-0242ac130002','AA1007',20);</text:p>
          </table:table-cell>
        </table:table-row>
        <table:table-row table:style-name="ro1">
          <table:table-cell office:value-type="string" calcext:value-type="string">
            <text:p>f17409a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07" calcext:value-type="float">
            <text:p>100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9];&quot;',&quot;);COM.MICROSOFT.CONCAT(&quot;'&quot;;[.B9];[.C9];&quot;',&quot;);COM.MICROSOFT.CONCAT([.D9]);&quot;);&quot;)" office:value-type="string" office:string-value="insert into TICKET (ID,NUMERO,MONTANT) values ('f1740a60-1b9e-11ec-9621-0242ac130002','AA1008',20);" calcext:value-type="string">
            <text:p>insert into TICKET (ID,NUMERO,MONTANT) values ('f1740a60-1b9e-11ec-9621-0242ac130002','AA1008',20);</text:p>
          </table:table-cell>
        </table:table-row>
        <table:table-row table:style-name="ro1">
          <table:table-cell office:value-type="string" calcext:value-type="string">
            <text:p>f1740a6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08" calcext:value-type="float">
            <text:p>100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0];&quot;',&quot;);COM.MICROSOFT.CONCAT(&quot;'&quot;;[.B10];[.C10];&quot;',&quot;);COM.MICROSOFT.CONCAT([.D10]);&quot;);&quot;)" office:value-type="string" office:string-value="insert into TICKET (ID,NUMERO,MONTANT) values ('f1740bb4-1b9e-11ec-9621-0242ac130002','AA1009',20);" calcext:value-type="string">
            <text:p>insert into TICKET (ID,NUMERO,MONTANT) values ('f1740bb4-1b9e-11ec-9621-0242ac130002','AA1009',20);</text:p>
          </table:table-cell>
        </table:table-row>
        <table:table-row table:style-name="ro1">
          <table:table-cell office:value-type="string" calcext:value-type="string">
            <text:p>f1740bb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09" calcext:value-type="float">
            <text:p>100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1];&quot;',&quot;);COM.MICROSOFT.CONCAT(&quot;'&quot;;[.B11];[.C11];&quot;',&quot;);COM.MICROSOFT.CONCAT([.D11]);&quot;);&quot;)" office:value-type="string" office:string-value="insert into TICKET (ID,NUMERO,MONTANT) values ('f1740c7c-1b9e-11ec-9621-0242ac130002','AA1010',20);" calcext:value-type="string">
            <text:p>insert into TICKET (ID,NUMERO,MONTANT) values ('f1740c7c-1b9e-11ec-9621-0242ac130002','AA1010',20);</text:p>
          </table:table-cell>
        </table:table-row>
        <table:table-row table:style-name="ro1">
          <table:table-cell office:value-type="string" calcext:value-type="string">
            <text:p>f1740c7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10" calcext:value-type="float">
            <text:p>10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2];&quot;',&quot;);COM.MICROSOFT.CONCAT(&quot;'&quot;;[.B12];[.C12];&quot;',&quot;);COM.MICROSOFT.CONCAT([.D12]);&quot;);&quot;)" office:value-type="string" office:string-value="insert into TICKET (ID,NUMERO,MONTANT) values ('f1740d9e-1b9e-11ec-9621-0242ac130002','AA1011',20);" calcext:value-type="string">
            <text:p>insert into TICKET (ID,NUMERO,MONTANT) values ('f1740d9e-1b9e-11ec-9621-0242ac130002','AA1011',20);</text:p>
          </table:table-cell>
        </table:table-row>
        <table:table-row table:style-name="ro1">
          <table:table-cell office:value-type="string" calcext:value-type="string">
            <text:p>f1740d9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11" calcext:value-type="float">
            <text:p>10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3];&quot;',&quot;);COM.MICROSOFT.CONCAT(&quot;'&quot;;[.B13];[.C13];&quot;',&quot;);COM.MICROSOFT.CONCAT([.D13]);&quot;);&quot;)" office:value-type="string" office:string-value="insert into TICKET (ID,NUMERO,MONTANT) values ('f1740e5c-1b9e-11ec-9621-0242ac130002','AA1012',20);" calcext:value-type="string">
            <text:p>insert into TICKET (ID,NUMERO,MONTANT) values ('f1740e5c-1b9e-11ec-9621-0242ac130002','AA1012',20);</text:p>
          </table:table-cell>
        </table:table-row>
        <table:table-row table:style-name="ro1">
          <table:table-cell office:value-type="string" calcext:value-type="string">
            <text:p>f1740e5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12" calcext:value-type="float">
            <text:p>101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4];&quot;',&quot;);COM.MICROSOFT.CONCAT(&quot;'&quot;;[.B14];[.C14];&quot;',&quot;);COM.MICROSOFT.CONCAT([.D14]);&quot;);&quot;)" office:value-type="string" office:string-value="insert into TICKET (ID,NUMERO,MONTANT) values ('f174100a-1b9e-11ec-9621-0242ac130002','AA1013',20);" calcext:value-type="string">
            <text:p>insert into TICKET (ID,NUMERO,MONTANT) values ('f174100a-1b9e-11ec-9621-0242ac130002','AA1013',20);</text:p>
          </table:table-cell>
        </table:table-row>
        <table:table-row table:style-name="ro1">
          <table:table-cell office:value-type="string" calcext:value-type="string">
            <text:p>f174100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13" calcext:value-type="float">
            <text:p>101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5];&quot;',&quot;);COM.MICROSOFT.CONCAT(&quot;'&quot;;[.B15];[.C15];&quot;',&quot;);COM.MICROSOFT.CONCAT([.D15]);&quot;);&quot;)" office:value-type="string" office:string-value="insert into TICKET (ID,NUMERO,MONTANT) values ('f17410d2-1b9e-11ec-9621-0242ac130002','AA1014',20);" calcext:value-type="string">
            <text:p>insert into TICKET (ID,NUMERO,MONTANT) values ('f17410d2-1b9e-11ec-9621-0242ac130002','AA1014',20);</text:p>
          </table:table-cell>
        </table:table-row>
        <table:table-row table:style-name="ro1">
          <table:table-cell office:value-type="string" calcext:value-type="string">
            <text:p>f17410d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14" calcext:value-type="float">
            <text:p>101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6];&quot;',&quot;);COM.MICROSOFT.CONCAT(&quot;'&quot;;[.B16];[.C16];&quot;',&quot;);COM.MICROSOFT.CONCAT([.D16]);&quot;);&quot;)" office:value-type="string" office:string-value="insert into TICKET (ID,NUMERO,MONTANT) values ('f1741190-1b9e-11ec-9621-0242ac130002','AA1015',20);" calcext:value-type="string">
            <text:p>insert into TICKET (ID,NUMERO,MONTANT) values ('f1741190-1b9e-11ec-9621-0242ac130002','AA1015',20);</text:p>
          </table:table-cell>
        </table:table-row>
        <table:table-row table:style-name="ro1">
          <table:table-cell office:value-type="string" calcext:value-type="string">
            <text:p>f174119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15" calcext:value-type="float">
            <text:p>10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7];&quot;',&quot;);COM.MICROSOFT.CONCAT(&quot;'&quot;;[.B17];[.C17];&quot;',&quot;);COM.MICROSOFT.CONCAT([.D17]);&quot;);&quot;)" office:value-type="string" office:string-value="insert into TICKET (ID,NUMERO,MONTANT) values ('f1741460-1b9e-11ec-9621-0242ac130002','AA1016',20);" calcext:value-type="string">
            <text:p>insert into TICKET (ID,NUMERO,MONTANT) values ('f1741460-1b9e-11ec-9621-0242ac130002','AA1016',20);</text:p>
          </table:table-cell>
        </table:table-row>
        <table:table-row table:style-name="ro1">
          <table:table-cell office:value-type="string" calcext:value-type="string">
            <text:p>f174146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16" calcext:value-type="float">
            <text:p>101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8];&quot;',&quot;);COM.MICROSOFT.CONCAT(&quot;'&quot;;[.B18];[.C18];&quot;',&quot;);COM.MICROSOFT.CONCAT([.D18]);&quot;);&quot;)" office:value-type="string" office:string-value="insert into TICKET (ID,NUMERO,MONTANT) values ('f1741550-1b9e-11ec-9621-0242ac130002','AA1017',20);" calcext:value-type="string">
            <text:p>insert into TICKET (ID,NUMERO,MONTANT) values ('f1741550-1b9e-11ec-9621-0242ac130002','AA1017',20);</text:p>
          </table:table-cell>
        </table:table-row>
        <table:table-row table:style-name="ro1">
          <table:table-cell office:value-type="string" calcext:value-type="string">
            <text:p>f174155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17" calcext:value-type="float">
            <text:p>10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9];&quot;',&quot;);COM.MICROSOFT.CONCAT(&quot;'&quot;;[.B19];[.C19];&quot;',&quot;);COM.MICROSOFT.CONCAT([.D19]);&quot;);&quot;)" office:value-type="string" office:string-value="insert into TICKET (ID,NUMERO,MONTANT) values ('f1741618-1b9e-11ec-9621-0242ac130002','AA1018',20);" calcext:value-type="string">
            <text:p>insert into TICKET (ID,NUMERO,MONTANT) values ('f1741618-1b9e-11ec-9621-0242ac130002','AA1018',20);</text:p>
          </table:table-cell>
        </table:table-row>
        <table:table-row table:style-name="ro1">
          <table:table-cell office:value-type="string" calcext:value-type="string">
            <text:p>f174161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18" calcext:value-type="float">
            <text:p>10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0];&quot;',&quot;);COM.MICROSOFT.CONCAT(&quot;'&quot;;[.B20];[.C20];&quot;',&quot;);COM.MICROSOFT.CONCAT([.D20]);&quot;);&quot;)" office:value-type="string" office:string-value="insert into TICKET (ID,NUMERO,MONTANT) values ('f17416d6-1b9e-11ec-9621-0242ac130002','AA1019',20);" calcext:value-type="string">
            <text:p>insert into TICKET (ID,NUMERO,MONTANT) values ('f17416d6-1b9e-11ec-9621-0242ac130002','AA1019',20);</text:p>
          </table:table-cell>
        </table:table-row>
        <table:table-row table:style-name="ro1">
          <table:table-cell office:value-type="string" calcext:value-type="string">
            <text:p>f17416d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19" calcext:value-type="float">
            <text:p>10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1];&quot;',&quot;);COM.MICROSOFT.CONCAT(&quot;'&quot;;[.B21];[.C21];&quot;',&quot;);COM.MICROSOFT.CONCAT([.D21]);&quot;);&quot;)" office:value-type="string" office:string-value="insert into TICKET (ID,NUMERO,MONTANT) values ('f174180c-1b9e-11ec-9621-0242ac130002','AA1020',20);" calcext:value-type="string">
            <text:p>insert into TICKET (ID,NUMERO,MONTANT) values ('f174180c-1b9e-11ec-9621-0242ac130002','AA1020',20);</text:p>
          </table:table-cell>
        </table:table-row>
        <table:table-row table:style-name="ro1">
          <table:table-cell office:value-type="string" calcext:value-type="string">
            <text:p>f174180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20" calcext:value-type="float">
            <text:p>102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2];&quot;',&quot;);COM.MICROSOFT.CONCAT(&quot;'&quot;;[.B22];[.C22];&quot;',&quot;);COM.MICROSOFT.CONCAT([.D22]);&quot;);&quot;)" office:value-type="string" office:string-value="insert into TICKET (ID,NUMERO,MONTANT) values ('f17418ca-1b9e-11ec-9621-0242ac130002','AA1021',20);" calcext:value-type="string">
            <text:p>insert into TICKET (ID,NUMERO,MONTANT) values ('f17418ca-1b9e-11ec-9621-0242ac130002','AA1021',20);</text:p>
          </table:table-cell>
        </table:table-row>
        <table:table-row table:style-name="ro1">
          <table:table-cell office:value-type="string" calcext:value-type="string">
            <text:p>f17418c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21" calcext:value-type="float">
            <text:p>102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3];&quot;',&quot;);COM.MICROSOFT.CONCAT(&quot;'&quot;;[.B23];[.C23];&quot;',&quot;);COM.MICROSOFT.CONCAT([.D23]);&quot;);&quot;)" office:value-type="string" office:string-value="insert into TICKET (ID,NUMERO,MONTANT) values ('f1741a14-1b9e-11ec-9621-0242ac130002','AA1022',20);" calcext:value-type="string">
            <text:p>insert into TICKET (ID,NUMERO,MONTANT) values ('f1741a14-1b9e-11ec-9621-0242ac130002','AA1022',20);</text:p>
          </table:table-cell>
        </table:table-row>
        <table:table-row table:style-name="ro1">
          <table:table-cell office:value-type="string" calcext:value-type="string">
            <text:p>f1741a1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22" calcext:value-type="float">
            <text:p>102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4];&quot;',&quot;);COM.MICROSOFT.CONCAT(&quot;'&quot;;[.B24];[.C24];&quot;',&quot;);COM.MICROSOFT.CONCAT([.D24]);&quot;);&quot;)" office:value-type="string" office:string-value="insert into TICKET (ID,NUMERO,MONTANT) values ('f1741ad2-1b9e-11ec-9621-0242ac130002','AA1023',20);" calcext:value-type="string">
            <text:p>insert into TICKET (ID,NUMERO,MONTANT) values ('f1741ad2-1b9e-11ec-9621-0242ac130002','AA1023',20);</text:p>
          </table:table-cell>
        </table:table-row>
        <table:table-row table:style-name="ro1">
          <table:table-cell office:value-type="string" calcext:value-type="string">
            <text:p>f1741ad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23" calcext:value-type="float">
            <text:p>102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5];&quot;',&quot;);COM.MICROSOFT.CONCAT(&quot;'&quot;;[.B25];[.C25];&quot;',&quot;);COM.MICROSOFT.CONCAT([.D25]);&quot;);&quot;)" office:value-type="string" office:string-value="insert into TICKET (ID,NUMERO,MONTANT) values ('f1741b86-1b9e-11ec-9621-0242ac130002','AA1024',20);" calcext:value-type="string">
            <text:p>insert into TICKET (ID,NUMERO,MONTANT) values ('f1741b86-1b9e-11ec-9621-0242ac130002','AA1024',20);</text:p>
          </table:table-cell>
        </table:table-row>
        <table:table-row table:style-name="ro1">
          <table:table-cell office:value-type="string" calcext:value-type="string">
            <text:p>f1741b8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6];&quot;',&quot;);COM.MICROSOFT.CONCAT(&quot;'&quot;;[.B26];[.C26];&quot;',&quot;);COM.MICROSOFT.CONCAT([.D26]);&quot;);&quot;)" office:value-type="string" office:string-value="insert into TICKET (ID,NUMERO,MONTANT) values ('f1741d34-1b9e-11ec-9621-0242ac130002','AA1025',20);" calcext:value-type="string">
            <text:p>insert into TICKET (ID,NUMERO,MONTANT) values ('f1741d34-1b9e-11ec-9621-0242ac130002','AA1025',20);</text:p>
          </table:table-cell>
        </table:table-row>
        <table:table-row table:style-name="ro1">
          <table:table-cell office:value-type="string" calcext:value-type="string">
            <text:p>f1741d3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25" calcext:value-type="float">
            <text:p>10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7];&quot;',&quot;);COM.MICROSOFT.CONCAT(&quot;'&quot;;[.B27];[.C27];&quot;',&quot;);COM.MICROSOFT.CONCAT([.D27]);&quot;);&quot;)" office:value-type="string" office:string-value="insert into TICKET (ID,NUMERO,MONTANT) values ('f1741df2-1b9e-11ec-9621-0242ac130002','AA1026',20);" calcext:value-type="string">
            <text:p>insert into TICKET (ID,NUMERO,MONTANT) values ('f1741df2-1b9e-11ec-9621-0242ac130002','AA1026',20);</text:p>
          </table:table-cell>
        </table:table-row>
        <table:table-row table:style-name="ro1">
          <table:table-cell office:value-type="string" calcext:value-type="string">
            <text:p>f1741df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26" calcext:value-type="float">
            <text:p>102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8];&quot;',&quot;);COM.MICROSOFT.CONCAT(&quot;'&quot;;[.B28];[.C28];&quot;',&quot;);COM.MICROSOFT.CONCAT([.D28]);&quot;);&quot;)" office:value-type="string" office:string-value="insert into TICKET (ID,NUMERO,MONTANT) values ('f1741eb0-1b9e-11ec-9621-0242ac130002','AA1027',20);" calcext:value-type="string">
            <text:p>insert into TICKET (ID,NUMERO,MONTANT) values ('f1741eb0-1b9e-11ec-9621-0242ac130002','AA1027',20);</text:p>
          </table:table-cell>
        </table:table-row>
        <table:table-row table:style-name="ro1">
          <table:table-cell office:value-type="string" calcext:value-type="string">
            <text:p>f1741eb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27" calcext:value-type="float">
            <text:p>102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9];&quot;',&quot;);COM.MICROSOFT.CONCAT(&quot;'&quot;;[.B29];[.C29];&quot;',&quot;);COM.MICROSOFT.CONCAT([.D29]);&quot;);&quot;)" office:value-type="string" office:string-value="insert into TICKET (ID,NUMERO,MONTANT) values ('f174204a-1b9e-11ec-9621-0242ac130002','AA1028',20);" calcext:value-type="string">
            <text:p>insert into TICKET (ID,NUMERO,MONTANT) values ('f174204a-1b9e-11ec-9621-0242ac130002','AA1028',20);</text:p>
          </table:table-cell>
        </table:table-row>
        <table:table-row table:style-name="ro1">
          <table:table-cell office:value-type="string" calcext:value-type="string">
            <text:p>f174204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28" calcext:value-type="float">
            <text:p>102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30];&quot;',&quot;);COM.MICROSOFT.CONCAT(&quot;'&quot;;[.B30];[.C30];&quot;',&quot;);COM.MICROSOFT.CONCAT([.D30]);&quot;);&quot;)" office:value-type="string" office:string-value="insert into TICKET (ID,NUMERO,MONTANT) values ('f1742108-1b9e-11ec-9621-0242ac130002','AA1029',20);" calcext:value-type="string">
            <text:p>insert into TICKET (ID,NUMERO,MONTANT) values ('f1742108-1b9e-11ec-9621-0242ac130002','AA1029',20);</text:p>
          </table:table-cell>
        </table:table-row>
        <table:table-row table:style-name="ro1">
          <table:table-cell office:value-type="string" calcext:value-type="string">
            <text:p>f174210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29" calcext:value-type="float">
            <text:p>102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31];&quot;',&quot;);COM.MICROSOFT.CONCAT(&quot;'&quot;;[.B31];[.C31];&quot;',&quot;);COM.MICROSOFT.CONCAT([.D31]);&quot;);&quot;)" office:value-type="string" office:string-value="insert into TICKET (ID,NUMERO,MONTANT) values ('f17422e8-1b9e-11ec-9621-0242ac130002','AA1030',20);" calcext:value-type="string">
            <text:p>insert into TICKET (ID,NUMERO,MONTANT) values ('f17422e8-1b9e-11ec-9621-0242ac130002','AA1030',20);</text:p>
          </table:table-cell>
        </table:table-row>
        <table:table-row table:style-name="ro1">
          <table:table-cell office:value-type="string" calcext:value-type="string">
            <text:p>f17422e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30" calcext:value-type="float">
            <text:p>10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32];&quot;',&quot;);COM.MICROSOFT.CONCAT(&quot;'&quot;;[.B32];[.C32];&quot;',&quot;);COM.MICROSOFT.CONCAT([.D32]);&quot;);&quot;)" office:value-type="string" office:string-value="insert into TICKET (ID,NUMERO,MONTANT) values ('f174245a-1b9e-11ec-9621-0242ac130002','AA1031',20);" calcext:value-type="string">
            <text:p>insert into TICKET (ID,NUMERO,MONTANT) values ('f174245a-1b9e-11ec-9621-0242ac130002','AA1031',20);</text:p>
          </table:table-cell>
        </table:table-row>
        <table:table-row table:style-name="ro1">
          <table:table-cell office:value-type="string" calcext:value-type="string">
            <text:p>f174245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31" calcext:value-type="float">
            <text:p>103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33];&quot;',&quot;);COM.MICROSOFT.CONCAT(&quot;'&quot;;[.B33];[.C33];&quot;',&quot;);COM.MICROSOFT.CONCAT([.D33]);&quot;);&quot;)" office:value-type="string" office:string-value="insert into TICKET (ID,NUMERO,MONTANT) values ('f1742522-1b9e-11ec-9621-0242ac130002','AA1032',20);" calcext:value-type="string">
            <text:p>insert into TICKET (ID,NUMERO,MONTANT) values ('f1742522-1b9e-11ec-9621-0242ac130002','AA1032',20);</text:p>
          </table:table-cell>
        </table:table-row>
        <table:table-row table:style-name="ro1">
          <table:table-cell office:value-type="string" calcext:value-type="string">
            <text:p>f174252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32" calcext:value-type="float">
            <text:p>103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34];&quot;',&quot;);COM.MICROSOFT.CONCAT(&quot;'&quot;;[.B34];[.C34];&quot;',&quot;);COM.MICROSOFT.CONCAT([.D34]);&quot;);&quot;)" office:value-type="string" office:string-value="insert into TICKET (ID,NUMERO,MONTANT) values ('f17425e0-1b9e-11ec-9621-0242ac130002','AA1033',20);" calcext:value-type="string">
            <text:p>insert into TICKET (ID,NUMERO,MONTANT) values ('f17425e0-1b9e-11ec-9621-0242ac130002','AA1033',20);</text:p>
          </table:table-cell>
        </table:table-row>
        <table:table-row table:style-name="ro1">
          <table:table-cell office:value-type="string" calcext:value-type="string">
            <text:p>f17425e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33" calcext:value-type="float">
            <text:p>103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35];&quot;',&quot;);COM.MICROSOFT.CONCAT(&quot;'&quot;;[.B35];[.C35];&quot;',&quot;);COM.MICROSOFT.CONCAT([.D35]);&quot;);&quot;)" office:value-type="string" office:string-value="insert into TICKET (ID,NUMERO,MONTANT) values ('f174269e-1b9e-11ec-9621-0242ac130002','AA1034',20);" calcext:value-type="string">
            <text:p>insert into TICKET (ID,NUMERO,MONTANT) values ('f174269e-1b9e-11ec-9621-0242ac130002','AA1034',20);</text:p>
          </table:table-cell>
        </table:table-row>
        <table:table-row table:style-name="ro1">
          <table:table-cell office:value-type="string" calcext:value-type="string">
            <text:p>f174269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34" calcext:value-type="float">
            <text:p>10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36];&quot;',&quot;);COM.MICROSOFT.CONCAT(&quot;'&quot;;[.B36];[.C36];&quot;',&quot;);COM.MICROSOFT.CONCAT([.D36]);&quot;);&quot;)" office:value-type="string" office:string-value="insert into TICKET (ID,NUMERO,MONTANT) values ('f1742806-1b9e-11ec-9621-0242ac130002','AA1035',20);" calcext:value-type="string">
            <text:p>insert into TICKET (ID,NUMERO,MONTANT) values ('f1742806-1b9e-11ec-9621-0242ac130002','AA1035',20);</text:p>
          </table:table-cell>
        </table:table-row>
        <table:table-row table:style-name="ro1">
          <table:table-cell office:value-type="string" calcext:value-type="string">
            <text:p>f174280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35" calcext:value-type="float">
            <text:p>103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37];&quot;',&quot;);COM.MICROSOFT.CONCAT(&quot;'&quot;;[.B37];[.C37];&quot;',&quot;);COM.MICROSOFT.CONCAT([.D37]);&quot;);&quot;)" office:value-type="string" office:string-value="insert into TICKET (ID,NUMERO,MONTANT) values ('f17428c4-1b9e-11ec-9621-0242ac130002','AA1036',20);" calcext:value-type="string">
            <text:p>insert into TICKET (ID,NUMERO,MONTANT) values ('f17428c4-1b9e-11ec-9621-0242ac130002','AA1036',20);</text:p>
          </table:table-cell>
        </table:table-row>
        <table:table-row table:style-name="ro1">
          <table:table-cell office:value-type="string" calcext:value-type="string">
            <text:p>f17428c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36" calcext:value-type="float">
            <text:p>103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38];&quot;',&quot;);COM.MICROSOFT.CONCAT(&quot;'&quot;;[.B38];[.C38];&quot;',&quot;);COM.MICROSOFT.CONCAT([.D38]);&quot;);&quot;)" office:value-type="string" office:string-value="insert into TICKET (ID,NUMERO,MONTANT) values ('f1742978-1b9e-11ec-9621-0242ac130002','AA1037',20);" calcext:value-type="string">
            <text:p>insert into TICKET (ID,NUMERO,MONTANT) values ('f1742978-1b9e-11ec-9621-0242ac130002','AA1037',20);</text:p>
          </table:table-cell>
        </table:table-row>
        <table:table-row table:style-name="ro1">
          <table:table-cell office:value-type="string" calcext:value-type="string">
            <text:p>f174297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37" calcext:value-type="float">
            <text:p>103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39];&quot;',&quot;);COM.MICROSOFT.CONCAT(&quot;'&quot;;[.B39];[.C39];&quot;',&quot;);COM.MICROSOFT.CONCAT([.D39]);&quot;);&quot;)" office:value-type="string" office:string-value="insert into TICKET (ID,NUMERO,MONTANT) values ('f1742a36-1b9e-11ec-9621-0242ac130002','AA1038',20);" calcext:value-type="string">
            <text:p>insert into TICKET (ID,NUMERO,MONTANT) values ('f1742a36-1b9e-11ec-9621-0242ac130002','AA1038',20);</text:p>
          </table:table-cell>
        </table:table-row>
        <table:table-row table:style-name="ro1">
          <table:table-cell office:value-type="string" calcext:value-type="string">
            <text:p>f1742a3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38" calcext:value-type="float">
            <text:p>103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40];&quot;',&quot;);COM.MICROSOFT.CONCAT(&quot;'&quot;;[.B40];[.C40];&quot;',&quot;);COM.MICROSOFT.CONCAT([.D40]);&quot;);&quot;)" office:value-type="string" office:string-value="insert into TICKET (ID,NUMERO,MONTANT) values ('f1742c2a-1b9e-11ec-9621-0242ac130002','AA1039',20);" calcext:value-type="string">
            <text:p>insert into TICKET (ID,NUMERO,MONTANT) values ('f1742c2a-1b9e-11ec-9621-0242ac130002','AA1039',20);</text:p>
          </table:table-cell>
        </table:table-row>
        <table:table-row table:style-name="ro1">
          <table:table-cell office:value-type="string" calcext:value-type="string">
            <text:p>f1742c2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39" calcext:value-type="float">
            <text:p>103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41];&quot;',&quot;);COM.MICROSOFT.CONCAT(&quot;'&quot;;[.B41];[.C41];&quot;',&quot;);COM.MICROSOFT.CONCAT([.D41]);&quot;);&quot;)" office:value-type="string" office:string-value="insert into TICKET (ID,NUMERO,MONTANT) values ('f1742ce8-1b9e-11ec-9621-0242ac130002','AA1040',20);" calcext:value-type="string">
            <text:p>insert into TICKET (ID,NUMERO,MONTANT) values ('f1742ce8-1b9e-11ec-9621-0242ac130002','AA1040',20);</text:p>
          </table:table-cell>
        </table:table-row>
        <table:table-row table:style-name="ro1">
          <table:table-cell office:value-type="string" calcext:value-type="string">
            <text:p>f1742ce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40" calcext:value-type="float">
            <text:p>104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42];&quot;',&quot;);COM.MICROSOFT.CONCAT(&quot;'&quot;;[.B42];[.C42];&quot;',&quot;);COM.MICROSOFT.CONCAT([.D42]);&quot;);&quot;)" office:value-type="string" office:string-value="insert into TICKET (ID,NUMERO,MONTANT) values ('f1742d9c-1b9e-11ec-9621-0242ac130002','AA1041',20);" calcext:value-type="string">
            <text:p>insert into TICKET (ID,NUMERO,MONTANT) values ('f1742d9c-1b9e-11ec-9621-0242ac130002','AA1041',20);</text:p>
          </table:table-cell>
        </table:table-row>
        <table:table-row table:style-name="ro1">
          <table:table-cell office:value-type="string" calcext:value-type="string">
            <text:p>f1742d9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41" calcext:value-type="float">
            <text:p>104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43];&quot;',&quot;);COM.MICROSOFT.CONCAT(&quot;'&quot;;[.B43];[.C43];&quot;',&quot;);COM.MICROSOFT.CONCAT([.D43]);&quot;);&quot;)" office:value-type="string" office:string-value="insert into TICKET (ID,NUMERO,MONTANT) values ('f1742f0e-1b9e-11ec-9621-0242ac130002','AA1042',20);" calcext:value-type="string">
            <text:p>insert into TICKET (ID,NUMERO,MONTANT) values ('f1742f0e-1b9e-11ec-9621-0242ac130002','AA1042',20);</text:p>
          </table:table-cell>
        </table:table-row>
        <table:table-row table:style-name="ro1">
          <table:table-cell office:value-type="string" calcext:value-type="string">
            <text:p>f1742f0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42" calcext:value-type="float">
            <text:p>104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44];&quot;',&quot;);COM.MICROSOFT.CONCAT(&quot;'&quot;;[.B44];[.C44];&quot;',&quot;);COM.MICROSOFT.CONCAT([.D44]);&quot;);&quot;)" office:value-type="string" office:string-value="insert into TICKET (ID,NUMERO,MONTANT) values ('f1742fcc-1b9e-11ec-9621-0242ac130002','AA1043',20);" calcext:value-type="string">
            <text:p>insert into TICKET (ID,NUMERO,MONTANT) values ('f1742fcc-1b9e-11ec-9621-0242ac130002','AA1043',20);</text:p>
          </table:table-cell>
        </table:table-row>
        <table:table-row table:style-name="ro1">
          <table:table-cell office:value-type="string" calcext:value-type="string">
            <text:p>f1742fc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43" calcext:value-type="float">
            <text:p>104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45];&quot;',&quot;);COM.MICROSOFT.CONCAT(&quot;'&quot;;[.B45];[.C45];&quot;',&quot;);COM.MICROSOFT.CONCAT([.D45]);&quot;);&quot;)" office:value-type="string" office:string-value="insert into TICKET (ID,NUMERO,MONTANT) values ('f1743080-1b9e-11ec-9621-0242ac130002','AA1044',20);" calcext:value-type="string">
            <text:p>insert into TICKET (ID,NUMERO,MONTANT) values ('f1743080-1b9e-11ec-9621-0242ac130002','AA1044',20);</text:p>
          </table:table-cell>
        </table:table-row>
        <table:table-row table:style-name="ro1">
          <table:table-cell office:value-type="string" calcext:value-type="string">
            <text:p>f174308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44" calcext:value-type="float">
            <text:p>104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46];&quot;',&quot;);COM.MICROSOFT.CONCAT(&quot;'&quot;;[.B46];[.C46];&quot;',&quot;);COM.MICROSOFT.CONCAT([.D46]);&quot;);&quot;)" office:value-type="string" office:string-value="insert into TICKET (ID,NUMERO,MONTANT) values ('f1743260-1b9e-11ec-9621-0242ac130002','AA1045',20);" calcext:value-type="string">
            <text:p>insert into TICKET (ID,NUMERO,MONTANT) values ('f1743260-1b9e-11ec-9621-0242ac130002','AA1045',20);</text:p>
          </table:table-cell>
        </table:table-row>
        <table:table-row table:style-name="ro1">
          <table:table-cell office:value-type="string" calcext:value-type="string">
            <text:p>f174326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45" calcext:value-type="float">
            <text:p>104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47];&quot;',&quot;);COM.MICROSOFT.CONCAT(&quot;'&quot;;[.B47];[.C47];&quot;',&quot;);COM.MICROSOFT.CONCAT([.D47]);&quot;);&quot;)" office:value-type="string" office:string-value="insert into TICKET (ID,NUMERO,MONTANT) values ('f174331e-1b9e-11ec-9621-0242ac130002','AA1046',20);" calcext:value-type="string">
            <text:p>insert into TICKET (ID,NUMERO,MONTANT) values ('f174331e-1b9e-11ec-9621-0242ac130002','AA1046',20);</text:p>
          </table:table-cell>
        </table:table-row>
        <table:table-row table:style-name="ro1">
          <table:table-cell office:value-type="string" calcext:value-type="string">
            <text:p>f174331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48];&quot;',&quot;);COM.MICROSOFT.CONCAT(&quot;'&quot;;[.B48];[.C48];&quot;',&quot;);COM.MICROSOFT.CONCAT([.D48]);&quot;);&quot;)" office:value-type="string" office:string-value="insert into TICKET (ID,NUMERO,MONTANT) values ('f17433dc-1b9e-11ec-9621-0242ac130002','AA1047',20);" calcext:value-type="string">
            <text:p>insert into TICKET (ID,NUMERO,MONTANT) values ('f17433dc-1b9e-11ec-9621-0242ac130002','AA1047',20);</text:p>
          </table:table-cell>
        </table:table-row>
        <table:table-row table:style-name="ro1">
          <table:table-cell office:value-type="string" calcext:value-type="string">
            <text:p>f17433d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47" calcext:value-type="float">
            <text:p>104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49];&quot;',&quot;);COM.MICROSOFT.CONCAT(&quot;'&quot;;[.B49];[.C49];&quot;',&quot;);COM.MICROSOFT.CONCAT([.D49]);&quot;);&quot;)" office:value-type="string" office:string-value="insert into TICKET (ID,NUMERO,MONTANT) values ('f1743490-1b9e-11ec-9621-0242ac130002','AA1048',20);" calcext:value-type="string">
            <text:p>insert into TICKET (ID,NUMERO,MONTANT) values ('f1743490-1b9e-11ec-9621-0242ac130002','AA1048',20);</text:p>
          </table:table-cell>
        </table:table-row>
        <table:table-row table:style-name="ro1">
          <table:table-cell office:value-type="string" calcext:value-type="string">
            <text:p>f174349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48" calcext:value-type="float">
            <text:p>104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50];&quot;',&quot;);COM.MICROSOFT.CONCAT(&quot;'&quot;;[.B50];[.C50];&quot;',&quot;);COM.MICROSOFT.CONCAT([.D50]);&quot;);&quot;)" office:value-type="string" office:string-value="insert into TICKET (ID,NUMERO,MONTANT) values ('f174368e-1b9e-11ec-9621-0242ac130002','AA1049',20);" calcext:value-type="string">
            <text:p>insert into TICKET (ID,NUMERO,MONTANT) values ('f174368e-1b9e-11ec-9621-0242ac130002','AA1049',20);</text:p>
          </table:table-cell>
        </table:table-row>
        <table:table-row table:style-name="ro1">
          <table:table-cell office:value-type="string" calcext:value-type="string">
            <text:p>f174368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49" calcext:value-type="float">
            <text:p>104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51];&quot;',&quot;);COM.MICROSOFT.CONCAT(&quot;'&quot;;[.B51];[.C51];&quot;',&quot;);COM.MICROSOFT.CONCAT([.D51]);&quot;);&quot;)" office:value-type="string" office:string-value="insert into TICKET (ID,NUMERO,MONTANT) values ('f174374c-1b9e-11ec-9621-0242ac130002','AA1050',20);" calcext:value-type="string">
            <text:p>insert into TICKET (ID,NUMERO,MONTANT) values ('f174374c-1b9e-11ec-9621-0242ac130002','AA1050',20);</text:p>
          </table:table-cell>
        </table:table-row>
        <table:table-row table:style-name="ro1">
          <table:table-cell office:value-type="string" calcext:value-type="string">
            <text:p>f174374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50" calcext:value-type="float">
            <text:p>10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52];&quot;',&quot;);COM.MICROSOFT.CONCAT(&quot;'&quot;;[.B52];[.C52];&quot;',&quot;);COM.MICROSOFT.CONCAT([.D52]);&quot;);&quot;)" office:value-type="string" office:string-value="insert into TICKET (ID,NUMERO,MONTANT) values ('f174380a-1b9e-11ec-9621-0242ac130002','AA1051',20);" calcext:value-type="string">
            <text:p>insert into TICKET (ID,NUMERO,MONTANT) values ('f174380a-1b9e-11ec-9621-0242ac130002','AA1051',20);</text:p>
          </table:table-cell>
        </table:table-row>
        <table:table-row table:style-name="ro1">
          <table:table-cell office:value-type="string" calcext:value-type="string">
            <text:p>f174380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51" calcext:value-type="float">
            <text:p>105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53];&quot;',&quot;);COM.MICROSOFT.CONCAT(&quot;'&quot;;[.B53];[.C53];&quot;',&quot;);COM.MICROSOFT.CONCAT([.D53]);&quot;);&quot;)" office:value-type="string" office:string-value="insert into TICKET (ID,NUMERO,MONTANT) values ('f17438be-1b9e-11ec-9621-0242ac130002','AA1052',20);" calcext:value-type="string">
            <text:p>insert into TICKET (ID,NUMERO,MONTANT) values ('f17438be-1b9e-11ec-9621-0242ac130002','AA1052',20);</text:p>
          </table:table-cell>
        </table:table-row>
        <table:table-row table:style-name="ro1">
          <table:table-cell office:value-type="string" calcext:value-type="string">
            <text:p>f17438b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52" calcext:value-type="float">
            <text:p>105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54];&quot;',&quot;);COM.MICROSOFT.CONCAT(&quot;'&quot;;[.B54];[.C54];&quot;',&quot;);COM.MICROSOFT.CONCAT([.D54]);&quot;);&quot;)" office:value-type="string" office:string-value="insert into TICKET (ID,NUMERO,MONTANT) values ('f1743a76-1b9e-11ec-9621-0242ac130002','AA1053',20);" calcext:value-type="string">
            <text:p>insert into TICKET (ID,NUMERO,MONTANT) values ('f1743a76-1b9e-11ec-9621-0242ac130002','AA1053',20);</text:p>
          </table:table-cell>
        </table:table-row>
        <table:table-row table:style-name="ro1">
          <table:table-cell office:value-type="string" calcext:value-type="string">
            <text:p>f1743a7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53" calcext:value-type="float">
            <text:p>105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55];&quot;',&quot;);COM.MICROSOFT.CONCAT(&quot;'&quot;;[.B55];[.C55];&quot;',&quot;);COM.MICROSOFT.CONCAT([.D55]);&quot;);&quot;)" office:value-type="string" office:string-value="insert into TICKET (ID,NUMERO,MONTANT) values ('f1743b34-1b9e-11ec-9621-0242ac130002','AA1054',20);" calcext:value-type="string">
            <text:p>insert into TICKET (ID,NUMERO,MONTANT) values ('f1743b34-1b9e-11ec-9621-0242ac130002','AA1054',20);</text:p>
          </table:table-cell>
        </table:table-row>
        <table:table-row table:style-name="ro1">
          <table:table-cell office:value-type="string" calcext:value-type="string">
            <text:p>f1743b3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54" calcext:value-type="float">
            <text:p>105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56];&quot;',&quot;);COM.MICROSOFT.CONCAT(&quot;'&quot;;[.B56];[.C56];&quot;',&quot;);COM.MICROSOFT.CONCAT([.D56]);&quot;);&quot;)" office:value-type="string" office:string-value="insert into TICKET (ID,NUMERO,MONTANT) values ('f1743be8-1b9e-11ec-9621-0242ac130002','AA1055',20);" calcext:value-type="string">
            <text:p>insert into TICKET (ID,NUMERO,MONTANT) values ('f1743be8-1b9e-11ec-9621-0242ac130002','AA1055',20);</text:p>
          </table:table-cell>
        </table:table-row>
        <table:table-row table:style-name="ro1">
          <table:table-cell office:value-type="string" calcext:value-type="string">
            <text:p>f1743be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55" calcext:value-type="float">
            <text:p>105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57];&quot;',&quot;);COM.MICROSOFT.CONCAT(&quot;'&quot;;[.B57];[.C57];&quot;',&quot;);COM.MICROSOFT.CONCAT([.D57]);&quot;);&quot;)" office:value-type="string" office:string-value="insert into TICKET (ID,NUMERO,MONTANT) values ('f1743c9c-1b9e-11ec-9621-0242ac130002','AA1056',20);" calcext:value-type="string">
            <text:p>insert into TICKET (ID,NUMERO,MONTANT) values ('f1743c9c-1b9e-11ec-9621-0242ac130002','AA1056',20);</text:p>
          </table:table-cell>
        </table:table-row>
        <table:table-row table:style-name="ro1">
          <table:table-cell office:value-type="string" calcext:value-type="string">
            <text:p>f1743c9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56" calcext:value-type="float">
            <text:p>105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58];&quot;',&quot;);COM.MICROSOFT.CONCAT(&quot;'&quot;;[.B58];[.C58];&quot;',&quot;);COM.MICROSOFT.CONCAT([.D58]);&quot;);&quot;)" office:value-type="string" office:string-value="insert into TICKET (ID,NUMERO,MONTANT) values ('f1743d50-1b9e-11ec-9621-0242ac130002','AA1057',20);" calcext:value-type="string">
            <text:p>insert into TICKET (ID,NUMERO,MONTANT) values ('f1743d50-1b9e-11ec-9621-0242ac130002','AA1057',20);</text:p>
          </table:table-cell>
        </table:table-row>
        <table:table-row table:style-name="ro1">
          <table:table-cell office:value-type="string" calcext:value-type="string">
            <text:p>f1743d5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57" calcext:value-type="float">
            <text:p>105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59];&quot;',&quot;);COM.MICROSOFT.CONCAT(&quot;'&quot;;[.B59];[.C59];&quot;',&quot;);COM.MICROSOFT.CONCAT([.D59]);&quot;);&quot;)" office:value-type="string" office:string-value="insert into TICKET (ID,NUMERO,MONTANT) values ('f1743ed6-1b9e-11ec-9621-0242ac130002','AA1058',20);" calcext:value-type="string">
            <text:p>insert into TICKET (ID,NUMERO,MONTANT) values ('f1743ed6-1b9e-11ec-9621-0242ac130002','AA1058',20);</text:p>
          </table:table-cell>
        </table:table-row>
        <table:table-row table:style-name="ro1">
          <table:table-cell office:value-type="string" calcext:value-type="string">
            <text:p>f1743ed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58" calcext:value-type="float">
            <text:p>105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60];&quot;',&quot;);COM.MICROSOFT.CONCAT(&quot;'&quot;;[.B60];[.C60];&quot;',&quot;);COM.MICROSOFT.CONCAT([.D60]);&quot;);&quot;)" office:value-type="string" office:string-value="insert into TICKET (ID,NUMERO,MONTANT) values ('f1743f94-1b9e-11ec-9621-0242ac130002','AA1059',20);" calcext:value-type="string">
            <text:p>insert into TICKET (ID,NUMERO,MONTANT) values ('f1743f94-1b9e-11ec-9621-0242ac130002','AA1059',20);</text:p>
          </table:table-cell>
        </table:table-row>
        <table:table-row table:style-name="ro1">
          <table:table-cell office:value-type="string" calcext:value-type="string">
            <text:p>f1743f9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59" calcext:value-type="float">
            <text:p>105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61];&quot;',&quot;);COM.MICROSOFT.CONCAT(&quot;'&quot;;[.B61];[.C61];&quot;',&quot;);COM.MICROSOFT.CONCAT([.D61]);&quot;);&quot;)" office:value-type="string" office:string-value="insert into TICKET (ID,NUMERO,MONTANT) values ('f1744048-1b9e-11ec-9621-0242ac130002','AA1060',20);" calcext:value-type="string">
            <text:p>insert into TICKET (ID,NUMERO,MONTANT) values ('f1744048-1b9e-11ec-9621-0242ac130002','AA1060',20);</text:p>
          </table:table-cell>
        </table:table-row>
        <table:table-row table:style-name="ro1">
          <table:table-cell office:value-type="string" calcext:value-type="string">
            <text:p>f174404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60" calcext:value-type="float">
            <text:p>10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62];&quot;',&quot;);COM.MICROSOFT.CONCAT(&quot;'&quot;;[.B62];[.C62];&quot;',&quot;);COM.MICROSOFT.CONCAT([.D62]);&quot;);&quot;)" office:value-type="string" office:string-value="insert into TICKET (ID,NUMERO,MONTANT) values ('f1744232-1b9e-11ec-9621-0242ac130002','AA1061',20);" calcext:value-type="string">
            <text:p>insert into TICKET (ID,NUMERO,MONTANT) values ('f1744232-1b9e-11ec-9621-0242ac130002','AA1061',20);</text:p>
          </table:table-cell>
        </table:table-row>
        <table:table-row table:style-name="ro1">
          <table:table-cell office:value-type="string" calcext:value-type="string">
            <text:p>f174423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63];&quot;',&quot;);COM.MICROSOFT.CONCAT(&quot;'&quot;;[.B63];[.C63];&quot;',&quot;);COM.MICROSOFT.CONCAT([.D63]);&quot;);&quot;)" office:value-type="string" office:string-value="insert into TICKET (ID,NUMERO,MONTANT) values ('f1744304-1b9e-11ec-9621-0242ac130002','AA1062',20);" calcext:value-type="string">
            <text:p>insert into TICKET (ID,NUMERO,MONTANT) values ('f1744304-1b9e-11ec-9621-0242ac130002','AA1062',20);</text:p>
          </table:table-cell>
        </table:table-row>
        <table:table-row table:style-name="ro1">
          <table:table-cell office:value-type="string" calcext:value-type="string">
            <text:p>f174430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62" calcext:value-type="float">
            <text:p>106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64];&quot;',&quot;);COM.MICROSOFT.CONCAT(&quot;'&quot;;[.B64];[.C64];&quot;',&quot;);COM.MICROSOFT.CONCAT([.D64]);&quot;);&quot;)" office:value-type="string" office:string-value="insert into TICKET (ID,NUMERO,MONTANT) values ('f17443b8-1b9e-11ec-9621-0242ac130002','AA1063',20);" calcext:value-type="string">
            <text:p>insert into TICKET (ID,NUMERO,MONTANT) values ('f17443b8-1b9e-11ec-9621-0242ac130002','AA1063',20);</text:p>
          </table:table-cell>
        </table:table-row>
        <table:table-row table:style-name="ro1">
          <table:table-cell office:value-type="string" calcext:value-type="string">
            <text:p>f17443b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63" calcext:value-type="float">
            <text:p>106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65];&quot;',&quot;);COM.MICROSOFT.CONCAT(&quot;'&quot;;[.B65];[.C65];&quot;',&quot;);COM.MICROSOFT.CONCAT([.D65]);&quot;);&quot;)" office:value-type="string" office:string-value="insert into TICKET (ID,NUMERO,MONTANT) values ('f17444e4-1b9e-11ec-9621-0242ac130002','AA1064',20);" calcext:value-type="string">
            <text:p>insert into TICKET (ID,NUMERO,MONTANT) values ('f17444e4-1b9e-11ec-9621-0242ac130002','AA1064',20);</text:p>
          </table:table-cell>
        </table:table-row>
        <table:table-row table:style-name="ro1">
          <table:table-cell office:value-type="string" calcext:value-type="string">
            <text:p>f17444e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64" calcext:value-type="float">
            <text:p>106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66];&quot;',&quot;);COM.MICROSOFT.CONCAT(&quot;'&quot;;[.B66];[.C66];&quot;',&quot;);COM.MICROSOFT.CONCAT([.D66]);&quot;);&quot;)" office:value-type="string" office:string-value="insert into TICKET (ID,NUMERO,MONTANT) values ('f17445a2-1b9e-11ec-9621-0242ac130002','AA1065',20);" calcext:value-type="string">
            <text:p>insert into TICKET (ID,NUMERO,MONTANT) values ('f17445a2-1b9e-11ec-9621-0242ac130002','AA1065',20);</text:p>
          </table:table-cell>
        </table:table-row>
        <table:table-row table:style-name="ro1">
          <table:table-cell office:value-type="string" calcext:value-type="string">
            <text:p>f17445a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65" calcext:value-type="float">
            <text:p>106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67];&quot;',&quot;);COM.MICROSOFT.CONCAT(&quot;'&quot;;[.B67];[.C67];&quot;',&quot;);COM.MICROSOFT.CONCAT([.D67]);&quot;);&quot;)" office:value-type="string" office:string-value="insert into TICKET (ID,NUMERO,MONTANT) values ('f1744750-1b9e-11ec-9621-0242ac130002','AA1066',20);" calcext:value-type="string">
            <text:p>insert into TICKET (ID,NUMERO,MONTANT) values ('f1744750-1b9e-11ec-9621-0242ac130002','AA1066',20);</text:p>
          </table:table-cell>
        </table:table-row>
        <table:table-row table:style-name="ro1">
          <table:table-cell office:value-type="string" calcext:value-type="string">
            <text:p>f174475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66" calcext:value-type="float">
            <text:p>106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68];&quot;',&quot;);COM.MICROSOFT.CONCAT(&quot;'&quot;;[.B68];[.C68];&quot;',&quot;);COM.MICROSOFT.CONCAT([.D68]);&quot;);&quot;)" office:value-type="string" office:string-value="insert into TICKET (ID,NUMERO,MONTANT) values ('f1744818-1b9e-11ec-9621-0242ac130002','AA1067',20);" calcext:value-type="string">
            <text:p>insert into TICKET (ID,NUMERO,MONTANT) values ('f1744818-1b9e-11ec-9621-0242ac130002','AA1067',20);</text:p>
          </table:table-cell>
        </table:table-row>
        <table:table-row table:style-name="ro1">
          <table:table-cell office:value-type="string" calcext:value-type="string">
            <text:p>f174481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67" calcext:value-type="float">
            <text:p>106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69];&quot;',&quot;);COM.MICROSOFT.CONCAT(&quot;'&quot;;[.B69];[.C69];&quot;',&quot;);COM.MICROSOFT.CONCAT([.D69]);&quot;);&quot;)" office:value-type="string" office:string-value="insert into TICKET (ID,NUMERO,MONTANT) values ('f17448cc-1b9e-11ec-9621-0242ac130002','AA1068',20);" calcext:value-type="string">
            <text:p>insert into TICKET (ID,NUMERO,MONTANT) values ('f17448cc-1b9e-11ec-9621-0242ac130002','AA1068',20);</text:p>
          </table:table-cell>
        </table:table-row>
        <table:table-row table:style-name="ro1">
          <table:table-cell office:value-type="string" calcext:value-type="string">
            <text:p>f17448c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68" calcext:value-type="float">
            <text:p>106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70];&quot;',&quot;);COM.MICROSOFT.CONCAT(&quot;'&quot;;[.B70];[.C70];&quot;',&quot;);COM.MICROSOFT.CONCAT([.D70]);&quot;);&quot;)" office:value-type="string" office:string-value="insert into TICKET (ID,NUMERO,MONTANT) values ('f1744980-1b9e-11ec-9621-0242ac130002','AA1069',20);" calcext:value-type="string">
            <text:p>insert into TICKET (ID,NUMERO,MONTANT) values ('f1744980-1b9e-11ec-9621-0242ac130002','AA1069',20);</text:p>
          </table:table-cell>
        </table:table-row>
        <table:table-row table:style-name="ro1">
          <table:table-cell office:value-type="string" calcext:value-type="string">
            <text:p>f174498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69" calcext:value-type="float">
            <text:p>106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71];&quot;',&quot;);COM.MICROSOFT.CONCAT(&quot;'&quot;;[.B71];[.C71];&quot;',&quot;);COM.MICROSOFT.CONCAT([.D71]);&quot;);&quot;)" office:value-type="string" office:string-value="insert into TICKET (ID,NUMERO,MONTANT) values ('f1744c46-1b9e-11ec-9621-0242ac130002','AA1070',20);" calcext:value-type="string">
            <text:p>insert into TICKET (ID,NUMERO,MONTANT) values ('f1744c46-1b9e-11ec-9621-0242ac130002','AA1070',20);</text:p>
          </table:table-cell>
        </table:table-row>
        <table:table-row table:style-name="ro1">
          <table:table-cell office:value-type="string" calcext:value-type="string">
            <text:p>f1744c4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70" calcext:value-type="float">
            <text:p>107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72];&quot;',&quot;);COM.MICROSOFT.CONCAT(&quot;'&quot;;[.B72];[.C72];&quot;',&quot;);COM.MICROSOFT.CONCAT([.D72]);&quot;);&quot;)" office:value-type="string" office:string-value="insert into TICKET (ID,NUMERO,MONTANT) values ('f1744d36-1b9e-11ec-9621-0242ac130002','AA1071',20);" calcext:value-type="string">
            <text:p>insert into TICKET (ID,NUMERO,MONTANT) values ('f1744d36-1b9e-11ec-9621-0242ac130002','AA1071',20);</text:p>
          </table:table-cell>
        </table:table-row>
        <table:table-row table:style-name="ro1">
          <table:table-cell office:value-type="string" calcext:value-type="string">
            <text:p>f1744d3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71" calcext:value-type="float">
            <text:p>107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73];&quot;',&quot;);COM.MICROSOFT.CONCAT(&quot;'&quot;;[.B73];[.C73];&quot;',&quot;);COM.MICROSOFT.CONCAT([.D73]);&quot;);&quot;)" office:value-type="string" office:string-value="insert into TICKET (ID,NUMERO,MONTANT) values ('f1744df4-1b9e-11ec-9621-0242ac130002','AA1072',20);" calcext:value-type="string">
            <text:p>insert into TICKET (ID,NUMERO,MONTANT) values ('f1744df4-1b9e-11ec-9621-0242ac130002','AA1072',20);</text:p>
          </table:table-cell>
        </table:table-row>
        <table:table-row table:style-name="ro1">
          <table:table-cell office:value-type="string" calcext:value-type="string">
            <text:p>f1744df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72" calcext:value-type="float">
            <text:p>107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74];&quot;',&quot;);COM.MICROSOFT.CONCAT(&quot;'&quot;;[.B74];[.C74];&quot;',&quot;);COM.MICROSOFT.CONCAT([.D74]);&quot;);&quot;)" office:value-type="string" office:string-value="insert into TICKET (ID,NUMERO,MONTANT) values ('f1744ea8-1b9e-11ec-9621-0242ac130002','AA1073',20);" calcext:value-type="string">
            <text:p>insert into TICKET (ID,NUMERO,MONTANT) values ('f1744ea8-1b9e-11ec-9621-0242ac130002','AA1073',20);</text:p>
          </table:table-cell>
        </table:table-row>
        <table:table-row table:style-name="ro1">
          <table:table-cell office:value-type="string" calcext:value-type="string">
            <text:p>f1744ea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73" calcext:value-type="float">
            <text:p>107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75];&quot;',&quot;);COM.MICROSOFT.CONCAT(&quot;'&quot;;[.B75];[.C75];&quot;',&quot;);COM.MICROSOFT.CONCAT([.D75]);&quot;);&quot;)" office:value-type="string" office:string-value="insert into TICKET (ID,NUMERO,MONTANT) values ('f1744f66-1b9e-11ec-9621-0242ac130002','AA1074',20);" calcext:value-type="string">
            <text:p>insert into TICKET (ID,NUMERO,MONTANT) values ('f1744f66-1b9e-11ec-9621-0242ac130002','AA1074',20);</text:p>
          </table:table-cell>
        </table:table-row>
        <table:table-row table:style-name="ro1">
          <table:table-cell office:value-type="string" calcext:value-type="string">
            <text:p>f1744f6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74" calcext:value-type="float">
            <text:p>107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76];&quot;',&quot;);COM.MICROSOFT.CONCAT(&quot;'&quot;;[.B76];[.C76];&quot;',&quot;);COM.MICROSOFT.CONCAT([.D76]);&quot;);&quot;)" office:value-type="string" office:string-value="insert into TICKET (ID,NUMERO,MONTANT) values ('f17450ce-1b9e-11ec-9621-0242ac130002','AA1075',20);" calcext:value-type="string">
            <text:p>insert into TICKET (ID,NUMERO,MONTANT) values ('f17450ce-1b9e-11ec-9621-0242ac130002','AA1075',20);</text:p>
          </table:table-cell>
        </table:table-row>
        <table:table-row table:style-name="ro1">
          <table:table-cell office:value-type="string" calcext:value-type="string">
            <text:p>f17450c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75" calcext:value-type="float">
            <text:p>10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77];&quot;',&quot;);COM.MICROSOFT.CONCAT(&quot;'&quot;;[.B77];[.C77];&quot;',&quot;);COM.MICROSOFT.CONCAT([.D77]);&quot;);&quot;)" office:value-type="string" office:string-value="insert into TICKET (ID,NUMERO,MONTANT) values ('f1745196-1b9e-11ec-9621-0242ac130002','AA1076',20);" calcext:value-type="string">
            <text:p>insert into TICKET (ID,NUMERO,MONTANT) values ('f1745196-1b9e-11ec-9621-0242ac130002','AA1076',20);</text:p>
          </table:table-cell>
        </table:table-row>
        <table:table-row table:style-name="ro1">
          <table:table-cell office:value-type="string" calcext:value-type="string">
            <text:p>f174519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78];&quot;',&quot;);COM.MICROSOFT.CONCAT(&quot;'&quot;;[.B78];[.C78];&quot;',&quot;);COM.MICROSOFT.CONCAT([.D78]);&quot;);&quot;)" office:value-type="string" office:string-value="insert into TICKET (ID,NUMERO,MONTANT) values ('f174524a-1b9e-11ec-9621-0242ac130002','AA1077',20);" calcext:value-type="string">
            <text:p>insert into TICKET (ID,NUMERO,MONTANT) values ('f174524a-1b9e-11ec-9621-0242ac130002','AA1077',20);</text:p>
          </table:table-cell>
        </table:table-row>
        <table:table-row table:style-name="ro1">
          <table:table-cell office:value-type="string" calcext:value-type="string">
            <text:p>f174524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77" calcext:value-type="float">
            <text:p>107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79];&quot;',&quot;);COM.MICROSOFT.CONCAT(&quot;'&quot;;[.B79];[.C79];&quot;',&quot;);COM.MICROSOFT.CONCAT([.D79]);&quot;);&quot;)" office:value-type="string" office:string-value="insert into TICKET (ID,NUMERO,MONTANT) values ('f1745362-1b9e-11ec-9621-0242ac130002','AA1078',20);" calcext:value-type="string">
            <text:p>insert into TICKET (ID,NUMERO,MONTANT) values ('f1745362-1b9e-11ec-9621-0242ac130002','AA1078',20);</text:p>
          </table:table-cell>
        </table:table-row>
        <table:table-row table:style-name="ro1">
          <table:table-cell office:value-type="string" calcext:value-type="string">
            <text:p>f174536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80];&quot;',&quot;);COM.MICROSOFT.CONCAT(&quot;'&quot;;[.B80];[.C80];&quot;',&quot;);COM.MICROSOFT.CONCAT([.D80]);&quot;);&quot;)" office:value-type="string" office:string-value="insert into TICKET (ID,NUMERO,MONTANT) values ('f1745420-1b9e-11ec-9621-0242ac130002','AA1079',20);" calcext:value-type="string">
            <text:p>insert into TICKET (ID,NUMERO,MONTANT) values ('f1745420-1b9e-11ec-9621-0242ac130002','AA1079',20);</text:p>
          </table:table-cell>
        </table:table-row>
        <table:table-row table:style-name="ro1">
          <table:table-cell office:value-type="string" calcext:value-type="string">
            <text:p>f174542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79" calcext:value-type="float">
            <text:p>107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81];&quot;',&quot;);COM.MICROSOFT.CONCAT(&quot;'&quot;;[.B81];[.C81];&quot;',&quot;);COM.MICROSOFT.CONCAT([.D81]);&quot;);&quot;)" office:value-type="string" office:string-value="insert into TICKET (ID,NUMERO,MONTANT) values ('f17454de-1b9e-11ec-9621-0242ac130002','AA1080',20);" calcext:value-type="string">
            <text:p>insert into TICKET (ID,NUMERO,MONTANT) values ('f17454de-1b9e-11ec-9621-0242ac130002','AA1080',20);</text:p>
          </table:table-cell>
        </table:table-row>
        <table:table-row table:style-name="ro1">
          <table:table-cell office:value-type="string" calcext:value-type="string">
            <text:p>f17454d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80" calcext:value-type="float">
            <text:p>108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82];&quot;',&quot;);COM.MICROSOFT.CONCAT(&quot;'&quot;;[.B82];[.C82];&quot;',&quot;);COM.MICROSOFT.CONCAT([.D82]);&quot;);&quot;)" office:value-type="string" office:string-value="insert into TICKET (ID,NUMERO,MONTANT) values ('f1745664-1b9e-11ec-9621-0242ac130002','AA1081',20);" calcext:value-type="string">
            <text:p>insert into TICKET (ID,NUMERO,MONTANT) values ('f1745664-1b9e-11ec-9621-0242ac130002','AA1081',20);</text:p>
          </table:table-cell>
        </table:table-row>
        <table:table-row table:style-name="ro1">
          <table:table-cell office:value-type="string" calcext:value-type="string">
            <text:p>f174566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81" calcext:value-type="float">
            <text:p>108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83];&quot;',&quot;);COM.MICROSOFT.CONCAT(&quot;'&quot;;[.B83];[.C83];&quot;',&quot;);COM.MICROSOFT.CONCAT([.D83]);&quot;);&quot;)" office:value-type="string" office:string-value="insert into TICKET (ID,NUMERO,MONTANT) values ('f1745722-1b9e-11ec-9621-0242ac130002','AA1082',20);" calcext:value-type="string">
            <text:p>insert into TICKET (ID,NUMERO,MONTANT) values ('f1745722-1b9e-11ec-9621-0242ac130002','AA1082',20);</text:p>
          </table:table-cell>
        </table:table-row>
        <table:table-row table:style-name="ro1">
          <table:table-cell office:value-type="string" calcext:value-type="string">
            <text:p>f174572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82" calcext:value-type="float">
            <text:p>108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84];&quot;',&quot;);COM.MICROSOFT.CONCAT(&quot;'&quot;;[.B84];[.C84];&quot;',&quot;);COM.MICROSOFT.CONCAT([.D84]);&quot;);&quot;)" office:value-type="string" office:string-value="insert into TICKET (ID,NUMERO,MONTANT) values ('f17457d6-1b9e-11ec-9621-0242ac130002','AA1083',20);" calcext:value-type="string">
            <text:p>insert into TICKET (ID,NUMERO,MONTANT) values ('f17457d6-1b9e-11ec-9621-0242ac130002','AA1083',20);</text:p>
          </table:table-cell>
        </table:table-row>
        <table:table-row table:style-name="ro1">
          <table:table-cell office:value-type="string" calcext:value-type="string">
            <text:p>f17457d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83" calcext:value-type="float">
            <text:p>108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85];&quot;',&quot;);COM.MICROSOFT.CONCAT(&quot;'&quot;;[.B85];[.C85];&quot;',&quot;);COM.MICROSOFT.CONCAT([.D85]);&quot;);&quot;)" office:value-type="string" office:string-value="insert into TICKET (ID,NUMERO,MONTANT) values ('f1745894-1b9e-11ec-9621-0242ac130002','AA1084',20);" calcext:value-type="string">
            <text:p>insert into TICKET (ID,NUMERO,MONTANT) values ('f1745894-1b9e-11ec-9621-0242ac130002','AA1084',20);</text:p>
          </table:table-cell>
        </table:table-row>
        <table:table-row table:style-name="ro1">
          <table:table-cell office:value-type="string" calcext:value-type="string">
            <text:p>f174589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84" calcext:value-type="float">
            <text:p>108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86];&quot;',&quot;);COM.MICROSOFT.CONCAT(&quot;'&quot;;[.B86];[.C86];&quot;',&quot;);COM.MICROSOFT.CONCAT([.D86]);&quot;);&quot;)" office:value-type="string" office:string-value="insert into TICKET (ID,NUMERO,MONTANT) values ('f1745a4c-1b9e-11ec-9621-0242ac130002','AA1085',20);" calcext:value-type="string">
            <text:p>insert into TICKET (ID,NUMERO,MONTANT) values ('f1745a4c-1b9e-11ec-9621-0242ac130002','AA1085',20);</text:p>
          </table:table-cell>
        </table:table-row>
        <table:table-row table:style-name="ro1">
          <table:table-cell office:value-type="string" calcext:value-type="string">
            <text:p>f1745a4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85" calcext:value-type="float">
            <text:p>108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87];&quot;',&quot;);COM.MICROSOFT.CONCAT(&quot;'&quot;;[.B87];[.C87];&quot;',&quot;);COM.MICROSOFT.CONCAT([.D87]);&quot;);&quot;)" office:value-type="string" office:string-value="insert into TICKET (ID,NUMERO,MONTANT) values ('f1745b0a-1b9e-11ec-9621-0242ac130002','AA1086',20);" calcext:value-type="string">
            <text:p>insert into TICKET (ID,NUMERO,MONTANT) values ('f1745b0a-1b9e-11ec-9621-0242ac130002','AA1086',20);</text:p>
          </table:table-cell>
        </table:table-row>
        <table:table-row table:style-name="ro1">
          <table:table-cell office:value-type="string" calcext:value-type="string">
            <text:p>f1745b0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86" calcext:value-type="float">
            <text:p>108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88];&quot;',&quot;);COM.MICROSOFT.CONCAT(&quot;'&quot;;[.B88];[.C88];&quot;',&quot;);COM.MICROSOFT.CONCAT([.D88]);&quot;);&quot;)" office:value-type="string" office:string-value="insert into TICKET (ID,NUMERO,MONTANT) values ('f1745be6-1b9e-11ec-9621-0242ac130002','AA1087',20);" calcext:value-type="string">
            <text:p>insert into TICKET (ID,NUMERO,MONTANT) values ('f1745be6-1b9e-11ec-9621-0242ac130002','AA1087',20);</text:p>
          </table:table-cell>
        </table:table-row>
        <table:table-row table:style-name="ro1">
          <table:table-cell office:value-type="string" calcext:value-type="string">
            <text:p>f1745be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87" calcext:value-type="float">
            <text:p>108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89];&quot;',&quot;);COM.MICROSOFT.CONCAT(&quot;'&quot;;[.B89];[.C89];&quot;',&quot;);COM.MICROSOFT.CONCAT([.D89]);&quot;);&quot;)" office:value-type="string" office:string-value="insert into TICKET (ID,NUMERO,MONTANT) values ('f1745d76-1b9e-11ec-9621-0242ac130002','AA1088',20);" calcext:value-type="string">
            <text:p>insert into TICKET (ID,NUMERO,MONTANT) values ('f1745d76-1b9e-11ec-9621-0242ac130002','AA1088',20);</text:p>
          </table:table-cell>
        </table:table-row>
        <table:table-row table:style-name="ro1">
          <table:table-cell office:value-type="string" calcext:value-type="string">
            <text:p>f1745d7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88" calcext:value-type="float">
            <text:p>108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90];&quot;',&quot;);COM.MICROSOFT.CONCAT(&quot;'&quot;;[.B90];[.C90];&quot;',&quot;);COM.MICROSOFT.CONCAT([.D90]);&quot;);&quot;)" office:value-type="string" office:string-value="insert into TICKET (ID,NUMERO,MONTANT) values ('f1745e48-1b9e-11ec-9621-0242ac130002','AA1089',20);" calcext:value-type="string">
            <text:p>insert into TICKET (ID,NUMERO,MONTANT) values ('f1745e48-1b9e-11ec-9621-0242ac130002','AA1089',20);</text:p>
          </table:table-cell>
        </table:table-row>
        <table:table-row table:style-name="ro1">
          <table:table-cell office:value-type="string" calcext:value-type="string">
            <text:p>f1745e4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89" calcext:value-type="float">
            <text:p>108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91];&quot;',&quot;);COM.MICROSOFT.CONCAT(&quot;'&quot;;[.B91];[.C91];&quot;',&quot;);COM.MICROSOFT.CONCAT([.D91]);&quot;);&quot;)" office:value-type="string" office:string-value="insert into TICKET (ID,NUMERO,MONTANT) values ('f1745f1a-1b9e-11ec-9621-0242ac130002','AA1090',20);" calcext:value-type="string">
            <text:p>insert into TICKET (ID,NUMERO,MONTANT) values ('f1745f1a-1b9e-11ec-9621-0242ac130002','AA1090',20);</text:p>
          </table:table-cell>
        </table:table-row>
        <table:table-row table:style-name="ro1">
          <table:table-cell office:value-type="string" calcext:value-type="string">
            <text:p>f1745f1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90" calcext:value-type="float">
            <text:p>109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92];&quot;',&quot;);COM.MICROSOFT.CONCAT(&quot;'&quot;;[.B92];[.C92];&quot;',&quot;);COM.MICROSOFT.CONCAT([.D92]);&quot;);&quot;)" office:value-type="string" office:string-value="insert into TICKET (ID,NUMERO,MONTANT) values ('f1745fec-1b9e-11ec-9621-0242ac130002','AA1091',20);" calcext:value-type="string">
            <text:p>insert into TICKET (ID,NUMERO,MONTANT) values ('f1745fec-1b9e-11ec-9621-0242ac130002','AA1091',20);</text:p>
          </table:table-cell>
        </table:table-row>
        <table:table-row table:style-name="ro1">
          <table:table-cell office:value-type="string" calcext:value-type="string">
            <text:p>f1745fe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91" calcext:value-type="float">
            <text:p>109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93];&quot;',&quot;);COM.MICROSOFT.CONCAT(&quot;'&quot;;[.B93];[.C93];&quot;',&quot;);COM.MICROSOFT.CONCAT([.D93]);&quot;);&quot;)" office:value-type="string" office:string-value="insert into TICKET (ID,NUMERO,MONTANT) values ('f17461b8-1b9e-11ec-9621-0242ac130002','AA1092',20);" calcext:value-type="string">
            <text:p>insert into TICKET (ID,NUMERO,MONTANT) values ('f17461b8-1b9e-11ec-9621-0242ac130002','AA1092',20);</text:p>
          </table:table-cell>
        </table:table-row>
        <table:table-row table:style-name="ro1">
          <table:table-cell office:value-type="string" calcext:value-type="string">
            <text:p>f17461b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92" calcext:value-type="float">
            <text:p>109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94];&quot;',&quot;);COM.MICROSOFT.CONCAT(&quot;'&quot;;[.B94];[.C94];&quot;',&quot;);COM.MICROSOFT.CONCAT([.D94]);&quot;);&quot;)" office:value-type="string" office:string-value="insert into TICKET (ID,NUMERO,MONTANT) values ('f174626c-1b9e-11ec-9621-0242ac130002','AA1093',20);" calcext:value-type="string">
            <text:p>insert into TICKET (ID,NUMERO,MONTANT) values ('f174626c-1b9e-11ec-9621-0242ac130002','AA1093',20);</text:p>
          </table:table-cell>
        </table:table-row>
        <table:table-row table:style-name="ro1">
          <table:table-cell office:value-type="string" calcext:value-type="string">
            <text:p>f174626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93" calcext:value-type="float">
            <text:p>109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95];&quot;',&quot;);COM.MICROSOFT.CONCAT(&quot;'&quot;;[.B95];[.C95];&quot;',&quot;);COM.MICROSOFT.CONCAT([.D95]);&quot;);&quot;)" office:value-type="string" office:string-value="insert into TICKET (ID,NUMERO,MONTANT) values ('f1746320-1b9e-11ec-9621-0242ac130002','AA1094',20);" calcext:value-type="string">
            <text:p>insert into TICKET (ID,NUMERO,MONTANT) values ('f1746320-1b9e-11ec-9621-0242ac130002','AA1094',20);</text:p>
          </table:table-cell>
        </table:table-row>
        <table:table-row table:style-name="ro1">
          <table:table-cell office:value-type="string" calcext:value-type="string">
            <text:p>f174632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94" calcext:value-type="float">
            <text:p>109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96];&quot;',&quot;);COM.MICROSOFT.CONCAT(&quot;'&quot;;[.B96];[.C96];&quot;',&quot;);COM.MICROSOFT.CONCAT([.D96]);&quot;);&quot;)" office:value-type="string" office:string-value="insert into TICKET (ID,NUMERO,MONTANT) values ('f17464c4-1b9e-11ec-9621-0242ac130002','AA1095',20);" calcext:value-type="string">
            <text:p>insert into TICKET (ID,NUMERO,MONTANT) values ('f17464c4-1b9e-11ec-9621-0242ac130002','AA1095',20);</text:p>
          </table:table-cell>
        </table:table-row>
        <table:table-row table:style-name="ro1">
          <table:table-cell office:value-type="string" calcext:value-type="string">
            <text:p>f17464c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95" calcext:value-type="float">
            <text:p>10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97];&quot;',&quot;);COM.MICROSOFT.CONCAT(&quot;'&quot;;[.B97];[.C97];&quot;',&quot;);COM.MICROSOFT.CONCAT([.D97]);&quot;);&quot;)" office:value-type="string" office:string-value="insert into TICKET (ID,NUMERO,MONTANT) values ('f174658c-1b9e-11ec-9621-0242ac130002','AA1096',20);" calcext:value-type="string">
            <text:p>insert into TICKET (ID,NUMERO,MONTANT) values ('f174658c-1b9e-11ec-9621-0242ac130002','AA1096',20);</text:p>
          </table:table-cell>
        </table:table-row>
        <table:table-row table:style-name="ro1">
          <table:table-cell office:value-type="string" calcext:value-type="string">
            <text:p>f174658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96" calcext:value-type="float">
            <text:p>109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98];&quot;',&quot;);COM.MICROSOFT.CONCAT(&quot;'&quot;;[.B98];[.C98];&quot;',&quot;);COM.MICROSOFT.CONCAT([.D98]);&quot;);&quot;)" office:value-type="string" office:string-value="insert into TICKET (ID,NUMERO,MONTANT) values ('f1746640-1b9e-11ec-9621-0242ac130002','AA1097',20);" calcext:value-type="string">
            <text:p>insert into TICKET (ID,NUMERO,MONTANT) values ('f1746640-1b9e-11ec-9621-0242ac130002','AA1097',20);</text:p>
          </table:table-cell>
        </table:table-row>
        <table:table-row table:style-name="ro1">
          <table:table-cell office:value-type="string" calcext:value-type="string">
            <text:p>f174664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97" calcext:value-type="float">
            <text:p>109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99];&quot;',&quot;);COM.MICROSOFT.CONCAT(&quot;'&quot;;[.B99];[.C99];&quot;',&quot;);COM.MICROSOFT.CONCAT([.D99]);&quot;);&quot;)" office:value-type="string" office:string-value="insert into TICKET (ID,NUMERO,MONTANT) values ('f17466f4-1b9e-11ec-9621-0242ac130002','AA1098',20);" calcext:value-type="string">
            <text:p>insert into TICKET (ID,NUMERO,MONTANT) values ('f17466f4-1b9e-11ec-9621-0242ac130002','AA1098',20);</text:p>
          </table:table-cell>
        </table:table-row>
        <table:table-row table:style-name="ro1">
          <table:table-cell office:value-type="string" calcext:value-type="string">
            <text:p>f17466f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98" calcext:value-type="float">
            <text:p>109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00];&quot;',&quot;);COM.MICROSOFT.CONCAT(&quot;'&quot;;[.B100];[.C100];&quot;',&quot;);COM.MICROSOFT.CONCAT([.D100]);&quot;);&quot;)" office:value-type="string" office:string-value="insert into TICKET (ID,NUMERO,MONTANT) values ('f1746852-1b9e-11ec-9621-0242ac130002','AA1099',20);" calcext:value-type="string">
            <text:p>insert into TICKET (ID,NUMERO,MONTANT) values ('f1746852-1b9e-11ec-9621-0242ac130002','AA1099',20);</text:p>
          </table:table-cell>
        </table:table-row>
        <table:table-row table:style-name="ro1">
          <table:table-cell office:value-type="string" calcext:value-type="string">
            <text:p>f174685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099" calcext:value-type="float">
            <text:p>109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01];&quot;',&quot;);COM.MICROSOFT.CONCAT(&quot;'&quot;;[.B101];[.C101];&quot;',&quot;);COM.MICROSOFT.CONCAT([.D101]);&quot;);&quot;)" office:value-type="string" office:string-value="insert into TICKET (ID,NUMERO,MONTANT) values ('f174692e-1b9e-11ec-9621-0242ac130002','AA1100',20);" calcext:value-type="string">
            <text:p>insert into TICKET (ID,NUMERO,MONTANT) values ('f174692e-1b9e-11ec-9621-0242ac130002','AA1100',20);</text:p>
          </table:table-cell>
        </table:table-row>
        <table:table-row table:style-name="ro1">
          <table:table-cell office:value-type="string" calcext:value-type="string">
            <text:p>f174692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00" calcext:value-type="float">
            <text:p>11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02];&quot;',&quot;);COM.MICROSOFT.CONCAT(&quot;'&quot;;[.B102];[.C102];&quot;',&quot;);COM.MICROSOFT.CONCAT([.D102]);&quot;);&quot;)" office:value-type="string" office:string-value="insert into TICKET (ID,NUMERO,MONTANT) values ('f1746a78-1b9e-11ec-9621-0242ac130002','AA1101',20);" calcext:value-type="string">
            <text:p>insert into TICKET (ID,NUMERO,MONTANT) values ('f1746a78-1b9e-11ec-9621-0242ac130002','AA1101',20);</text:p>
          </table:table-cell>
        </table:table-row>
        <table:table-row table:style-name="ro1">
          <table:table-cell office:value-type="string" calcext:value-type="string">
            <text:p>f1746a7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01" calcext:value-type="float">
            <text:p>110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03];&quot;',&quot;);COM.MICROSOFT.CONCAT(&quot;'&quot;;[.B103];[.C103];&quot;',&quot;);COM.MICROSOFT.CONCAT([.D103]);&quot;);&quot;)" office:value-type="string" office:string-value="insert into TICKET (ID,NUMERO,MONTANT) values ('f1746b36-1b9e-11ec-9621-0242ac130002','AA1102',20);" calcext:value-type="string">
            <text:p>insert into TICKET (ID,NUMERO,MONTANT) values ('f1746b36-1b9e-11ec-9621-0242ac130002','AA1102',20);</text:p>
          </table:table-cell>
        </table:table-row>
        <table:table-row table:style-name="ro1">
          <table:table-cell office:value-type="string" calcext:value-type="string">
            <text:p>f1746b3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02" calcext:value-type="float">
            <text:p>110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04];&quot;',&quot;);COM.MICROSOFT.CONCAT(&quot;'&quot;;[.B104];[.C104];&quot;',&quot;);COM.MICROSOFT.CONCAT([.D104]);&quot;);&quot;)" office:value-type="string" office:string-value="insert into TICKET (ID,NUMERO,MONTANT) values ('f1746e10-1b9e-11ec-9621-0242ac130002','AA1103',20);" calcext:value-type="string">
            <text:p>insert into TICKET (ID,NUMERO,MONTANT) values ('f1746e10-1b9e-11ec-9621-0242ac130002','AA1103',20);</text:p>
          </table:table-cell>
        </table:table-row>
        <table:table-row table:style-name="ro1">
          <table:table-cell office:value-type="string" calcext:value-type="string">
            <text:p>f1746e1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03" calcext:value-type="float">
            <text:p>110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05];&quot;',&quot;);COM.MICROSOFT.CONCAT(&quot;'&quot;;[.B105];[.C105];&quot;',&quot;);COM.MICROSOFT.CONCAT([.D105]);&quot;);&quot;)" office:value-type="string" office:string-value="insert into TICKET (ID,NUMERO,MONTANT) values ('f1747054-1b9e-11ec-9621-0242ac130002','AA1104',20);" calcext:value-type="string">
            <text:p>insert into TICKET (ID,NUMERO,MONTANT) values ('f1747054-1b9e-11ec-9621-0242ac130002','AA1104',20);</text:p>
          </table:table-cell>
        </table:table-row>
        <table:table-row table:style-name="ro1">
          <table:table-cell office:value-type="string" calcext:value-type="string">
            <text:p>f174705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04" calcext:value-type="float">
            <text:p>110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06];&quot;',&quot;);COM.MICROSOFT.CONCAT(&quot;'&quot;;[.B106];[.C106];&quot;',&quot;);COM.MICROSOFT.CONCAT([.D106]);&quot;);&quot;)" office:value-type="string" office:string-value="insert into TICKET (ID,NUMERO,MONTANT) values ('f1747112-1b9e-11ec-9621-0242ac130002','AA1105',20);" calcext:value-type="string">
            <text:p>insert into TICKET (ID,NUMERO,MONTANT) values ('f1747112-1b9e-11ec-9621-0242ac130002','AA1105',20);</text:p>
          </table:table-cell>
        </table:table-row>
        <table:table-row table:style-name="ro1">
          <table:table-cell office:value-type="string" calcext:value-type="string">
            <text:p>f174711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05" calcext:value-type="float">
            <text:p>110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07];&quot;',&quot;);COM.MICROSOFT.CONCAT(&quot;'&quot;;[.B107];[.C107];&quot;',&quot;);COM.MICROSOFT.CONCAT([.D107]);&quot;);&quot;)" office:value-type="string" office:string-value="insert into TICKET (ID,NUMERO,MONTANT) values ('f174731a-1b9e-11ec-9621-0242ac130002','AA1106',20);" calcext:value-type="string">
            <text:p>insert into TICKET (ID,NUMERO,MONTANT) values ('f174731a-1b9e-11ec-9621-0242ac130002','AA1106',20);</text:p>
          </table:table-cell>
        </table:table-row>
        <table:table-row table:style-name="ro1">
          <table:table-cell office:value-type="string" calcext:value-type="string">
            <text:p>f174731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06" calcext:value-type="float">
            <text:p>110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08];&quot;',&quot;);COM.MICROSOFT.CONCAT(&quot;'&quot;;[.B108];[.C108];&quot;',&quot;);COM.MICROSOFT.CONCAT([.D108]);&quot;);&quot;)" office:value-type="string" office:string-value="insert into TICKET (ID,NUMERO,MONTANT) values ('f17474c8-1b9e-11ec-9621-0242ac130002','AA1107',20);" calcext:value-type="string">
            <text:p>insert into TICKET (ID,NUMERO,MONTANT) values ('f17474c8-1b9e-11ec-9621-0242ac130002','AA1107',20);</text:p>
          </table:table-cell>
        </table:table-row>
        <table:table-row table:style-name="ro1">
          <table:table-cell office:value-type="string" calcext:value-type="string">
            <text:p>f17474c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07" calcext:value-type="float">
            <text:p>110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09];&quot;',&quot;);COM.MICROSOFT.CONCAT(&quot;'&quot;;[.B109];[.C109];&quot;',&quot;);COM.MICROSOFT.CONCAT([.D109]);&quot;);&quot;)" office:value-type="string" office:string-value="insert into TICKET (ID,NUMERO,MONTANT) values ('f17475a4-1b9e-11ec-9621-0242ac130002','AA1108',20);" calcext:value-type="string">
            <text:p>insert into TICKET (ID,NUMERO,MONTANT) values ('f17475a4-1b9e-11ec-9621-0242ac130002','AA1108',20);</text:p>
          </table:table-cell>
        </table:table-row>
        <table:table-row table:style-name="ro1">
          <table:table-cell office:value-type="string" calcext:value-type="string">
            <text:p>f17475a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08" calcext:value-type="float">
            <text:p>110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10];&quot;',&quot;);COM.MICROSOFT.CONCAT(&quot;'&quot;;[.B110];[.C110];&quot;',&quot;);COM.MICROSOFT.CONCAT([.D110]);&quot;);&quot;)" office:value-type="string" office:string-value="insert into TICKET (ID,NUMERO,MONTANT) values ('f17476e4-1b9e-11ec-9621-0242ac130002','AA1109',20);" calcext:value-type="string">
            <text:p>insert into TICKET (ID,NUMERO,MONTANT) values ('f17476e4-1b9e-11ec-9621-0242ac130002','AA1109',20);</text:p>
          </table:table-cell>
        </table:table-row>
        <table:table-row table:style-name="ro1">
          <table:table-cell office:value-type="string" calcext:value-type="string">
            <text:p>f17476e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09" calcext:value-type="float">
            <text:p>110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11];&quot;',&quot;);COM.MICROSOFT.CONCAT(&quot;'&quot;;[.B111];[.C111];&quot;',&quot;);COM.MICROSOFT.CONCAT([.D111]);&quot;);&quot;)" office:value-type="string" office:string-value="insert into TICKET (ID,NUMERO,MONTANT) values ('f17477de-1b9e-11ec-9621-0242ac130002','AA1110',20);" calcext:value-type="string">
            <text:p>insert into TICKET (ID,NUMERO,MONTANT) values ('f17477de-1b9e-11ec-9621-0242ac130002','AA1110',20);</text:p>
          </table:table-cell>
        </table:table-row>
        <table:table-row table:style-name="ro1">
          <table:table-cell office:value-type="string" calcext:value-type="string">
            <text:p>f17477d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10" calcext:value-type="float">
            <text:p>1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12];&quot;',&quot;);COM.MICROSOFT.CONCAT(&quot;'&quot;;[.B112];[.C112];&quot;',&quot;);COM.MICROSOFT.CONCAT([.D112]);&quot;);&quot;)" office:value-type="string" office:string-value="insert into TICKET (ID,NUMERO,MONTANT) values ('f17478e2-1b9e-11ec-9621-0242ac130002','AA1111',20);" calcext:value-type="string">
            <text:p>insert into TICKET (ID,NUMERO,MONTANT) values ('f17478e2-1b9e-11ec-9621-0242ac130002','AA1111',20);</text:p>
          </table:table-cell>
        </table:table-row>
        <table:table-row table:style-name="ro1">
          <table:table-cell office:value-type="string" calcext:value-type="string">
            <text:p>f17478e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11" calcext:value-type="float">
            <text:p>11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13];&quot;',&quot;);COM.MICROSOFT.CONCAT(&quot;'&quot;;[.B113];[.C113];&quot;',&quot;);COM.MICROSOFT.CONCAT([.D113]);&quot;);&quot;)" office:value-type="string" office:string-value="insert into TICKET (ID,NUMERO,MONTANT) values ('f17479e6-1b9e-11ec-9621-0242ac130002','AA1112',20);" calcext:value-type="string">
            <text:p>insert into TICKET (ID,NUMERO,MONTANT) values ('f17479e6-1b9e-11ec-9621-0242ac130002','AA1112',20);</text:p>
          </table:table-cell>
        </table:table-row>
        <table:table-row table:style-name="ro1">
          <table:table-cell office:value-type="string" calcext:value-type="string">
            <text:p>f17479e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12" calcext:value-type="float">
            <text:p>111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14];&quot;',&quot;);COM.MICROSOFT.CONCAT(&quot;'&quot;;[.B114];[.C114];&quot;',&quot;);COM.MICROSOFT.CONCAT([.D114]);&quot;);&quot;)" office:value-type="string" office:string-value="insert into TICKET (ID,NUMERO,MONTANT) values ('f1747b08-1b9e-11ec-9621-0242ac130002','AA1113',20);" calcext:value-type="string">
            <text:p>insert into TICKET (ID,NUMERO,MONTANT) values ('f1747b08-1b9e-11ec-9621-0242ac130002','AA1113',20);</text:p>
          </table:table-cell>
        </table:table-row>
        <table:table-row table:style-name="ro1">
          <table:table-cell office:value-type="string" calcext:value-type="string">
            <text:p>f1747b0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13" calcext:value-type="float">
            <text:p>111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15];&quot;',&quot;);COM.MICROSOFT.CONCAT(&quot;'&quot;;[.B115];[.C115];&quot;',&quot;);COM.MICROSOFT.CONCAT([.D115]);&quot;);&quot;)" office:value-type="string" office:string-value="insert into TICKET (ID,NUMERO,MONTANT) values ('f1747bf8-1b9e-11ec-9621-0242ac130002','AA1114',20);" calcext:value-type="string">
            <text:p>insert into TICKET (ID,NUMERO,MONTANT) values ('f1747bf8-1b9e-11ec-9621-0242ac130002','AA1114',20);</text:p>
          </table:table-cell>
        </table:table-row>
        <table:table-row table:style-name="ro1">
          <table:table-cell office:value-type="string" calcext:value-type="string">
            <text:p>f1747bf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14" calcext:value-type="float">
            <text:p>111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16];&quot;',&quot;);COM.MICROSOFT.CONCAT(&quot;'&quot;;[.B116];[.C116];&quot;',&quot;);COM.MICROSOFT.CONCAT([.D116]);&quot;);&quot;)" office:value-type="string" office:string-value="insert into TICKET (ID,NUMERO,MONTANT) values ('f174810c-1b9e-11ec-9621-0242ac130002','AA1115',20);" calcext:value-type="string">
            <text:p>insert into TICKET (ID,NUMERO,MONTANT) values ('f174810c-1b9e-11ec-9621-0242ac130002','AA1115',20);</text:p>
          </table:table-cell>
        </table:table-row>
        <table:table-row table:style-name="ro1">
          <table:table-cell office:value-type="string" calcext:value-type="string">
            <text:p>f174810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15" calcext:value-type="float">
            <text:p>11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17];&quot;',&quot;);COM.MICROSOFT.CONCAT(&quot;'&quot;;[.B117];[.C117];&quot;',&quot;);COM.MICROSOFT.CONCAT([.D117]);&quot;);&quot;)" office:value-type="string" office:string-value="insert into TICKET (ID,NUMERO,MONTANT) values ('f17483b4-1b9e-11ec-9621-0242ac130002','AA1116',20);" calcext:value-type="string">
            <text:p>insert into TICKET (ID,NUMERO,MONTANT) values ('f17483b4-1b9e-11ec-9621-0242ac130002','AA1116',20);</text:p>
          </table:table-cell>
        </table:table-row>
        <table:table-row table:style-name="ro1">
          <table:table-cell office:value-type="string" calcext:value-type="string">
            <text:p>f17483b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16" calcext:value-type="float">
            <text:p>111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18];&quot;',&quot;);COM.MICROSOFT.CONCAT(&quot;'&quot;;[.B118];[.C118];&quot;',&quot;);COM.MICROSOFT.CONCAT([.D118]);&quot;);&quot;)" office:value-type="string" office:string-value="insert into TICKET (ID,NUMERO,MONTANT) values ('f1748558-1b9e-11ec-9621-0242ac130002','AA1117',20);" calcext:value-type="string">
            <text:p>insert into TICKET (ID,NUMERO,MONTANT) values ('f1748558-1b9e-11ec-9621-0242ac130002','AA1117',20);</text:p>
          </table:table-cell>
        </table:table-row>
        <table:table-row table:style-name="ro1">
          <table:table-cell office:value-type="string" calcext:value-type="string">
            <text:p>f174855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17" calcext:value-type="float">
            <text:p>1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19];&quot;',&quot;);COM.MICROSOFT.CONCAT(&quot;'&quot;;[.B119];[.C119];&quot;',&quot;);COM.MICROSOFT.CONCAT([.D119]);&quot;);&quot;)" office:value-type="string" office:string-value="insert into TICKET (ID,NUMERO,MONTANT) values ('f1748620-1b9e-11ec-9621-0242ac130002','AA1118',20);" calcext:value-type="string">
            <text:p>insert into TICKET (ID,NUMERO,MONTANT) values ('f1748620-1b9e-11ec-9621-0242ac130002','AA1118',20);</text:p>
          </table:table-cell>
        </table:table-row>
        <table:table-row table:style-name="ro1">
          <table:table-cell office:value-type="string" calcext:value-type="string">
            <text:p>f174862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18" calcext:value-type="float">
            <text:p>11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20];&quot;',&quot;);COM.MICROSOFT.CONCAT(&quot;'&quot;;[.B120];[.C120];&quot;',&quot;);COM.MICROSOFT.CONCAT([.D120]);&quot;);&quot;)" office:value-type="string" office:string-value="insert into TICKET (ID,NUMERO,MONTANT) values ('f17487b0-1b9e-11ec-9621-0242ac130002','AA1119',20);" calcext:value-type="string">
            <text:p>insert into TICKET (ID,NUMERO,MONTANT) values ('f17487b0-1b9e-11ec-9621-0242ac130002','AA1119',20);</text:p>
          </table:table-cell>
        </table:table-row>
        <table:table-row table:style-name="ro1">
          <table:table-cell office:value-type="string" calcext:value-type="string">
            <text:p>f17487b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19" calcext:value-type="float">
            <text:p>11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21];&quot;',&quot;);COM.MICROSOFT.CONCAT(&quot;'&quot;;[.B121];[.C121];&quot;',&quot;);COM.MICROSOFT.CONCAT([.D121]);&quot;);&quot;)" office:value-type="string" office:string-value="insert into TICKET (ID,NUMERO,MONTANT) values ('f1748878-1b9e-11ec-9621-0242ac130002','AA1120',20);" calcext:value-type="string">
            <text:p>insert into TICKET (ID,NUMERO,MONTANT) values ('f1748878-1b9e-11ec-9621-0242ac130002','AA1120',20);</text:p>
          </table:table-cell>
        </table:table-row>
        <table:table-row table:style-name="ro1">
          <table:table-cell office:value-type="string" calcext:value-type="string">
            <text:p>f174887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20" calcext:value-type="float">
            <text:p>112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22];&quot;',&quot;);COM.MICROSOFT.CONCAT(&quot;'&quot;;[.B122];[.C122];&quot;',&quot;);COM.MICROSOFT.CONCAT([.D122]);&quot;);&quot;)" office:value-type="string" office:string-value="insert into TICKET (ID,NUMERO,MONTANT) values ('f174897c-1b9e-11ec-9621-0242ac130002','AA1121',20);" calcext:value-type="string">
            <text:p>insert into TICKET (ID,NUMERO,MONTANT) values ('f174897c-1b9e-11ec-9621-0242ac130002','AA1121',20);</text:p>
          </table:table-cell>
        </table:table-row>
        <table:table-row table:style-name="ro1">
          <table:table-cell office:value-type="string" calcext:value-type="string">
            <text:p>f174897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21" calcext:value-type="float">
            <text:p>112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23];&quot;',&quot;);COM.MICROSOFT.CONCAT(&quot;'&quot;;[.B123];[.C123];&quot;',&quot;);COM.MICROSOFT.CONCAT([.D123]);&quot;);&quot;)" office:value-type="string" office:string-value="insert into TICKET (ID,NUMERO,MONTANT) values ('f1748a3a-1b9e-11ec-9621-0242ac130002','AA1122',20);" calcext:value-type="string">
            <text:p>insert into TICKET (ID,NUMERO,MONTANT) values ('f1748a3a-1b9e-11ec-9621-0242ac130002','AA1122',20);</text:p>
          </table:table-cell>
        </table:table-row>
        <table:table-row table:style-name="ro1">
          <table:table-cell office:value-type="string" calcext:value-type="string">
            <text:p>f1748a3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22" calcext:value-type="float">
            <text:p>112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24];&quot;',&quot;);COM.MICROSOFT.CONCAT(&quot;'&quot;;[.B124];[.C124];&quot;',&quot;);COM.MICROSOFT.CONCAT([.D124]);&quot;);&quot;)" office:value-type="string" office:string-value="insert into TICKET (ID,NUMERO,MONTANT) values ('f1748b5c-1b9e-11ec-9621-0242ac130002','AA1123',20);" calcext:value-type="string">
            <text:p>insert into TICKET (ID,NUMERO,MONTANT) values ('f1748b5c-1b9e-11ec-9621-0242ac130002','AA1123',20);</text:p>
          </table:table-cell>
        </table:table-row>
        <table:table-row table:style-name="ro1">
          <table:table-cell office:value-type="string" calcext:value-type="string">
            <text:p>f1748b5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23" calcext:value-type="float">
            <text:p>112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25];&quot;',&quot;);COM.MICROSOFT.CONCAT(&quot;'&quot;;[.B125];[.C125];&quot;',&quot;);COM.MICROSOFT.CONCAT([.D125]);&quot;);&quot;)" office:value-type="string" office:string-value="insert into TICKET (ID,NUMERO,MONTANT) values ('f1748c60-1b9e-11ec-9621-0242ac130002','AA1124',20);" calcext:value-type="string">
            <text:p>insert into TICKET (ID,NUMERO,MONTANT) values ('f1748c60-1b9e-11ec-9621-0242ac130002','AA1124',20);</text:p>
          </table:table-cell>
        </table:table-row>
        <table:table-row table:style-name="ro1">
          <table:table-cell office:value-type="string" calcext:value-type="string">
            <text:p>f1748c6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24" calcext:value-type="float">
            <text:p>112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26];&quot;',&quot;);COM.MICROSOFT.CONCAT(&quot;'&quot;;[.B126];[.C126];&quot;',&quot;);COM.MICROSOFT.CONCAT([.D126]);&quot;);&quot;)" office:value-type="string" office:string-value="insert into TICKET (ID,NUMERO,MONTANT) values ('f1748d50-1b9e-11ec-9621-0242ac130002','AA1125',20);" calcext:value-type="string">
            <text:p>insert into TICKET (ID,NUMERO,MONTANT) values ('f1748d50-1b9e-11ec-9621-0242ac130002','AA1125',20);</text:p>
          </table:table-cell>
        </table:table-row>
        <table:table-row table:style-name="ro1">
          <table:table-cell office:value-type="string" calcext:value-type="string">
            <text:p>f1748d5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25" calcext:value-type="float">
            <text:p>11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27];&quot;',&quot;);COM.MICROSOFT.CONCAT(&quot;'&quot;;[.B127];[.C127];&quot;',&quot;);COM.MICROSOFT.CONCAT([.D127]);&quot;);&quot;)" office:value-type="string" office:string-value="insert into TICKET (ID,NUMERO,MONTANT) values ('f1748e54-1b9e-11ec-9621-0242ac130002','AA1126',20);" calcext:value-type="string">
            <text:p>insert into TICKET (ID,NUMERO,MONTANT) values ('f1748e54-1b9e-11ec-9621-0242ac130002','AA1126',20);</text:p>
          </table:table-cell>
        </table:table-row>
        <table:table-row table:style-name="ro1">
          <table:table-cell office:value-type="string" calcext:value-type="string">
            <text:p>f1748e5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26" calcext:value-type="float">
            <text:p>112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28];&quot;',&quot;);COM.MICROSOFT.CONCAT(&quot;'&quot;;[.B128];[.C128];&quot;',&quot;);COM.MICROSOFT.CONCAT([.D128]);&quot;);&quot;)" office:value-type="string" office:string-value="insert into TICKET (ID,NUMERO,MONTANT) values ('f1748fd0-1b9e-11ec-9621-0242ac130002','AA1127',20);" calcext:value-type="string">
            <text:p>insert into TICKET (ID,NUMERO,MONTANT) values ('f1748fd0-1b9e-11ec-9621-0242ac130002','AA1127',20);</text:p>
          </table:table-cell>
        </table:table-row>
        <table:table-row table:style-name="ro1">
          <table:table-cell office:value-type="string" calcext:value-type="string">
            <text:p>f1748fd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27" calcext:value-type="float">
            <text:p>112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29];&quot;',&quot;);COM.MICROSOFT.CONCAT(&quot;'&quot;;[.B129];[.C129];&quot;',&quot;);COM.MICROSOFT.CONCAT([.D129]);&quot;);&quot;)" office:value-type="string" office:string-value="insert into TICKET (ID,NUMERO,MONTANT) values ('f174908e-1b9e-11ec-9621-0242ac130002','AA1128',20);" calcext:value-type="string">
            <text:p>insert into TICKET (ID,NUMERO,MONTANT) values ('f174908e-1b9e-11ec-9621-0242ac130002','AA1128',20);</text:p>
          </table:table-cell>
        </table:table-row>
        <table:table-row table:style-name="ro1">
          <table:table-cell office:value-type="string" calcext:value-type="string">
            <text:p>f174908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28" calcext:value-type="float">
            <text:p>112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30];&quot;',&quot;);COM.MICROSOFT.CONCAT(&quot;'&quot;;[.B130];[.C130];&quot;',&quot;);COM.MICROSOFT.CONCAT([.D130]);&quot;);&quot;)" office:value-type="string" office:string-value="insert into TICKET (ID,NUMERO,MONTANT) values ('f1749156-1b9e-11ec-9621-0242ac130002','AA1129',20);" calcext:value-type="string">
            <text:p>insert into TICKET (ID,NUMERO,MONTANT) values ('f1749156-1b9e-11ec-9621-0242ac130002','AA1129',20);</text:p>
          </table:table-cell>
        </table:table-row>
        <table:table-row table:style-name="ro1">
          <table:table-cell office:value-type="string" calcext:value-type="string">
            <text:p>f174915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29" calcext:value-type="float">
            <text:p>112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31];&quot;',&quot;);COM.MICROSOFT.CONCAT(&quot;'&quot;;[.B131];[.C131];&quot;',&quot;);COM.MICROSOFT.CONCAT([.D131]);&quot;);&quot;)" office:value-type="string" office:string-value="insert into TICKET (ID,NUMERO,MONTANT) values ('f1749282-1b9e-11ec-9621-0242ac130002','AA1130',20);" calcext:value-type="string">
            <text:p>insert into TICKET (ID,NUMERO,MONTANT) values ('f1749282-1b9e-11ec-9621-0242ac130002','AA1130',20);</text:p>
          </table:table-cell>
        </table:table-row>
        <table:table-row table:style-name="ro1">
          <table:table-cell office:value-type="string" calcext:value-type="string">
            <text:p>f174928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30" calcext:value-type="float">
            <text:p>11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32];&quot;',&quot;);COM.MICROSOFT.CONCAT(&quot;'&quot;;[.B132];[.C132];&quot;',&quot;);COM.MICROSOFT.CONCAT([.D132]);&quot;);&quot;)" office:value-type="string" office:string-value="insert into TICKET (ID,NUMERO,MONTANT) values ('f17493f4-1b9e-11ec-9621-0242ac130002','AA1131',20);" calcext:value-type="string">
            <text:p>insert into TICKET (ID,NUMERO,MONTANT) values ('f17493f4-1b9e-11ec-9621-0242ac130002','AA1131',20);</text:p>
          </table:table-cell>
        </table:table-row>
        <table:table-row table:style-name="ro1">
          <table:table-cell office:value-type="string" calcext:value-type="string">
            <text:p>f17493f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31" calcext:value-type="float">
            <text:p>113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33];&quot;',&quot;);COM.MICROSOFT.CONCAT(&quot;'&quot;;[.B133];[.C133];&quot;',&quot;);COM.MICROSOFT.CONCAT([.D133]);&quot;);&quot;)" office:value-type="string" office:string-value="insert into TICKET (ID,NUMERO,MONTANT) values ('f1749520-1b9e-11ec-9621-0242ac130002','AA1132',20);" calcext:value-type="string">
            <text:p>insert into TICKET (ID,NUMERO,MONTANT) values ('f1749520-1b9e-11ec-9621-0242ac130002','AA1132',20);</text:p>
          </table:table-cell>
        </table:table-row>
        <table:table-row table:style-name="ro1">
          <table:table-cell office:value-type="string" calcext:value-type="string">
            <text:p>f174952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32" calcext:value-type="float">
            <text:p>113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34];&quot;',&quot;);COM.MICROSOFT.CONCAT(&quot;'&quot;;[.B134];[.C134];&quot;',&quot;);COM.MICROSOFT.CONCAT([.D134]);&quot;);&quot;)" office:value-type="string" office:string-value="insert into TICKET (ID,NUMERO,MONTANT) values ('f17495de-1b9e-11ec-9621-0242ac130002','AA1133',20);" calcext:value-type="string">
            <text:p>insert into TICKET (ID,NUMERO,MONTANT) values ('f17495de-1b9e-11ec-9621-0242ac130002','AA1133',20);</text:p>
          </table:table-cell>
        </table:table-row>
        <table:table-row table:style-name="ro1">
          <table:table-cell office:value-type="string" calcext:value-type="string">
            <text:p>f17495d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33" calcext:value-type="float">
            <text:p>113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35];&quot;',&quot;);COM.MICROSOFT.CONCAT(&quot;'&quot;;[.B135];[.C135];&quot;',&quot;);COM.MICROSOFT.CONCAT([.D135]);&quot;);&quot;)" office:value-type="string" office:string-value="insert into TICKET (ID,NUMERO,MONTANT) values ('f17498ae-1b9e-11ec-9621-0242ac130002','AA1134',20);" calcext:value-type="string">
            <text:p>insert into TICKET (ID,NUMERO,MONTANT) values ('f17498ae-1b9e-11ec-9621-0242ac130002','AA1134',20);</text:p>
          </table:table-cell>
        </table:table-row>
        <table:table-row table:style-name="ro1">
          <table:table-cell office:value-type="string" calcext:value-type="string">
            <text:p>f17498a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34" calcext:value-type="float">
            <text:p>11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36];&quot;',&quot;);COM.MICROSOFT.CONCAT(&quot;'&quot;;[.B136];[.C136];&quot;',&quot;);COM.MICROSOFT.CONCAT([.D136]);&quot;);&quot;)" office:value-type="string" office:string-value="insert into TICKET (ID,NUMERO,MONTANT) values ('f17499bc-1b9e-11ec-9621-0242ac130002','AA1135',20);" calcext:value-type="string">
            <text:p>insert into TICKET (ID,NUMERO,MONTANT) values ('f17499bc-1b9e-11ec-9621-0242ac130002','AA1135',20);</text:p>
          </table:table-cell>
        </table:table-row>
        <table:table-row table:style-name="ro1">
          <table:table-cell office:value-type="string" calcext:value-type="string">
            <text:p>f17499b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35" calcext:value-type="float">
            <text:p>113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37];&quot;',&quot;);COM.MICROSOFT.CONCAT(&quot;'&quot;;[.B137];[.C137];&quot;',&quot;);COM.MICROSOFT.CONCAT([.D137]);&quot;);&quot;)" office:value-type="string" office:string-value="insert into TICKET (ID,NUMERO,MONTANT) values ('f1749b1a-1b9e-11ec-9621-0242ac130002','AA1136',20);" calcext:value-type="string">
            <text:p>insert into TICKET (ID,NUMERO,MONTANT) values ('f1749b1a-1b9e-11ec-9621-0242ac130002','AA1136',20);</text:p>
          </table:table-cell>
        </table:table-row>
        <table:table-row table:style-name="ro1">
          <table:table-cell office:value-type="string" calcext:value-type="string">
            <text:p>f1749b1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36" calcext:value-type="float">
            <text:p>113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38];&quot;',&quot;);COM.MICROSOFT.CONCAT(&quot;'&quot;;[.B138];[.C138];&quot;',&quot;);COM.MICROSOFT.CONCAT([.D138]);&quot;);&quot;)" office:value-type="string" office:string-value="insert into TICKET (ID,NUMERO,MONTANT) values ('f1749c14-1b9e-11ec-9621-0242ac130002','AA1137',20);" calcext:value-type="string">
            <text:p>insert into TICKET (ID,NUMERO,MONTANT) values ('f1749c14-1b9e-11ec-9621-0242ac130002','AA1137',20);</text:p>
          </table:table-cell>
        </table:table-row>
        <table:table-row table:style-name="ro1">
          <table:table-cell office:value-type="string" calcext:value-type="string">
            <text:p>f1749c1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37" calcext:value-type="float">
            <text:p>113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39];&quot;',&quot;);COM.MICROSOFT.CONCAT(&quot;'&quot;;[.B139];[.C139];&quot;',&quot;);COM.MICROSOFT.CONCAT([.D139]);&quot;);&quot;)" office:value-type="string" office:string-value="insert into TICKET (ID,NUMERO,MONTANT) values ('f1749e1c-1b9e-11ec-9621-0242ac130002','AA1138',20);" calcext:value-type="string">
            <text:p>insert into TICKET (ID,NUMERO,MONTANT) values ('f1749e1c-1b9e-11ec-9621-0242ac130002','AA1138',20);</text:p>
          </table:table-cell>
        </table:table-row>
        <table:table-row table:style-name="ro1">
          <table:table-cell office:value-type="string" calcext:value-type="string">
            <text:p>f1749e1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38" calcext:value-type="float">
            <text:p>113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40];&quot;',&quot;);COM.MICROSOFT.CONCAT(&quot;'&quot;;[.B140];[.C140];&quot;',&quot;);COM.MICROSOFT.CONCAT([.D140]);&quot;);&quot;)" office:value-type="string" office:string-value="insert into TICKET (ID,NUMERO,MONTANT) values ('f1749ee4-1b9e-11ec-9621-0242ac130002','AA1139',20);" calcext:value-type="string">
            <text:p>insert into TICKET (ID,NUMERO,MONTANT) values ('f1749ee4-1b9e-11ec-9621-0242ac130002','AA1139',20);</text:p>
          </table:table-cell>
        </table:table-row>
        <table:table-row table:style-name="ro1">
          <table:table-cell office:value-type="string" calcext:value-type="string">
            <text:p>f1749ee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39" calcext:value-type="float">
            <text:p>113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41];&quot;',&quot;);COM.MICROSOFT.CONCAT(&quot;'&quot;;[.B141];[.C141];&quot;',&quot;);COM.MICROSOFT.CONCAT([.D141]);&quot;);&quot;)" office:value-type="string" office:string-value="insert into TICKET (ID,NUMERO,MONTANT) values ('f1749f98-1b9e-11ec-9621-0242ac130002','AA1140',20);" calcext:value-type="string">
            <text:p>insert into TICKET (ID,NUMERO,MONTANT) values ('f1749f98-1b9e-11ec-9621-0242ac130002','AA1140',20);</text:p>
          </table:table-cell>
        </table:table-row>
        <table:table-row table:style-name="ro1">
          <table:table-cell office:value-type="string" calcext:value-type="string">
            <text:p>f1749f9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40" calcext:value-type="float">
            <text:p>114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42];&quot;',&quot;);COM.MICROSOFT.CONCAT(&quot;'&quot;;[.B142];[.C142];&quot;',&quot;);COM.MICROSOFT.CONCAT([.D142]);&quot;);&quot;)" office:value-type="string" office:string-value="insert into TICKET (ID,NUMERO,MONTANT) values ('f174a056-1b9e-11ec-9621-0242ac130002','AA1141',20);" calcext:value-type="string">
            <text:p>insert into TICKET (ID,NUMERO,MONTANT) values ('f174a056-1b9e-11ec-9621-0242ac130002','AA1141',20);</text:p>
          </table:table-cell>
        </table:table-row>
        <table:table-row table:style-name="ro1">
          <table:table-cell office:value-type="string" calcext:value-type="string">
            <text:p>f174a05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41" calcext:value-type="float">
            <text:p>114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43];&quot;',&quot;);COM.MICROSOFT.CONCAT(&quot;'&quot;;[.B143];[.C143];&quot;',&quot;);COM.MICROSOFT.CONCAT([.D143]);&quot;);&quot;)" office:value-type="string" office:string-value="insert into TICKET (ID,NUMERO,MONTANT) values ('f174a16e-1b9e-11ec-9621-0242ac130002','AA1142',20);" calcext:value-type="string">
            <text:p>insert into TICKET (ID,NUMERO,MONTANT) values ('f174a16e-1b9e-11ec-9621-0242ac130002','AA1142',20);</text:p>
          </table:table-cell>
        </table:table-row>
        <table:table-row table:style-name="ro1">
          <table:table-cell office:value-type="string" calcext:value-type="string">
            <text:p>f174a16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42" calcext:value-type="float">
            <text:p>114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44];&quot;',&quot;);COM.MICROSOFT.CONCAT(&quot;'&quot;;[.B144];[.C144];&quot;',&quot;);COM.MICROSOFT.CONCAT([.D144]);&quot;);&quot;)" office:value-type="string" office:string-value="insert into TICKET (ID,NUMERO,MONTANT) values ('f174a2ae-1b9e-11ec-9621-0242ac130002','AA1143',20);" calcext:value-type="string">
            <text:p>insert into TICKET (ID,NUMERO,MONTANT) values ('f174a2ae-1b9e-11ec-9621-0242ac130002','AA1143',20);</text:p>
          </table:table-cell>
        </table:table-row>
        <table:table-row table:style-name="ro1">
          <table:table-cell office:value-type="string" calcext:value-type="string">
            <text:p>f174a2a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43" calcext:value-type="float">
            <text:p>114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45];&quot;',&quot;);COM.MICROSOFT.CONCAT(&quot;'&quot;;[.B145];[.C145];&quot;',&quot;);COM.MICROSOFT.CONCAT([.D145]);&quot;);&quot;)" office:value-type="string" office:string-value="insert into TICKET (ID,NUMERO,MONTANT) values ('f174a376-1b9e-11ec-9621-0242ac130002','AA1144',20);" calcext:value-type="string">
            <text:p>insert into TICKET (ID,NUMERO,MONTANT) values ('f174a376-1b9e-11ec-9621-0242ac130002','AA1144',20);</text:p>
          </table:table-cell>
        </table:table-row>
        <table:table-row table:style-name="ro1">
          <table:table-cell office:value-type="string" calcext:value-type="string">
            <text:p>f174a37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44" calcext:value-type="float">
            <text:p>114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46];&quot;',&quot;);COM.MICROSOFT.CONCAT(&quot;'&quot;;[.B146];[.C146];&quot;',&quot;);COM.MICROSOFT.CONCAT([.D146]);&quot;);&quot;)" office:value-type="string" office:string-value="insert into TICKET (ID,NUMERO,MONTANT) values ('f174a4b6-1b9e-11ec-9621-0242ac130002','AA1145',20);" calcext:value-type="string">
            <text:p>insert into TICKET (ID,NUMERO,MONTANT) values ('f174a4b6-1b9e-11ec-9621-0242ac130002','AA1145',20);</text:p>
          </table:table-cell>
        </table:table-row>
        <table:table-row table:style-name="ro1">
          <table:table-cell office:value-type="string" calcext:value-type="string">
            <text:p>f174a4b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45" calcext:value-type="float">
            <text:p>114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47];&quot;',&quot;);COM.MICROSOFT.CONCAT(&quot;'&quot;;[.B147];[.C147];&quot;',&quot;);COM.MICROSOFT.CONCAT([.D147]);&quot;);&quot;)" office:value-type="string" office:string-value="insert into TICKET (ID,NUMERO,MONTANT) values ('f174a5c4-1b9e-11ec-9621-0242ac130002','AA1146',20);" calcext:value-type="string">
            <text:p>insert into TICKET (ID,NUMERO,MONTANT) values ('f174a5c4-1b9e-11ec-9621-0242ac130002','AA1146',20);</text:p>
          </table:table-cell>
        </table:table-row>
        <table:table-row table:style-name="ro1">
          <table:table-cell office:value-type="string" calcext:value-type="string">
            <text:p>f174a5c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46" calcext:value-type="float">
            <text:p>114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48];&quot;',&quot;);COM.MICROSOFT.CONCAT(&quot;'&quot;;[.B148];[.C148];&quot;',&quot;);COM.MICROSOFT.CONCAT([.D148]);&quot;);&quot;)" office:value-type="string" office:string-value="insert into TICKET (ID,NUMERO,MONTANT) values ('f174a68c-1b9e-11ec-9621-0242ac130002','AA1147',20);" calcext:value-type="string">
            <text:p>insert into TICKET (ID,NUMERO,MONTANT) values ('f174a68c-1b9e-11ec-9621-0242ac130002','AA1147',20);</text:p>
          </table:table-cell>
        </table:table-row>
        <table:table-row table:style-name="ro1">
          <table:table-cell office:value-type="string" calcext:value-type="string">
            <text:p>f174a68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47" calcext:value-type="float">
            <text:p>114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49];&quot;',&quot;);COM.MICROSOFT.CONCAT(&quot;'&quot;;[.B149];[.C149];&quot;',&quot;);COM.MICROSOFT.CONCAT([.D149]);&quot;);&quot;)" office:value-type="string" office:string-value="insert into TICKET (ID,NUMERO,MONTANT) values ('f174a920-1b9e-11ec-9621-0242ac130002','AA1148',20);" calcext:value-type="string">
            <text:p>insert into TICKET (ID,NUMERO,MONTANT) values ('f174a920-1b9e-11ec-9621-0242ac130002','AA1148',20);</text:p>
          </table:table-cell>
        </table:table-row>
        <table:table-row table:style-name="ro1">
          <table:table-cell office:value-type="string" calcext:value-type="string">
            <text:p>f174a92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48" calcext:value-type="float">
            <text:p>114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50];&quot;',&quot;);COM.MICROSOFT.CONCAT(&quot;'&quot;;[.B150];[.C150];&quot;',&quot;);COM.MICROSOFT.CONCAT([.D150]);&quot;);&quot;)" office:value-type="string" office:string-value="insert into TICKET (ID,NUMERO,MONTANT) values ('f174aa06-1b9e-11ec-9621-0242ac130002','AA1149',20);" calcext:value-type="string">
            <text:p>insert into TICKET (ID,NUMERO,MONTANT) values ('f174aa06-1b9e-11ec-9621-0242ac130002','AA1149',20);</text:p>
          </table:table-cell>
        </table:table-row>
        <table:table-row table:style-name="ro1">
          <table:table-cell office:value-type="string" calcext:value-type="string">
            <text:p>f174aa0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49" calcext:value-type="float">
            <text:p>114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51];&quot;',&quot;);COM.MICROSOFT.CONCAT(&quot;'&quot;;[.B151];[.C151];&quot;',&quot;);COM.MICROSOFT.CONCAT([.D151]);&quot;);&quot;)" office:value-type="string" office:string-value="insert into TICKET (ID,NUMERO,MONTANT) values ('f174aace-1b9e-11ec-9621-0242ac130002','AA1150',20);" calcext:value-type="string">
            <text:p>insert into TICKET (ID,NUMERO,MONTANT) values ('f174aace-1b9e-11ec-9621-0242ac130002','AA1150',20);</text:p>
          </table:table-cell>
        </table:table-row>
        <table:table-row table:style-name="ro1">
          <table:table-cell office:value-type="string" calcext:value-type="string">
            <text:p>f174aac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50" calcext:value-type="float">
            <text:p>115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52];&quot;',&quot;);COM.MICROSOFT.CONCAT(&quot;'&quot;;[.B152];[.C152];&quot;',&quot;);COM.MICROSOFT.CONCAT([.D152]);&quot;);&quot;)" office:value-type="string" office:string-value="insert into TICKET (ID,NUMERO,MONTANT) values ('f174abfa-1b9e-11ec-9621-0242ac130002','AA1151',20);" calcext:value-type="string">
            <text:p>insert into TICKET (ID,NUMERO,MONTANT) values ('f174abfa-1b9e-11ec-9621-0242ac130002','AA1151',20);</text:p>
          </table:table-cell>
        </table:table-row>
        <table:table-row table:style-name="ro1">
          <table:table-cell office:value-type="string" calcext:value-type="string">
            <text:p>f174abf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51" calcext:value-type="float">
            <text:p>115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53];&quot;',&quot;);COM.MICROSOFT.CONCAT(&quot;'&quot;;[.B153];[.C153];&quot;',&quot;);COM.MICROSOFT.CONCAT([.D153]);&quot;);&quot;)" office:value-type="string" office:string-value="insert into TICKET (ID,NUMERO,MONTANT) values ('f174ad6c-1b9e-11ec-9621-0242ac130002','AA1152',20);" calcext:value-type="string">
            <text:p>insert into TICKET (ID,NUMERO,MONTANT) values ('f174ad6c-1b9e-11ec-9621-0242ac130002','AA1152',20);</text:p>
          </table:table-cell>
        </table:table-row>
        <table:table-row table:style-name="ro1">
          <table:table-cell office:value-type="string" calcext:value-type="string">
            <text:p>f174ad6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52" calcext:value-type="float">
            <text:p>115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54];&quot;',&quot;);COM.MICROSOFT.CONCAT(&quot;'&quot;;[.B154];[.C154];&quot;',&quot;);COM.MICROSOFT.CONCAT([.D154]);&quot;);&quot;)" office:value-type="string" office:string-value="insert into TICKET (ID,NUMERO,MONTANT) values ('f174ae2a-1b9e-11ec-9621-0242ac130002','AA1153',20);" calcext:value-type="string">
            <text:p>insert into TICKET (ID,NUMERO,MONTANT) values ('f174ae2a-1b9e-11ec-9621-0242ac130002','AA1153',20);</text:p>
          </table:table-cell>
        </table:table-row>
        <table:table-row table:style-name="ro1">
          <table:table-cell office:value-type="string" calcext:value-type="string">
            <text:p>f174ae2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53" calcext:value-type="float">
            <text:p>115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55];&quot;',&quot;);COM.MICROSOFT.CONCAT(&quot;'&quot;;[.B155];[.C155];&quot;',&quot;);COM.MICROSOFT.CONCAT([.D155]);&quot;);&quot;)" office:value-type="string" office:string-value="insert into TICKET (ID,NUMERO,MONTANT) values ('f174af56-1b9e-11ec-9621-0242ac130002','AA1154',20);" calcext:value-type="string">
            <text:p>insert into TICKET (ID,NUMERO,MONTANT) values ('f174af56-1b9e-11ec-9621-0242ac130002','AA1154',20);</text:p>
          </table:table-cell>
        </table:table-row>
        <table:table-row table:style-name="ro1">
          <table:table-cell office:value-type="string" calcext:value-type="string">
            <text:p>f174af5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54" calcext:value-type="float">
            <text:p>115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56];&quot;',&quot;);COM.MICROSOFT.CONCAT(&quot;'&quot;;[.B156];[.C156];&quot;',&quot;);COM.MICROSOFT.CONCAT([.D156]);&quot;);&quot;)" office:value-type="string" office:string-value="insert into TICKET (ID,NUMERO,MONTANT) values ('f174b014-1b9e-11ec-9621-0242ac130002','AA1155',20);" calcext:value-type="string">
            <text:p>insert into TICKET (ID,NUMERO,MONTANT) values ('f174b014-1b9e-11ec-9621-0242ac130002','AA1155',20);</text:p>
          </table:table-cell>
        </table:table-row>
        <table:table-row table:style-name="ro1">
          <table:table-cell office:value-type="string" calcext:value-type="string">
            <text:p>f174b01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55" calcext:value-type="float">
            <text:p>115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57];&quot;',&quot;);COM.MICROSOFT.CONCAT(&quot;'&quot;;[.B157];[.C157];&quot;',&quot;);COM.MICROSOFT.CONCAT([.D157]);&quot;);&quot;)" office:value-type="string" office:string-value="insert into TICKET (ID,NUMERO,MONTANT) values ('f174b122-1b9e-11ec-9621-0242ac130002','AA1156',20);" calcext:value-type="string">
            <text:p>insert into TICKET (ID,NUMERO,MONTANT) values ('f174b122-1b9e-11ec-9621-0242ac130002','AA1156',20);</text:p>
          </table:table-cell>
        </table:table-row>
        <table:table-row table:style-name="ro1">
          <table:table-cell office:value-type="string" calcext:value-type="string">
            <text:p>f174b12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56" calcext:value-type="float">
            <text:p>115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58];&quot;',&quot;);COM.MICROSOFT.CONCAT(&quot;'&quot;;[.B158];[.C158];&quot;',&quot;);COM.MICROSOFT.CONCAT([.D158]);&quot;);&quot;)" office:value-type="string" office:string-value="insert into TICKET (ID,NUMERO,MONTANT) values ('f174b226-1b9e-11ec-9621-0242ac130002','AA1157',20);" calcext:value-type="string">
            <text:p>insert into TICKET (ID,NUMERO,MONTANT) values ('f174b226-1b9e-11ec-9621-0242ac130002','AA1157',20);</text:p>
          </table:table-cell>
        </table:table-row>
        <table:table-row table:style-name="ro1">
          <table:table-cell office:value-type="string" calcext:value-type="string">
            <text:p>f174b22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57" calcext:value-type="float">
            <text:p>115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59];&quot;',&quot;);COM.MICROSOFT.CONCAT(&quot;'&quot;;[.B159];[.C159];&quot;',&quot;);COM.MICROSOFT.CONCAT([.D159]);&quot;);&quot;)" office:value-type="string" office:string-value="insert into TICKET (ID,NUMERO,MONTANT) values ('f174b334-1b9e-11ec-9621-0242ac130002','AA1158',20);" calcext:value-type="string">
            <text:p>insert into TICKET (ID,NUMERO,MONTANT) values ('f174b334-1b9e-11ec-9621-0242ac130002','AA1158',20);</text:p>
          </table:table-cell>
        </table:table-row>
        <table:table-row table:style-name="ro1">
          <table:table-cell office:value-type="string" calcext:value-type="string">
            <text:p>f174b33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58" calcext:value-type="float">
            <text:p>115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60];&quot;',&quot;);COM.MICROSOFT.CONCAT(&quot;'&quot;;[.B160];[.C160];&quot;',&quot;);COM.MICROSOFT.CONCAT([.D160]);&quot;);&quot;)" office:value-type="string" office:string-value="insert into TICKET (ID,NUMERO,MONTANT) values ('f174b42e-1b9e-11ec-9621-0242ac130002','AA1159',20);" calcext:value-type="string">
            <text:p>insert into TICKET (ID,NUMERO,MONTANT) values ('f174b42e-1b9e-11ec-9621-0242ac130002','AA1159',20);</text:p>
          </table:table-cell>
        </table:table-row>
        <table:table-row table:style-name="ro1">
          <table:table-cell office:value-type="string" calcext:value-type="string">
            <text:p>f174b42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59" calcext:value-type="float">
            <text:p>115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61];&quot;',&quot;);COM.MICROSOFT.CONCAT(&quot;'&quot;;[.B161];[.C161];&quot;',&quot;);COM.MICROSOFT.CONCAT([.D161]);&quot;);&quot;)" office:value-type="string" office:string-value="insert into TICKET (ID,NUMERO,MONTANT) values ('f174b596-1b9e-11ec-9621-0242ac130002','AA1160',20);" calcext:value-type="string">
            <text:p>insert into TICKET (ID,NUMERO,MONTANT) values ('f174b596-1b9e-11ec-9621-0242ac130002','AA1160',20);</text:p>
          </table:table-cell>
        </table:table-row>
        <table:table-row table:style-name="ro1">
          <table:table-cell office:value-type="string" calcext:value-type="string">
            <text:p>f174b59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60" calcext:value-type="float">
            <text:p>1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62];&quot;',&quot;);COM.MICROSOFT.CONCAT(&quot;'&quot;;[.B162];[.C162];&quot;',&quot;);COM.MICROSOFT.CONCAT([.D162]);&quot;);&quot;)" office:value-type="string" office:string-value="insert into TICKET (ID,NUMERO,MONTANT) values ('f174b654-1b9e-11ec-9621-0242ac130002','AA1161',20);" calcext:value-type="string">
            <text:p>insert into TICKET (ID,NUMERO,MONTANT) values ('f174b654-1b9e-11ec-9621-0242ac130002','AA1161',20);</text:p>
          </table:table-cell>
        </table:table-row>
        <table:table-row table:style-name="ro1">
          <table:table-cell office:value-type="string" calcext:value-type="string">
            <text:p>f174b65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61" calcext:value-type="float">
            <text:p>116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63];&quot;',&quot;);COM.MICROSOFT.CONCAT(&quot;'&quot;;[.B163];[.C163];&quot;',&quot;);COM.MICROSOFT.CONCAT([.D163]);&quot;);&quot;)" office:value-type="string" office:string-value="insert into TICKET (ID,NUMERO,MONTANT) values ('f174b7bc-1b9e-11ec-9621-0242ac130002','AA1162',20);" calcext:value-type="string">
            <text:p>insert into TICKET (ID,NUMERO,MONTANT) values ('f174b7bc-1b9e-11ec-9621-0242ac130002','AA1162',20);</text:p>
          </table:table-cell>
        </table:table-row>
        <table:table-row table:style-name="ro1">
          <table:table-cell office:value-type="string" calcext:value-type="string">
            <text:p>f174b7b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62" calcext:value-type="float">
            <text:p>116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64];&quot;',&quot;);COM.MICROSOFT.CONCAT(&quot;'&quot;;[.B164];[.C164];&quot;',&quot;);COM.MICROSOFT.CONCAT([.D164]);&quot;);&quot;)" office:value-type="string" office:string-value="insert into TICKET (ID,NUMERO,MONTANT) values ('f174b8ca-1b9e-11ec-9621-0242ac130002','AA1163',20);" calcext:value-type="string">
            <text:p>insert into TICKET (ID,NUMERO,MONTANT) values ('f174b8ca-1b9e-11ec-9621-0242ac130002','AA1163',20);</text:p>
          </table:table-cell>
        </table:table-row>
        <table:table-row table:style-name="ro1">
          <table:table-cell office:value-type="string" calcext:value-type="string">
            <text:p>f174b8c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63" calcext:value-type="float">
            <text:p>116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65];&quot;',&quot;);COM.MICROSOFT.CONCAT(&quot;'&quot;;[.B165];[.C165];&quot;',&quot;);COM.MICROSOFT.CONCAT([.D165]);&quot;);&quot;)" office:value-type="string" office:string-value="insert into TICKET (ID,NUMERO,MONTANT) values ('f174b9c4-1b9e-11ec-9621-0242ac130002','AA1164',20);" calcext:value-type="string">
            <text:p>insert into TICKET (ID,NUMERO,MONTANT) values ('f174b9c4-1b9e-11ec-9621-0242ac130002','AA1164',20);</text:p>
          </table:table-cell>
        </table:table-row>
        <table:table-row table:style-name="ro1">
          <table:table-cell office:value-type="string" calcext:value-type="string">
            <text:p>f174b9c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64" calcext:value-type="float">
            <text:p>116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66];&quot;',&quot;);COM.MICROSOFT.CONCAT(&quot;'&quot;;[.B166];[.C166];&quot;',&quot;);COM.MICROSOFT.CONCAT([.D166]);&quot;);&quot;)" office:value-type="string" office:string-value="insert into TICKET (ID,NUMERO,MONTANT) values ('f174baf0-1b9e-11ec-9621-0242ac130002','AA1165',20);" calcext:value-type="string">
            <text:p>insert into TICKET (ID,NUMERO,MONTANT) values ('f174baf0-1b9e-11ec-9621-0242ac130002','AA1165',20);</text:p>
          </table:table-cell>
        </table:table-row>
        <table:table-row table:style-name="ro1">
          <table:table-cell office:value-type="string" calcext:value-type="string">
            <text:p>f174baf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65" calcext:value-type="float">
            <text:p>116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67];&quot;',&quot;);COM.MICROSOFT.CONCAT(&quot;'&quot;;[.B167];[.C167];&quot;',&quot;);COM.MICROSOFT.CONCAT([.D167]);&quot;);&quot;)" office:value-type="string" office:string-value="insert into TICKET (ID,NUMERO,MONTANT) values ('f174bc26-1b9e-11ec-9621-0242ac130002','AA1166',20);" calcext:value-type="string">
            <text:p>insert into TICKET (ID,NUMERO,MONTANT) values ('f174bc26-1b9e-11ec-9621-0242ac130002','AA1166',20);</text:p>
          </table:table-cell>
        </table:table-row>
        <table:table-row table:style-name="ro1">
          <table:table-cell office:value-type="string" calcext:value-type="string">
            <text:p>f174bc2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66" calcext:value-type="float">
            <text:p>116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68];&quot;',&quot;);COM.MICROSOFT.CONCAT(&quot;'&quot;;[.B168];[.C168];&quot;',&quot;);COM.MICROSOFT.CONCAT([.D168]);&quot;);&quot;)" office:value-type="string" office:string-value="insert into TICKET (ID,NUMERO,MONTANT) values ('f174bd8e-1b9e-11ec-9621-0242ac130002','AA1167',20);" calcext:value-type="string">
            <text:p>insert into TICKET (ID,NUMERO,MONTANT) values ('f174bd8e-1b9e-11ec-9621-0242ac130002','AA1167',20);</text:p>
          </table:table-cell>
        </table:table-row>
        <table:table-row table:style-name="ro1">
          <table:table-cell office:value-type="string" calcext:value-type="string">
            <text:p>f174bd8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67" calcext:value-type="float">
            <text:p>116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69];&quot;',&quot;);COM.MICROSOFT.CONCAT(&quot;'&quot;;[.B169];[.C169];&quot;',&quot;);COM.MICROSOFT.CONCAT([.D169]);&quot;);&quot;)" office:value-type="string" office:string-value="insert into TICKET (ID,NUMERO,MONTANT) values ('f174be4c-1b9e-11ec-9621-0242ac130002','AA1168',20);" calcext:value-type="string">
            <text:p>insert into TICKET (ID,NUMERO,MONTANT) values ('f174be4c-1b9e-11ec-9621-0242ac130002','AA1168',20);</text:p>
          </table:table-cell>
        </table:table-row>
        <table:table-row table:style-name="ro1">
          <table:table-cell office:value-type="string" calcext:value-type="string">
            <text:p>f174be4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68" calcext:value-type="float">
            <text:p>116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70];&quot;',&quot;);COM.MICROSOFT.CONCAT(&quot;'&quot;;[.B170];[.C170];&quot;',&quot;);COM.MICROSOFT.CONCAT([.D170]);&quot;);&quot;)" office:value-type="string" office:string-value="insert into TICKET (ID,NUMERO,MONTANT) values ('f174bf5a-1b9e-11ec-9621-0242ac130002','AA1169',20);" calcext:value-type="string">
            <text:p>insert into TICKET (ID,NUMERO,MONTANT) values ('f174bf5a-1b9e-11ec-9621-0242ac130002','AA1169',20);</text:p>
          </table:table-cell>
        </table:table-row>
        <table:table-row table:style-name="ro1">
          <table:table-cell office:value-type="string" calcext:value-type="string">
            <text:p>f174bf5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69" calcext:value-type="float">
            <text:p>116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71];&quot;',&quot;);COM.MICROSOFT.CONCAT(&quot;'&quot;;[.B171];[.C171];&quot;',&quot;);COM.MICROSOFT.CONCAT([.D171]);&quot;);&quot;)" office:value-type="string" office:string-value="insert into TICKET (ID,NUMERO,MONTANT) values ('f174c0cc-1b9e-11ec-9621-0242ac130002','AA1170',20);" calcext:value-type="string">
            <text:p>insert into TICKET (ID,NUMERO,MONTANT) values ('f174c0cc-1b9e-11ec-9621-0242ac130002','AA1170',20);</text:p>
          </table:table-cell>
        </table:table-row>
        <table:table-row table:style-name="ro1">
          <table:table-cell office:value-type="string" calcext:value-type="string">
            <text:p>f174c0c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70" calcext:value-type="float">
            <text:p>117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72];&quot;',&quot;);COM.MICROSOFT.CONCAT(&quot;'&quot;;[.B172];[.C172];&quot;',&quot;);COM.MICROSOFT.CONCAT([.D172]);&quot;);&quot;)" office:value-type="string" office:string-value="insert into TICKET (ID,NUMERO,MONTANT) values ('f174c1ee-1b9e-11ec-9621-0242ac130002','AA1171',20);" calcext:value-type="string">
            <text:p>insert into TICKET (ID,NUMERO,MONTANT) values ('f174c1ee-1b9e-11ec-9621-0242ac130002','AA1171',20);</text:p>
          </table:table-cell>
        </table:table-row>
        <table:table-row table:style-name="ro1">
          <table:table-cell office:value-type="string" calcext:value-type="string">
            <text:p>f174c1e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71" calcext:value-type="float">
            <text:p>117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73];&quot;',&quot;);COM.MICROSOFT.CONCAT(&quot;'&quot;;[.B173];[.C173];&quot;',&quot;);COM.MICROSOFT.CONCAT([.D173]);&quot;);&quot;)" office:value-type="string" office:string-value="insert into TICKET (ID,NUMERO,MONTANT) values ('f174c2f2-1b9e-11ec-9621-0242ac130002','AA1172',20);" calcext:value-type="string">
            <text:p>insert into TICKET (ID,NUMERO,MONTANT) values ('f174c2f2-1b9e-11ec-9621-0242ac130002','AA1172',20);</text:p>
          </table:table-cell>
        </table:table-row>
        <table:table-row table:style-name="ro1">
          <table:table-cell office:value-type="string" calcext:value-type="string">
            <text:p>f174c2f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72" calcext:value-type="float">
            <text:p>117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74];&quot;',&quot;);COM.MICROSOFT.CONCAT(&quot;'&quot;;[.B174];[.C174];&quot;',&quot;);COM.MICROSOFT.CONCAT([.D174]);&quot;);&quot;)" office:value-type="string" office:string-value="insert into TICKET (ID,NUMERO,MONTANT) values ('f174c3e2-1b9e-11ec-9621-0242ac130002','AA1173',20);" calcext:value-type="string">
            <text:p>insert into TICKET (ID,NUMERO,MONTANT) values ('f174c3e2-1b9e-11ec-9621-0242ac130002','AA1173',20);</text:p>
          </table:table-cell>
        </table:table-row>
        <table:table-row table:style-name="ro1">
          <table:table-cell office:value-type="string" calcext:value-type="string">
            <text:p>f174c3e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73" calcext:value-type="float">
            <text:p>117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75];&quot;',&quot;);COM.MICROSOFT.CONCAT(&quot;'&quot;;[.B175];[.C175];&quot;',&quot;);COM.MICROSOFT.CONCAT([.D175]);&quot;);&quot;)" office:value-type="string" office:string-value="insert into TICKET (ID,NUMERO,MONTANT) values ('f174c504-1b9e-11ec-9621-0242ac130002','AA1174',20);" calcext:value-type="string">
            <text:p>insert into TICKET (ID,NUMERO,MONTANT) values ('f174c504-1b9e-11ec-9621-0242ac130002','AA1174',20);</text:p>
          </table:table-cell>
        </table:table-row>
        <table:table-row table:style-name="ro1">
          <table:table-cell office:value-type="string" calcext:value-type="string">
            <text:p>f174c50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74" calcext:value-type="float">
            <text:p>117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76];&quot;',&quot;);COM.MICROSOFT.CONCAT(&quot;'&quot;;[.B176];[.C176];&quot;',&quot;);COM.MICROSOFT.CONCAT([.D176]);&quot;);&quot;)" office:value-type="string" office:string-value="insert into TICKET (ID,NUMERO,MONTANT) values ('f174c612-1b9e-11ec-9621-0242ac130002','AA1175',20);" calcext:value-type="string">
            <text:p>insert into TICKET (ID,NUMERO,MONTANT) values ('f174c612-1b9e-11ec-9621-0242ac130002','AA1175',20);</text:p>
          </table:table-cell>
        </table:table-row>
        <table:table-row table:style-name="ro1">
          <table:table-cell office:value-type="string" calcext:value-type="string">
            <text:p>f174c61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75" calcext:value-type="float">
            <text:p>11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77];&quot;',&quot;);COM.MICROSOFT.CONCAT(&quot;'&quot;;[.B177];[.C177];&quot;',&quot;);COM.MICROSOFT.CONCAT([.D177]);&quot;);&quot;)" office:value-type="string" office:string-value="insert into TICKET (ID,NUMERO,MONTANT) values ('f174c734-1b9e-11ec-9621-0242ac130002','AA1176',20);" calcext:value-type="string">
            <text:p>insert into TICKET (ID,NUMERO,MONTANT) values ('f174c734-1b9e-11ec-9621-0242ac130002','AA1176',20);</text:p>
          </table:table-cell>
        </table:table-row>
        <table:table-row table:style-name="ro1">
          <table:table-cell office:value-type="string" calcext:value-type="string">
            <text:p>f174c73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76" calcext:value-type="float">
            <text:p>117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78];&quot;',&quot;);COM.MICROSOFT.CONCAT(&quot;'&quot;;[.B178];[.C178];&quot;',&quot;);COM.MICROSOFT.CONCAT([.D178]);&quot;);&quot;)" office:value-type="string" office:string-value="insert into TICKET (ID,NUMERO,MONTANT) values ('f174c856-1b9e-11ec-9621-0242ac130002','AA1177',20);" calcext:value-type="string">
            <text:p>insert into TICKET (ID,NUMERO,MONTANT) values ('f174c856-1b9e-11ec-9621-0242ac130002','AA1177',20);</text:p>
          </table:table-cell>
        </table:table-row>
        <table:table-row table:style-name="ro1">
          <table:table-cell office:value-type="string" calcext:value-type="string">
            <text:p>f174c85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77" calcext:value-type="float">
            <text:p>117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79];&quot;',&quot;);COM.MICROSOFT.CONCAT(&quot;'&quot;;[.B179];[.C179];&quot;',&quot;);COM.MICROSOFT.CONCAT([.D179]);&quot;);&quot;)" office:value-type="string" office:string-value="insert into TICKET (ID,NUMERO,MONTANT) values ('f174c964-1b9e-11ec-9621-0242ac130002','AA1178',20);" calcext:value-type="string">
            <text:p>insert into TICKET (ID,NUMERO,MONTANT) values ('f174c964-1b9e-11ec-9621-0242ac130002','AA1178',20);</text:p>
          </table:table-cell>
        </table:table-row>
        <table:table-row table:style-name="ro1">
          <table:table-cell office:value-type="string" calcext:value-type="string">
            <text:p>f174c96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78" calcext:value-type="float">
            <text:p>117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80];&quot;',&quot;);COM.MICROSOFT.CONCAT(&quot;'&quot;;[.B180];[.C180];&quot;',&quot;);COM.MICROSOFT.CONCAT([.D180]);&quot;);&quot;)" office:value-type="string" office:string-value="insert into TICKET (ID,NUMERO,MONTANT) values ('f174ca90-1b9e-11ec-9621-0242ac130002','AA1179',20);" calcext:value-type="string">
            <text:p>insert into TICKET (ID,NUMERO,MONTANT) values ('f174ca90-1b9e-11ec-9621-0242ac130002','AA1179',20);</text:p>
          </table:table-cell>
        </table:table-row>
        <table:table-row table:style-name="ro1">
          <table:table-cell office:value-type="string" calcext:value-type="string">
            <text:p>f174ca9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79" calcext:value-type="float">
            <text:p>117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81];&quot;',&quot;);COM.MICROSOFT.CONCAT(&quot;'&quot;;[.B181];[.C181];&quot;',&quot;);COM.MICROSOFT.CONCAT([.D181]);&quot;);&quot;)" office:value-type="string" office:string-value="insert into TICKET (ID,NUMERO,MONTANT) values ('f174cbee-1b9e-11ec-9621-0242ac130002','AA1180',20);" calcext:value-type="string">
            <text:p>insert into TICKET (ID,NUMERO,MONTANT) values ('f174cbee-1b9e-11ec-9621-0242ac130002','AA1180',20);</text:p>
          </table:table-cell>
        </table:table-row>
        <table:table-row table:style-name="ro1">
          <table:table-cell office:value-type="string" calcext:value-type="string">
            <text:p>f174cbe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80" calcext:value-type="float">
            <text:p>118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82];&quot;',&quot;);COM.MICROSOFT.CONCAT(&quot;'&quot;;[.B182];[.C182];&quot;',&quot;);COM.MICROSOFT.CONCAT([.D182]);&quot;);&quot;)" office:value-type="string" office:string-value="insert into TICKET (ID,NUMERO,MONTANT) values ('f174cd24-1b9e-11ec-9621-0242ac130002','AA1181',20);" calcext:value-type="string">
            <text:p>insert into TICKET (ID,NUMERO,MONTANT) values ('f174cd24-1b9e-11ec-9621-0242ac130002','AA1181',20);</text:p>
          </table:table-cell>
        </table:table-row>
        <table:table-row table:style-name="ro1">
          <table:table-cell office:value-type="string" calcext:value-type="string">
            <text:p>f174cd2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81" calcext:value-type="float">
            <text:p>118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83];&quot;',&quot;);COM.MICROSOFT.CONCAT(&quot;'&quot;;[.B183];[.C183];&quot;',&quot;);COM.MICROSOFT.CONCAT([.D183]);&quot;);&quot;)" office:value-type="string" office:string-value="insert into TICKET (ID,NUMERO,MONTANT) values ('f174ce14-1b9e-11ec-9621-0242ac130002','AA1182',20);" calcext:value-type="string">
            <text:p>insert into TICKET (ID,NUMERO,MONTANT) values ('f174ce14-1b9e-11ec-9621-0242ac130002','AA1182',20);</text:p>
          </table:table-cell>
        </table:table-row>
        <table:table-row table:style-name="ro1">
          <table:table-cell office:value-type="string" calcext:value-type="string">
            <text:p>f174ce1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82" calcext:value-type="float">
            <text:p>118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84];&quot;',&quot;);COM.MICROSOFT.CONCAT(&quot;'&quot;;[.B184];[.C184];&quot;',&quot;);COM.MICROSOFT.CONCAT([.D184]);&quot;);&quot;)" office:value-type="string" office:string-value="insert into TICKET (ID,NUMERO,MONTANT) values ('f174cf36-1b9e-11ec-9621-0242ac130002','AA1183',20);" calcext:value-type="string">
            <text:p>insert into TICKET (ID,NUMERO,MONTANT) values ('f174cf36-1b9e-11ec-9621-0242ac130002','AA1183',20);</text:p>
          </table:table-cell>
        </table:table-row>
        <table:table-row table:style-name="ro1">
          <table:table-cell office:value-type="string" calcext:value-type="string">
            <text:p>f174cf3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83" calcext:value-type="float">
            <text:p>118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85];&quot;',&quot;);COM.MICROSOFT.CONCAT(&quot;'&quot;;[.B185];[.C185];&quot;',&quot;);COM.MICROSOFT.CONCAT([.D185]);&quot;);&quot;)" office:value-type="string" office:string-value="insert into TICKET (ID,NUMERO,MONTANT) values ('f174d0bc-1b9e-11ec-9621-0242ac130002','AA1184',20);" calcext:value-type="string">
            <text:p>insert into TICKET (ID,NUMERO,MONTANT) values ('f174d0bc-1b9e-11ec-9621-0242ac130002','AA1184',20);</text:p>
          </table:table-cell>
        </table:table-row>
        <table:table-row table:style-name="ro1">
          <table:table-cell office:value-type="string" calcext:value-type="string">
            <text:p>f174d0b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84" calcext:value-type="float">
            <text:p>118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86];&quot;',&quot;);COM.MICROSOFT.CONCAT(&quot;'&quot;;[.B186];[.C186];&quot;',&quot;);COM.MICROSOFT.CONCAT([.D186]);&quot;);&quot;)" office:value-type="string" office:string-value="insert into TICKET (ID,NUMERO,MONTANT) values ('f174d206-1b9e-11ec-9621-0242ac130002','AA1185',20);" calcext:value-type="string">
            <text:p>insert into TICKET (ID,NUMERO,MONTANT) values ('f174d206-1b9e-11ec-9621-0242ac130002','AA1185',20);</text:p>
          </table:table-cell>
        </table:table-row>
        <table:table-row table:style-name="ro1">
          <table:table-cell office:value-type="string" calcext:value-type="string">
            <text:p>f174d20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85" calcext:value-type="float">
            <text:p>118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87];&quot;',&quot;);COM.MICROSOFT.CONCAT(&quot;'&quot;;[.B187];[.C187];&quot;',&quot;);COM.MICROSOFT.CONCAT([.D187]);&quot;);&quot;)" office:value-type="string" office:string-value="insert into TICKET (ID,NUMERO,MONTANT) values ('f174d332-1b9e-11ec-9621-0242ac130002','AA1186',20);" calcext:value-type="string">
            <text:p>insert into TICKET (ID,NUMERO,MONTANT) values ('f174d332-1b9e-11ec-9621-0242ac130002','AA1186',20);</text:p>
          </table:table-cell>
        </table:table-row>
        <table:table-row table:style-name="ro1">
          <table:table-cell office:value-type="string" calcext:value-type="string">
            <text:p>f174d33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86" calcext:value-type="float">
            <text:p>118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88];&quot;',&quot;);COM.MICROSOFT.CONCAT(&quot;'&quot;;[.B188];[.C188];&quot;',&quot;);COM.MICROSOFT.CONCAT([.D188]);&quot;);&quot;)" office:value-type="string" office:string-value="insert into TICKET (ID,NUMERO,MONTANT) values ('f174d468-1b9e-11ec-9621-0242ac130002','AA1187',20);" calcext:value-type="string">
            <text:p>insert into TICKET (ID,NUMERO,MONTANT) values ('f174d468-1b9e-11ec-9621-0242ac130002','AA1187',20);</text:p>
          </table:table-cell>
        </table:table-row>
        <table:table-row table:style-name="ro1">
          <table:table-cell office:value-type="string" calcext:value-type="string">
            <text:p>f174d46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87" calcext:value-type="float">
            <text:p>118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89];&quot;',&quot;);COM.MICROSOFT.CONCAT(&quot;'&quot;;[.B189];[.C189];&quot;',&quot;);COM.MICROSOFT.CONCAT([.D189]);&quot;);&quot;)" office:value-type="string" office:string-value="insert into TICKET (ID,NUMERO,MONTANT) values ('f174d5da-1b9e-11ec-9621-0242ac130002','AA1188',20);" calcext:value-type="string">
            <text:p>insert into TICKET (ID,NUMERO,MONTANT) values ('f174d5da-1b9e-11ec-9621-0242ac130002','AA1188',20);</text:p>
          </table:table-cell>
        </table:table-row>
        <table:table-row table:style-name="ro1">
          <table:table-cell office:value-type="string" calcext:value-type="string">
            <text:p>f174d5d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88" calcext:value-type="float">
            <text:p>118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90];&quot;',&quot;);COM.MICROSOFT.CONCAT(&quot;'&quot;;[.B190];[.C190];&quot;',&quot;);COM.MICROSOFT.CONCAT([.D190]);&quot;);&quot;)" office:value-type="string" office:string-value="insert into TICKET (ID,NUMERO,MONTANT) values ('f174d710-1b9e-11ec-9621-0242ac130002','AA1189',20);" calcext:value-type="string">
            <text:p>insert into TICKET (ID,NUMERO,MONTANT) values ('f174d710-1b9e-11ec-9621-0242ac130002','AA1189',20);</text:p>
          </table:table-cell>
        </table:table-row>
        <table:table-row table:style-name="ro1">
          <table:table-cell office:value-type="string" calcext:value-type="string">
            <text:p>f174d71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89" calcext:value-type="float">
            <text:p>118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91];&quot;',&quot;);COM.MICROSOFT.CONCAT(&quot;'&quot;;[.B191];[.C191];&quot;',&quot;);COM.MICROSOFT.CONCAT([.D191]);&quot;);&quot;)" office:value-type="string" office:string-value="insert into TICKET (ID,NUMERO,MONTANT) values ('f174d832-1b9e-11ec-9621-0242ac130002','AA1190',20);" calcext:value-type="string">
            <text:p>insert into TICKET (ID,NUMERO,MONTANT) values ('f174d832-1b9e-11ec-9621-0242ac130002','AA1190',20);</text:p>
          </table:table-cell>
        </table:table-row>
        <table:table-row table:style-name="ro1">
          <table:table-cell office:value-type="string" calcext:value-type="string">
            <text:p>f174d83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90" calcext:value-type="float">
            <text:p>119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92];&quot;',&quot;);COM.MICROSOFT.CONCAT(&quot;'&quot;;[.B192];[.C192];&quot;',&quot;);COM.MICROSOFT.CONCAT([.D192]);&quot;);&quot;)" office:value-type="string" office:string-value="insert into TICKET (ID,NUMERO,MONTANT) values ('f174d9d6-1b9e-11ec-9621-0242ac130002','AA1191',20);" calcext:value-type="string">
            <text:p>insert into TICKET (ID,NUMERO,MONTANT) values ('f174d9d6-1b9e-11ec-9621-0242ac130002','AA1191',20);</text:p>
          </table:table-cell>
        </table:table-row>
        <table:table-row table:style-name="ro1">
          <table:table-cell office:value-type="string" calcext:value-type="string">
            <text:p>f174d9d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91" calcext:value-type="float">
            <text:p>119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93];&quot;',&quot;);COM.MICROSOFT.CONCAT(&quot;'&quot;;[.B193];[.C193];&quot;',&quot;);COM.MICROSOFT.CONCAT([.D193]);&quot;);&quot;)" office:value-type="string" office:string-value="insert into TICKET (ID,NUMERO,MONTANT) values ('f174da9e-1b9e-11ec-9621-0242ac130002','AA1192',20);" calcext:value-type="string">
            <text:p>insert into TICKET (ID,NUMERO,MONTANT) values ('f174da9e-1b9e-11ec-9621-0242ac130002','AA1192',20);</text:p>
          </table:table-cell>
        </table:table-row>
        <table:table-row table:style-name="ro1">
          <table:table-cell office:value-type="string" calcext:value-type="string">
            <text:p>f174da9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92" calcext:value-type="float">
            <text:p>119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94];&quot;',&quot;);COM.MICROSOFT.CONCAT(&quot;'&quot;;[.B194];[.C194];&quot;',&quot;);COM.MICROSOFT.CONCAT([.D194]);&quot;);&quot;)" office:value-type="string" office:string-value="insert into TICKET (ID,NUMERO,MONTANT) values ('f174dd14-1b9e-11ec-9621-0242ac130002','AA1193',20);" calcext:value-type="string">
            <text:p>insert into TICKET (ID,NUMERO,MONTANT) values ('f174dd14-1b9e-11ec-9621-0242ac130002','AA1193',20);</text:p>
          </table:table-cell>
        </table:table-row>
        <table:table-row table:style-name="ro1">
          <table:table-cell office:value-type="string" calcext:value-type="string">
            <text:p>f174dd1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93" calcext:value-type="float">
            <text:p>119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95];&quot;',&quot;);COM.MICROSOFT.CONCAT(&quot;'&quot;;[.B195];[.C195];&quot;',&quot;);COM.MICROSOFT.CONCAT([.D195]);&quot;);&quot;)" office:value-type="string" office:string-value="insert into TICKET (ID,NUMERO,MONTANT) values ('f174de54-1b9e-11ec-9621-0242ac130002','AA1194',20);" calcext:value-type="string">
            <text:p>insert into TICKET (ID,NUMERO,MONTANT) values ('f174de54-1b9e-11ec-9621-0242ac130002','AA1194',20);</text:p>
          </table:table-cell>
        </table:table-row>
        <table:table-row table:style-name="ro1">
          <table:table-cell office:value-type="string" calcext:value-type="string">
            <text:p>f174de5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94" calcext:value-type="float">
            <text:p>119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96];&quot;',&quot;);COM.MICROSOFT.CONCAT(&quot;'&quot;;[.B196];[.C196];&quot;',&quot;);COM.MICROSOFT.CONCAT([.D196]);&quot;);&quot;)" office:value-type="string" office:string-value="insert into TICKET (ID,NUMERO,MONTANT) values ('f174df76-1b9e-11ec-9621-0242ac130002','AA1195',20);" calcext:value-type="string">
            <text:p>insert into TICKET (ID,NUMERO,MONTANT) values ('f174df76-1b9e-11ec-9621-0242ac130002','AA1195',20);</text:p>
          </table:table-cell>
        </table:table-row>
        <table:table-row table:style-name="ro1">
          <table:table-cell office:value-type="string" calcext:value-type="string">
            <text:p>f174df7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95" calcext:value-type="float">
            <text:p>11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97];&quot;',&quot;);COM.MICROSOFT.CONCAT(&quot;'&quot;;[.B197];[.C197];&quot;',&quot;);COM.MICROSOFT.CONCAT([.D197]);&quot;);&quot;)" office:value-type="string" office:string-value="insert into TICKET (ID,NUMERO,MONTANT) values ('f174e106-1b9e-11ec-9621-0242ac130002','AA1196',20);" calcext:value-type="string">
            <text:p>insert into TICKET (ID,NUMERO,MONTANT) values ('f174e106-1b9e-11ec-9621-0242ac130002','AA1196',20);</text:p>
          </table:table-cell>
        </table:table-row>
        <table:table-row table:style-name="ro1">
          <table:table-cell office:value-type="string" calcext:value-type="string">
            <text:p>f174e10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96" calcext:value-type="float">
            <text:p>119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98];&quot;',&quot;);COM.MICROSOFT.CONCAT(&quot;'&quot;;[.B198];[.C198];&quot;',&quot;);COM.MICROSOFT.CONCAT([.D198]);&quot;);&quot;)" office:value-type="string" office:string-value="insert into TICKET (ID,NUMERO,MONTANT) values ('f174e1f6-1b9e-11ec-9621-0242ac130002','AA1197',20);" calcext:value-type="string">
            <text:p>insert into TICKET (ID,NUMERO,MONTANT) values ('f174e1f6-1b9e-11ec-9621-0242ac130002','AA1197',20);</text:p>
          </table:table-cell>
        </table:table-row>
        <table:table-row table:style-name="ro1">
          <table:table-cell office:value-type="string" calcext:value-type="string">
            <text:p>f174e1f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97" calcext:value-type="float">
            <text:p>119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199];&quot;',&quot;);COM.MICROSOFT.CONCAT(&quot;'&quot;;[.B199];[.C199];&quot;',&quot;);COM.MICROSOFT.CONCAT([.D199]);&quot;);&quot;)" office:value-type="string" office:string-value="insert into TICKET (ID,NUMERO,MONTANT) values ('f174e336-1b9e-11ec-9621-0242ac130002','AA1198',20);" calcext:value-type="string">
            <text:p>insert into TICKET (ID,NUMERO,MONTANT) values ('f174e336-1b9e-11ec-9621-0242ac130002','AA1198',20);</text:p>
          </table:table-cell>
        </table:table-row>
        <table:table-row table:style-name="ro1">
          <table:table-cell office:value-type="string" calcext:value-type="string">
            <text:p>f174e33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98" calcext:value-type="float">
            <text:p>119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00];&quot;',&quot;);COM.MICROSOFT.CONCAT(&quot;'&quot;;[.B200];[.C200];&quot;',&quot;);COM.MICROSOFT.CONCAT([.D200]);&quot;);&quot;)" office:value-type="string" office:string-value="insert into TICKET (ID,NUMERO,MONTANT) values ('f174e4c6-1b9e-11ec-9621-0242ac130002','AA1199',20);" calcext:value-type="string">
            <text:p>insert into TICKET (ID,NUMERO,MONTANT) values ('f174e4c6-1b9e-11ec-9621-0242ac130002','AA1199',20);</text:p>
          </table:table-cell>
        </table:table-row>
        <table:table-row table:style-name="ro1">
          <table:table-cell office:value-type="string" calcext:value-type="string">
            <text:p>f174e4c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199" calcext:value-type="float">
            <text:p>119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01];&quot;',&quot;);COM.MICROSOFT.CONCAT(&quot;'&quot;;[.B201];[.C201];&quot;',&quot;);COM.MICROSOFT.CONCAT([.D201]);&quot;);&quot;)" office:value-type="string" office:string-value="insert into TICKET (ID,NUMERO,MONTANT) values ('f174e660-1b9e-11ec-9621-0242ac130002','AA1200',20);" calcext:value-type="string">
            <text:p>insert into TICKET (ID,NUMERO,MONTANT) values ('f174e660-1b9e-11ec-9621-0242ac130002','AA1200',20);</text:p>
          </table:table-cell>
        </table:table-row>
        <table:table-row table:style-name="ro1">
          <table:table-cell office:value-type="string" calcext:value-type="string">
            <text:p>f174e66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02];&quot;',&quot;);COM.MICROSOFT.CONCAT(&quot;'&quot;;[.B202];[.C202];&quot;',&quot;);COM.MICROSOFT.CONCAT([.D202]);&quot;);&quot;)" office:value-type="string" office:string-value="insert into TICKET (ID,NUMERO,MONTANT) values ('f174ea2a-1b9e-11ec-9621-0242ac130002','AA1201',20);" calcext:value-type="string">
            <text:p>insert into TICKET (ID,NUMERO,MONTANT) values ('f174ea2a-1b9e-11ec-9621-0242ac130002','AA1201',20);</text:p>
          </table:table-cell>
        </table:table-row>
        <table:table-row table:style-name="ro1">
          <table:table-cell office:value-type="string" calcext:value-type="string">
            <text:p>f174ea2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01" calcext:value-type="float">
            <text:p>120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03];&quot;',&quot;);COM.MICROSOFT.CONCAT(&quot;'&quot;;[.B203];[.C203];&quot;',&quot;);COM.MICROSOFT.CONCAT([.D203]);&quot;);&quot;)" office:value-type="string" office:string-value="insert into TICKET (ID,NUMERO,MONTANT) values ('f174ec00-1b9e-11ec-9621-0242ac130002','AA1202',20);" calcext:value-type="string">
            <text:p>insert into TICKET (ID,NUMERO,MONTANT) values ('f174ec00-1b9e-11ec-9621-0242ac130002','AA1202',20);</text:p>
          </table:table-cell>
        </table:table-row>
        <table:table-row table:style-name="ro1">
          <table:table-cell office:value-type="string" calcext:value-type="string">
            <text:p>f174ec0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02" calcext:value-type="float">
            <text:p>120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04];&quot;',&quot;);COM.MICROSOFT.CONCAT(&quot;'&quot;;[.B204];[.C204];&quot;',&quot;);COM.MICROSOFT.CONCAT([.D204]);&quot;);&quot;)" office:value-type="string" office:string-value="insert into TICKET (ID,NUMERO,MONTANT) values ('f174ed4a-1b9e-11ec-9621-0242ac130002','AA1203',20);" calcext:value-type="string">
            <text:p>insert into TICKET (ID,NUMERO,MONTANT) values ('f174ed4a-1b9e-11ec-9621-0242ac130002','AA1203',20);</text:p>
          </table:table-cell>
        </table:table-row>
        <table:table-row table:style-name="ro1">
          <table:table-cell office:value-type="string" calcext:value-type="string">
            <text:p>f174ed4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03" calcext:value-type="float">
            <text:p>120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05];&quot;',&quot;);COM.MICROSOFT.CONCAT(&quot;'&quot;;[.B205];[.C205];&quot;',&quot;);COM.MICROSOFT.CONCAT([.D205]);&quot;);&quot;)" office:value-type="string" office:string-value="insert into TICKET (ID,NUMERO,MONTANT) values ('f174ef34-1b9e-11ec-9621-0242ac130002','AA1204',20);" calcext:value-type="string">
            <text:p>insert into TICKET (ID,NUMERO,MONTANT) values ('f174ef34-1b9e-11ec-9621-0242ac130002','AA1204',20);</text:p>
          </table:table-cell>
        </table:table-row>
        <table:table-row table:style-name="ro1">
          <table:table-cell office:value-type="string" calcext:value-type="string">
            <text:p>f174ef3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04" calcext:value-type="float">
            <text:p>120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06];&quot;',&quot;);COM.MICROSOFT.CONCAT(&quot;'&quot;;[.B206];[.C206];&quot;',&quot;);COM.MICROSOFT.CONCAT([.D206]);&quot;);&quot;)" office:value-type="string" office:string-value="insert into TICKET (ID,NUMERO,MONTANT) values ('f1755140-1b9e-11ec-9621-0242ac130002','AA1205',20);" calcext:value-type="string">
            <text:p>insert into TICKET (ID,NUMERO,MONTANT) values ('f1755140-1b9e-11ec-9621-0242ac130002','AA1205',20);</text:p>
          </table:table-cell>
        </table:table-row>
        <table:table-row table:style-name="ro1">
          <table:table-cell office:value-type="string" calcext:value-type="string">
            <text:p>f175514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05" calcext:value-type="float">
            <text:p>120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07];&quot;',&quot;);COM.MICROSOFT.CONCAT(&quot;'&quot;;[.B207];[.C207];&quot;',&quot;);COM.MICROSOFT.CONCAT([.D207]);&quot;);&quot;)" office:value-type="string" office:string-value="insert into TICKET (ID,NUMERO,MONTANT) values ('f1755258-1b9e-11ec-9621-0242ac130002','AA1206',20);" calcext:value-type="string">
            <text:p>insert into TICKET (ID,NUMERO,MONTANT) values ('f1755258-1b9e-11ec-9621-0242ac130002','AA1206',20);</text:p>
          </table:table-cell>
        </table:table-row>
        <table:table-row table:style-name="ro1">
          <table:table-cell office:value-type="string" calcext:value-type="string">
            <text:p>f175525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06" calcext:value-type="float">
            <text:p>120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08];&quot;',&quot;);COM.MICROSOFT.CONCAT(&quot;'&quot;;[.B208];[.C208];&quot;',&quot;);COM.MICROSOFT.CONCAT([.D208]);&quot;);&quot;)" office:value-type="string" office:string-value="insert into TICKET (ID,NUMERO,MONTANT) values ('f1755348-1b9e-11ec-9621-0242ac130002','AA1207',20);" calcext:value-type="string">
            <text:p>insert into TICKET (ID,NUMERO,MONTANT) values ('f1755348-1b9e-11ec-9621-0242ac130002','AA1207',20);</text:p>
          </table:table-cell>
        </table:table-row>
        <table:table-row table:style-name="ro1">
          <table:table-cell office:value-type="string" calcext:value-type="string">
            <text:p>f175534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07" calcext:value-type="float">
            <text:p>120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09];&quot;',&quot;);COM.MICROSOFT.CONCAT(&quot;'&quot;;[.B209];[.C209];&quot;',&quot;);COM.MICROSOFT.CONCAT([.D209]);&quot;);&quot;)" office:value-type="string" office:string-value="insert into TICKET (ID,NUMERO,MONTANT) values ('f175542e-1b9e-11ec-9621-0242ac130002','AA1208',20);" calcext:value-type="string">
            <text:p>insert into TICKET (ID,NUMERO,MONTANT) values ('f175542e-1b9e-11ec-9621-0242ac130002','AA1208',20);</text:p>
          </table:table-cell>
        </table:table-row>
        <table:table-row table:style-name="ro1">
          <table:table-cell office:value-type="string" calcext:value-type="string">
            <text:p>f175542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10];&quot;',&quot;);COM.MICROSOFT.CONCAT(&quot;'&quot;;[.B210];[.C210];&quot;',&quot;);COM.MICROSOFT.CONCAT([.D210]);&quot;);&quot;)" office:value-type="string" office:string-value="insert into TICKET (ID,NUMERO,MONTANT) values ('f1755514-1b9e-11ec-9621-0242ac130002','AA1209',20);" calcext:value-type="string">
            <text:p>insert into TICKET (ID,NUMERO,MONTANT) values ('f1755514-1b9e-11ec-9621-0242ac130002','AA1209',20);</text:p>
          </table:table-cell>
        </table:table-row>
        <table:table-row table:style-name="ro1">
          <table:table-cell office:value-type="string" calcext:value-type="string">
            <text:p>f175551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09" calcext:value-type="float">
            <text:p>120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11];&quot;',&quot;);COM.MICROSOFT.CONCAT(&quot;'&quot;;[.B211];[.C211];&quot;',&quot;);COM.MICROSOFT.CONCAT([.D211]);&quot;);&quot;)" office:value-type="string" office:string-value="insert into TICKET (ID,NUMERO,MONTANT) values ('f17555fa-1b9e-11ec-9621-0242ac130002','AA1210',20);" calcext:value-type="string">
            <text:p>insert into TICKET (ID,NUMERO,MONTANT) values ('f17555fa-1b9e-11ec-9621-0242ac130002','AA1210',20);</text:p>
          </table:table-cell>
        </table:table-row>
        <table:table-row table:style-name="ro1">
          <table:table-cell office:value-type="string" calcext:value-type="string">
            <text:p>f17555f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10" calcext:value-type="float">
            <text:p>12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12];&quot;',&quot;);COM.MICROSOFT.CONCAT(&quot;'&quot;;[.B212];[.C212];&quot;',&quot;);COM.MICROSOFT.CONCAT([.D212]);&quot;);&quot;)" office:value-type="string" office:string-value="insert into TICKET (ID,NUMERO,MONTANT) values ('f17556e0-1b9e-11ec-9621-0242ac130002','AA1211',20);" calcext:value-type="string">
            <text:p>insert into TICKET (ID,NUMERO,MONTANT) values ('f17556e0-1b9e-11ec-9621-0242ac130002','AA1211',20);</text:p>
          </table:table-cell>
        </table:table-row>
        <table:table-row table:style-name="ro1">
          <table:table-cell office:value-type="string" calcext:value-type="string">
            <text:p>f17556e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11" calcext:value-type="float">
            <text:p>12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13];&quot;',&quot;);COM.MICROSOFT.CONCAT(&quot;'&quot;;[.B213];[.C213];&quot;',&quot;);COM.MICROSOFT.CONCAT([.D213]);&quot;);&quot;)" office:value-type="string" office:string-value="insert into TICKET (ID,NUMERO,MONTANT) values ('f17559ba-1b9e-11ec-9621-0242ac130002','AA1212',20);" calcext:value-type="string">
            <text:p>insert into TICKET (ID,NUMERO,MONTANT) values ('f17559ba-1b9e-11ec-9621-0242ac130002','AA1212',20);</text:p>
          </table:table-cell>
        </table:table-row>
        <table:table-row table:style-name="ro1">
          <table:table-cell office:value-type="string" calcext:value-type="string">
            <text:p>f17559b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12" calcext:value-type="float">
            <text:p>121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14];&quot;',&quot;);COM.MICROSOFT.CONCAT(&quot;'&quot;;[.B214];[.C214];&quot;',&quot;);COM.MICROSOFT.CONCAT([.D214]);&quot;);&quot;)" office:value-type="string" office:string-value="insert into TICKET (ID,NUMERO,MONTANT) values ('f1755a96-1b9e-11ec-9621-0242ac130002','AA1213',20);" calcext:value-type="string">
            <text:p>insert into TICKET (ID,NUMERO,MONTANT) values ('f1755a96-1b9e-11ec-9621-0242ac130002','AA1213',20);</text:p>
          </table:table-cell>
        </table:table-row>
        <table:table-row table:style-name="ro1">
          <table:table-cell office:value-type="string" calcext:value-type="string">
            <text:p>f1755a9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13" calcext:value-type="float">
            <text:p>121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15];&quot;',&quot;);COM.MICROSOFT.CONCAT(&quot;'&quot;;[.B215];[.C215];&quot;',&quot;);COM.MICROSOFT.CONCAT([.D215]);&quot;);&quot;)" office:value-type="string" office:string-value="insert into TICKET (ID,NUMERO,MONTANT) values ('f1755b68-1b9e-11ec-9621-0242ac130002','AA1214',20);" calcext:value-type="string">
            <text:p>insert into TICKET (ID,NUMERO,MONTANT) values ('f1755b68-1b9e-11ec-9621-0242ac130002','AA1214',20);</text:p>
          </table:table-cell>
        </table:table-row>
        <table:table-row table:style-name="ro1">
          <table:table-cell office:value-type="string" calcext:value-type="string">
            <text:p>f1755b6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14" calcext:value-type="float">
            <text:p>121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16];&quot;',&quot;);COM.MICROSOFT.CONCAT(&quot;'&quot;;[.B216];[.C216];&quot;',&quot;);COM.MICROSOFT.CONCAT([.D216]);&quot;);&quot;)" office:value-type="string" office:string-value="insert into TICKET (ID,NUMERO,MONTANT) values ('f1755c4e-1b9e-11ec-9621-0242ac130002','AA1215',20);" calcext:value-type="string">
            <text:p>insert into TICKET (ID,NUMERO,MONTANT) values ('f1755c4e-1b9e-11ec-9621-0242ac130002','AA1215',20);</text:p>
          </table:table-cell>
        </table:table-row>
        <table:table-row table:style-name="ro1">
          <table:table-cell office:value-type="string" calcext:value-type="string">
            <text:p>f1755c4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15" calcext:value-type="float">
            <text:p>12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17];&quot;',&quot;);COM.MICROSOFT.CONCAT(&quot;'&quot;;[.B217];[.C217];&quot;',&quot;);COM.MICROSOFT.CONCAT([.D217]);&quot;);&quot;)" office:value-type="string" office:string-value="insert into TICKET (ID,NUMERO,MONTANT) values ('f1755d34-1b9e-11ec-9621-0242ac130002','AA1216',20);" calcext:value-type="string">
            <text:p>insert into TICKET (ID,NUMERO,MONTANT) values ('f1755d34-1b9e-11ec-9621-0242ac130002','AA1216',20);</text:p>
          </table:table-cell>
        </table:table-row>
        <table:table-row table:style-name="ro1">
          <table:table-cell office:value-type="string" calcext:value-type="string">
            <text:p>f1755d3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16" calcext:value-type="float">
            <text:p>121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18];&quot;',&quot;);COM.MICROSOFT.CONCAT(&quot;'&quot;;[.B218];[.C218];&quot;',&quot;);COM.MICROSOFT.CONCAT([.D218]);&quot;);&quot;)" office:value-type="string" office:string-value="insert into TICKET (ID,NUMERO,MONTANT) values ('f1755e10-1b9e-11ec-9621-0242ac130002','AA1217',20);" calcext:value-type="string">
            <text:p>insert into TICKET (ID,NUMERO,MONTANT) values ('f1755e10-1b9e-11ec-9621-0242ac130002','AA1217',20);</text:p>
          </table:table-cell>
        </table:table-row>
        <table:table-row table:style-name="ro1">
          <table:table-cell office:value-type="string" calcext:value-type="string">
            <text:p>f1755e1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17" calcext:value-type="float">
            <text:p>12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19];&quot;',&quot;);COM.MICROSOFT.CONCAT(&quot;'&quot;;[.B219];[.C219];&quot;',&quot;);COM.MICROSOFT.CONCAT([.D219]);&quot;);&quot;)" office:value-type="string" office:string-value="insert into TICKET (ID,NUMERO,MONTANT) values ('f1755ef6-1b9e-11ec-9621-0242ac130002','AA1218',20);" calcext:value-type="string">
            <text:p>insert into TICKET (ID,NUMERO,MONTANT) values ('f1755ef6-1b9e-11ec-9621-0242ac130002','AA1218',20);</text:p>
          </table:table-cell>
        </table:table-row>
        <table:table-row table:style-name="ro1">
          <table:table-cell office:value-type="string" calcext:value-type="string">
            <text:p>f1755ef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18" calcext:value-type="float">
            <text:p>12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20];&quot;',&quot;);COM.MICROSOFT.CONCAT(&quot;'&quot;;[.B220];[.C220];&quot;',&quot;);COM.MICROSOFT.CONCAT([.D220]);&quot;);&quot;)" office:value-type="string" office:string-value="insert into TICKET (ID,NUMERO,MONTANT) values ('f175616c-1b9e-11ec-9621-0242ac130002','AA1219',20);" calcext:value-type="string">
            <text:p>insert into TICKET (ID,NUMERO,MONTANT) values ('f175616c-1b9e-11ec-9621-0242ac130002','AA1219',20);</text:p>
          </table:table-cell>
        </table:table-row>
        <table:table-row table:style-name="ro1">
          <table:table-cell office:value-type="string" calcext:value-type="string">
            <text:p>f175616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19" calcext:value-type="float">
            <text:p>12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21];&quot;',&quot;);COM.MICROSOFT.CONCAT(&quot;'&quot;;[.B221];[.C221];&quot;',&quot;);COM.MICROSOFT.CONCAT([.D221]);&quot;);&quot;)" office:value-type="string" office:string-value="insert into TICKET (ID,NUMERO,MONTANT) values ('f1756248-1b9e-11ec-9621-0242ac130002','AA1220',20);" calcext:value-type="string">
            <text:p>insert into TICKET (ID,NUMERO,MONTANT) values ('f1756248-1b9e-11ec-9621-0242ac130002','AA1220',20);</text:p>
          </table:table-cell>
        </table:table-row>
        <table:table-row table:style-name="ro1">
          <table:table-cell office:value-type="string" calcext:value-type="string">
            <text:p>f175624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20" calcext:value-type="float">
            <text:p>122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22];&quot;',&quot;);COM.MICROSOFT.CONCAT(&quot;'&quot;;[.B222];[.C222];&quot;',&quot;);COM.MICROSOFT.CONCAT([.D222]);&quot;);&quot;)" office:value-type="string" office:string-value="insert into TICKET (ID,NUMERO,MONTANT) values ('f1756310-1b9e-11ec-9621-0242ac130002','AA1221',20);" calcext:value-type="string">
            <text:p>insert into TICKET (ID,NUMERO,MONTANT) values ('f1756310-1b9e-11ec-9621-0242ac130002','AA1221',20);</text:p>
          </table:table-cell>
        </table:table-row>
        <table:table-row table:style-name="ro1">
          <table:table-cell office:value-type="string" calcext:value-type="string">
            <text:p>f175631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21" calcext:value-type="float">
            <text:p>122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23];&quot;',&quot;);COM.MICROSOFT.CONCAT(&quot;'&quot;;[.B223];[.C223];&quot;',&quot;);COM.MICROSOFT.CONCAT([.D223]);&quot;);&quot;)" office:value-type="string" office:string-value="insert into TICKET (ID,NUMERO,MONTANT) values ('f17563d8-1b9e-11ec-9621-0242ac130002','AA1222',20);" calcext:value-type="string">
            <text:p>insert into TICKET (ID,NUMERO,MONTANT) values ('f17563d8-1b9e-11ec-9621-0242ac130002','AA1222',20);</text:p>
          </table:table-cell>
        </table:table-row>
        <table:table-row table:style-name="ro1">
          <table:table-cell office:value-type="string" calcext:value-type="string">
            <text:p>f17563d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22" calcext:value-type="float">
            <text:p>122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24];&quot;',&quot;);COM.MICROSOFT.CONCAT(&quot;'&quot;;[.B224];[.C224];&quot;',&quot;);COM.MICROSOFT.CONCAT([.D224]);&quot;);&quot;)" office:value-type="string" office:string-value="insert into TICKET (ID,NUMERO,MONTANT) values ('f17564a0-1b9e-11ec-9621-0242ac130002','AA1223',20);" calcext:value-type="string">
            <text:p>insert into TICKET (ID,NUMERO,MONTANT) values ('f17564a0-1b9e-11ec-9621-0242ac130002','AA1223',20);</text:p>
          </table:table-cell>
        </table:table-row>
        <table:table-row table:style-name="ro1">
          <table:table-cell office:value-type="string" calcext:value-type="string">
            <text:p>f17564a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23" calcext:value-type="float">
            <text:p>122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25];&quot;',&quot;);COM.MICROSOFT.CONCAT(&quot;'&quot;;[.B225];[.C225];&quot;',&quot;);COM.MICROSOFT.CONCAT([.D225]);&quot;);&quot;)" office:value-type="string" office:string-value="insert into TICKET (ID,NUMERO,MONTANT) values ('f1756572-1b9e-11ec-9621-0242ac130002','AA1224',20);" calcext:value-type="string">
            <text:p>insert into TICKET (ID,NUMERO,MONTANT) values ('f1756572-1b9e-11ec-9621-0242ac130002','AA1224',20);</text:p>
          </table:table-cell>
        </table:table-row>
        <table:table-row table:style-name="ro1">
          <table:table-cell office:value-type="string" calcext:value-type="string">
            <text:p>f175657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24" calcext:value-type="float">
            <text:p>122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26];&quot;',&quot;);COM.MICROSOFT.CONCAT(&quot;'&quot;;[.B226];[.C226];&quot;',&quot;);COM.MICROSOFT.CONCAT([.D226]);&quot;);&quot;)" office:value-type="string" office:string-value="insert into TICKET (ID,NUMERO,MONTANT) values ('f1756644-1b9e-11ec-9621-0242ac130002','AA1225',20);" calcext:value-type="string">
            <text:p>insert into TICKET (ID,NUMERO,MONTANT) values ('f1756644-1b9e-11ec-9621-0242ac130002','AA1225',20);</text:p>
          </table:table-cell>
        </table:table-row>
        <table:table-row table:style-name="ro1">
          <table:table-cell office:value-type="string" calcext:value-type="string">
            <text:p>f175664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25" calcext:value-type="float">
            <text:p>12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27];&quot;',&quot;);COM.MICROSOFT.CONCAT(&quot;'&quot;;[.B227];[.C227];&quot;',&quot;);COM.MICROSOFT.CONCAT([.D227]);&quot;);&quot;)" office:value-type="string" office:string-value="insert into TICKET (ID,NUMERO,MONTANT) values ('f175684c-1b9e-11ec-9621-0242ac130002','AA1226',20);" calcext:value-type="string">
            <text:p>insert into TICKET (ID,NUMERO,MONTANT) values ('f175684c-1b9e-11ec-9621-0242ac130002','AA1226',20);</text:p>
          </table:table-cell>
        </table:table-row>
        <table:table-row table:style-name="ro1">
          <table:table-cell office:value-type="string" calcext:value-type="string">
            <text:p>f175684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26" calcext:value-type="float">
            <text:p>122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28];&quot;',&quot;);COM.MICROSOFT.CONCAT(&quot;'&quot;;[.B228];[.C228];&quot;',&quot;);COM.MICROSOFT.CONCAT([.D228]);&quot;);&quot;)" office:value-type="string" office:string-value="insert into TICKET (ID,NUMERO,MONTANT) values ('f1756928-1b9e-11ec-9621-0242ac130002','AA1227',20);" calcext:value-type="string">
            <text:p>insert into TICKET (ID,NUMERO,MONTANT) values ('f1756928-1b9e-11ec-9621-0242ac130002','AA1227',20);</text:p>
          </table:table-cell>
        </table:table-row>
        <table:table-row table:style-name="ro1">
          <table:table-cell office:value-type="string" calcext:value-type="string">
            <text:p>f175692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27" calcext:value-type="float">
            <text:p>122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29];&quot;',&quot;);COM.MICROSOFT.CONCAT(&quot;'&quot;;[.B229];[.C229];&quot;',&quot;);COM.MICROSOFT.CONCAT([.D229]);&quot;);&quot;)" office:value-type="string" office:string-value="insert into TICKET (ID,NUMERO,MONTANT) values ('f17569fa-1b9e-11ec-9621-0242ac130002','AA1228',20);" calcext:value-type="string">
            <text:p>insert into TICKET (ID,NUMERO,MONTANT) values ('f17569fa-1b9e-11ec-9621-0242ac130002','AA1228',20);</text:p>
          </table:table-cell>
        </table:table-row>
        <table:table-row table:style-name="ro1">
          <table:table-cell office:value-type="string" calcext:value-type="string">
            <text:p>f17569f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28" calcext:value-type="float">
            <text:p>122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30];&quot;',&quot;);COM.MICROSOFT.CONCAT(&quot;'&quot;;[.B230];[.C230];&quot;',&quot;);COM.MICROSOFT.CONCAT([.D230]);&quot;);&quot;)" office:value-type="string" office:string-value="insert into TICKET (ID,NUMERO,MONTANT) values ('f1756ac2-1b9e-11ec-9621-0242ac130002','AA1229',20);" calcext:value-type="string">
            <text:p>insert into TICKET (ID,NUMERO,MONTANT) values ('f1756ac2-1b9e-11ec-9621-0242ac130002','AA1229',20);</text:p>
          </table:table-cell>
        </table:table-row>
        <table:table-row table:style-name="ro1">
          <table:table-cell office:value-type="string" calcext:value-type="string">
            <text:p>f1756ac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29" calcext:value-type="float">
            <text:p>122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31];&quot;',&quot;);COM.MICROSOFT.CONCAT(&quot;'&quot;;[.B231];[.C231];&quot;',&quot;);COM.MICROSOFT.CONCAT([.D231]);&quot;);&quot;)" office:value-type="string" office:string-value="insert into TICKET (ID,NUMERO,MONTANT) values ('f1756b8a-1b9e-11ec-9621-0242ac130002','AA1230',20);" calcext:value-type="string">
            <text:p>insert into TICKET (ID,NUMERO,MONTANT) values ('f1756b8a-1b9e-11ec-9621-0242ac130002','AA1230',20);</text:p>
          </table:table-cell>
        </table:table-row>
        <table:table-row table:style-name="ro1">
          <table:table-cell office:value-type="string" calcext:value-type="string">
            <text:p>f1756b8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30" calcext:value-type="float">
            <text:p>12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32];&quot;',&quot;);COM.MICROSOFT.CONCAT(&quot;'&quot;;[.B232];[.C232];&quot;',&quot;);COM.MICROSOFT.CONCAT([.D232]);&quot;);&quot;)" office:value-type="string" office:string-value="insert into TICKET (ID,NUMERO,MONTANT) values ('f1756c70-1b9e-11ec-9621-0242ac130002','AA1231',20);" calcext:value-type="string">
            <text:p>insert into TICKET (ID,NUMERO,MONTANT) values ('f1756c70-1b9e-11ec-9621-0242ac130002','AA1231',20);</text:p>
          </table:table-cell>
        </table:table-row>
        <table:table-row table:style-name="ro1">
          <table:table-cell office:value-type="string" calcext:value-type="string">
            <text:p>f1756c7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31" calcext:value-type="float">
            <text:p>123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33];&quot;',&quot;);COM.MICROSOFT.CONCAT(&quot;'&quot;;[.B233];[.C233];&quot;',&quot;);COM.MICROSOFT.CONCAT([.D233]);&quot;);&quot;)" office:value-type="string" office:string-value="insert into TICKET (ID,NUMERO,MONTANT) values ('f1756d4c-1b9e-11ec-9621-0242ac130002','AA1232',20);" calcext:value-type="string">
            <text:p>insert into TICKET (ID,NUMERO,MONTANT) values ('f1756d4c-1b9e-11ec-9621-0242ac130002','AA1232',20);</text:p>
          </table:table-cell>
        </table:table-row>
        <table:table-row table:style-name="ro1">
          <table:table-cell office:value-type="string" calcext:value-type="string">
            <text:p>f1756d4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32" calcext:value-type="float">
            <text:p>123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34];&quot;',&quot;);COM.MICROSOFT.CONCAT(&quot;'&quot;;[.B234];[.C234];&quot;',&quot;);COM.MICROSOFT.CONCAT([.D234]);&quot;);&quot;)" office:value-type="string" office:string-value="insert into TICKET (ID,NUMERO,MONTANT) values ('f1756fc2-1b9e-11ec-9621-0242ac130002','AA1233',20);" calcext:value-type="string">
            <text:p>insert into TICKET (ID,NUMERO,MONTANT) values ('f1756fc2-1b9e-11ec-9621-0242ac130002','AA1233',20);</text:p>
          </table:table-cell>
        </table:table-row>
        <table:table-row table:style-name="ro1">
          <table:table-cell office:value-type="string" calcext:value-type="string">
            <text:p>f1756fc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33" calcext:value-type="float">
            <text:p>123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35];&quot;',&quot;);COM.MICROSOFT.CONCAT(&quot;'&quot;;[.B235];[.C235];&quot;',&quot;);COM.MICROSOFT.CONCAT([.D235]);&quot;);&quot;)" office:value-type="string" office:string-value="insert into TICKET (ID,NUMERO,MONTANT) values ('f175709e-1b9e-11ec-9621-0242ac130002','AA1234',20);" calcext:value-type="string">
            <text:p>insert into TICKET (ID,NUMERO,MONTANT) values ('f175709e-1b9e-11ec-9621-0242ac130002','AA1234',20);</text:p>
          </table:table-cell>
        </table:table-row>
        <table:table-row table:style-name="ro1">
          <table:table-cell office:value-type="string" calcext:value-type="string">
            <text:p>f175709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34" calcext:value-type="float">
            <text:p>12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36];&quot;',&quot;);COM.MICROSOFT.CONCAT(&quot;'&quot;;[.B236];[.C236];&quot;',&quot;);COM.MICROSOFT.CONCAT([.D236]);&quot;);&quot;)" office:value-type="string" office:string-value="insert into TICKET (ID,NUMERO,MONTANT) values ('f1757170-1b9e-11ec-9621-0242ac130002','AA1235',20);" calcext:value-type="string">
            <text:p>insert into TICKET (ID,NUMERO,MONTANT) values ('f1757170-1b9e-11ec-9621-0242ac130002','AA1235',20);</text:p>
          </table:table-cell>
        </table:table-row>
        <table:table-row table:style-name="ro1">
          <table:table-cell office:value-type="string" calcext:value-type="string">
            <text:p>f175717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35" calcext:value-type="float">
            <text:p>123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37];&quot;',&quot;);COM.MICROSOFT.CONCAT(&quot;'&quot;;[.B237];[.C237];&quot;',&quot;);COM.MICROSOFT.CONCAT([.D237]);&quot;);&quot;)" office:value-type="string" office:string-value="insert into TICKET (ID,NUMERO,MONTANT) values ('f1757242-1b9e-11ec-9621-0242ac130002','AA1236',20);" calcext:value-type="string">
            <text:p>insert into TICKET (ID,NUMERO,MONTANT) values ('f1757242-1b9e-11ec-9621-0242ac130002','AA1236',20);</text:p>
          </table:table-cell>
        </table:table-row>
        <table:table-row table:style-name="ro1">
          <table:table-cell office:value-type="string" calcext:value-type="string">
            <text:p>f175724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36" calcext:value-type="float">
            <text:p>123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38];&quot;',&quot;);COM.MICROSOFT.CONCAT(&quot;'&quot;;[.B238];[.C238];&quot;',&quot;);COM.MICROSOFT.CONCAT([.D238]);&quot;);&quot;)" office:value-type="string" office:string-value="insert into TICKET (ID,NUMERO,MONTANT) values ('f1757314-1b9e-11ec-9621-0242ac130002','AA1237',20);" calcext:value-type="string">
            <text:p>insert into TICKET (ID,NUMERO,MONTANT) values ('f1757314-1b9e-11ec-9621-0242ac130002','AA1237',20);</text:p>
          </table:table-cell>
        </table:table-row>
        <table:table-row table:style-name="ro1">
          <table:table-cell office:value-type="string" calcext:value-type="string">
            <text:p>f175731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37" calcext:value-type="float">
            <text:p>123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39];&quot;',&quot;);COM.MICROSOFT.CONCAT(&quot;'&quot;;[.B239];[.C239];&quot;',&quot;);COM.MICROSOFT.CONCAT([.D239]);&quot;);&quot;)" office:value-type="string" office:string-value="insert into TICKET (ID,NUMERO,MONTANT) values ('f17573e6-1b9e-11ec-9621-0242ac130002','AA1238',20);" calcext:value-type="string">
            <text:p>insert into TICKET (ID,NUMERO,MONTANT) values ('f17573e6-1b9e-11ec-9621-0242ac130002','AA1238',20);</text:p>
          </table:table-cell>
        </table:table-row>
        <table:table-row table:style-name="ro1">
          <table:table-cell office:value-type="string" calcext:value-type="string">
            <text:p>f17573e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38" calcext:value-type="float">
            <text:p>123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40];&quot;',&quot;);COM.MICROSOFT.CONCAT(&quot;'&quot;;[.B240];[.C240];&quot;',&quot;);COM.MICROSOFT.CONCAT([.D240]);&quot;);&quot;)" office:value-type="string" office:string-value="insert into TICKET (ID,NUMERO,MONTANT) values ('f17574ae-1b9e-11ec-9621-0242ac130002','AA1239',20);" calcext:value-type="string">
            <text:p>insert into TICKET (ID,NUMERO,MONTANT) values ('f17574ae-1b9e-11ec-9621-0242ac130002','AA1239',20);</text:p>
          </table:table-cell>
        </table:table-row>
        <table:table-row table:style-name="ro1">
          <table:table-cell office:value-type="string" calcext:value-type="string">
            <text:p>f17574a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39" calcext:value-type="float">
            <text:p>123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41];&quot;',&quot;);COM.MICROSOFT.CONCAT(&quot;'&quot;;[.B241];[.C241];&quot;',&quot;);COM.MICROSOFT.CONCAT([.D241]);&quot;);&quot;)" office:value-type="string" office:string-value="insert into TICKET (ID,NUMERO,MONTANT) values ('f1757756-1b9e-11ec-9621-0242ac130002','AA1240',20);" calcext:value-type="string">
            <text:p>insert into TICKET (ID,NUMERO,MONTANT) values ('f1757756-1b9e-11ec-9621-0242ac130002','AA1240',20);</text:p>
          </table:table-cell>
        </table:table-row>
        <table:table-row table:style-name="ro1">
          <table:table-cell office:value-type="string" calcext:value-type="string">
            <text:p>f175775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40" calcext:value-type="float">
            <text:p>124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42];&quot;',&quot;);COM.MICROSOFT.CONCAT(&quot;'&quot;;[.B242];[.C242];&quot;',&quot;);COM.MICROSOFT.CONCAT([.D242]);&quot;);&quot;)" office:value-type="string" office:string-value="insert into TICKET (ID,NUMERO,MONTANT) values ('f1757832-1b9e-11ec-9621-0242ac130002','AA1241',20);" calcext:value-type="string">
            <text:p>insert into TICKET (ID,NUMERO,MONTANT) values ('f1757832-1b9e-11ec-9621-0242ac130002','AA1241',20);</text:p>
          </table:table-cell>
        </table:table-row>
        <table:table-row table:style-name="ro1">
          <table:table-cell office:value-type="string" calcext:value-type="string">
            <text:p>f1757832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41" calcext:value-type="float">
            <text:p>124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43];&quot;',&quot;);COM.MICROSOFT.CONCAT(&quot;'&quot;;[.B243];[.C243];&quot;',&quot;);COM.MICROSOFT.CONCAT([.D243]);&quot;);&quot;)" office:value-type="string" office:string-value="insert into TICKET (ID,NUMERO,MONTANT) values ('f17578fa-1b9e-11ec-9621-0242ac130002','AA1242',20);" calcext:value-type="string">
            <text:p>insert into TICKET (ID,NUMERO,MONTANT) values ('f17578fa-1b9e-11ec-9621-0242ac130002','AA1242',20);</text:p>
          </table:table-cell>
        </table:table-row>
        <table:table-row table:style-name="ro1">
          <table:table-cell office:value-type="string" calcext:value-type="string">
            <text:p>f17578fa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42" calcext:value-type="float">
            <text:p>124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44];&quot;',&quot;);COM.MICROSOFT.CONCAT(&quot;'&quot;;[.B244];[.C244];&quot;',&quot;);COM.MICROSOFT.CONCAT([.D244]);&quot;);&quot;)" office:value-type="string" office:string-value="insert into TICKET (ID,NUMERO,MONTANT) values ('f17579cc-1b9e-11ec-9621-0242ac130002','AA1243',20);" calcext:value-type="string">
            <text:p>insert into TICKET (ID,NUMERO,MONTANT) values ('f17579cc-1b9e-11ec-9621-0242ac130002','AA1243',20);</text:p>
          </table:table-cell>
        </table:table-row>
        <table:table-row table:style-name="ro1">
          <table:table-cell office:value-type="string" calcext:value-type="string">
            <text:p>f17579c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43" calcext:value-type="float">
            <text:p>124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45];&quot;',&quot;);COM.MICROSOFT.CONCAT(&quot;'&quot;;[.B245];[.C245];&quot;',&quot;);COM.MICROSOFT.CONCAT([.D245]);&quot;);&quot;)" office:value-type="string" office:string-value="insert into TICKET (ID,NUMERO,MONTANT) values ('f1757a94-1b9e-11ec-9621-0242ac130002','AA1244',20);" calcext:value-type="string">
            <text:p>insert into TICKET (ID,NUMERO,MONTANT) values ('f1757a94-1b9e-11ec-9621-0242ac130002','AA1244',20);</text:p>
          </table:table-cell>
        </table:table-row>
        <table:table-row table:style-name="ro1">
          <table:table-cell office:value-type="string" calcext:value-type="string">
            <text:p>f1757a94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44" calcext:value-type="float">
            <text:p>124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46];&quot;',&quot;);COM.MICROSOFT.CONCAT(&quot;'&quot;;[.B246];[.C246];&quot;',&quot;);COM.MICROSOFT.CONCAT([.D246]);&quot;);&quot;)" office:value-type="string" office:string-value="insert into TICKET (ID,NUMERO,MONTANT) values ('f1757b66-1b9e-11ec-9621-0242ac130002','AA1245',20);" calcext:value-type="string">
            <text:p>insert into TICKET (ID,NUMERO,MONTANT) values ('f1757b66-1b9e-11ec-9621-0242ac130002','AA1245',20);</text:p>
          </table:table-cell>
        </table:table-row>
        <table:table-row table:style-name="ro1">
          <table:table-cell office:value-type="string" calcext:value-type="string">
            <text:p>f1757b66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45" calcext:value-type="float">
            <text:p>124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47];&quot;',&quot;);COM.MICROSOFT.CONCAT(&quot;'&quot;;[.B247];[.C247];&quot;',&quot;);COM.MICROSOFT.CONCAT([.D247]);&quot;);&quot;)" office:value-type="string" office:string-value="insert into TICKET (ID,NUMERO,MONTANT) values ('f1757c38-1b9e-11ec-9621-0242ac130002','AA1246',20);" calcext:value-type="string">
            <text:p>insert into TICKET (ID,NUMERO,MONTANT) values ('f1757c38-1b9e-11ec-9621-0242ac130002','AA1246',20);</text:p>
          </table:table-cell>
        </table:table-row>
        <table:table-row table:style-name="ro1">
          <table:table-cell office:value-type="string" calcext:value-type="string">
            <text:p>f1757c38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46" calcext:value-type="float">
            <text:p>124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48];&quot;',&quot;);COM.MICROSOFT.CONCAT(&quot;'&quot;;[.B248];[.C248];&quot;',&quot;);COM.MICROSOFT.CONCAT([.D248]);&quot;);&quot;)" office:value-type="string" office:string-value="insert into TICKET (ID,NUMERO,MONTANT) values ('f1757ee0-1b9e-11ec-9621-0242ac130002','AA1247',20);" calcext:value-type="string">
            <text:p>insert into TICKET (ID,NUMERO,MONTANT) values ('f1757ee0-1b9e-11ec-9621-0242ac130002','AA1247',20);</text:p>
          </table:table-cell>
        </table:table-row>
        <table:table-row table:style-name="ro1">
          <table:table-cell office:value-type="string" calcext:value-type="string">
            <text:p>f1757ee0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47" calcext:value-type="float">
            <text:p>124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49];&quot;',&quot;);COM.MICROSOFT.CONCAT(&quot;'&quot;;[.B249];[.C249];&quot;',&quot;);COM.MICROSOFT.CONCAT([.D249]);&quot;);&quot;)" office:value-type="string" office:string-value="insert into TICKET (ID,NUMERO,MONTANT) values ('f1757fbc-1b9e-11ec-9621-0242ac130002','AA1248',20);" calcext:value-type="string">
            <text:p>insert into TICKET (ID,NUMERO,MONTANT) values ('f1757fbc-1b9e-11ec-9621-0242ac130002','AA1248',20);</text:p>
          </table:table-cell>
        </table:table-row>
        <table:table-row table:style-name="ro1">
          <table:table-cell office:value-type="string" calcext:value-type="string">
            <text:p>f1757fbc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48" calcext:value-type="float">
            <text:p>124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50];&quot;',&quot;);COM.MICROSOFT.CONCAT(&quot;'&quot;;[.B250];[.C250];&quot;',&quot;);COM.MICROSOFT.CONCAT([.D250]);&quot;);&quot;)" office:value-type="string" office:string-value="insert into TICKET (ID,NUMERO,MONTANT) values ('f175808e-1b9e-11ec-9621-0242ac130002','AA1249',20);" calcext:value-type="string">
            <text:p>insert into TICKET (ID,NUMERO,MONTANT) values ('f175808e-1b9e-11ec-9621-0242ac130002','AA1249',20);</text:p>
          </table:table-cell>
        </table:table-row>
        <table:table-row table:style-name="ro1">
          <table:table-cell office:value-type="string" calcext:value-type="string">
            <text:p>f175808e-1b9e-11ec-9621-0242ac130002</text:p>
          </table:table-cell>
          <table:table-cell office:value-type="string" calcext:value-type="string">
            <text:p>AA</text:p>
          </table:table-cell>
          <table:table-cell office:value-type="float" office:value="1249" calcext:value-type="float">
            <text:p>124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&quot;insert into TICKET (ID,NUMERO,MONTANT) values (&quot;;COM.MICROSOFT.CONCAT(&quot;'&quot;;[.A251];&quot;',&quot;);COM.MICROSOFT.CONCAT(&quot;'&quot;;[.B251];[.C251];&quot;',&quot;);COM.MICROSOFT.CONCAT([.D251]);&quot;);&quot;)" office:value-type="string" office:string-value="insert into TICKET (ID,NUMERO,MONTANT) values ('f1758156-1b9e-11ec-9621-0242ac130002','CC2001',30);" calcext:value-type="string">
            <text:p>insert into TICKET (ID,NUMERO,MONTANT) values ('f1758156-1b9e-11ec-9621-0242ac130002','CC2001',30);</text:p>
          </table:table-cell>
        </table:table-row>
        <table:table-row table:style-name="ro1">
          <table:table-cell office:value-type="string" calcext:value-type="string">
            <text:p>f175815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01" calcext:value-type="float">
            <text:p>200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52];&quot;',&quot;);COM.MICROSOFT.CONCAT(&quot;'&quot;;[.B252];[.C252];&quot;',&quot;);COM.MICROSOFT.CONCAT([.D252]);&quot;);&quot;)" office:value-type="string" office:string-value="insert into TICKET (ID,NUMERO,MONTANT) values ('f175821e-1b9e-11ec-9621-0242ac130002','CC2002',30);" calcext:value-type="string">
            <text:p>insert into TICKET (ID,NUMERO,MONTANT) values ('f175821e-1b9e-11ec-9621-0242ac130002','CC2002',30);</text:p>
          </table:table-cell>
        </table:table-row>
        <table:table-row table:style-name="ro1">
          <table:table-cell office:value-type="string" calcext:value-type="string">
            <text:p>f175821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02" calcext:value-type="float">
            <text:p>200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53];&quot;',&quot;);COM.MICROSOFT.CONCAT(&quot;'&quot;;[.B253];[.C253];&quot;',&quot;);COM.MICROSOFT.CONCAT([.D253]);&quot;);&quot;)" office:value-type="string" office:string-value="insert into TICKET (ID,NUMERO,MONTANT) values ('f17582e6-1b9e-11ec-9621-0242ac130002','CC2003',30);" calcext:value-type="string">
            <text:p>insert into TICKET (ID,NUMERO,MONTANT) values ('f17582e6-1b9e-11ec-9621-0242ac130002','CC2003',30);</text:p>
          </table:table-cell>
        </table:table-row>
        <table:table-row table:style-name="ro1">
          <table:table-cell office:value-type="string" calcext:value-type="string">
            <text:p>f17582e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03" calcext:value-type="float">
            <text:p>20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54];&quot;',&quot;);COM.MICROSOFT.CONCAT(&quot;'&quot;;[.B254];[.C254];&quot;',&quot;);COM.MICROSOFT.CONCAT([.D254]);&quot;);&quot;)" office:value-type="string" office:string-value="insert into TICKET (ID,NUMERO,MONTANT) values ('f17584da-1b9e-11ec-9621-0242ac130002','CC2004',30);" calcext:value-type="string">
            <text:p>insert into TICKET (ID,NUMERO,MONTANT) values ('f17584da-1b9e-11ec-9621-0242ac130002','CC2004',30);</text:p>
          </table:table-cell>
        </table:table-row>
        <table:table-row table:style-name="ro1">
          <table:table-cell office:value-type="string" calcext:value-type="string">
            <text:p>f17584d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04" calcext:value-type="float">
            <text:p>200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55];&quot;',&quot;);COM.MICROSOFT.CONCAT(&quot;'&quot;;[.B255];[.C255];&quot;',&quot;);COM.MICROSOFT.CONCAT([.D255]);&quot;);&quot;)" office:value-type="string" office:string-value="insert into TICKET (ID,NUMERO,MONTANT) values ('f17585d4-1b9e-11ec-9621-0242ac130002','CC2005',30);" calcext:value-type="string">
            <text:p>insert into TICKET (ID,NUMERO,MONTANT) values ('f17585d4-1b9e-11ec-9621-0242ac130002','CC2005',30);</text:p>
          </table:table-cell>
        </table:table-row>
        <table:table-row table:style-name="ro1">
          <table:table-cell office:value-type="string" calcext:value-type="string">
            <text:p>f17585d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05" calcext:value-type="float">
            <text:p>200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56];&quot;',&quot;);COM.MICROSOFT.CONCAT(&quot;'&quot;;[.B256];[.C256];&quot;',&quot;);COM.MICROSOFT.CONCAT([.D256]);&quot;);&quot;)" office:value-type="string" office:string-value="insert into TICKET (ID,NUMERO,MONTANT) values ('f175885e-1b9e-11ec-9621-0242ac130002','CC2006',30);" calcext:value-type="string">
            <text:p>insert into TICKET (ID,NUMERO,MONTANT) values ('f175885e-1b9e-11ec-9621-0242ac130002','CC2006',30);</text:p>
          </table:table-cell>
        </table:table-row>
        <table:table-row table:style-name="ro1">
          <table:table-cell office:value-type="string" calcext:value-type="string">
            <text:p>f175885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06" calcext:value-type="float">
            <text:p>200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57];&quot;',&quot;);COM.MICROSOFT.CONCAT(&quot;'&quot;;[.B257];[.C257];&quot;',&quot;);COM.MICROSOFT.CONCAT([.D257]);&quot;);&quot;)" office:value-type="string" office:string-value="insert into TICKET (ID,NUMERO,MONTANT) values ('f175891c-1b9e-11ec-9621-0242ac130002','CC2007',30);" calcext:value-type="string">
            <text:p>insert into TICKET (ID,NUMERO,MONTANT) values ('f175891c-1b9e-11ec-9621-0242ac130002','CC2007',30);</text:p>
          </table:table-cell>
        </table:table-row>
        <table:table-row table:style-name="ro1">
          <table:table-cell office:value-type="string" calcext:value-type="string">
            <text:p>f175891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07" calcext:value-type="float">
            <text:p>200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58];&quot;',&quot;);COM.MICROSOFT.CONCAT(&quot;'&quot;;[.B258];[.C258];&quot;',&quot;);COM.MICROSOFT.CONCAT([.D258]);&quot;);&quot;)" office:value-type="string" office:string-value="insert into TICKET (ID,NUMERO,MONTANT) values ('f17589da-1b9e-11ec-9621-0242ac130002','CC2008',30);" calcext:value-type="string">
            <text:p>insert into TICKET (ID,NUMERO,MONTANT) values ('f17589da-1b9e-11ec-9621-0242ac130002','CC2008',30);</text:p>
          </table:table-cell>
        </table:table-row>
        <table:table-row table:style-name="ro1">
          <table:table-cell office:value-type="string" calcext:value-type="string">
            <text:p>f17589d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59];&quot;',&quot;);COM.MICROSOFT.CONCAT(&quot;'&quot;;[.B259];[.C259];&quot;',&quot;);COM.MICROSOFT.CONCAT([.D259]);&quot;);&quot;)" office:value-type="string" office:string-value="insert into TICKET (ID,NUMERO,MONTANT) values ('f1758a8e-1b9e-11ec-9621-0242ac130002','CC2009',30);" calcext:value-type="string">
            <text:p>insert into TICKET (ID,NUMERO,MONTANT) values ('f1758a8e-1b9e-11ec-9621-0242ac130002','CC2009',30);</text:p>
          </table:table-cell>
        </table:table-row>
        <table:table-row table:style-name="ro1">
          <table:table-cell office:value-type="string" calcext:value-type="string">
            <text:p>f1758a8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60];&quot;',&quot;);COM.MICROSOFT.CONCAT(&quot;'&quot;;[.B260];[.C260];&quot;',&quot;);COM.MICROSOFT.CONCAT([.D260]);&quot;);&quot;)" office:value-type="string" office:string-value="insert into TICKET (ID,NUMERO,MONTANT) values ('f1758b4c-1b9e-11ec-9621-0242ac130002','CC2010',30);" calcext:value-type="string">
            <text:p>insert into TICKET (ID,NUMERO,MONTANT) values ('f1758b4c-1b9e-11ec-9621-0242ac130002','CC2010',30);</text:p>
          </table:table-cell>
        </table:table-row>
        <table:table-row table:style-name="ro1">
          <table:table-cell office:value-type="string" calcext:value-type="string">
            <text:p>f1758b4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61];&quot;',&quot;);COM.MICROSOFT.CONCAT(&quot;'&quot;;[.B261];[.C261];&quot;',&quot;);COM.MICROSOFT.CONCAT([.D261]);&quot;);&quot;)" office:value-type="string" office:string-value="insert into TICKET (ID,NUMERO,MONTANT) values ('f1758c0a-1b9e-11ec-9621-0242ac130002','CC2011',30);" calcext:value-type="string">
            <text:p>insert into TICKET (ID,NUMERO,MONTANT) values ('f1758c0a-1b9e-11ec-9621-0242ac130002','CC2011',30);</text:p>
          </table:table-cell>
        </table:table-row>
        <table:table-row table:style-name="ro1">
          <table:table-cell office:value-type="string" calcext:value-type="string">
            <text:p>f1758c0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62];&quot;',&quot;);COM.MICROSOFT.CONCAT(&quot;'&quot;;[.B262];[.C262];&quot;',&quot;);COM.MICROSOFT.CONCAT([.D262]);&quot;);&quot;)" office:value-type="string" office:string-value="insert into TICKET (ID,NUMERO,MONTANT) values ('f1758cbe-1b9e-11ec-9621-0242ac130002','CC2012',30);" calcext:value-type="string">
            <text:p>insert into TICKET (ID,NUMERO,MONTANT) values ('f1758cbe-1b9e-11ec-9621-0242ac130002','CC2012',30);</text:p>
          </table:table-cell>
        </table:table-row>
        <table:table-row table:style-name="ro1">
          <table:table-cell office:value-type="string" calcext:value-type="string">
            <text:p>f1758cb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63];&quot;',&quot;);COM.MICROSOFT.CONCAT(&quot;'&quot;;[.B263];[.C263];&quot;',&quot;);COM.MICROSOFT.CONCAT([.D263]);&quot;);&quot;)" office:value-type="string" office:string-value="insert into TICKET (ID,NUMERO,MONTANT) values ('f1758d72-1b9e-11ec-9621-0242ac130002','CC2013',30);" calcext:value-type="string">
            <text:p>insert into TICKET (ID,NUMERO,MONTANT) values ('f1758d72-1b9e-11ec-9621-0242ac130002','CC2013',30);</text:p>
          </table:table-cell>
        </table:table-row>
        <table:table-row table:style-name="ro1">
          <table:table-cell office:value-type="string" calcext:value-type="string">
            <text:p>f1758d7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64];&quot;',&quot;);COM.MICROSOFT.CONCAT(&quot;'&quot;;[.B264];[.C264];&quot;',&quot;);COM.MICROSOFT.CONCAT([.D264]);&quot;);&quot;)" office:value-type="string" office:string-value="insert into TICKET (ID,NUMERO,MONTANT) values ('f1759006-1b9e-11ec-9621-0242ac130002','CC2014',30);" calcext:value-type="string">
            <text:p>insert into TICKET (ID,NUMERO,MONTANT) values ('f1759006-1b9e-11ec-9621-0242ac130002','CC2014',30);</text:p>
          </table:table-cell>
        </table:table-row>
        <table:table-row table:style-name="ro1">
          <table:table-cell office:value-type="string" calcext:value-type="string">
            <text:p>f175900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65];&quot;',&quot;);COM.MICROSOFT.CONCAT(&quot;'&quot;;[.B265];[.C265];&quot;',&quot;);COM.MICROSOFT.CONCAT([.D265]);&quot;);&quot;)" office:value-type="string" office:string-value="insert into TICKET (ID,NUMERO,MONTANT) values ('f17590ce-1b9e-11ec-9621-0242ac130002','CC2015',30);" calcext:value-type="string">
            <text:p>insert into TICKET (ID,NUMERO,MONTANT) values ('f17590ce-1b9e-11ec-9621-0242ac130002','CC2015',30);</text:p>
          </table:table-cell>
        </table:table-row>
        <table:table-row table:style-name="ro1">
          <table:table-cell office:value-type="string" calcext:value-type="string">
            <text:p>f17590c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66];&quot;',&quot;);COM.MICROSOFT.CONCAT(&quot;'&quot;;[.B266];[.C266];&quot;',&quot;);COM.MICROSOFT.CONCAT([.D266]);&quot;);&quot;)" office:value-type="string" office:string-value="insert into TICKET (ID,NUMERO,MONTANT) values ('f1759182-1b9e-11ec-9621-0242ac130002','CC2016',30);" calcext:value-type="string">
            <text:p>insert into TICKET (ID,NUMERO,MONTANT) values ('f1759182-1b9e-11ec-9621-0242ac130002','CC2016',30);</text:p>
          </table:table-cell>
        </table:table-row>
        <table:table-row table:style-name="ro1">
          <table:table-cell office:value-type="string" calcext:value-type="string">
            <text:p>f175918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67];&quot;',&quot;);COM.MICROSOFT.CONCAT(&quot;'&quot;;[.B267];[.C267];&quot;',&quot;);COM.MICROSOFT.CONCAT([.D267]);&quot;);&quot;)" office:value-type="string" office:string-value="insert into TICKET (ID,NUMERO,MONTANT) values ('f1759240-1b9e-11ec-9621-0242ac130002','CC2017',30);" calcext:value-type="string">
            <text:p>insert into TICKET (ID,NUMERO,MONTANT) values ('f1759240-1b9e-11ec-9621-0242ac130002','CC2017',30);</text:p>
          </table:table-cell>
        </table:table-row>
        <table:table-row table:style-name="ro1">
          <table:table-cell office:value-type="string" calcext:value-type="string">
            <text:p>f175924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68];&quot;',&quot;);COM.MICROSOFT.CONCAT(&quot;'&quot;;[.B268];[.C268];&quot;',&quot;);COM.MICROSOFT.CONCAT([.D268]);&quot;);&quot;)" office:value-type="string" office:string-value="insert into TICKET (ID,NUMERO,MONTANT) values ('f17592f4-1b9e-11ec-9621-0242ac130002','CC2018',30);" calcext:value-type="string">
            <text:p>insert into TICKET (ID,NUMERO,MONTANT) values ('f17592f4-1b9e-11ec-9621-0242ac130002','CC2018',30);</text:p>
          </table:table-cell>
        </table:table-row>
        <table:table-row table:style-name="ro1">
          <table:table-cell office:value-type="string" calcext:value-type="string">
            <text:p>f17592f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69];&quot;',&quot;);COM.MICROSOFT.CONCAT(&quot;'&quot;;[.B269];[.C269];&quot;',&quot;);COM.MICROSOFT.CONCAT([.D269]);&quot;);&quot;)" office:value-type="string" office:string-value="insert into TICKET (ID,NUMERO,MONTANT) values ('f17593b2-1b9e-11ec-9621-0242ac130002','CC2019',30);" calcext:value-type="string">
            <text:p>insert into TICKET (ID,NUMERO,MONTANT) values ('f17593b2-1b9e-11ec-9621-0242ac130002','CC2019',30);</text:p>
          </table:table-cell>
        </table:table-row>
        <table:table-row table:style-name="ro1">
          <table:table-cell office:value-type="string" calcext:value-type="string">
            <text:p>f17593b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70];&quot;',&quot;);COM.MICROSOFT.CONCAT(&quot;'&quot;;[.B270];[.C270];&quot;',&quot;);COM.MICROSOFT.CONCAT([.D270]);&quot;);&quot;)" office:value-type="string" office:string-value="insert into TICKET (ID,NUMERO,MONTANT) values ('f1759470-1b9e-11ec-9621-0242ac130002','CC2020',30);" calcext:value-type="string">
            <text:p>insert into TICKET (ID,NUMERO,MONTANT) values ('f1759470-1b9e-11ec-9621-0242ac130002','CC2020',30);</text:p>
          </table:table-cell>
        </table:table-row>
        <table:table-row table:style-name="ro1">
          <table:table-cell office:value-type="string" calcext:value-type="string">
            <text:p>f175947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71];&quot;',&quot;);COM.MICROSOFT.CONCAT(&quot;'&quot;;[.B271];[.C271];&quot;',&quot;);COM.MICROSOFT.CONCAT([.D271]);&quot;);&quot;)" office:value-type="string" office:string-value="insert into TICKET (ID,NUMERO,MONTANT) values ('f1759768-1b9e-11ec-9621-0242ac130002','CC2021',30);" calcext:value-type="string">
            <text:p>insert into TICKET (ID,NUMERO,MONTANT) values ('f1759768-1b9e-11ec-9621-0242ac130002','CC2021',30);</text:p>
          </table:table-cell>
        </table:table-row>
        <table:table-row table:style-name="ro1">
          <table:table-cell office:value-type="string" calcext:value-type="string">
            <text:p>f175976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21" calcext:value-type="float">
            <text:p>202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72];&quot;',&quot;);COM.MICROSOFT.CONCAT(&quot;'&quot;;[.B272];[.C272];&quot;',&quot;);COM.MICROSOFT.CONCAT([.D272]);&quot;);&quot;)" office:value-type="string" office:string-value="insert into TICKET (ID,NUMERO,MONTANT) values ('f175983a-1b9e-11ec-9621-0242ac130002','CC2022',30);" calcext:value-type="string">
            <text:p>insert into TICKET (ID,NUMERO,MONTANT) values ('f175983a-1b9e-11ec-9621-0242ac130002','CC2022',30);</text:p>
          </table:table-cell>
        </table:table-row>
        <table:table-row table:style-name="ro1">
          <table:table-cell office:value-type="string" calcext:value-type="string">
            <text:p>f175983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22" calcext:value-type="float">
            <text:p>202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73];&quot;',&quot;);COM.MICROSOFT.CONCAT(&quot;'&quot;;[.B273];[.C273];&quot;',&quot;);COM.MICROSOFT.CONCAT([.D273]);&quot;);&quot;)" office:value-type="string" office:string-value="insert into TICKET (ID,NUMERO,MONTANT) values ('f17598ee-1b9e-11ec-9621-0242ac130002','CC2023',30);" calcext:value-type="string">
            <text:p>insert into TICKET (ID,NUMERO,MONTANT) values ('f17598ee-1b9e-11ec-9621-0242ac130002','CC2023',30);</text:p>
          </table:table-cell>
        </table:table-row>
        <table:table-row table:style-name="ro1">
          <table:table-cell office:value-type="string" calcext:value-type="string">
            <text:p>f17598e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23" calcext:value-type="float">
            <text:p>202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74];&quot;',&quot;);COM.MICROSOFT.CONCAT(&quot;'&quot;;[.B274];[.C274];&quot;',&quot;);COM.MICROSOFT.CONCAT([.D274]);&quot;);&quot;)" office:value-type="string" office:string-value="insert into TICKET (ID,NUMERO,MONTANT) values ('f1759a1a-1b9e-11ec-9621-0242ac130002','CC2024',30);" calcext:value-type="string">
            <text:p>insert into TICKET (ID,NUMERO,MONTANT) values ('f1759a1a-1b9e-11ec-9621-0242ac130002','CC2024',30);</text:p>
          </table:table-cell>
        </table:table-row>
        <table:table-row table:style-name="ro1">
          <table:table-cell office:value-type="string" calcext:value-type="string">
            <text:p>f1759a1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24" calcext:value-type="float">
            <text:p>202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75];&quot;',&quot;);COM.MICROSOFT.CONCAT(&quot;'&quot;;[.B275];[.C275];&quot;',&quot;);COM.MICROSOFT.CONCAT([.D275]);&quot;);&quot;)" office:value-type="string" office:string-value="insert into TICKET (ID,NUMERO,MONTANT) values ('f1759af6-1b9e-11ec-9621-0242ac130002','CC2025',30);" calcext:value-type="string">
            <text:p>insert into TICKET (ID,NUMERO,MONTANT) values ('f1759af6-1b9e-11ec-9621-0242ac130002','CC2025',30);</text:p>
          </table:table-cell>
        </table:table-row>
        <table:table-row table:style-name="ro1">
          <table:table-cell office:value-type="string" calcext:value-type="string">
            <text:p>f1759af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25" calcext:value-type="float">
            <text:p>202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76];&quot;',&quot;);COM.MICROSOFT.CONCAT(&quot;'&quot;;[.B276];[.C276];&quot;',&quot;);COM.MICROSOFT.CONCAT([.D276]);&quot;);&quot;)" office:value-type="string" office:string-value="insert into TICKET (ID,NUMERO,MONTANT) values ('f1759bb4-1b9e-11ec-9621-0242ac130002','CC2026',30);" calcext:value-type="string">
            <text:p>insert into TICKET (ID,NUMERO,MONTANT) values ('f1759bb4-1b9e-11ec-9621-0242ac130002','CC2026',30);</text:p>
          </table:table-cell>
        </table:table-row>
        <table:table-row table:style-name="ro1">
          <table:table-cell office:value-type="string" calcext:value-type="string">
            <text:p>f1759bb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26" calcext:value-type="float">
            <text:p>202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77];&quot;',&quot;);COM.MICROSOFT.CONCAT(&quot;'&quot;;[.B277];[.C277];&quot;',&quot;);COM.MICROSOFT.CONCAT([.D277]);&quot;);&quot;)" office:value-type="string" office:string-value="insert into TICKET (ID,NUMERO,MONTANT) values ('f1759c72-1b9e-11ec-9621-0242ac130002','CC2027',30);" calcext:value-type="string">
            <text:p>insert into TICKET (ID,NUMERO,MONTANT) values ('f1759c72-1b9e-11ec-9621-0242ac130002','CC2027',30);</text:p>
          </table:table-cell>
        </table:table-row>
        <table:table-row table:style-name="ro1">
          <table:table-cell office:value-type="string" calcext:value-type="string">
            <text:p>f1759c7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27" calcext:value-type="float">
            <text:p>202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78];&quot;',&quot;);COM.MICROSOFT.CONCAT(&quot;'&quot;;[.B278];[.C278];&quot;',&quot;);COM.MICROSOFT.CONCAT([.D278]);&quot;);&quot;)" office:value-type="string" office:string-value="insert into TICKET (ID,NUMERO,MONTANT) values ('f1759d30-1b9e-11ec-9621-0242ac130002','CC2028',30);" calcext:value-type="string">
            <text:p>insert into TICKET (ID,NUMERO,MONTANT) values ('f1759d30-1b9e-11ec-9621-0242ac130002','CC2028',30);</text:p>
          </table:table-cell>
        </table:table-row>
        <table:table-row table:style-name="ro1">
          <table:table-cell office:value-type="string" calcext:value-type="string">
            <text:p>f1759d3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28" calcext:value-type="float">
            <text:p>202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79];&quot;',&quot;);COM.MICROSOFT.CONCAT(&quot;'&quot;;[.B279];[.C279];&quot;',&quot;);COM.MICROSOFT.CONCAT([.D279]);&quot;);&quot;)" office:value-type="string" office:string-value="insert into TICKET (ID,NUMERO,MONTANT) values ('f1759f42-1b9e-11ec-9621-0242ac130002','CC2029',30);" calcext:value-type="string">
            <text:p>insert into TICKET (ID,NUMERO,MONTANT) values ('f1759f42-1b9e-11ec-9621-0242ac130002','CC2029',30);</text:p>
          </table:table-cell>
        </table:table-row>
        <table:table-row table:style-name="ro1">
          <table:table-cell office:value-type="string" calcext:value-type="string">
            <text:p>f1759f4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29" calcext:value-type="float">
            <text:p>202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80];&quot;',&quot;);COM.MICROSOFT.CONCAT(&quot;'&quot;;[.B280];[.C280];&quot;',&quot;);COM.MICROSOFT.CONCAT([.D280]);&quot;);&quot;)" office:value-type="string" office:string-value="insert into TICKET (ID,NUMERO,MONTANT) values ('f175a000-1b9e-11ec-9621-0242ac130002','CC2030',30);" calcext:value-type="string">
            <text:p>insert into TICKET (ID,NUMERO,MONTANT) values ('f175a000-1b9e-11ec-9621-0242ac130002','CC2030',30);</text:p>
          </table:table-cell>
        </table:table-row>
        <table:table-row table:style-name="ro1">
          <table:table-cell office:value-type="string" calcext:value-type="string">
            <text:p>f175a00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30" calcext:value-type="float">
            <text:p>203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81];&quot;',&quot;);COM.MICROSOFT.CONCAT(&quot;'&quot;;[.B281];[.C281];&quot;',&quot;);COM.MICROSOFT.CONCAT([.D281]);&quot;);&quot;)" office:value-type="string" office:string-value="insert into TICKET (ID,NUMERO,MONTANT) values ('f175a0be-1b9e-11ec-9621-0242ac130002','CC2031',30);" calcext:value-type="string">
            <text:p>insert into TICKET (ID,NUMERO,MONTANT) values ('f175a0be-1b9e-11ec-9621-0242ac130002','CC2031',30);</text:p>
          </table:table-cell>
        </table:table-row>
        <table:table-row table:style-name="ro1">
          <table:table-cell office:value-type="string" calcext:value-type="string">
            <text:p>f175a0b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31" calcext:value-type="float">
            <text:p>20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82];&quot;',&quot;);COM.MICROSOFT.CONCAT(&quot;'&quot;;[.B282];[.C282];&quot;',&quot;);COM.MICROSOFT.CONCAT([.D282]);&quot;);&quot;)" office:value-type="string" office:string-value="insert into TICKET (ID,NUMERO,MONTANT) values ('f175a17c-1b9e-11ec-9621-0242ac130002','CC2032',30);" calcext:value-type="string">
            <text:p>insert into TICKET (ID,NUMERO,MONTANT) values ('f175a17c-1b9e-11ec-9621-0242ac130002','CC2032',30);</text:p>
          </table:table-cell>
        </table:table-row>
        <table:table-row table:style-name="ro1">
          <table:table-cell office:value-type="string" calcext:value-type="string">
            <text:p>f175a17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32" calcext:value-type="float">
            <text:p>203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83];&quot;',&quot;);COM.MICROSOFT.CONCAT(&quot;'&quot;;[.B283];[.C283];&quot;',&quot;);COM.MICROSOFT.CONCAT([.D283]);&quot;);&quot;)" office:value-type="string" office:string-value="insert into TICKET (ID,NUMERO,MONTANT) values ('f175a230-1b9e-11ec-9621-0242ac130002','CC2033',30);" calcext:value-type="string">
            <text:p>insert into TICKET (ID,NUMERO,MONTANT) values ('f175a230-1b9e-11ec-9621-0242ac130002','CC2033',30);</text:p>
          </table:table-cell>
        </table:table-row>
        <table:table-row table:style-name="ro1">
          <table:table-cell office:value-type="string" calcext:value-type="string">
            <text:p>f175a23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33" calcext:value-type="float">
            <text:p>203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84];&quot;',&quot;);COM.MICROSOFT.CONCAT(&quot;'&quot;;[.B284];[.C284];&quot;',&quot;);COM.MICROSOFT.CONCAT([.D284]);&quot;);&quot;)" office:value-type="string" office:string-value="insert into TICKET (ID,NUMERO,MONTANT) values ('f175a2ee-1b9e-11ec-9621-0242ac130002','CC2034',30);" calcext:value-type="string">
            <text:p>insert into TICKET (ID,NUMERO,MONTANT) values ('f175a2ee-1b9e-11ec-9621-0242ac130002','CC2034',30);</text:p>
          </table:table-cell>
        </table:table-row>
        <table:table-row table:style-name="ro1">
          <table:table-cell office:value-type="string" calcext:value-type="string">
            <text:p>f175a2e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34" calcext:value-type="float">
            <text:p>203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85];&quot;',&quot;);COM.MICROSOFT.CONCAT(&quot;'&quot;;[.B285];[.C285];&quot;',&quot;);COM.MICROSOFT.CONCAT([.D285]);&quot;);&quot;)" office:value-type="string" office:string-value="insert into TICKET (ID,NUMERO,MONTANT) values ('f175a3a2-1b9e-11ec-9621-0242ac130002','CC2035',30);" calcext:value-type="string">
            <text:p>insert into TICKET (ID,NUMERO,MONTANT) values ('f175a3a2-1b9e-11ec-9621-0242ac130002','CC2035',30);</text:p>
          </table:table-cell>
        </table:table-row>
        <table:table-row table:style-name="ro1">
          <table:table-cell office:value-type="string" calcext:value-type="string">
            <text:p>f175a3a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35" calcext:value-type="float">
            <text:p>203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86];&quot;',&quot;);COM.MICROSOFT.CONCAT(&quot;'&quot;;[.B286];[.C286];&quot;',&quot;);COM.MICROSOFT.CONCAT([.D286]);&quot;);&quot;)" office:value-type="string" office:string-value="insert into TICKET (ID,NUMERO,MONTANT) values ('f175a640-1b9e-11ec-9621-0242ac130002','CC2036',30);" calcext:value-type="string">
            <text:p>insert into TICKET (ID,NUMERO,MONTANT) values ('f175a640-1b9e-11ec-9621-0242ac130002','CC2036',30);</text:p>
          </table:table-cell>
        </table:table-row>
        <table:table-row table:style-name="ro1">
          <table:table-cell office:value-type="string" calcext:value-type="string">
            <text:p>f175a64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36" calcext:value-type="float">
            <text:p>203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87];&quot;',&quot;);COM.MICROSOFT.CONCAT(&quot;'&quot;;[.B287];[.C287];&quot;',&quot;);COM.MICROSOFT.CONCAT([.D287]);&quot;);&quot;)" office:value-type="string" office:string-value="insert into TICKET (ID,NUMERO,MONTANT) values ('f175a712-1b9e-11ec-9621-0242ac130002','CC2037',30);" calcext:value-type="string">
            <text:p>insert into TICKET (ID,NUMERO,MONTANT) values ('f175a712-1b9e-11ec-9621-0242ac130002','CC2037',30);</text:p>
          </table:table-cell>
        </table:table-row>
        <table:table-row table:style-name="ro1">
          <table:table-cell office:value-type="string" calcext:value-type="string">
            <text:p>f175a71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37" calcext:value-type="float">
            <text:p>203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88];&quot;',&quot;);COM.MICROSOFT.CONCAT(&quot;'&quot;;[.B288];[.C288];&quot;',&quot;);COM.MICROSOFT.CONCAT([.D288]);&quot;);&quot;)" office:value-type="string" office:string-value="insert into TICKET (ID,NUMERO,MONTANT) values ('f175a7c6-1b9e-11ec-9621-0242ac130002','CC2038',30);" calcext:value-type="string">
            <text:p>insert into TICKET (ID,NUMERO,MONTANT) values ('f175a7c6-1b9e-11ec-9621-0242ac130002','CC2038',30);</text:p>
          </table:table-cell>
        </table:table-row>
        <table:table-row table:style-name="ro1">
          <table:table-cell office:value-type="string" calcext:value-type="string">
            <text:p>f175a7c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38" calcext:value-type="float">
            <text:p>203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89];&quot;',&quot;);COM.MICROSOFT.CONCAT(&quot;'&quot;;[.B289];[.C289];&quot;',&quot;);COM.MICROSOFT.CONCAT([.D289]);&quot;);&quot;)" office:value-type="string" office:string-value="insert into TICKET (ID,NUMERO,MONTANT) values ('f175a87a-1b9e-11ec-9621-0242ac130002','CC2039',30);" calcext:value-type="string">
            <text:p>insert into TICKET (ID,NUMERO,MONTANT) values ('f175a87a-1b9e-11ec-9621-0242ac130002','CC2039',30);</text:p>
          </table:table-cell>
        </table:table-row>
        <table:table-row table:style-name="ro1">
          <table:table-cell office:value-type="string" calcext:value-type="string">
            <text:p>f175a87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39" calcext:value-type="float">
            <text:p>203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90];&quot;',&quot;);COM.MICROSOFT.CONCAT(&quot;'&quot;;[.B290];[.C290];&quot;',&quot;);COM.MICROSOFT.CONCAT([.D290]);&quot;);&quot;)" office:value-type="string" office:string-value="insert into TICKET (ID,NUMERO,MONTANT) values ('f175a92e-1b9e-11ec-9621-0242ac130002','CC2040',30);" calcext:value-type="string">
            <text:p>insert into TICKET (ID,NUMERO,MONTANT) values ('f175a92e-1b9e-11ec-9621-0242ac130002','CC2040',30);</text:p>
          </table:table-cell>
        </table:table-row>
        <table:table-row table:style-name="ro1">
          <table:table-cell office:value-type="string" calcext:value-type="string">
            <text:p>f175a92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40" calcext:value-type="float">
            <text:p>204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91];&quot;',&quot;);COM.MICROSOFT.CONCAT(&quot;'&quot;;[.B291];[.C291];&quot;',&quot;);COM.MICROSOFT.CONCAT([.D291]);&quot;);&quot;)" office:value-type="string" office:string-value="insert into TICKET (ID,NUMERO,MONTANT) values ('f175a9e2-1b9e-11ec-9621-0242ac130002','CC2041',30);" calcext:value-type="string">
            <text:p>insert into TICKET (ID,NUMERO,MONTANT) values ('f175a9e2-1b9e-11ec-9621-0242ac130002','CC2041',30);</text:p>
          </table:table-cell>
        </table:table-row>
        <table:table-row table:style-name="ro1">
          <table:table-cell office:value-type="string" calcext:value-type="string">
            <text:p>f175a9e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41" calcext:value-type="float">
            <text:p>204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92];&quot;',&quot;);COM.MICROSOFT.CONCAT(&quot;'&quot;;[.B292];[.C292];&quot;',&quot;);COM.MICROSOFT.CONCAT([.D292]);&quot;);&quot;)" office:value-type="string" office:string-value="insert into TICKET (ID,NUMERO,MONTANT) values ('f175aaa0-1b9e-11ec-9621-0242ac130002','CC2042',30);" calcext:value-type="string">
            <text:p>insert into TICKET (ID,NUMERO,MONTANT) values ('f175aaa0-1b9e-11ec-9621-0242ac130002','CC2042',30);</text:p>
          </table:table-cell>
        </table:table-row>
        <table:table-row table:style-name="ro1">
          <table:table-cell office:value-type="string" calcext:value-type="string">
            <text:p>f175aaa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42" calcext:value-type="float">
            <text:p>204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93];&quot;',&quot;);COM.MICROSOFT.CONCAT(&quot;'&quot;;[.B293];[.C293];&quot;',&quot;);COM.MICROSOFT.CONCAT([.D293]);&quot;);&quot;)" office:value-type="string" office:string-value="insert into TICKET (ID,NUMERO,MONTANT) values ('f175ab68-1b9e-11ec-9621-0242ac130002','CC2043',30);" calcext:value-type="string">
            <text:p>insert into TICKET (ID,NUMERO,MONTANT) values ('f175ab68-1b9e-11ec-9621-0242ac130002','CC2043',30);</text:p>
          </table:table-cell>
        </table:table-row>
        <table:table-row table:style-name="ro1">
          <table:table-cell office:value-type="string" calcext:value-type="string">
            <text:p>f175ab6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43" calcext:value-type="float">
            <text:p>204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94];&quot;',&quot;);COM.MICROSOFT.CONCAT(&quot;'&quot;;[.B294];[.C294];&quot;',&quot;);COM.MICROSOFT.CONCAT([.D294]);&quot;);&quot;)" office:value-type="string" office:string-value="insert into TICKET (ID,NUMERO,MONTANT) values ('f175add4-1b9e-11ec-9621-0242ac130002','CC2044',30);" calcext:value-type="string">
            <text:p>insert into TICKET (ID,NUMERO,MONTANT) values ('f175add4-1b9e-11ec-9621-0242ac130002','CC2044',30);</text:p>
          </table:table-cell>
        </table:table-row>
        <table:table-row table:style-name="ro1">
          <table:table-cell office:value-type="string" calcext:value-type="string">
            <text:p>f175add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44" calcext:value-type="float">
            <text:p>204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95];&quot;',&quot;);COM.MICROSOFT.CONCAT(&quot;'&quot;;[.B295];[.C295];&quot;',&quot;);COM.MICROSOFT.CONCAT([.D295]);&quot;);&quot;)" office:value-type="string" office:string-value="insert into TICKET (ID,NUMERO,MONTANT) values ('f175ae92-1b9e-11ec-9621-0242ac130002','CC2045',30);" calcext:value-type="string">
            <text:p>insert into TICKET (ID,NUMERO,MONTANT) values ('f175ae92-1b9e-11ec-9621-0242ac130002','CC2045',30);</text:p>
          </table:table-cell>
        </table:table-row>
        <table:table-row table:style-name="ro1">
          <table:table-cell office:value-type="string" calcext:value-type="string">
            <text:p>f175ae9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45" calcext:value-type="float">
            <text:p>204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96];&quot;',&quot;);COM.MICROSOFT.CONCAT(&quot;'&quot;;[.B296];[.C296];&quot;',&quot;);COM.MICROSOFT.CONCAT([.D296]);&quot;);&quot;)" office:value-type="string" office:string-value="insert into TICKET (ID,NUMERO,MONTANT) values ('f175af46-1b9e-11ec-9621-0242ac130002','CC2046',30);" calcext:value-type="string">
            <text:p>insert into TICKET (ID,NUMERO,MONTANT) values ('f175af46-1b9e-11ec-9621-0242ac130002','CC2046',30);</text:p>
          </table:table-cell>
        </table:table-row>
        <table:table-row table:style-name="ro1">
          <table:table-cell office:value-type="string" calcext:value-type="string">
            <text:p>f175af4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46" calcext:value-type="float">
            <text:p>204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97];&quot;',&quot;);COM.MICROSOFT.CONCAT(&quot;'&quot;;[.B297];[.C297];&quot;',&quot;);COM.MICROSOFT.CONCAT([.D297]);&quot;);&quot;)" office:value-type="string" office:string-value="insert into TICKET (ID,NUMERO,MONTANT) values ('f175b004-1b9e-11ec-9621-0242ac130002','CC2047',30);" calcext:value-type="string">
            <text:p>insert into TICKET (ID,NUMERO,MONTANT) values ('f175b004-1b9e-11ec-9621-0242ac130002','CC2047',30);</text:p>
          </table:table-cell>
        </table:table-row>
        <table:table-row table:style-name="ro1">
          <table:table-cell office:value-type="string" calcext:value-type="string">
            <text:p>f175b00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47" calcext:value-type="float">
            <text:p>204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98];&quot;',&quot;);COM.MICROSOFT.CONCAT(&quot;'&quot;;[.B298];[.C298];&quot;',&quot;);COM.MICROSOFT.CONCAT([.D298]);&quot;);&quot;)" office:value-type="string" office:string-value="insert into TICKET (ID,NUMERO,MONTANT) values ('f175b0b8-1b9e-11ec-9621-0242ac130002','CC2048',30);" calcext:value-type="string">
            <text:p>insert into TICKET (ID,NUMERO,MONTANT) values ('f175b0b8-1b9e-11ec-9621-0242ac130002','CC2048',30);</text:p>
          </table:table-cell>
        </table:table-row>
        <table:table-row table:style-name="ro1">
          <table:table-cell office:value-type="string" calcext:value-type="string">
            <text:p>f175b0b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48" calcext:value-type="float">
            <text:p>204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299];&quot;',&quot;);COM.MICROSOFT.CONCAT(&quot;'&quot;;[.B299];[.C299];&quot;',&quot;);COM.MICROSOFT.CONCAT([.D299]);&quot;);&quot;)" office:value-type="string" office:string-value="insert into TICKET (ID,NUMERO,MONTANT) values ('f175b176-1b9e-11ec-9621-0242ac130002','CC2049',30);" calcext:value-type="string">
            <text:p>insert into TICKET (ID,NUMERO,MONTANT) values ('f175b176-1b9e-11ec-9621-0242ac130002','CC2049',30);</text:p>
          </table:table-cell>
        </table:table-row>
        <table:table-row table:style-name="ro1">
          <table:table-cell office:value-type="string" calcext:value-type="string">
            <text:p>f175b17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49" calcext:value-type="float">
            <text:p>204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00];&quot;',&quot;);COM.MICROSOFT.CONCAT(&quot;'&quot;;[.B300];[.C300];&quot;',&quot;);COM.MICROSOFT.CONCAT([.D300]);&quot;);&quot;)" office:value-type="string" office:string-value="insert into TICKET (ID,NUMERO,MONTANT) values ('f175b234-1b9e-11ec-9621-0242ac130002','CC2050',30);" calcext:value-type="string">
            <text:p>insert into TICKET (ID,NUMERO,MONTANT) values ('f175b234-1b9e-11ec-9621-0242ac130002','CC2050',30);</text:p>
          </table:table-cell>
        </table:table-row>
        <table:table-row table:style-name="ro1">
          <table:table-cell office:value-type="string" calcext:value-type="string">
            <text:p>f175b23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50" calcext:value-type="float">
            <text:p>20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01];&quot;',&quot;);COM.MICROSOFT.CONCAT(&quot;'&quot;;[.B301];[.C301];&quot;',&quot;);COM.MICROSOFT.CONCAT([.D301]);&quot;);&quot;)" office:value-type="string" office:string-value="insert into TICKET (ID,NUMERO,MONTANT) values ('f175b2f2-1b9e-11ec-9621-0242ac130002','CC2051',30);" calcext:value-type="string">
            <text:p>insert into TICKET (ID,NUMERO,MONTANT) values ('f175b2f2-1b9e-11ec-9621-0242ac130002','CC2051',30);</text:p>
          </table:table-cell>
        </table:table-row>
        <table:table-row table:style-name="ro1">
          <table:table-cell office:value-type="string" calcext:value-type="string">
            <text:p>f175b2f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51" calcext:value-type="float">
            <text:p>205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02];&quot;',&quot;);COM.MICROSOFT.CONCAT(&quot;'&quot;;[.B302];[.C302];&quot;',&quot;);COM.MICROSOFT.CONCAT([.D302]);&quot;);&quot;)" office:value-type="string" office:string-value="insert into TICKET (ID,NUMERO,MONTANT) values ('f175b52c-1b9e-11ec-9621-0242ac130002','CC2052',30);" calcext:value-type="string">
            <text:p>insert into TICKET (ID,NUMERO,MONTANT) values ('f175b52c-1b9e-11ec-9621-0242ac130002','CC2052',30);</text:p>
          </table:table-cell>
        </table:table-row>
        <table:table-row table:style-name="ro1">
          <table:table-cell office:value-type="string" calcext:value-type="string">
            <text:p>f175b52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52" calcext:value-type="float">
            <text:p>205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03];&quot;',&quot;);COM.MICROSOFT.CONCAT(&quot;'&quot;;[.B303];[.C303];&quot;',&quot;);COM.MICROSOFT.CONCAT([.D303]);&quot;);&quot;)" office:value-type="string" office:string-value="insert into TICKET (ID,NUMERO,MONTANT) values ('f175b5f4-1b9e-11ec-9621-0242ac130002','CC2053',30);" calcext:value-type="string">
            <text:p>insert into TICKET (ID,NUMERO,MONTANT) values ('f175b5f4-1b9e-11ec-9621-0242ac130002','CC2053',30);</text:p>
          </table:table-cell>
        </table:table-row>
        <table:table-row table:style-name="ro1">
          <table:table-cell office:value-type="string" calcext:value-type="string">
            <text:p>f175b5f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53" calcext:value-type="float">
            <text:p>205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04];&quot;',&quot;);COM.MICROSOFT.CONCAT(&quot;'&quot;;[.B304];[.C304];&quot;',&quot;);COM.MICROSOFT.CONCAT([.D304]);&quot;);&quot;)" office:value-type="string" office:string-value="insert into TICKET (ID,NUMERO,MONTANT) values ('f175b6a8-1b9e-11ec-9621-0242ac130002','CC2054',30);" calcext:value-type="string">
            <text:p>insert into TICKET (ID,NUMERO,MONTANT) values ('f175b6a8-1b9e-11ec-9621-0242ac130002','CC2054',30);</text:p>
          </table:table-cell>
        </table:table-row>
        <table:table-row table:style-name="ro1">
          <table:table-cell office:value-type="string" calcext:value-type="string">
            <text:p>f175b6a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54" calcext:value-type="float">
            <text:p>205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05];&quot;',&quot;);COM.MICROSOFT.CONCAT(&quot;'&quot;;[.B305];[.C305];&quot;',&quot;);COM.MICROSOFT.CONCAT([.D305]);&quot;);&quot;)" office:value-type="string" office:string-value="insert into TICKET (ID,NUMERO,MONTANT) values ('f175b766-1b9e-11ec-9621-0242ac130002','CC2055',30);" calcext:value-type="string">
            <text:p>insert into TICKET (ID,NUMERO,MONTANT) values ('f175b766-1b9e-11ec-9621-0242ac130002','CC2055',30);</text:p>
          </table:table-cell>
        </table:table-row>
        <table:table-row table:style-name="ro1">
          <table:table-cell office:value-type="string" calcext:value-type="string">
            <text:p>f175b76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55" calcext:value-type="float">
            <text:p>205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06];&quot;',&quot;);COM.MICROSOFT.CONCAT(&quot;'&quot;;[.B306];[.C306];&quot;',&quot;);COM.MICROSOFT.CONCAT([.D306]);&quot;);&quot;)" office:value-type="string" office:string-value="insert into TICKET (ID,NUMERO,MONTANT) values ('f175b824-1b9e-11ec-9621-0242ac130002','CC2056',30);" calcext:value-type="string">
            <text:p>insert into TICKET (ID,NUMERO,MONTANT) values ('f175b824-1b9e-11ec-9621-0242ac130002','CC2056',30);</text:p>
          </table:table-cell>
        </table:table-row>
        <table:table-row table:style-name="ro1">
          <table:table-cell office:value-type="string" calcext:value-type="string">
            <text:p>f175b82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56" calcext:value-type="float">
            <text:p>205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07];&quot;',&quot;);COM.MICROSOFT.CONCAT(&quot;'&quot;;[.B307];[.C307];&quot;',&quot;);COM.MICROSOFT.CONCAT([.D307]);&quot;);&quot;)" office:value-type="string" office:string-value="insert into TICKET (ID,NUMERO,MONTANT) values ('f175b8e2-1b9e-11ec-9621-0242ac130002','CC2057',30);" calcext:value-type="string">
            <text:p>insert into TICKET (ID,NUMERO,MONTANT) values ('f175b8e2-1b9e-11ec-9621-0242ac130002','CC2057',30);</text:p>
          </table:table-cell>
        </table:table-row>
        <table:table-row table:style-name="ro1">
          <table:table-cell office:value-type="string" calcext:value-type="string">
            <text:p>f175b8e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57" calcext:value-type="float">
            <text:p>205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08];&quot;',&quot;);COM.MICROSOFT.CONCAT(&quot;'&quot;;[.B308];[.C308];&quot;',&quot;);COM.MICROSOFT.CONCAT([.D308]);&quot;);&quot;)" office:value-type="string" office:string-value="insert into TICKET (ID,NUMERO,MONTANT) values ('f175b996-1b9e-11ec-9621-0242ac130002','CC2058',30);" calcext:value-type="string">
            <text:p>insert into TICKET (ID,NUMERO,MONTANT) values ('f175b996-1b9e-11ec-9621-0242ac130002','CC2058',30);</text:p>
          </table:table-cell>
        </table:table-row>
        <table:table-row table:style-name="ro1">
          <table:table-cell office:value-type="string" calcext:value-type="string">
            <text:p>f175b99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58" calcext:value-type="float">
            <text:p>205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09];&quot;',&quot;);COM.MICROSOFT.CONCAT(&quot;'&quot;;[.B309];[.C309];&quot;',&quot;);COM.MICROSOFT.CONCAT([.D309]);&quot;);&quot;)" office:value-type="string" office:string-value="insert into TICKET (ID,NUMERO,MONTANT) values ('f175ba54-1b9e-11ec-9621-0242ac130002','CC2059',30);" calcext:value-type="string">
            <text:p>insert into TICKET (ID,NUMERO,MONTANT) values ('f175ba54-1b9e-11ec-9621-0242ac130002','CC2059',30);</text:p>
          </table:table-cell>
        </table:table-row>
        <table:table-row table:style-name="ro1">
          <table:table-cell office:value-type="string" calcext:value-type="string">
            <text:p>f175ba5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59" calcext:value-type="float">
            <text:p>205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10];&quot;',&quot;);COM.MICROSOFT.CONCAT(&quot;'&quot;;[.B310];[.C310];&quot;',&quot;);COM.MICROSOFT.CONCAT([.D310]);&quot;);&quot;)" office:value-type="string" office:string-value="insert into TICKET (ID,NUMERO,MONTANT) values ('f175bd24-1b9e-11ec-9621-0242ac130002','CC2060',30);" calcext:value-type="string">
            <text:p>insert into TICKET (ID,NUMERO,MONTANT) values ('f175bd24-1b9e-11ec-9621-0242ac130002','CC2060',30);</text:p>
          </table:table-cell>
        </table:table-row>
        <table:table-row table:style-name="ro1">
          <table:table-cell office:value-type="string" calcext:value-type="string">
            <text:p>f175bd2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60" calcext:value-type="float">
            <text:p>206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11];&quot;',&quot;);COM.MICROSOFT.CONCAT(&quot;'&quot;;[.B311];[.C311];&quot;',&quot;);COM.MICROSOFT.CONCAT([.D311]);&quot;);&quot;)" office:value-type="string" office:string-value="insert into TICKET (ID,NUMERO,MONTANT) values ('f175bdec-1b9e-11ec-9621-0242ac130002','CC2061',30);" calcext:value-type="string">
            <text:p>insert into TICKET (ID,NUMERO,MONTANT) values ('f175bdec-1b9e-11ec-9621-0242ac130002','CC2061',30);</text:p>
          </table:table-cell>
        </table:table-row>
        <table:table-row table:style-name="ro1">
          <table:table-cell office:value-type="string" calcext:value-type="string">
            <text:p>f175bde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61" calcext:value-type="float">
            <text:p>206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12];&quot;',&quot;);COM.MICROSOFT.CONCAT(&quot;'&quot;;[.B312];[.C312];&quot;',&quot;);COM.MICROSOFT.CONCAT([.D312]);&quot;);&quot;)" office:value-type="string" office:string-value="insert into TICKET (ID,NUMERO,MONTANT) values ('f175bea0-1b9e-11ec-9621-0242ac130002','CC2062',30);" calcext:value-type="string">
            <text:p>insert into TICKET (ID,NUMERO,MONTANT) values ('f175bea0-1b9e-11ec-9621-0242ac130002','CC2062',30);</text:p>
          </table:table-cell>
        </table:table-row>
        <table:table-row table:style-name="ro1">
          <table:table-cell office:value-type="string" calcext:value-type="string">
            <text:p>f175bea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62" calcext:value-type="float">
            <text:p>206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13];&quot;',&quot;);COM.MICROSOFT.CONCAT(&quot;'&quot;;[.B313];[.C313];&quot;',&quot;);COM.MICROSOFT.CONCAT([.D313]);&quot;);&quot;)" office:value-type="string" office:string-value="insert into TICKET (ID,NUMERO,MONTANT) values ('f175bf5e-1b9e-11ec-9621-0242ac130002','CC2063',30);" calcext:value-type="string">
            <text:p>insert into TICKET (ID,NUMERO,MONTANT) values ('f175bf5e-1b9e-11ec-9621-0242ac130002','CC2063',30);</text:p>
          </table:table-cell>
        </table:table-row>
        <table:table-row table:style-name="ro1">
          <table:table-cell office:value-type="string" calcext:value-type="string">
            <text:p>f175bf5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63" calcext:value-type="float">
            <text:p>206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14];&quot;',&quot;);COM.MICROSOFT.CONCAT(&quot;'&quot;;[.B314];[.C314];&quot;',&quot;);COM.MICROSOFT.CONCAT([.D314]);&quot;);&quot;)" office:value-type="string" office:string-value="insert into TICKET (ID,NUMERO,MONTANT) values ('f175c01c-1b9e-11ec-9621-0242ac130002','CC2064',30);" calcext:value-type="string">
            <text:p>insert into TICKET (ID,NUMERO,MONTANT) values ('f175c01c-1b9e-11ec-9621-0242ac130002','CC2064',30);</text:p>
          </table:table-cell>
        </table:table-row>
        <table:table-row table:style-name="ro1">
          <table:table-cell office:value-type="string" calcext:value-type="string">
            <text:p>f175c01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64" calcext:value-type="float">
            <text:p>206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15];&quot;',&quot;);COM.MICROSOFT.CONCAT(&quot;'&quot;;[.B315];[.C315];&quot;',&quot;);COM.MICROSOFT.CONCAT([.D315]);&quot;);&quot;)" office:value-type="string" office:string-value="insert into TICKET (ID,NUMERO,MONTANT) values ('f175c0d0-1b9e-11ec-9621-0242ac130002','CC2065',30);" calcext:value-type="string">
            <text:p>insert into TICKET (ID,NUMERO,MONTANT) values ('f175c0d0-1b9e-11ec-9621-0242ac130002','CC2065',30);</text:p>
          </table:table-cell>
        </table:table-row>
        <table:table-row table:style-name="ro1">
          <table:table-cell office:value-type="string" calcext:value-type="string">
            <text:p>f175c0d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65" calcext:value-type="float">
            <text:p>206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16];&quot;',&quot;);COM.MICROSOFT.CONCAT(&quot;'&quot;;[.B316];[.C316];&quot;',&quot;);COM.MICROSOFT.CONCAT([.D316]);&quot;);&quot;)" office:value-type="string" office:string-value="insert into TICKET (ID,NUMERO,MONTANT) values ('f175c18e-1b9e-11ec-9621-0242ac130002','CC2066',30);" calcext:value-type="string">
            <text:p>insert into TICKET (ID,NUMERO,MONTANT) values ('f175c18e-1b9e-11ec-9621-0242ac130002','CC2066',30);</text:p>
          </table:table-cell>
        </table:table-row>
        <table:table-row table:style-name="ro1">
          <table:table-cell office:value-type="string" calcext:value-type="string">
            <text:p>f175c18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66" calcext:value-type="float">
            <text:p>206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17];&quot;',&quot;);COM.MICROSOFT.CONCAT(&quot;'&quot;;[.B317];[.C317];&quot;',&quot;);COM.MICROSOFT.CONCAT([.D317]);&quot;);&quot;)" office:value-type="string" office:string-value="insert into TICKET (ID,NUMERO,MONTANT) values ('f175c396-1b9e-11ec-9621-0242ac130002','CC2067',30);" calcext:value-type="string">
            <text:p>insert into TICKET (ID,NUMERO,MONTANT) values ('f175c396-1b9e-11ec-9621-0242ac130002','CC2067',30);</text:p>
          </table:table-cell>
        </table:table-row>
        <table:table-row table:style-name="ro1">
          <table:table-cell office:value-type="string" calcext:value-type="string">
            <text:p>f175c39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67" calcext:value-type="float">
            <text:p>206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18];&quot;',&quot;);COM.MICROSOFT.CONCAT(&quot;'&quot;;[.B318];[.C318];&quot;',&quot;);COM.MICROSOFT.CONCAT([.D318]);&quot;);&quot;)" office:value-type="string" office:string-value="insert into TICKET (ID,NUMERO,MONTANT) values ('f175c47c-1b9e-11ec-9621-0242ac130002','CC2068',30);" calcext:value-type="string">
            <text:p>insert into TICKET (ID,NUMERO,MONTANT) values ('f175c47c-1b9e-11ec-9621-0242ac130002','CC2068',30);</text:p>
          </table:table-cell>
        </table:table-row>
        <table:table-row table:style-name="ro1">
          <table:table-cell office:value-type="string" calcext:value-type="string">
            <text:p>f175c47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68" calcext:value-type="float">
            <text:p>206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19];&quot;',&quot;);COM.MICROSOFT.CONCAT(&quot;'&quot;;[.B319];[.C319];&quot;',&quot;);COM.MICROSOFT.CONCAT([.D319]);&quot;);&quot;)" office:value-type="string" office:string-value="insert into TICKET (ID,NUMERO,MONTANT) values ('f175c53a-1b9e-11ec-9621-0242ac130002','CC2069',30);" calcext:value-type="string">
            <text:p>insert into TICKET (ID,NUMERO,MONTANT) values ('f175c53a-1b9e-11ec-9621-0242ac130002','CC2069',30);</text:p>
          </table:table-cell>
        </table:table-row>
        <table:table-row table:style-name="ro1">
          <table:table-cell office:value-type="string" calcext:value-type="string">
            <text:p>f175c53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69" calcext:value-type="float">
            <text:p>206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20];&quot;',&quot;);COM.MICROSOFT.CONCAT(&quot;'&quot;;[.B320];[.C320];&quot;',&quot;);COM.MICROSOFT.CONCAT([.D320]);&quot;);&quot;)" office:value-type="string" office:string-value="insert into TICKET (ID,NUMERO,MONTANT) values ('f175c5ee-1b9e-11ec-9621-0242ac130002','CC2070',30);" calcext:value-type="string">
            <text:p>insert into TICKET (ID,NUMERO,MONTANT) values ('f175c5ee-1b9e-11ec-9621-0242ac130002','CC2070',30);</text:p>
          </table:table-cell>
        </table:table-row>
        <table:table-row table:style-name="ro1">
          <table:table-cell office:value-type="string" calcext:value-type="string">
            <text:p>f175c5e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70" calcext:value-type="float">
            <text:p>207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21];&quot;',&quot;);COM.MICROSOFT.CONCAT(&quot;'&quot;;[.B321];[.C321];&quot;',&quot;);COM.MICROSOFT.CONCAT([.D321]);&quot;);&quot;)" office:value-type="string" office:string-value="insert into TICKET (ID,NUMERO,MONTANT) values ('f175c6a2-1b9e-11ec-9621-0242ac130002','CC2071',30);" calcext:value-type="string">
            <text:p>insert into TICKET (ID,NUMERO,MONTANT) values ('f175c6a2-1b9e-11ec-9621-0242ac130002','CC2071',30);</text:p>
          </table:table-cell>
        </table:table-row>
        <table:table-row table:style-name="ro1">
          <table:table-cell office:value-type="string" calcext:value-type="string">
            <text:p>f175c6a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71" calcext:value-type="float">
            <text:p>207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22];&quot;',&quot;);COM.MICROSOFT.CONCAT(&quot;'&quot;;[.B322];[.C322];&quot;',&quot;);COM.MICROSOFT.CONCAT([.D322]);&quot;);&quot;)" office:value-type="string" office:string-value="insert into TICKET (ID,NUMERO,MONTANT) values ('f175c760-1b9e-11ec-9621-0242ac130002','CC2072',30);" calcext:value-type="string">
            <text:p>insert into TICKET (ID,NUMERO,MONTANT) values ('f175c760-1b9e-11ec-9621-0242ac130002','CC2072',30);</text:p>
          </table:table-cell>
        </table:table-row>
        <table:table-row table:style-name="ro1">
          <table:table-cell office:value-type="string" calcext:value-type="string">
            <text:p>f175c76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72" calcext:value-type="float">
            <text:p>207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23];&quot;',&quot;);COM.MICROSOFT.CONCAT(&quot;'&quot;;[.B323];[.C323];&quot;',&quot;);COM.MICROSOFT.CONCAT([.D323]);&quot;);&quot;)" office:value-type="string" office:string-value="insert into TICKET (ID,NUMERO,MONTANT) values ('f175c814-1b9e-11ec-9621-0242ac130002','CC2073',30);" calcext:value-type="string">
            <text:p>insert into TICKET (ID,NUMERO,MONTANT) values ('f175c814-1b9e-11ec-9621-0242ac130002','CC2073',30);</text:p>
          </table:table-cell>
        </table:table-row>
        <table:table-row table:style-name="ro1">
          <table:table-cell office:value-type="string" calcext:value-type="string">
            <text:p>f175c81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73" calcext:value-type="float">
            <text:p>207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24];&quot;',&quot;);COM.MICROSOFT.CONCAT(&quot;'&quot;;[.B324];[.C324];&quot;',&quot;);COM.MICROSOFT.CONCAT([.D324]);&quot;);&quot;)" office:value-type="string" office:string-value="insert into TICKET (ID,NUMERO,MONTANT) values ('f175c8d2-1b9e-11ec-9621-0242ac130002','CC2074',30);" calcext:value-type="string">
            <text:p>insert into TICKET (ID,NUMERO,MONTANT) values ('f175c8d2-1b9e-11ec-9621-0242ac130002','CC2074',30);</text:p>
          </table:table-cell>
        </table:table-row>
        <table:table-row table:style-name="ro1">
          <table:table-cell office:value-type="string" calcext:value-type="string">
            <text:p>f175c8d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74" calcext:value-type="float">
            <text:p>207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25];&quot;',&quot;);COM.MICROSOFT.CONCAT(&quot;'&quot;;[.B325];[.C325];&quot;',&quot;);COM.MICROSOFT.CONCAT([.D325]);&quot;);&quot;)" office:value-type="string" office:string-value="insert into TICKET (ID,NUMERO,MONTANT) values ('f175cb02-1b9e-11ec-9621-0242ac130002','CC2075',30);" calcext:value-type="string">
            <text:p>insert into TICKET (ID,NUMERO,MONTANT) values ('f175cb02-1b9e-11ec-9621-0242ac130002','CC2075',30);</text:p>
          </table:table-cell>
        </table:table-row>
        <table:table-row table:style-name="ro1">
          <table:table-cell office:value-type="string" calcext:value-type="string">
            <text:p>f175cb0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75" calcext:value-type="float">
            <text:p>207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26];&quot;',&quot;);COM.MICROSOFT.CONCAT(&quot;'&quot;;[.B326];[.C326];&quot;',&quot;);COM.MICROSOFT.CONCAT([.D326]);&quot;);&quot;)" office:value-type="string" office:string-value="insert into TICKET (ID,NUMERO,MONTANT) values ('f175cbca-1b9e-11ec-9621-0242ac130002','CC2076',30);" calcext:value-type="string">
            <text:p>insert into TICKET (ID,NUMERO,MONTANT) values ('f175cbca-1b9e-11ec-9621-0242ac130002','CC2076',30);</text:p>
          </table:table-cell>
        </table:table-row>
        <table:table-row table:style-name="ro1">
          <table:table-cell office:value-type="string" calcext:value-type="string">
            <text:p>f175cbc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76" calcext:value-type="float">
            <text:p>207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27];&quot;',&quot;);COM.MICROSOFT.CONCAT(&quot;'&quot;;[.B327];[.C327];&quot;',&quot;);COM.MICROSOFT.CONCAT([.D327]);&quot;);&quot;)" office:value-type="string" office:string-value="insert into TICKET (ID,NUMERO,MONTANT) values ('f175cc7e-1b9e-11ec-9621-0242ac130002','CC2077',30);" calcext:value-type="string">
            <text:p>insert into TICKET (ID,NUMERO,MONTANT) values ('f175cc7e-1b9e-11ec-9621-0242ac130002','CC2077',30);</text:p>
          </table:table-cell>
        </table:table-row>
        <table:table-row table:style-name="ro1">
          <table:table-cell office:value-type="string" calcext:value-type="string">
            <text:p>f175cc7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77" calcext:value-type="float">
            <text:p>207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28];&quot;',&quot;);COM.MICROSOFT.CONCAT(&quot;'&quot;;[.B328];[.C328];&quot;',&quot;);COM.MICROSOFT.CONCAT([.D328]);&quot;);&quot;)" office:value-type="string" office:string-value="insert into TICKET (ID,NUMERO,MONTANT) values ('f175cd32-1b9e-11ec-9621-0242ac130002','CC2078',30);" calcext:value-type="string">
            <text:p>insert into TICKET (ID,NUMERO,MONTANT) values ('f175cd32-1b9e-11ec-9621-0242ac130002','CC2078',30);</text:p>
          </table:table-cell>
        </table:table-row>
        <table:table-row table:style-name="ro1">
          <table:table-cell office:value-type="string" calcext:value-type="string">
            <text:p>f175cd3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78" calcext:value-type="float">
            <text:p>207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29];&quot;',&quot;);COM.MICROSOFT.CONCAT(&quot;'&quot;;[.B329];[.C329];&quot;',&quot;);COM.MICROSOFT.CONCAT([.D329]);&quot;);&quot;)" office:value-type="string" office:string-value="insert into TICKET (ID,NUMERO,MONTANT) values ('f175cdf0-1b9e-11ec-9621-0242ac130002','CC2079',30);" calcext:value-type="string">
            <text:p>insert into TICKET (ID,NUMERO,MONTANT) values ('f175cdf0-1b9e-11ec-9621-0242ac130002','CC2079',30);</text:p>
          </table:table-cell>
        </table:table-row>
        <table:table-row table:style-name="ro1">
          <table:table-cell office:value-type="string" calcext:value-type="string">
            <text:p>f175cdf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79" calcext:value-type="float">
            <text:p>207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30];&quot;',&quot;);COM.MICROSOFT.CONCAT(&quot;'&quot;;[.B330];[.C330];&quot;',&quot;);COM.MICROSOFT.CONCAT([.D330]);&quot;);&quot;)" office:value-type="string" office:string-value="insert into TICKET (ID,NUMERO,MONTANT) values ('f175ceae-1b9e-11ec-9621-0242ac130002','CC2080',30);" calcext:value-type="string">
            <text:p>insert into TICKET (ID,NUMERO,MONTANT) values ('f175ceae-1b9e-11ec-9621-0242ac130002','CC2080',30);</text:p>
          </table:table-cell>
        </table:table-row>
        <table:table-row table:style-name="ro1">
          <table:table-cell office:value-type="string" calcext:value-type="string">
            <text:p>f175cea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80" calcext:value-type="float">
            <text:p>208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31];&quot;',&quot;);COM.MICROSOFT.CONCAT(&quot;'&quot;;[.B331];[.C331];&quot;',&quot;);COM.MICROSOFT.CONCAT([.D331]);&quot;);&quot;)" office:value-type="string" office:string-value="insert into TICKET (ID,NUMERO,MONTANT) values ('f175cf62-1b9e-11ec-9621-0242ac130002','CC2081',30);" calcext:value-type="string">
            <text:p>insert into TICKET (ID,NUMERO,MONTANT) values ('f175cf62-1b9e-11ec-9621-0242ac130002','CC2081',30);</text:p>
          </table:table-cell>
        </table:table-row>
        <table:table-row table:style-name="ro1">
          <table:table-cell office:value-type="string" calcext:value-type="string">
            <text:p>f175cf6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81" calcext:value-type="float">
            <text:p>208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32];&quot;',&quot;);COM.MICROSOFT.CONCAT(&quot;'&quot;;[.B332];[.C332];&quot;',&quot;);COM.MICROSOFT.CONCAT([.D332]);&quot;);&quot;)" office:value-type="string" office:string-value="insert into TICKET (ID,NUMERO,MONTANT) values ('f175d020-1b9e-11ec-9621-0242ac130002','CC2082',30);" calcext:value-type="string">
            <text:p>insert into TICKET (ID,NUMERO,MONTANT) values ('f175d020-1b9e-11ec-9621-0242ac130002','CC2082',30);</text:p>
          </table:table-cell>
        </table:table-row>
        <table:table-row table:style-name="ro1">
          <table:table-cell office:value-type="string" calcext:value-type="string">
            <text:p>f175d02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82" calcext:value-type="float">
            <text:p>208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33];&quot;',&quot;);COM.MICROSOFT.CONCAT(&quot;'&quot;;[.B333];[.C333];&quot;',&quot;);COM.MICROSOFT.CONCAT([.D333]);&quot;);&quot;)" office:value-type="string" office:string-value="insert into TICKET (ID,NUMERO,MONTANT) values ('f175d264-1b9e-11ec-9621-0242ac130002','CC2083',30);" calcext:value-type="string">
            <text:p>insert into TICKET (ID,NUMERO,MONTANT) values ('f175d264-1b9e-11ec-9621-0242ac130002','CC2083',30);</text:p>
          </table:table-cell>
        </table:table-row>
        <table:table-row table:style-name="ro1">
          <table:table-cell office:value-type="string" calcext:value-type="string">
            <text:p>f175d26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83" calcext:value-type="float">
            <text:p>208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34];&quot;',&quot;);COM.MICROSOFT.CONCAT(&quot;'&quot;;[.B334];[.C334];&quot;',&quot;);COM.MICROSOFT.CONCAT([.D334]);&quot;);&quot;)" office:value-type="string" office:string-value="insert into TICKET (ID,NUMERO,MONTANT) values ('f175d32c-1b9e-11ec-9621-0242ac130002','CC2084',30);" calcext:value-type="string">
            <text:p>insert into TICKET (ID,NUMERO,MONTANT) values ('f175d32c-1b9e-11ec-9621-0242ac130002','CC2084',30);</text:p>
          </table:table-cell>
        </table:table-row>
        <table:table-row table:style-name="ro1">
          <table:table-cell office:value-type="string" calcext:value-type="string">
            <text:p>f175d32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84" calcext:value-type="float">
            <text:p>208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35];&quot;',&quot;);COM.MICROSOFT.CONCAT(&quot;'&quot;;[.B335];[.C335];&quot;',&quot;);COM.MICROSOFT.CONCAT([.D335]);&quot;);&quot;)" office:value-type="string" office:string-value="insert into TICKET (ID,NUMERO,MONTANT) values ('f175d3e0-1b9e-11ec-9621-0242ac130002','CC2085',30);" calcext:value-type="string">
            <text:p>insert into TICKET (ID,NUMERO,MONTANT) values ('f175d3e0-1b9e-11ec-9621-0242ac130002','CC2085',30);</text:p>
          </table:table-cell>
        </table:table-row>
        <table:table-row table:style-name="ro1">
          <table:table-cell office:value-type="string" calcext:value-type="string">
            <text:p>f175d3e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85" calcext:value-type="float">
            <text:p>208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36];&quot;',&quot;);COM.MICROSOFT.CONCAT(&quot;'&quot;;[.B336];[.C336];&quot;',&quot;);COM.MICROSOFT.CONCAT([.D336]);&quot;);&quot;)" office:value-type="string" office:string-value="insert into TICKET (ID,NUMERO,MONTANT) values ('f175d494-1b9e-11ec-9621-0242ac130002','CC2086',30);" calcext:value-type="string">
            <text:p>insert into TICKET (ID,NUMERO,MONTANT) values ('f175d494-1b9e-11ec-9621-0242ac130002','CC2086',30);</text:p>
          </table:table-cell>
        </table:table-row>
        <table:table-row table:style-name="ro1">
          <table:table-cell office:value-type="string" calcext:value-type="string">
            <text:p>f175d49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86" calcext:value-type="float">
            <text:p>208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37];&quot;',&quot;);COM.MICROSOFT.CONCAT(&quot;'&quot;;[.B337];[.C337];&quot;',&quot;);COM.MICROSOFT.CONCAT([.D337]);&quot;);&quot;)" office:value-type="string" office:string-value="insert into TICKET (ID,NUMERO,MONTANT) values ('f175d548-1b9e-11ec-9621-0242ac130002','CC2087',30);" calcext:value-type="string">
            <text:p>insert into TICKET (ID,NUMERO,MONTANT) values ('f175d548-1b9e-11ec-9621-0242ac130002','CC2087',30);</text:p>
          </table:table-cell>
        </table:table-row>
        <table:table-row table:style-name="ro1">
          <table:table-cell office:value-type="string" calcext:value-type="string">
            <text:p>f175d54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87" calcext:value-type="float">
            <text:p>208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38];&quot;',&quot;);COM.MICROSOFT.CONCAT(&quot;'&quot;;[.B338];[.C338];&quot;',&quot;);COM.MICROSOFT.CONCAT([.D338]);&quot;);&quot;)" office:value-type="string" office:string-value="insert into TICKET (ID,NUMERO,MONTANT) values ('f175d5fc-1b9e-11ec-9621-0242ac130002','CC2088',30);" calcext:value-type="string">
            <text:p>insert into TICKET (ID,NUMERO,MONTANT) values ('f175d5fc-1b9e-11ec-9621-0242ac130002','CC2088',30);</text:p>
          </table:table-cell>
        </table:table-row>
        <table:table-row table:style-name="ro1">
          <table:table-cell office:value-type="string" calcext:value-type="string">
            <text:p>f175d5f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88" calcext:value-type="float">
            <text:p>208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39];&quot;',&quot;);COM.MICROSOFT.CONCAT(&quot;'&quot;;[.B339];[.C339];&quot;',&quot;);COM.MICROSOFT.CONCAT([.D339]);&quot;);&quot;)" office:value-type="string" office:string-value="insert into TICKET (ID,NUMERO,MONTANT) values ('f175d6b0-1b9e-11ec-9621-0242ac130002','CC2089',30);" calcext:value-type="string">
            <text:p>insert into TICKET (ID,NUMERO,MONTANT) values ('f175d6b0-1b9e-11ec-9621-0242ac130002','CC2089',30);</text:p>
          </table:table-cell>
        </table:table-row>
        <table:table-row table:style-name="ro1">
          <table:table-cell office:value-type="string" calcext:value-type="string">
            <text:p>f175d6b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89" calcext:value-type="float">
            <text:p>208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40];&quot;',&quot;);COM.MICROSOFT.CONCAT(&quot;'&quot;;[.B340];[.C340];&quot;',&quot;);COM.MICROSOFT.CONCAT([.D340]);&quot;);&quot;)" office:value-type="string" office:string-value="insert into TICKET (ID,NUMERO,MONTANT) values ('f175d764-1b9e-11ec-9621-0242ac130002','CC2090',30);" calcext:value-type="string">
            <text:p>insert into TICKET (ID,NUMERO,MONTANT) values ('f175d764-1b9e-11ec-9621-0242ac130002','CC2090',30);</text:p>
          </table:table-cell>
        </table:table-row>
        <table:table-row table:style-name="ro1">
          <table:table-cell office:value-type="string" calcext:value-type="string">
            <text:p>f175d76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90" calcext:value-type="float">
            <text:p>209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41];&quot;',&quot;);COM.MICROSOFT.CONCAT(&quot;'&quot;;[.B341];[.C341];&quot;',&quot;);COM.MICROSOFT.CONCAT([.D341]);&quot;);&quot;)" office:value-type="string" office:string-value="insert into TICKET (ID,NUMERO,MONTANT) values ('f175d98a-1b9e-11ec-9621-0242ac130002','CC2091',30);" calcext:value-type="string">
            <text:p>insert into TICKET (ID,NUMERO,MONTANT) values ('f175d98a-1b9e-11ec-9621-0242ac130002','CC2091',30);</text:p>
          </table:table-cell>
        </table:table-row>
        <table:table-row table:style-name="ro1">
          <table:table-cell office:value-type="string" calcext:value-type="string">
            <text:p>f175d98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91" calcext:value-type="float">
            <text:p>209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42];&quot;',&quot;);COM.MICROSOFT.CONCAT(&quot;'&quot;;[.B342];[.C342];&quot;',&quot;);COM.MICROSOFT.CONCAT([.D342]);&quot;);&quot;)" office:value-type="string" office:string-value="insert into TICKET (ID,NUMERO,MONTANT) values ('f175da52-1b9e-11ec-9621-0242ac130002','CC2092',30);" calcext:value-type="string">
            <text:p>insert into TICKET (ID,NUMERO,MONTANT) values ('f175da52-1b9e-11ec-9621-0242ac130002','CC2092',30);</text:p>
          </table:table-cell>
        </table:table-row>
        <table:table-row table:style-name="ro1">
          <table:table-cell office:value-type="string" calcext:value-type="string">
            <text:p>f175da5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92" calcext:value-type="float">
            <text:p>209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43];&quot;',&quot;);COM.MICROSOFT.CONCAT(&quot;'&quot;;[.B343];[.C343];&quot;',&quot;);COM.MICROSOFT.CONCAT([.D343]);&quot;);&quot;)" office:value-type="string" office:string-value="insert into TICKET (ID,NUMERO,MONTANT) values ('f175db06-1b9e-11ec-9621-0242ac130002','CC2093',30);" calcext:value-type="string">
            <text:p>insert into TICKET (ID,NUMERO,MONTANT) values ('f175db06-1b9e-11ec-9621-0242ac130002','CC2093',30);</text:p>
          </table:table-cell>
        </table:table-row>
        <table:table-row table:style-name="ro1">
          <table:table-cell office:value-type="string" calcext:value-type="string">
            <text:p>f175db0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93" calcext:value-type="float">
            <text:p>209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44];&quot;',&quot;);COM.MICROSOFT.CONCAT(&quot;'&quot;;[.B344];[.C344];&quot;',&quot;);COM.MICROSOFT.CONCAT([.D344]);&quot;);&quot;)" office:value-type="string" office:string-value="insert into TICKET (ID,NUMERO,MONTANT) values ('f175dbba-1b9e-11ec-9621-0242ac130002','CC2094',30);" calcext:value-type="string">
            <text:p>insert into TICKET (ID,NUMERO,MONTANT) values ('f175dbba-1b9e-11ec-9621-0242ac130002','CC2094',30);</text:p>
          </table:table-cell>
        </table:table-row>
        <table:table-row table:style-name="ro1">
          <table:table-cell office:value-type="string" calcext:value-type="string">
            <text:p>f175dbb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94" calcext:value-type="float">
            <text:p>209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45];&quot;',&quot;);COM.MICROSOFT.CONCAT(&quot;'&quot;;[.B345];[.C345];&quot;',&quot;);COM.MICROSOFT.CONCAT([.D345]);&quot;);&quot;)" office:value-type="string" office:string-value="insert into TICKET (ID,NUMERO,MONTANT) values ('f175dc78-1b9e-11ec-9621-0242ac130002','CC2095',30);" calcext:value-type="string">
            <text:p>insert into TICKET (ID,NUMERO,MONTANT) values ('f175dc78-1b9e-11ec-9621-0242ac130002','CC2095',30);</text:p>
          </table:table-cell>
        </table:table-row>
        <table:table-row table:style-name="ro1">
          <table:table-cell office:value-type="string" calcext:value-type="string">
            <text:p>f175dc7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95" calcext:value-type="float">
            <text:p>209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46];&quot;',&quot;);COM.MICROSOFT.CONCAT(&quot;'&quot;;[.B346];[.C346];&quot;',&quot;);COM.MICROSOFT.CONCAT([.D346]);&quot;);&quot;)" office:value-type="string" office:string-value="insert into TICKET (ID,NUMERO,MONTANT) values ('f175dd2c-1b9e-11ec-9621-0242ac130002','CC2096',30);" calcext:value-type="string">
            <text:p>insert into TICKET (ID,NUMERO,MONTANT) values ('f175dd2c-1b9e-11ec-9621-0242ac130002','CC2096',30);</text:p>
          </table:table-cell>
        </table:table-row>
        <table:table-row table:style-name="ro1">
          <table:table-cell office:value-type="string" calcext:value-type="string">
            <text:p>f175dd2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96" calcext:value-type="float">
            <text:p>209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47];&quot;',&quot;);COM.MICROSOFT.CONCAT(&quot;'&quot;;[.B347];[.C347];&quot;',&quot;);COM.MICROSOFT.CONCAT([.D347]);&quot;);&quot;)" office:value-type="string" office:string-value="insert into TICKET (ID,NUMERO,MONTANT) values ('f175dde0-1b9e-11ec-9621-0242ac130002','CC2097',30);" calcext:value-type="string">
            <text:p>insert into TICKET (ID,NUMERO,MONTANT) values ('f175dde0-1b9e-11ec-9621-0242ac130002','CC2097',30);</text:p>
          </table:table-cell>
        </table:table-row>
        <table:table-row table:style-name="ro1">
          <table:table-cell office:value-type="string" calcext:value-type="string">
            <text:p>f175dde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97" calcext:value-type="float">
            <text:p>209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48];&quot;',&quot;);COM.MICROSOFT.CONCAT(&quot;'&quot;;[.B348];[.C348];&quot;',&quot;);COM.MICROSOFT.CONCAT([.D348]);&quot;);&quot;)" office:value-type="string" office:string-value="insert into TICKET (ID,NUMERO,MONTANT) values ('f175de9e-1b9e-11ec-9621-0242ac130002','CC2098',30);" calcext:value-type="string">
            <text:p>insert into TICKET (ID,NUMERO,MONTANT) values ('f175de9e-1b9e-11ec-9621-0242ac130002','CC2098',30);</text:p>
          </table:table-cell>
        </table:table-row>
        <table:table-row table:style-name="ro1">
          <table:table-cell office:value-type="string" calcext:value-type="string">
            <text:p>f175de9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98" calcext:value-type="float">
            <text:p>209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49];&quot;',&quot;);COM.MICROSOFT.CONCAT(&quot;'&quot;;[.B349];[.C349];&quot;',&quot;);COM.MICROSOFT.CONCAT([.D349]);&quot;);&quot;)" office:value-type="string" office:string-value="insert into TICKET (ID,NUMERO,MONTANT) values ('f175e074-1b9e-11ec-9621-0242ac130002','CC2099',30);" calcext:value-type="string">
            <text:p>insert into TICKET (ID,NUMERO,MONTANT) values ('f175e074-1b9e-11ec-9621-0242ac130002','CC2099',30);</text:p>
          </table:table-cell>
        </table:table-row>
        <table:table-row table:style-name="ro1">
          <table:table-cell office:value-type="string" calcext:value-type="string">
            <text:p>f175e07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099" calcext:value-type="float">
            <text:p>209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50];&quot;',&quot;);COM.MICROSOFT.CONCAT(&quot;'&quot;;[.B350];[.C350];&quot;',&quot;);COM.MICROSOFT.CONCAT([.D350]);&quot;);&quot;)" office:value-type="string" office:string-value="insert into TICKET (ID,NUMERO,MONTANT) values ('f175e13c-1b9e-11ec-9621-0242ac130002','CC2100',30);" calcext:value-type="string">
            <text:p>insert into TICKET (ID,NUMERO,MONTANT) values ('f175e13c-1b9e-11ec-9621-0242ac130002','CC2100',30);</text:p>
          </table:table-cell>
        </table:table-row>
        <table:table-row table:style-name="ro1">
          <table:table-cell office:value-type="string" calcext:value-type="string">
            <text:p>f175e13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00" calcext:value-type="float">
            <text:p>2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51];&quot;',&quot;);COM.MICROSOFT.CONCAT(&quot;'&quot;;[.B351];[.C351];&quot;',&quot;);COM.MICROSOFT.CONCAT([.D351]);&quot;);&quot;)" office:value-type="string" office:string-value="insert into TICKET (ID,NUMERO,MONTANT) values ('f175e1fa-1b9e-11ec-9621-0242ac130002','CC2101',30);" calcext:value-type="string">
            <text:p>insert into TICKET (ID,NUMERO,MONTANT) values ('f175e1fa-1b9e-11ec-9621-0242ac130002','CC2101',30);</text:p>
          </table:table-cell>
        </table:table-row>
        <table:table-row table:style-name="ro1">
          <table:table-cell office:value-type="string" calcext:value-type="string">
            <text:p>f175e1f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01" calcext:value-type="float">
            <text:p>210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52];&quot;',&quot;);COM.MICROSOFT.CONCAT(&quot;'&quot;;[.B352];[.C352];&quot;',&quot;);COM.MICROSOFT.CONCAT([.D352]);&quot;);&quot;)" office:value-type="string" office:string-value="insert into TICKET (ID,NUMERO,MONTANT) values ('f175e2b8-1b9e-11ec-9621-0242ac130002','CC2102',30);" calcext:value-type="string">
            <text:p>insert into TICKET (ID,NUMERO,MONTANT) values ('f175e2b8-1b9e-11ec-9621-0242ac130002','CC2102',30);</text:p>
          </table:table-cell>
        </table:table-row>
        <table:table-row table:style-name="ro1">
          <table:table-cell office:value-type="string" calcext:value-type="string">
            <text:p>f175e2b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02" calcext:value-type="float">
            <text:p>210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53];&quot;',&quot;);COM.MICROSOFT.CONCAT(&quot;'&quot;;[.B353];[.C353];&quot;',&quot;);COM.MICROSOFT.CONCAT([.D353]);&quot;);&quot;)" office:value-type="string" office:string-value="insert into TICKET (ID,NUMERO,MONTANT) values ('f175e376-1b9e-11ec-9621-0242ac130002','CC2103',30);" calcext:value-type="string">
            <text:p>insert into TICKET (ID,NUMERO,MONTANT) values ('f175e376-1b9e-11ec-9621-0242ac130002','CC2103',30);</text:p>
          </table:table-cell>
        </table:table-row>
        <table:table-row table:style-name="ro1">
          <table:table-cell office:value-type="string" calcext:value-type="string">
            <text:p>f175e37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03" calcext:value-type="float">
            <text:p>21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54];&quot;',&quot;);COM.MICROSOFT.CONCAT(&quot;'&quot;;[.B354];[.C354];&quot;',&quot;);COM.MICROSOFT.CONCAT([.D354]);&quot;);&quot;)" office:value-type="string" office:string-value="insert into TICKET (ID,NUMERO,MONTANT) values ('f175e434-1b9e-11ec-9621-0242ac130002','CC2104',30);" calcext:value-type="string">
            <text:p>insert into TICKET (ID,NUMERO,MONTANT) values ('f175e434-1b9e-11ec-9621-0242ac130002','CC2104',30);</text:p>
          </table:table-cell>
        </table:table-row>
        <table:table-row table:style-name="ro1">
          <table:table-cell office:value-type="string" calcext:value-type="string">
            <text:p>f175e43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04" calcext:value-type="float">
            <text:p>210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55];&quot;',&quot;);COM.MICROSOFT.CONCAT(&quot;'&quot;;[.B355];[.C355];&quot;',&quot;);COM.MICROSOFT.CONCAT([.D355]);&quot;);&quot;)" office:value-type="string" office:string-value="insert into TICKET (ID,NUMERO,MONTANT) values ('f175e4f2-1b9e-11ec-9621-0242ac130002','CC2105',30);" calcext:value-type="string">
            <text:p>insert into TICKET (ID,NUMERO,MONTANT) values ('f175e4f2-1b9e-11ec-9621-0242ac130002','CC2105',30);</text:p>
          </table:table-cell>
        </table:table-row>
        <table:table-row table:style-name="ro1">
          <table:table-cell office:value-type="string" calcext:value-type="string">
            <text:p>f175e4f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05" calcext:value-type="float">
            <text:p>210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56];&quot;',&quot;);COM.MICROSOFT.CONCAT(&quot;'&quot;;[.B356];[.C356];&quot;',&quot;);COM.MICROSOFT.CONCAT([.D356]);&quot;);&quot;)" office:value-type="string" office:string-value="insert into TICKET (ID,NUMERO,MONTANT) values ('f175e5b0-1b9e-11ec-9621-0242ac130002','CC2106',30);" calcext:value-type="string">
            <text:p>insert into TICKET (ID,NUMERO,MONTANT) values ('f175e5b0-1b9e-11ec-9621-0242ac130002','CC2106',30);</text:p>
          </table:table-cell>
        </table:table-row>
        <table:table-row table:style-name="ro1">
          <table:table-cell office:value-type="string" calcext:value-type="string">
            <text:p>f175e5b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06" calcext:value-type="float">
            <text:p>210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57];&quot;',&quot;);COM.MICROSOFT.CONCAT(&quot;'&quot;;[.B357];[.C357];&quot;',&quot;);COM.MICROSOFT.CONCAT([.D357]);&quot;);&quot;)" office:value-type="string" office:string-value="insert into TICKET (ID,NUMERO,MONTANT) values ('f175e81c-1b9e-11ec-9621-0242ac130002','CC2107',30);" calcext:value-type="string">
            <text:p>insert into TICKET (ID,NUMERO,MONTANT) values ('f175e81c-1b9e-11ec-9621-0242ac130002','CC2107',30);</text:p>
          </table:table-cell>
        </table:table-row>
        <table:table-row table:style-name="ro1">
          <table:table-cell office:value-type="string" calcext:value-type="string">
            <text:p>f175e81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07" calcext:value-type="float">
            <text:p>210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58];&quot;',&quot;);COM.MICROSOFT.CONCAT(&quot;'&quot;;[.B358];[.C358];&quot;',&quot;);COM.MICROSOFT.CONCAT([.D358]);&quot;);&quot;)" office:value-type="string" office:string-value="insert into TICKET (ID,NUMERO,MONTANT) values ('f175e8e4-1b9e-11ec-9621-0242ac130002','CC2108',30);" calcext:value-type="string">
            <text:p>insert into TICKET (ID,NUMERO,MONTANT) values ('f175e8e4-1b9e-11ec-9621-0242ac130002','CC2108',30);</text:p>
          </table:table-cell>
        </table:table-row>
        <table:table-row table:style-name="ro1">
          <table:table-cell office:value-type="string" calcext:value-type="string">
            <text:p>f175e8e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08" calcext:value-type="float">
            <text:p>210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59];&quot;',&quot;);COM.MICROSOFT.CONCAT(&quot;'&quot;;[.B359];[.C359];&quot;',&quot;);COM.MICROSOFT.CONCAT([.D359]);&quot;);&quot;)" office:value-type="string" office:string-value="insert into TICKET (ID,NUMERO,MONTANT) values ('f175e998-1b9e-11ec-9621-0242ac130002','CC2109',30);" calcext:value-type="string">
            <text:p>insert into TICKET (ID,NUMERO,MONTANT) values ('f175e998-1b9e-11ec-9621-0242ac130002','CC2109',30);</text:p>
          </table:table-cell>
        </table:table-row>
        <table:table-row table:style-name="ro1">
          <table:table-cell office:value-type="string" calcext:value-type="string">
            <text:p>f175e99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09" calcext:value-type="float">
            <text:p>210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60];&quot;',&quot;);COM.MICROSOFT.CONCAT(&quot;'&quot;;[.B360];[.C360];&quot;',&quot;);COM.MICROSOFT.CONCAT([.D360]);&quot;);&quot;)" office:value-type="string" office:string-value="insert into TICKET (ID,NUMERO,MONTANT) values ('f175ea56-1b9e-11ec-9621-0242ac130002','CC2110',30);" calcext:value-type="string">
            <text:p>insert into TICKET (ID,NUMERO,MONTANT) values ('f175ea56-1b9e-11ec-9621-0242ac130002','CC2110',30);</text:p>
          </table:table-cell>
        </table:table-row>
        <table:table-row table:style-name="ro1">
          <table:table-cell office:value-type="string" calcext:value-type="string">
            <text:p>f175ea5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10" calcext:value-type="float">
            <text:p>21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61];&quot;',&quot;);COM.MICROSOFT.CONCAT(&quot;'&quot;;[.B361];[.C361];&quot;',&quot;);COM.MICROSOFT.CONCAT([.D361]);&quot;);&quot;)" office:value-type="string" office:string-value="insert into TICKET (ID,NUMERO,MONTANT) values ('f175eb14-1b9e-11ec-9621-0242ac130002','CC2111',30);" calcext:value-type="string">
            <text:p>insert into TICKET (ID,NUMERO,MONTANT) values ('f175eb14-1b9e-11ec-9621-0242ac130002','CC2111',30);</text:p>
          </table:table-cell>
        </table:table-row>
        <table:table-row table:style-name="ro1">
          <table:table-cell office:value-type="string" calcext:value-type="string">
            <text:p>f175eb1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11" calcext:value-type="float">
            <text:p>211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62];&quot;',&quot;);COM.MICROSOFT.CONCAT(&quot;'&quot;;[.B362];[.C362];&quot;',&quot;);COM.MICROSOFT.CONCAT([.D362]);&quot;);&quot;)" office:value-type="string" office:string-value="insert into TICKET (ID,NUMERO,MONTANT) values ('f175ebd2-1b9e-11ec-9621-0242ac130002','CC2112',30);" calcext:value-type="string">
            <text:p>insert into TICKET (ID,NUMERO,MONTANT) values ('f175ebd2-1b9e-11ec-9621-0242ac130002','CC2112',30);</text:p>
          </table:table-cell>
        </table:table-row>
        <table:table-row table:style-name="ro1">
          <table:table-cell office:value-type="string" calcext:value-type="string">
            <text:p>f175ebd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12" calcext:value-type="float">
            <text:p>211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63];&quot;',&quot;);COM.MICROSOFT.CONCAT(&quot;'&quot;;[.B363];[.C363];&quot;',&quot;);COM.MICROSOFT.CONCAT([.D363]);&quot;);&quot;)" office:value-type="string" office:string-value="insert into TICKET (ID,NUMERO,MONTANT) values ('f175ec86-1b9e-11ec-9621-0242ac130002','CC2113',30);" calcext:value-type="string">
            <text:p>insert into TICKET (ID,NUMERO,MONTANT) values ('f175ec86-1b9e-11ec-9621-0242ac130002','CC2113',30);</text:p>
          </table:table-cell>
        </table:table-row>
        <table:table-row table:style-name="ro1">
          <table:table-cell office:value-type="string" calcext:value-type="string">
            <text:p>f175ec8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13" calcext:value-type="float">
            <text:p>211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64];&quot;',&quot;);COM.MICROSOFT.CONCAT(&quot;'&quot;;[.B364];[.C364];&quot;',&quot;);COM.MICROSOFT.CONCAT([.D364]);&quot;);&quot;)" office:value-type="string" office:string-value="insert into TICKET (ID,NUMERO,MONTANT) values ('f175eeb6-1b9e-11ec-9621-0242ac130002','CC2114',30);" calcext:value-type="string">
            <text:p>insert into TICKET (ID,NUMERO,MONTANT) values ('f175eeb6-1b9e-11ec-9621-0242ac130002','CC2114',30);</text:p>
          </table:table-cell>
        </table:table-row>
        <table:table-row table:style-name="ro1">
          <table:table-cell office:value-type="string" calcext:value-type="string">
            <text:p>f175eeb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14" calcext:value-type="float">
            <text:p>211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65];&quot;',&quot;);COM.MICROSOFT.CONCAT(&quot;'&quot;;[.B365];[.C365];&quot;',&quot;);COM.MICROSOFT.CONCAT([.D365]);&quot;);&quot;)" office:value-type="string" office:string-value="insert into TICKET (ID,NUMERO,MONTANT) values ('f175ef74-1b9e-11ec-9621-0242ac130002','CC2115',30);" calcext:value-type="string">
            <text:p>insert into TICKET (ID,NUMERO,MONTANT) values ('f175ef74-1b9e-11ec-9621-0242ac130002','CC2115',30);</text:p>
          </table:table-cell>
        </table:table-row>
        <table:table-row table:style-name="ro1">
          <table:table-cell office:value-type="string" calcext:value-type="string">
            <text:p>f175ef7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15" calcext:value-type="float">
            <text:p>21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66];&quot;',&quot;);COM.MICROSOFT.CONCAT(&quot;'&quot;;[.B366];[.C366];&quot;',&quot;);COM.MICROSOFT.CONCAT([.D366]);&quot;);&quot;)" office:value-type="string" office:string-value="insert into TICKET (ID,NUMERO,MONTANT) values ('f175f032-1b9e-11ec-9621-0242ac130002','CC2116',30);" calcext:value-type="string">
            <text:p>insert into TICKET (ID,NUMERO,MONTANT) values ('f175f032-1b9e-11ec-9621-0242ac130002','CC2116',30);</text:p>
          </table:table-cell>
        </table:table-row>
        <table:table-row table:style-name="ro1">
          <table:table-cell office:value-type="string" calcext:value-type="string">
            <text:p>f175f03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16" calcext:value-type="float">
            <text:p>211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67];&quot;',&quot;);COM.MICROSOFT.CONCAT(&quot;'&quot;;[.B367];[.C367];&quot;',&quot;);COM.MICROSOFT.CONCAT([.D367]);&quot;);&quot;)" office:value-type="string" office:string-value="insert into TICKET (ID,NUMERO,MONTANT) values ('f175f0e6-1b9e-11ec-9621-0242ac130002','CC2117',30);" calcext:value-type="string">
            <text:p>insert into TICKET (ID,NUMERO,MONTANT) values ('f175f0e6-1b9e-11ec-9621-0242ac130002','CC2117',30);</text:p>
          </table:table-cell>
        </table:table-row>
        <table:table-row table:style-name="ro1">
          <table:table-cell office:value-type="string" calcext:value-type="string">
            <text:p>f175f0e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17" calcext:value-type="float">
            <text:p>211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68];&quot;',&quot;);COM.MICROSOFT.CONCAT(&quot;'&quot;;[.B368];[.C368];&quot;',&quot;);COM.MICROSOFT.CONCAT([.D368]);&quot;);&quot;)" office:value-type="string" office:string-value="insert into TICKET (ID,NUMERO,MONTANT) values ('f175f1a4-1b9e-11ec-9621-0242ac130002','CC2118',30);" calcext:value-type="string">
            <text:p>insert into TICKET (ID,NUMERO,MONTANT) values ('f175f1a4-1b9e-11ec-9621-0242ac130002','CC2118',30);</text:p>
          </table:table-cell>
        </table:table-row>
        <table:table-row table:style-name="ro1">
          <table:table-cell office:value-type="string" calcext:value-type="string">
            <text:p>f175f1a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18" calcext:value-type="float">
            <text:p>21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69];&quot;',&quot;);COM.MICROSOFT.CONCAT(&quot;'&quot;;[.B369];[.C369];&quot;',&quot;);COM.MICROSOFT.CONCAT([.D369]);&quot;);&quot;)" office:value-type="string" office:string-value="insert into TICKET (ID,NUMERO,MONTANT) values ('f175f262-1b9e-11ec-9621-0242ac130002','CC2119',30);" calcext:value-type="string">
            <text:p>insert into TICKET (ID,NUMERO,MONTANT) values ('f175f262-1b9e-11ec-9621-0242ac130002','CC2119',30);</text:p>
          </table:table-cell>
        </table:table-row>
        <table:table-row table:style-name="ro1">
          <table:table-cell office:value-type="string" calcext:value-type="string">
            <text:p>f175f26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19" calcext:value-type="float">
            <text:p>211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70];&quot;',&quot;);COM.MICROSOFT.CONCAT(&quot;'&quot;;[.B370];[.C370];&quot;',&quot;);COM.MICROSOFT.CONCAT([.D370]);&quot;);&quot;)" office:value-type="string" office:string-value="insert into TICKET (ID,NUMERO,MONTANT) values ('f175f320-1b9e-11ec-9621-0242ac130002','CC2120',30);" calcext:value-type="string">
            <text:p>insert into TICKET (ID,NUMERO,MONTANT) values ('f175f320-1b9e-11ec-9621-0242ac130002','CC2120',30);</text:p>
          </table:table-cell>
        </table:table-row>
        <table:table-row table:style-name="ro1">
          <table:table-cell office:value-type="string" calcext:value-type="string">
            <text:p>f175f32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20" calcext:value-type="float">
            <text:p>212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71];&quot;',&quot;);COM.MICROSOFT.CONCAT(&quot;'&quot;;[.B371];[.C371];&quot;',&quot;);COM.MICROSOFT.CONCAT([.D371]);&quot;);&quot;)" office:value-type="string" office:string-value="insert into TICKET (ID,NUMERO,MONTANT) values ('f175f564-1b9e-11ec-9621-0242ac130002','CC2121',30);" calcext:value-type="string">
            <text:p>insert into TICKET (ID,NUMERO,MONTANT) values ('f175f564-1b9e-11ec-9621-0242ac130002','CC2121',30);</text:p>
          </table:table-cell>
        </table:table-row>
        <table:table-row table:style-name="ro1">
          <table:table-cell office:value-type="string" calcext:value-type="string">
            <text:p>f175f56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21" calcext:value-type="float">
            <text:p>212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72];&quot;',&quot;);COM.MICROSOFT.CONCAT(&quot;'&quot;;[.B372];[.C372];&quot;',&quot;);COM.MICROSOFT.CONCAT([.D372]);&quot;);&quot;)" office:value-type="string" office:string-value="insert into TICKET (ID,NUMERO,MONTANT) values ('f175f62c-1b9e-11ec-9621-0242ac130002','CC2122',30);" calcext:value-type="string">
            <text:p>insert into TICKET (ID,NUMERO,MONTANT) values ('f175f62c-1b9e-11ec-9621-0242ac130002','CC2122',30);</text:p>
          </table:table-cell>
        </table:table-row>
        <table:table-row table:style-name="ro1">
          <table:table-cell office:value-type="string" calcext:value-type="string">
            <text:p>f175f62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22" calcext:value-type="float">
            <text:p>212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73];&quot;',&quot;);COM.MICROSOFT.CONCAT(&quot;'&quot;;[.B373];[.C373];&quot;',&quot;);COM.MICROSOFT.CONCAT([.D373]);&quot;);&quot;)" office:value-type="string" office:string-value="insert into TICKET (ID,NUMERO,MONTANT) values ('f175f6e0-1b9e-11ec-9621-0242ac130002','CC2123',30);" calcext:value-type="string">
            <text:p>insert into TICKET (ID,NUMERO,MONTANT) values ('f175f6e0-1b9e-11ec-9621-0242ac130002','CC2123',30);</text:p>
          </table:table-cell>
        </table:table-row>
        <table:table-row table:style-name="ro1">
          <table:table-cell office:value-type="string" calcext:value-type="string">
            <text:p>f175f6e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23" calcext:value-type="float">
            <text:p>212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74];&quot;',&quot;);COM.MICROSOFT.CONCAT(&quot;'&quot;;[.B374];[.C374];&quot;',&quot;);COM.MICROSOFT.CONCAT([.D374]);&quot;);&quot;)" office:value-type="string" office:string-value="insert into TICKET (ID,NUMERO,MONTANT) values ('f175f794-1b9e-11ec-9621-0242ac130002','CC2124',30);" calcext:value-type="string">
            <text:p>insert into TICKET (ID,NUMERO,MONTANT) values ('f175f794-1b9e-11ec-9621-0242ac130002','CC2124',30);</text:p>
          </table:table-cell>
        </table:table-row>
        <table:table-row table:style-name="ro1">
          <table:table-cell office:value-type="string" calcext:value-type="string">
            <text:p>f175f79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24" calcext:value-type="float">
            <text:p>212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75];&quot;',&quot;);COM.MICROSOFT.CONCAT(&quot;'&quot;;[.B375];[.C375];&quot;',&quot;);COM.MICROSOFT.CONCAT([.D375]);&quot;);&quot;)" office:value-type="string" office:string-value="insert into TICKET (ID,NUMERO,MONTANT) values ('f175f83e-1b9e-11ec-9621-0242ac130002','CC2125',30);" calcext:value-type="string">
            <text:p>insert into TICKET (ID,NUMERO,MONTANT) values ('f175f83e-1b9e-11ec-9621-0242ac130002','CC2125',30);</text:p>
          </table:table-cell>
        </table:table-row>
        <table:table-row table:style-name="ro1">
          <table:table-cell office:value-type="string" calcext:value-type="string">
            <text:p>f175f83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25" calcext:value-type="float">
            <text:p>212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76];&quot;',&quot;);COM.MICROSOFT.CONCAT(&quot;'&quot;;[.B376];[.C376];&quot;',&quot;);COM.MICROSOFT.CONCAT([.D376]);&quot;);&quot;)" office:value-type="string" office:string-value="insert into TICKET (ID,NUMERO,MONTANT) values ('f175f8f2-1b9e-11ec-9621-0242ac130002','CC2126',30);" calcext:value-type="string">
            <text:p>insert into TICKET (ID,NUMERO,MONTANT) values ('f175f8f2-1b9e-11ec-9621-0242ac130002','CC2126',30);</text:p>
          </table:table-cell>
        </table:table-row>
        <table:table-row table:style-name="ro1">
          <table:table-cell office:value-type="string" calcext:value-type="string">
            <text:p>f175f8f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26" calcext:value-type="float">
            <text:p>212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77];&quot;',&quot;);COM.MICROSOFT.CONCAT(&quot;'&quot;;[.B377];[.C377];&quot;',&quot;);COM.MICROSOFT.CONCAT([.D377]);&quot;);&quot;)" office:value-type="string" office:string-value="insert into TICKET (ID,NUMERO,MONTANT) values ('f175f9a6-1b9e-11ec-9621-0242ac130002','CC2127',30);" calcext:value-type="string">
            <text:p>insert into TICKET (ID,NUMERO,MONTANT) values ('f175f9a6-1b9e-11ec-9621-0242ac130002','CC2127',30);</text:p>
          </table:table-cell>
        </table:table-row>
        <table:table-row table:style-name="ro1">
          <table:table-cell office:value-type="string" calcext:value-type="string">
            <text:p>f175f9a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27" calcext:value-type="float">
            <text:p>212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78];&quot;',&quot;);COM.MICROSOFT.CONCAT(&quot;'&quot;;[.B378];[.C378];&quot;',&quot;);COM.MICROSOFT.CONCAT([.D378]);&quot;);&quot;)" office:value-type="string" office:string-value="insert into TICKET (ID,NUMERO,MONTANT) values ('f175fc4e-1b9e-11ec-9621-0242ac130002','CC2128',30);" calcext:value-type="string">
            <text:p>insert into TICKET (ID,NUMERO,MONTANT) values ('f175fc4e-1b9e-11ec-9621-0242ac130002','CC2128',30);</text:p>
          </table:table-cell>
        </table:table-row>
        <table:table-row table:style-name="ro1">
          <table:table-cell office:value-type="string" calcext:value-type="string">
            <text:p>f175fc4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28" calcext:value-type="float">
            <text:p>212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79];&quot;',&quot;);COM.MICROSOFT.CONCAT(&quot;'&quot;;[.B379];[.C379];&quot;',&quot;);COM.MICROSOFT.CONCAT([.D379]);&quot;);&quot;)" office:value-type="string" office:string-value="insert into TICKET (ID,NUMERO,MONTANT) values ('f175fd20-1b9e-11ec-9621-0242ac130002','CC2129',30);" calcext:value-type="string">
            <text:p>insert into TICKET (ID,NUMERO,MONTANT) values ('f175fd20-1b9e-11ec-9621-0242ac130002','CC2129',30);</text:p>
          </table:table-cell>
        </table:table-row>
        <table:table-row table:style-name="ro1">
          <table:table-cell office:value-type="string" calcext:value-type="string">
            <text:p>f175fd2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29" calcext:value-type="float">
            <text:p>212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80];&quot;',&quot;);COM.MICROSOFT.CONCAT(&quot;'&quot;;[.B380];[.C380];&quot;',&quot;);COM.MICROSOFT.CONCAT([.D380]);&quot;);&quot;)" office:value-type="string" office:string-value="insert into TICKET (ID,NUMERO,MONTANT) values ('f175fdd4-1b9e-11ec-9621-0242ac130002','CC2130',30);" calcext:value-type="string">
            <text:p>insert into TICKET (ID,NUMERO,MONTANT) values ('f175fdd4-1b9e-11ec-9621-0242ac130002','CC2130',30);</text:p>
          </table:table-cell>
        </table:table-row>
        <table:table-row table:style-name="ro1">
          <table:table-cell office:value-type="string" calcext:value-type="string">
            <text:p>f175fdd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30" calcext:value-type="float">
            <text:p>213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81];&quot;',&quot;);COM.MICROSOFT.CONCAT(&quot;'&quot;;[.B381];[.C381];&quot;',&quot;);COM.MICROSOFT.CONCAT([.D381]);&quot;);&quot;)" office:value-type="string" office:string-value="insert into TICKET (ID,NUMERO,MONTANT) values ('f175fe88-1b9e-11ec-9621-0242ac130002','CC2131',30);" calcext:value-type="string">
            <text:p>insert into TICKET (ID,NUMERO,MONTANT) values ('f175fe88-1b9e-11ec-9621-0242ac130002','CC2131',30);</text:p>
          </table:table-cell>
        </table:table-row>
        <table:table-row table:style-name="ro1">
          <table:table-cell office:value-type="string" calcext:value-type="string">
            <text:p>f175fe8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31" calcext:value-type="float">
            <text:p>21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82];&quot;',&quot;);COM.MICROSOFT.CONCAT(&quot;'&quot;;[.B382];[.C382];&quot;',&quot;);COM.MICROSOFT.CONCAT([.D382]);&quot;);&quot;)" office:value-type="string" office:string-value="insert into TICKET (ID,NUMERO,MONTANT) values ('f175ff3c-1b9e-11ec-9621-0242ac130002','CC2132',30);" calcext:value-type="string">
            <text:p>insert into TICKET (ID,NUMERO,MONTANT) values ('f175ff3c-1b9e-11ec-9621-0242ac130002','CC2132',30);</text:p>
          </table:table-cell>
        </table:table-row>
        <table:table-row table:style-name="ro1">
          <table:table-cell office:value-type="string" calcext:value-type="string">
            <text:p>f175ff3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32" calcext:value-type="float">
            <text:p>213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83];&quot;',&quot;);COM.MICROSOFT.CONCAT(&quot;'&quot;;[.B383];[.C383];&quot;',&quot;);COM.MICROSOFT.CONCAT([.D383]);&quot;);&quot;)" office:value-type="string" office:string-value="insert into TICKET (ID,NUMERO,MONTANT) values ('f175fffa-1b9e-11ec-9621-0242ac130002','CC2133',30);" calcext:value-type="string">
            <text:p>insert into TICKET (ID,NUMERO,MONTANT) values ('f175fffa-1b9e-11ec-9621-0242ac130002','CC2133',30);</text:p>
          </table:table-cell>
        </table:table-row>
        <table:table-row table:style-name="ro1">
          <table:table-cell office:value-type="string" calcext:value-type="string">
            <text:p>f175fff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33" calcext:value-type="float">
            <text:p>213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84];&quot;',&quot;);COM.MICROSOFT.CONCAT(&quot;'&quot;;[.B384];[.C384];&quot;',&quot;);COM.MICROSOFT.CONCAT([.D384]);&quot;);&quot;)" office:value-type="string" office:string-value="insert into TICKET (ID,NUMERO,MONTANT) values ('f17600ae-1b9e-11ec-9621-0242ac130002','CC2134',30);" calcext:value-type="string">
            <text:p>insert into TICKET (ID,NUMERO,MONTANT) values ('f17600ae-1b9e-11ec-9621-0242ac130002','CC2134',30);</text:p>
          </table:table-cell>
        </table:table-row>
        <table:table-row table:style-name="ro1">
          <table:table-cell office:value-type="string" calcext:value-type="string">
            <text:p>f17600a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34" calcext:value-type="float">
            <text:p>213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85];&quot;',&quot;);COM.MICROSOFT.CONCAT(&quot;'&quot;;[.B385];[.C385];&quot;',&quot;);COM.MICROSOFT.CONCAT([.D385]);&quot;);&quot;)" office:value-type="string" office:string-value="insert into TICKET (ID,NUMERO,MONTANT) values ('f1760162-1b9e-11ec-9621-0242ac130002','CC2135',30);" calcext:value-type="string">
            <text:p>insert into TICKET (ID,NUMERO,MONTANT) values ('f1760162-1b9e-11ec-9621-0242ac130002','CC2135',30);</text:p>
          </table:table-cell>
        </table:table-row>
        <table:table-row table:style-name="ro1">
          <table:table-cell office:value-type="string" calcext:value-type="string">
            <text:p>f176016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35" calcext:value-type="float">
            <text:p>213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86];&quot;',&quot;);COM.MICROSOFT.CONCAT(&quot;'&quot;;[.B386];[.C386];&quot;',&quot;);COM.MICROSOFT.CONCAT([.D386]);&quot;);&quot;)" office:value-type="string" office:string-value="insert into TICKET (ID,NUMERO,MONTANT) values ('f17603c4-1b9e-11ec-9621-0242ac130002','CC2136',30);" calcext:value-type="string">
            <text:p>insert into TICKET (ID,NUMERO,MONTANT) values ('f17603c4-1b9e-11ec-9621-0242ac130002','CC2136',30);</text:p>
          </table:table-cell>
        </table:table-row>
        <table:table-row table:style-name="ro1">
          <table:table-cell office:value-type="string" calcext:value-type="string">
            <text:p>f17603c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36" calcext:value-type="float">
            <text:p>213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87];&quot;',&quot;);COM.MICROSOFT.CONCAT(&quot;'&quot;;[.B387];[.C387];&quot;',&quot;);COM.MICROSOFT.CONCAT([.D387]);&quot;);&quot;)" office:value-type="string" office:string-value="insert into TICKET (ID,NUMERO,MONTANT) values ('f1760496-1b9e-11ec-9621-0242ac130002','CC2137',30);" calcext:value-type="string">
            <text:p>insert into TICKET (ID,NUMERO,MONTANT) values ('f1760496-1b9e-11ec-9621-0242ac130002','CC2137',30);</text:p>
          </table:table-cell>
        </table:table-row>
        <table:table-row table:style-name="ro1">
          <table:table-cell office:value-type="string" calcext:value-type="string">
            <text:p>f176049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37" calcext:value-type="float">
            <text:p>213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88];&quot;',&quot;);COM.MICROSOFT.CONCAT(&quot;'&quot;;[.B388];[.C388];&quot;',&quot;);COM.MICROSOFT.CONCAT([.D388]);&quot;);&quot;)" office:value-type="string" office:string-value="insert into TICKET (ID,NUMERO,MONTANT) values ('f176054a-1b9e-11ec-9621-0242ac130002','CC2138',30);" calcext:value-type="string">
            <text:p>insert into TICKET (ID,NUMERO,MONTANT) values ('f176054a-1b9e-11ec-9621-0242ac130002','CC2138',30);</text:p>
          </table:table-cell>
        </table:table-row>
        <table:table-row table:style-name="ro1">
          <table:table-cell office:value-type="string" calcext:value-type="string">
            <text:p>f176054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38" calcext:value-type="float">
            <text:p>213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89];&quot;',&quot;);COM.MICROSOFT.CONCAT(&quot;'&quot;;[.B389];[.C389];&quot;',&quot;);COM.MICROSOFT.CONCAT([.D389]);&quot;);&quot;)" office:value-type="string" office:string-value="insert into TICKET (ID,NUMERO,MONTANT) values ('f17605fe-1b9e-11ec-9621-0242ac130002','CC2139',30);" calcext:value-type="string">
            <text:p>insert into TICKET (ID,NUMERO,MONTANT) values ('f17605fe-1b9e-11ec-9621-0242ac130002','CC2139',30);</text:p>
          </table:table-cell>
        </table:table-row>
        <table:table-row table:style-name="ro1">
          <table:table-cell office:value-type="string" calcext:value-type="string">
            <text:p>f17605f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39" calcext:value-type="float">
            <text:p>213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90];&quot;',&quot;);COM.MICROSOFT.CONCAT(&quot;'&quot;;[.B390];[.C390];&quot;',&quot;);COM.MICROSOFT.CONCAT([.D390]);&quot;);&quot;)" office:value-type="string" office:string-value="insert into TICKET (ID,NUMERO,MONTANT) values ('f17606b2-1b9e-11ec-9621-0242ac130002','CC2140',30);" calcext:value-type="string">
            <text:p>insert into TICKET (ID,NUMERO,MONTANT) values ('f17606b2-1b9e-11ec-9621-0242ac130002','CC2140',30);</text:p>
          </table:table-cell>
        </table:table-row>
        <table:table-row table:style-name="ro1">
          <table:table-cell office:value-type="string" calcext:value-type="string">
            <text:p>f17606b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40" calcext:value-type="float">
            <text:p>214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91];&quot;',&quot;);COM.MICROSOFT.CONCAT(&quot;'&quot;;[.B391];[.C391];&quot;',&quot;);COM.MICROSOFT.CONCAT([.D391]);&quot;);&quot;)" office:value-type="string" office:string-value="insert into TICKET (ID,NUMERO,MONTANT) values ('f1760766-1b9e-11ec-9621-0242ac130002','CC2141',30);" calcext:value-type="string">
            <text:p>insert into TICKET (ID,NUMERO,MONTANT) values ('f1760766-1b9e-11ec-9621-0242ac130002','CC2141',30);</text:p>
          </table:table-cell>
        </table:table-row>
        <table:table-row table:style-name="ro1">
          <table:table-cell office:value-type="string" calcext:value-type="string">
            <text:p>f176076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41" calcext:value-type="float">
            <text:p>214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92];&quot;',&quot;);COM.MICROSOFT.CONCAT(&quot;'&quot;;[.B392];[.C392];&quot;',&quot;);COM.MICROSOFT.CONCAT([.D392]);&quot;);&quot;)" office:value-type="string" office:string-value="insert into TICKET (ID,NUMERO,MONTANT) values ('f1760996-1b9e-11ec-9621-0242ac130002','CC2142',30);" calcext:value-type="string">
            <text:p>insert into TICKET (ID,NUMERO,MONTANT) values ('f1760996-1b9e-11ec-9621-0242ac130002','CC2142',30);</text:p>
          </table:table-cell>
        </table:table-row>
        <table:table-row table:style-name="ro1">
          <table:table-cell office:value-type="string" calcext:value-type="string">
            <text:p>f176099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42" calcext:value-type="float">
            <text:p>214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93];&quot;',&quot;);COM.MICROSOFT.CONCAT(&quot;'&quot;;[.B393];[.C393];&quot;',&quot;);COM.MICROSOFT.CONCAT([.D393]);&quot;);&quot;)" office:value-type="string" office:string-value="insert into TICKET (ID,NUMERO,MONTANT) values ('f1760a5e-1b9e-11ec-9621-0242ac130002','CC2143',30);" calcext:value-type="string">
            <text:p>insert into TICKET (ID,NUMERO,MONTANT) values ('f1760a5e-1b9e-11ec-9621-0242ac130002','CC2143',30);</text:p>
          </table:table-cell>
        </table:table-row>
        <table:table-row table:style-name="ro1">
          <table:table-cell office:value-type="string" calcext:value-type="string">
            <text:p>f1760a5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43" calcext:value-type="float">
            <text:p>214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94];&quot;',&quot;);COM.MICROSOFT.CONCAT(&quot;'&quot;;[.B394];[.C394];&quot;',&quot;);COM.MICROSOFT.CONCAT([.D394]);&quot;);&quot;)" office:value-type="string" office:string-value="insert into TICKET (ID,NUMERO,MONTANT) values ('f1760b12-1b9e-11ec-9621-0242ac130002','CC2144',30);" calcext:value-type="string">
            <text:p>insert into TICKET (ID,NUMERO,MONTANT) values ('f1760b12-1b9e-11ec-9621-0242ac130002','CC2144',30);</text:p>
          </table:table-cell>
        </table:table-row>
        <table:table-row table:style-name="ro1">
          <table:table-cell office:value-type="string" calcext:value-type="string">
            <text:p>f1760b1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44" calcext:value-type="float">
            <text:p>214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95];&quot;',&quot;);COM.MICROSOFT.CONCAT(&quot;'&quot;;[.B395];[.C395];&quot;',&quot;);COM.MICROSOFT.CONCAT([.D395]);&quot;);&quot;)" office:value-type="string" office:string-value="insert into TICKET (ID,NUMERO,MONTANT) values ('f1760bc6-1b9e-11ec-9621-0242ac130002','CC2145',30);" calcext:value-type="string">
            <text:p>insert into TICKET (ID,NUMERO,MONTANT) values ('f1760bc6-1b9e-11ec-9621-0242ac130002','CC2145',30);</text:p>
          </table:table-cell>
        </table:table-row>
        <table:table-row table:style-name="ro1">
          <table:table-cell office:value-type="string" calcext:value-type="string">
            <text:p>f1760bc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45" calcext:value-type="float">
            <text:p>214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96];&quot;',&quot;);COM.MICROSOFT.CONCAT(&quot;'&quot;;[.B396];[.C396];&quot;',&quot;);COM.MICROSOFT.CONCAT([.D396]);&quot;);&quot;)" office:value-type="string" office:string-value="insert into TICKET (ID,NUMERO,MONTANT) values ('f1760c7a-1b9e-11ec-9621-0242ac130002','CC2146',30);" calcext:value-type="string">
            <text:p>insert into TICKET (ID,NUMERO,MONTANT) values ('f1760c7a-1b9e-11ec-9621-0242ac130002','CC2146',30);</text:p>
          </table:table-cell>
        </table:table-row>
        <table:table-row table:style-name="ro1">
          <table:table-cell office:value-type="string" calcext:value-type="string">
            <text:p>f1760c7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46" calcext:value-type="float">
            <text:p>214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97];&quot;',&quot;);COM.MICROSOFT.CONCAT(&quot;'&quot;;[.B397];[.C397];&quot;',&quot;);COM.MICROSOFT.CONCAT([.D397]);&quot;);&quot;)" office:value-type="string" office:string-value="insert into TICKET (ID,NUMERO,MONTANT) values ('f1760d2e-1b9e-11ec-9621-0242ac130002','CC2147',30);" calcext:value-type="string">
            <text:p>insert into TICKET (ID,NUMERO,MONTANT) values ('f1760d2e-1b9e-11ec-9621-0242ac130002','CC2147',30);</text:p>
          </table:table-cell>
        </table:table-row>
        <table:table-row table:style-name="ro1">
          <table:table-cell office:value-type="string" calcext:value-type="string">
            <text:p>f1760d2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47" calcext:value-type="float">
            <text:p>214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98];&quot;',&quot;);COM.MICROSOFT.CONCAT(&quot;'&quot;;[.B398];[.C398];&quot;',&quot;);COM.MICROSOFT.CONCAT([.D398]);&quot;);&quot;)" office:value-type="string" office:string-value="insert into TICKET (ID,NUMERO,MONTANT) values ('f1760de2-1b9e-11ec-9621-0242ac130002','CC2148',30);" calcext:value-type="string">
            <text:p>insert into TICKET (ID,NUMERO,MONTANT) values ('f1760de2-1b9e-11ec-9621-0242ac130002','CC2148',30);</text:p>
          </table:table-cell>
        </table:table-row>
        <table:table-row table:style-name="ro1">
          <table:table-cell office:value-type="string" calcext:value-type="string">
            <text:p>f1760de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48" calcext:value-type="float">
            <text:p>214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399];&quot;',&quot;);COM.MICROSOFT.CONCAT(&quot;'&quot;;[.B399];[.C399];&quot;',&quot;);COM.MICROSOFT.CONCAT([.D399]);&quot;);&quot;)" office:value-type="string" office:string-value="insert into TICKET (ID,NUMERO,MONTANT) values ('f1760e96-1b9e-11ec-9621-0242ac130002','CC2149',30);" calcext:value-type="string">
            <text:p>insert into TICKET (ID,NUMERO,MONTANT) values ('f1760e96-1b9e-11ec-9621-0242ac130002','CC2149',30);</text:p>
          </table:table-cell>
        </table:table-row>
        <table:table-row table:style-name="ro1">
          <table:table-cell office:value-type="string" calcext:value-type="string">
            <text:p>f1760e9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49" calcext:value-type="float">
            <text:p>214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00];&quot;',&quot;);COM.MICROSOFT.CONCAT(&quot;'&quot;;[.B400];[.C400];&quot;',&quot;);COM.MICROSOFT.CONCAT([.D400]);&quot;);&quot;)" office:value-type="string" office:string-value="insert into TICKET (ID,NUMERO,MONTANT) values ('f1761044-1b9e-11ec-9621-0242ac130002','CC2150',30);" calcext:value-type="string">
            <text:p>insert into TICKET (ID,NUMERO,MONTANT) values ('f1761044-1b9e-11ec-9621-0242ac130002','CC2150',30);</text:p>
          </table:table-cell>
        </table:table-row>
        <table:table-row table:style-name="ro1">
          <table:table-cell office:value-type="string" calcext:value-type="string">
            <text:p>f176104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50" calcext:value-type="float">
            <text:p>21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01];&quot;',&quot;);COM.MICROSOFT.CONCAT(&quot;'&quot;;[.B401];[.C401];&quot;',&quot;);COM.MICROSOFT.CONCAT([.D401]);&quot;);&quot;)" office:value-type="string" office:string-value="insert into TICKET (ID,NUMERO,MONTANT) values ('f1761102-1b9e-11ec-9621-0242ac130002','CC2151',30);" calcext:value-type="string">
            <text:p>insert into TICKET (ID,NUMERO,MONTANT) values ('f1761102-1b9e-11ec-9621-0242ac130002','CC2151',30);</text:p>
          </table:table-cell>
        </table:table-row>
        <table:table-row table:style-name="ro1">
          <table:table-cell office:value-type="string" calcext:value-type="string">
            <text:p>f176110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51" calcext:value-type="float">
            <text:p>215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02];&quot;',&quot;);COM.MICROSOFT.CONCAT(&quot;'&quot;;[.B402];[.C402];&quot;',&quot;);COM.MICROSOFT.CONCAT([.D402]);&quot;);&quot;)" office:value-type="string" office:string-value="insert into TICKET (ID,NUMERO,MONTANT) values ('f17611b6-1b9e-11ec-9621-0242ac130002','CC2152',30);" calcext:value-type="string">
            <text:p>insert into TICKET (ID,NUMERO,MONTANT) values ('f17611b6-1b9e-11ec-9621-0242ac130002','CC2152',30);</text:p>
          </table:table-cell>
        </table:table-row>
        <table:table-row table:style-name="ro1">
          <table:table-cell office:value-type="string" calcext:value-type="string">
            <text:p>f17611b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52" calcext:value-type="float">
            <text:p>215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03];&quot;',&quot;);COM.MICROSOFT.CONCAT(&quot;'&quot;;[.B403];[.C403];&quot;',&quot;);COM.MICROSOFT.CONCAT([.D403]);&quot;);&quot;)" office:value-type="string" office:string-value="insert into TICKET (ID,NUMERO,MONTANT) values ('f176126a-1b9e-11ec-9621-0242ac130002','CC2153',30);" calcext:value-type="string">
            <text:p>insert into TICKET (ID,NUMERO,MONTANT) values ('f176126a-1b9e-11ec-9621-0242ac130002','CC2153',30);</text:p>
          </table:table-cell>
        </table:table-row>
        <table:table-row table:style-name="ro1">
          <table:table-cell office:value-type="string" calcext:value-type="string">
            <text:p>f176126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53" calcext:value-type="float">
            <text:p>215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04];&quot;',&quot;);COM.MICROSOFT.CONCAT(&quot;'&quot;;[.B404];[.C404];&quot;',&quot;);COM.MICROSOFT.CONCAT([.D404]);&quot;);&quot;)" office:value-type="string" office:string-value="insert into TICKET (ID,NUMERO,MONTANT) values ('f1761328-1b9e-11ec-9621-0242ac130002','CC2154',30);" calcext:value-type="string">
            <text:p>insert into TICKET (ID,NUMERO,MONTANT) values ('f1761328-1b9e-11ec-9621-0242ac130002','CC2154',30);</text:p>
          </table:table-cell>
        </table:table-row>
        <table:table-row table:style-name="ro1">
          <table:table-cell office:value-type="string" calcext:value-type="string">
            <text:p>f176132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54" calcext:value-type="float">
            <text:p>215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05];&quot;',&quot;);COM.MICROSOFT.CONCAT(&quot;'&quot;;[.B405];[.C405];&quot;',&quot;);COM.MICROSOFT.CONCAT([.D405]);&quot;);&quot;)" office:value-type="string" office:string-value="insert into TICKET (ID,NUMERO,MONTANT) values ('f17613e6-1b9e-11ec-9621-0242ac130002','CC2155',30);" calcext:value-type="string">
            <text:p>insert into TICKET (ID,NUMERO,MONTANT) values ('f17613e6-1b9e-11ec-9621-0242ac130002','CC2155',30);</text:p>
          </table:table-cell>
        </table:table-row>
        <table:table-row table:style-name="ro1">
          <table:table-cell office:value-type="string" calcext:value-type="string">
            <text:p>f17613e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55" calcext:value-type="float">
            <text:p>215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06];&quot;',&quot;);COM.MICROSOFT.CONCAT(&quot;'&quot;;[.B406];[.C406];&quot;',&quot;);COM.MICROSOFT.CONCAT([.D406]);&quot;);&quot;)" office:value-type="string" office:string-value="insert into TICKET (ID,NUMERO,MONTANT) values ('f17614a4-1b9e-11ec-9621-0242ac130002','CC2156',30);" calcext:value-type="string">
            <text:p>insert into TICKET (ID,NUMERO,MONTANT) values ('f17614a4-1b9e-11ec-9621-0242ac130002','CC2156',30);</text:p>
          </table:table-cell>
        </table:table-row>
        <table:table-row table:style-name="ro1">
          <table:table-cell office:value-type="string" calcext:value-type="string">
            <text:p>f17614a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56" calcext:value-type="float">
            <text:p>215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07];&quot;',&quot;);COM.MICROSOFT.CONCAT(&quot;'&quot;;[.B407];[.C407];&quot;',&quot;);COM.MICROSOFT.CONCAT([.D407]);&quot;);&quot;)" office:value-type="string" office:string-value="insert into TICKET (ID,NUMERO,MONTANT) values ('f1761558-1b9e-11ec-9621-0242ac130002','CC2157',30);" calcext:value-type="string">
            <text:p>insert into TICKET (ID,NUMERO,MONTANT) values ('f1761558-1b9e-11ec-9621-0242ac130002','CC2157',30);</text:p>
          </table:table-cell>
        </table:table-row>
        <table:table-row table:style-name="ro1">
          <table:table-cell office:value-type="string" calcext:value-type="string">
            <text:p>f176155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57" calcext:value-type="float">
            <text:p>215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08];&quot;',&quot;);COM.MICROSOFT.CONCAT(&quot;'&quot;;[.B408];[.C408];&quot;',&quot;);COM.MICROSOFT.CONCAT([.D408]);&quot;);&quot;)" office:value-type="string" office:string-value="insert into TICKET (ID,NUMERO,MONTANT) values ('f17617d8-1b9e-11ec-9621-0242ac130002','CC2158',30);" calcext:value-type="string">
            <text:p>insert into TICKET (ID,NUMERO,MONTANT) values ('f17617d8-1b9e-11ec-9621-0242ac130002','CC2158',30);</text:p>
          </table:table-cell>
        </table:table-row>
        <table:table-row table:style-name="ro1">
          <table:table-cell office:value-type="string" calcext:value-type="string">
            <text:p>f17617d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58" calcext:value-type="float">
            <text:p>215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09];&quot;',&quot;);COM.MICROSOFT.CONCAT(&quot;'&quot;;[.B409];[.C409];&quot;',&quot;);COM.MICROSOFT.CONCAT([.D409]);&quot;);&quot;)" office:value-type="string" office:string-value="insert into TICKET (ID,NUMERO,MONTANT) values ('f1761896-1b9e-11ec-9621-0242ac130002','CC2159',30);" calcext:value-type="string">
            <text:p>insert into TICKET (ID,NUMERO,MONTANT) values ('f1761896-1b9e-11ec-9621-0242ac130002','CC2159',30);</text:p>
          </table:table-cell>
        </table:table-row>
        <table:table-row table:style-name="ro1">
          <table:table-cell office:value-type="string" calcext:value-type="string">
            <text:p>f176189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59" calcext:value-type="float">
            <text:p>215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10];&quot;',&quot;);COM.MICROSOFT.CONCAT(&quot;'&quot;;[.B410];[.C410];&quot;',&quot;);COM.MICROSOFT.CONCAT([.D410]);&quot;);&quot;)" office:value-type="string" office:string-value="insert into TICKET (ID,NUMERO,MONTANT) values ('f176194a-1b9e-11ec-9621-0242ac130002','CC2160',30);" calcext:value-type="string">
            <text:p>insert into TICKET (ID,NUMERO,MONTANT) values ('f176194a-1b9e-11ec-9621-0242ac130002','CC2160',30);</text:p>
          </table:table-cell>
        </table:table-row>
        <table:table-row table:style-name="ro1">
          <table:table-cell office:value-type="string" calcext:value-type="string">
            <text:p>f176194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60" calcext:value-type="float">
            <text:p>216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11];&quot;',&quot;);COM.MICROSOFT.CONCAT(&quot;'&quot;;[.B411];[.C411];&quot;',&quot;);COM.MICROSOFT.CONCAT([.D411]);&quot;);&quot;)" office:value-type="string" office:string-value="insert into TICKET (ID,NUMERO,MONTANT) values ('f17619fe-1b9e-11ec-9621-0242ac130002','CC2161',30);" calcext:value-type="string">
            <text:p>insert into TICKET (ID,NUMERO,MONTANT) values ('f17619fe-1b9e-11ec-9621-0242ac130002','CC2161',30);</text:p>
          </table:table-cell>
        </table:table-row>
        <table:table-row table:style-name="ro1">
          <table:table-cell office:value-type="string" calcext:value-type="string">
            <text:p>f17619f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61" calcext:value-type="float">
            <text:p>216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12];&quot;',&quot;);COM.MICROSOFT.CONCAT(&quot;'&quot;;[.B412];[.C412];&quot;',&quot;);COM.MICROSOFT.CONCAT([.D412]);&quot;);&quot;)" office:value-type="string" office:string-value="insert into TICKET (ID,NUMERO,MONTANT) values ('f1761aa8-1b9e-11ec-9621-0242ac130002','CC2162',30);" calcext:value-type="string">
            <text:p>insert into TICKET (ID,NUMERO,MONTANT) values ('f1761aa8-1b9e-11ec-9621-0242ac130002','CC2162',30);</text:p>
          </table:table-cell>
        </table:table-row>
        <table:table-row table:style-name="ro1">
          <table:table-cell office:value-type="string" calcext:value-type="string">
            <text:p>f1761aa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62" calcext:value-type="float">
            <text:p>216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13];&quot;',&quot;);COM.MICROSOFT.CONCAT(&quot;'&quot;;[.B413];[.C413];&quot;',&quot;);COM.MICROSOFT.CONCAT([.D413]);&quot;);&quot;)" office:value-type="string" office:string-value="insert into TICKET (ID,NUMERO,MONTANT) values ('f1761b5c-1b9e-11ec-9621-0242ac130002','CC2163',30);" calcext:value-type="string">
            <text:p>insert into TICKET (ID,NUMERO,MONTANT) values ('f1761b5c-1b9e-11ec-9621-0242ac130002','CC2163',30);</text:p>
          </table:table-cell>
        </table:table-row>
        <table:table-row table:style-name="ro1">
          <table:table-cell office:value-type="string" calcext:value-type="string">
            <text:p>f1761b5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63" calcext:value-type="float">
            <text:p>216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14];&quot;',&quot;);COM.MICROSOFT.CONCAT(&quot;'&quot;;[.B414];[.C414];&quot;',&quot;);COM.MICROSOFT.CONCAT([.D414]);&quot;);&quot;)" office:value-type="string" office:string-value="insert into TICKET (ID,NUMERO,MONTANT) values ('f1761c1a-1b9e-11ec-9621-0242ac130002','CC2164',30);" calcext:value-type="string">
            <text:p>insert into TICKET (ID,NUMERO,MONTANT) values ('f1761c1a-1b9e-11ec-9621-0242ac130002','CC2164',30);</text:p>
          </table:table-cell>
        </table:table-row>
        <table:table-row table:style-name="ro1">
          <table:table-cell office:value-type="string" calcext:value-type="string">
            <text:p>f1761c1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64" calcext:value-type="float">
            <text:p>216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15];&quot;',&quot;);COM.MICROSOFT.CONCAT(&quot;'&quot;;[.B415];[.C415];&quot;',&quot;);COM.MICROSOFT.CONCAT([.D415]);&quot;);&quot;)" office:value-type="string" office:string-value="insert into TICKET (ID,NUMERO,MONTANT) values ('f1761cce-1b9e-11ec-9621-0242ac130002','CC2165',30);" calcext:value-type="string">
            <text:p>insert into TICKET (ID,NUMERO,MONTANT) values ('f1761cce-1b9e-11ec-9621-0242ac130002','CC2165',30);</text:p>
          </table:table-cell>
        </table:table-row>
        <table:table-row table:style-name="ro1">
          <table:table-cell office:value-type="string" calcext:value-type="string">
            <text:p>f1761cc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65" calcext:value-type="float">
            <text:p>216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16];&quot;',&quot;);COM.MICROSOFT.CONCAT(&quot;'&quot;;[.B416];[.C416];&quot;',&quot;);COM.MICROSOFT.CONCAT([.D416]);&quot;);&quot;)" office:value-type="string" office:string-value="insert into TICKET (ID,NUMERO,MONTANT) values ('f1761f4e-1b9e-11ec-9621-0242ac130002','CC2166',30);" calcext:value-type="string">
            <text:p>insert into TICKET (ID,NUMERO,MONTANT) values ('f1761f4e-1b9e-11ec-9621-0242ac130002','CC2166',30);</text:p>
          </table:table-cell>
        </table:table-row>
        <table:table-row table:style-name="ro1">
          <table:table-cell office:value-type="string" calcext:value-type="string">
            <text:p>f1761f4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66" calcext:value-type="float">
            <text:p>216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17];&quot;',&quot;);COM.MICROSOFT.CONCAT(&quot;'&quot;;[.B417];[.C417];&quot;',&quot;);COM.MICROSOFT.CONCAT([.D417]);&quot;);&quot;)" office:value-type="string" office:string-value="insert into TICKET (ID,NUMERO,MONTANT) values ('f17621a6-1b9e-11ec-9621-0242ac130002','CC2167',30);" calcext:value-type="string">
            <text:p>insert into TICKET (ID,NUMERO,MONTANT) values ('f17621a6-1b9e-11ec-9621-0242ac130002','CC2167',30);</text:p>
          </table:table-cell>
        </table:table-row>
        <table:table-row table:style-name="ro1">
          <table:table-cell office:value-type="string" calcext:value-type="string">
            <text:p>f17621a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67" calcext:value-type="float">
            <text:p>216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18];&quot;',&quot;);COM.MICROSOFT.CONCAT(&quot;'&quot;;[.B418];[.C418];&quot;',&quot;);COM.MICROSOFT.CONCAT([.D418]);&quot;);&quot;)" office:value-type="string" office:string-value="insert into TICKET (ID,NUMERO,MONTANT) values ('f176228c-1b9e-11ec-9621-0242ac130002','CC2168',30);" calcext:value-type="string">
            <text:p>insert into TICKET (ID,NUMERO,MONTANT) values ('f176228c-1b9e-11ec-9621-0242ac130002','CC2168',30);</text:p>
          </table:table-cell>
        </table:table-row>
        <table:table-row table:style-name="ro1">
          <table:table-cell office:value-type="string" calcext:value-type="string">
            <text:p>f176228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68" calcext:value-type="float">
            <text:p>216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19];&quot;',&quot;);COM.MICROSOFT.CONCAT(&quot;'&quot;;[.B419];[.C419];&quot;',&quot;);COM.MICROSOFT.CONCAT([.D419]);&quot;);&quot;)" office:value-type="string" office:string-value="insert into TICKET (ID,NUMERO,MONTANT) values ('f176234a-1b9e-11ec-9621-0242ac130002','CC2169',30);" calcext:value-type="string">
            <text:p>insert into TICKET (ID,NUMERO,MONTANT) values ('f176234a-1b9e-11ec-9621-0242ac130002','CC2169',30);</text:p>
          </table:table-cell>
        </table:table-row>
        <table:table-row table:style-name="ro1">
          <table:table-cell office:value-type="string" calcext:value-type="string">
            <text:p>f176234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69" calcext:value-type="float">
            <text:p>216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20];&quot;',&quot;);COM.MICROSOFT.CONCAT(&quot;'&quot;;[.B420];[.C420];&quot;',&quot;);COM.MICROSOFT.CONCAT([.D420]);&quot;);&quot;)" office:value-type="string" office:string-value="insert into TICKET (ID,NUMERO,MONTANT) values ('f17623fe-1b9e-11ec-9621-0242ac130002','CC2170',30);" calcext:value-type="string">
            <text:p>insert into TICKET (ID,NUMERO,MONTANT) values ('f17623fe-1b9e-11ec-9621-0242ac130002','CC2170',30);</text:p>
          </table:table-cell>
        </table:table-row>
        <table:table-row table:style-name="ro1">
          <table:table-cell office:value-type="string" calcext:value-type="string">
            <text:p>f17623f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70" calcext:value-type="float">
            <text:p>217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21];&quot;',&quot;);COM.MICROSOFT.CONCAT(&quot;'&quot;;[.B421];[.C421];&quot;',&quot;);COM.MICROSOFT.CONCAT([.D421]);&quot;);&quot;)" office:value-type="string" office:string-value="insert into TICKET (ID,NUMERO,MONTANT) values ('f17625d4-1b9e-11ec-9621-0242ac130002','CC2171',30);" calcext:value-type="string">
            <text:p>insert into TICKET (ID,NUMERO,MONTANT) values ('f17625d4-1b9e-11ec-9621-0242ac130002','CC2171',30);</text:p>
          </table:table-cell>
        </table:table-row>
        <table:table-row table:style-name="ro1">
          <table:table-cell office:value-type="string" calcext:value-type="string">
            <text:p>f17625d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71" calcext:value-type="float">
            <text:p>217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22];&quot;',&quot;);COM.MICROSOFT.CONCAT(&quot;'&quot;;[.B422];[.C422];&quot;',&quot;);COM.MICROSOFT.CONCAT([.D422]);&quot;);&quot;)" office:value-type="string" office:string-value="insert into TICKET (ID,NUMERO,MONTANT) values ('f17626a6-1b9e-11ec-9621-0242ac130002','CC2172',30);" calcext:value-type="string">
            <text:p>insert into TICKET (ID,NUMERO,MONTANT) values ('f17626a6-1b9e-11ec-9621-0242ac130002','CC2172',30);</text:p>
          </table:table-cell>
        </table:table-row>
        <table:table-row table:style-name="ro1">
          <table:table-cell office:value-type="string" calcext:value-type="string">
            <text:p>f17626a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72" calcext:value-type="float">
            <text:p>217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23];&quot;',&quot;);COM.MICROSOFT.CONCAT(&quot;'&quot;;[.B423];[.C423];&quot;',&quot;);COM.MICROSOFT.CONCAT([.D423]);&quot;);&quot;)" office:value-type="string" office:string-value="insert into TICKET (ID,NUMERO,MONTANT) values ('f17628fe-1b9e-11ec-9621-0242ac130002','CC2173',30);" calcext:value-type="string">
            <text:p>insert into TICKET (ID,NUMERO,MONTANT) values ('f17628fe-1b9e-11ec-9621-0242ac130002','CC2173',30);</text:p>
          </table:table-cell>
        </table:table-row>
        <table:table-row table:style-name="ro1">
          <table:table-cell office:value-type="string" calcext:value-type="string">
            <text:p>f17628f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73" calcext:value-type="float">
            <text:p>217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24];&quot;',&quot;);COM.MICROSOFT.CONCAT(&quot;'&quot;;[.B424];[.C424];&quot;',&quot;);COM.MICROSOFT.CONCAT([.D424]);&quot;);&quot;)" office:value-type="string" office:string-value="insert into TICKET (ID,NUMERO,MONTANT) values ('f17629c6-1b9e-11ec-9621-0242ac130002','CC2174',30);" calcext:value-type="string">
            <text:p>insert into TICKET (ID,NUMERO,MONTANT) values ('f17629c6-1b9e-11ec-9621-0242ac130002','CC2174',30);</text:p>
          </table:table-cell>
        </table:table-row>
        <table:table-row table:style-name="ro1">
          <table:table-cell office:value-type="string" calcext:value-type="string">
            <text:p>f17629c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74" calcext:value-type="float">
            <text:p>217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25];&quot;',&quot;);COM.MICROSOFT.CONCAT(&quot;'&quot;;[.B425];[.C425];&quot;',&quot;);COM.MICROSOFT.CONCAT([.D425]);&quot;);&quot;)" office:value-type="string" office:string-value="insert into TICKET (ID,NUMERO,MONTANT) values ('f1762a84-1b9e-11ec-9621-0242ac130002','CC2175',30);" calcext:value-type="string">
            <text:p>insert into TICKET (ID,NUMERO,MONTANT) values ('f1762a84-1b9e-11ec-9621-0242ac130002','CC2175',30);</text:p>
          </table:table-cell>
        </table:table-row>
        <table:table-row table:style-name="ro1">
          <table:table-cell office:value-type="string" calcext:value-type="string">
            <text:p>f1762a8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75" calcext:value-type="float">
            <text:p>217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26];&quot;',&quot;);COM.MICROSOFT.CONCAT(&quot;'&quot;;[.B426];[.C426];&quot;',&quot;);COM.MICROSOFT.CONCAT([.D426]);&quot;);&quot;)" office:value-type="string" office:string-value="insert into TICKET (ID,NUMERO,MONTANT) values ('f1762b42-1b9e-11ec-9621-0242ac130002','CC2176',30);" calcext:value-type="string">
            <text:p>insert into TICKET (ID,NUMERO,MONTANT) values ('f1762b42-1b9e-11ec-9621-0242ac130002','CC2176',30);</text:p>
          </table:table-cell>
        </table:table-row>
        <table:table-row table:style-name="ro1">
          <table:table-cell office:value-type="string" calcext:value-type="string">
            <text:p>f1762b4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76" calcext:value-type="float">
            <text:p>217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27];&quot;',&quot;);COM.MICROSOFT.CONCAT(&quot;'&quot;;[.B427];[.C427];&quot;',&quot;);COM.MICROSOFT.CONCAT([.D427]);&quot;);&quot;)" office:value-type="string" office:string-value="insert into TICKET (ID,NUMERO,MONTANT) values ('f1762c00-1b9e-11ec-9621-0242ac130002','CC2177',30);" calcext:value-type="string">
            <text:p>insert into TICKET (ID,NUMERO,MONTANT) values ('f1762c00-1b9e-11ec-9621-0242ac130002','CC2177',30);</text:p>
          </table:table-cell>
        </table:table-row>
        <table:table-row table:style-name="ro1">
          <table:table-cell office:value-type="string" calcext:value-type="string">
            <text:p>f1762c0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77" calcext:value-type="float">
            <text:p>217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28];&quot;',&quot;);COM.MICROSOFT.CONCAT(&quot;'&quot;;[.B428];[.C428];&quot;',&quot;);COM.MICROSOFT.CONCAT([.D428]);&quot;);&quot;)" office:value-type="string" office:string-value="insert into TICKET (ID,NUMERO,MONTANT) values ('f1762cb4-1b9e-11ec-9621-0242ac130002','CC2178',30);" calcext:value-type="string">
            <text:p>insert into TICKET (ID,NUMERO,MONTANT) values ('f1762cb4-1b9e-11ec-9621-0242ac130002','CC2178',30);</text:p>
          </table:table-cell>
        </table:table-row>
        <table:table-row table:style-name="ro1">
          <table:table-cell office:value-type="string" calcext:value-type="string">
            <text:p>f1762cb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78" calcext:value-type="float">
            <text:p>217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29];&quot;',&quot;);COM.MICROSOFT.CONCAT(&quot;'&quot;;[.B429];[.C429];&quot;',&quot;);COM.MICROSOFT.CONCAT([.D429]);&quot;);&quot;)" office:value-type="string" office:string-value="insert into TICKET (ID,NUMERO,MONTANT) values ('f1762d72-1b9e-11ec-9621-0242ac130002','CC2179',30);" calcext:value-type="string">
            <text:p>insert into TICKET (ID,NUMERO,MONTANT) values ('f1762d72-1b9e-11ec-9621-0242ac130002','CC2179',30);</text:p>
          </table:table-cell>
        </table:table-row>
        <table:table-row table:style-name="ro1">
          <table:table-cell office:value-type="string" calcext:value-type="string">
            <text:p>f1762d7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79" calcext:value-type="float">
            <text:p>217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30];&quot;',&quot;);COM.MICROSOFT.CONCAT(&quot;'&quot;;[.B430];[.C430];&quot;',&quot;);COM.MICROSOFT.CONCAT([.D430]);&quot;);&quot;)" office:value-type="string" office:string-value="insert into TICKET (ID,NUMERO,MONTANT) values ('f1762e26-1b9e-11ec-9621-0242ac130002','CC2180',30);" calcext:value-type="string">
            <text:p>insert into TICKET (ID,NUMERO,MONTANT) values ('f1762e26-1b9e-11ec-9621-0242ac130002','CC2180',30);</text:p>
          </table:table-cell>
        </table:table-row>
        <table:table-row table:style-name="ro1">
          <table:table-cell office:value-type="string" calcext:value-type="string">
            <text:p>f1762e2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80" calcext:value-type="float">
            <text:p>218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31];&quot;',&quot;);COM.MICROSOFT.CONCAT(&quot;'&quot;;[.B431];[.C431];&quot;',&quot;);COM.MICROSOFT.CONCAT([.D431]);&quot;);&quot;)" office:value-type="string" office:string-value="insert into TICKET (ID,NUMERO,MONTANT) values ('f17630f6-1b9e-11ec-9621-0242ac130002','CC2181',30);" calcext:value-type="string">
            <text:p>insert into TICKET (ID,NUMERO,MONTANT) values ('f17630f6-1b9e-11ec-9621-0242ac130002','CC2181',30);</text:p>
          </table:table-cell>
        </table:table-row>
        <table:table-row table:style-name="ro1">
          <table:table-cell office:value-type="string" calcext:value-type="string">
            <text:p>f17630f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81" calcext:value-type="float">
            <text:p>218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32];&quot;',&quot;);COM.MICROSOFT.CONCAT(&quot;'&quot;;[.B432];[.C432];&quot;',&quot;);COM.MICROSOFT.CONCAT([.D432]);&quot;);&quot;)" office:value-type="string" office:string-value="insert into TICKET (ID,NUMERO,MONTANT) values ('f17631c8-1b9e-11ec-9621-0242ac130002','CC2182',30);" calcext:value-type="string">
            <text:p>insert into TICKET (ID,NUMERO,MONTANT) values ('f17631c8-1b9e-11ec-9621-0242ac130002','CC2182',30);</text:p>
          </table:table-cell>
        </table:table-row>
        <table:table-row table:style-name="ro1">
          <table:table-cell office:value-type="string" calcext:value-type="string">
            <text:p>f17631c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82" calcext:value-type="float">
            <text:p>218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33];&quot;',&quot;);COM.MICROSOFT.CONCAT(&quot;'&quot;;[.B433];[.C433];&quot;',&quot;);COM.MICROSOFT.CONCAT([.D433]);&quot;);&quot;)" office:value-type="string" office:string-value="insert into TICKET (ID,NUMERO,MONTANT) values ('f176327c-1b9e-11ec-9621-0242ac130002','CC2183',30);" calcext:value-type="string">
            <text:p>insert into TICKET (ID,NUMERO,MONTANT) values ('f176327c-1b9e-11ec-9621-0242ac130002','CC2183',30);</text:p>
          </table:table-cell>
        </table:table-row>
        <table:table-row table:style-name="ro1">
          <table:table-cell office:value-type="string" calcext:value-type="string">
            <text:p>f176327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83" calcext:value-type="float">
            <text:p>218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34];&quot;',&quot;);COM.MICROSOFT.CONCAT(&quot;'&quot;;[.B434];[.C434];&quot;',&quot;);COM.MICROSOFT.CONCAT([.D434]);&quot;);&quot;)" office:value-type="string" office:string-value="insert into TICKET (ID,NUMERO,MONTANT) values ('f17633bc-1b9e-11ec-9621-0242ac130002','CC2184',30);" calcext:value-type="string">
            <text:p>insert into TICKET (ID,NUMERO,MONTANT) values ('f17633bc-1b9e-11ec-9621-0242ac130002','CC2184',30);</text:p>
          </table:table-cell>
        </table:table-row>
        <table:table-row table:style-name="ro1">
          <table:table-cell office:value-type="string" calcext:value-type="string">
            <text:p>f17633b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84" calcext:value-type="float">
            <text:p>218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35];&quot;',&quot;);COM.MICROSOFT.CONCAT(&quot;'&quot;;[.B435];[.C435];&quot;',&quot;);COM.MICROSOFT.CONCAT([.D435]);&quot;);&quot;)" office:value-type="string" office:string-value="insert into TICKET (ID,NUMERO,MONTANT) values ('f1763484-1b9e-11ec-9621-0242ac130002','CC2185',30);" calcext:value-type="string">
            <text:p>insert into TICKET (ID,NUMERO,MONTANT) values ('f1763484-1b9e-11ec-9621-0242ac130002','CC2185',30);</text:p>
          </table:table-cell>
        </table:table-row>
        <table:table-row table:style-name="ro1">
          <table:table-cell office:value-type="string" calcext:value-type="string">
            <text:p>f176348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85" calcext:value-type="float">
            <text:p>218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36];&quot;',&quot;);COM.MICROSOFT.CONCAT(&quot;'&quot;;[.B436];[.C436];&quot;',&quot;);COM.MICROSOFT.CONCAT([.D436]);&quot;);&quot;)" office:value-type="string" office:string-value="insert into TICKET (ID,NUMERO,MONTANT) values ('f1763538-1b9e-11ec-9621-0242ac130002','CC2186',30);" calcext:value-type="string">
            <text:p>insert into TICKET (ID,NUMERO,MONTANT) values ('f1763538-1b9e-11ec-9621-0242ac130002','CC2186',30);</text:p>
          </table:table-cell>
        </table:table-row>
        <table:table-row table:style-name="ro1">
          <table:table-cell office:value-type="string" calcext:value-type="string">
            <text:p>f176353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86" calcext:value-type="float">
            <text:p>218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37];&quot;',&quot;);COM.MICROSOFT.CONCAT(&quot;'&quot;;[.B437];[.C437];&quot;',&quot;);COM.MICROSOFT.CONCAT([.D437]);&quot;);&quot;)" office:value-type="string" office:string-value="insert into TICKET (ID,NUMERO,MONTANT) values ('f17635ec-1b9e-11ec-9621-0242ac130002','CC2187',30);" calcext:value-type="string">
            <text:p>insert into TICKET (ID,NUMERO,MONTANT) values ('f17635ec-1b9e-11ec-9621-0242ac130002','CC2187',30);</text:p>
          </table:table-cell>
        </table:table-row>
        <table:table-row table:style-name="ro1">
          <table:table-cell office:value-type="string" calcext:value-type="string">
            <text:p>f17635e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87" calcext:value-type="float">
            <text:p>218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38];&quot;',&quot;);COM.MICROSOFT.CONCAT(&quot;'&quot;;[.B438];[.C438];&quot;',&quot;);COM.MICROSOFT.CONCAT([.D438]);&quot;);&quot;)" office:value-type="string" office:string-value="insert into TICKET (ID,NUMERO,MONTANT) values ('f17636a0-1b9e-11ec-9621-0242ac130002','CC2188',30);" calcext:value-type="string">
            <text:p>insert into TICKET (ID,NUMERO,MONTANT) values ('f17636a0-1b9e-11ec-9621-0242ac130002','CC2188',30);</text:p>
          </table:table-cell>
        </table:table-row>
        <table:table-row table:style-name="ro1">
          <table:table-cell office:value-type="string" calcext:value-type="string">
            <text:p>f17636a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88" calcext:value-type="float">
            <text:p>218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39];&quot;',&quot;);COM.MICROSOFT.CONCAT(&quot;'&quot;;[.B439];[.C439];&quot;',&quot;);COM.MICROSOFT.CONCAT([.D439]);&quot;);&quot;)" office:value-type="string" office:string-value="insert into TICKET (ID,NUMERO,MONTANT) values ('f1763916-1b9e-11ec-9621-0242ac130002','CC2189',30);" calcext:value-type="string">
            <text:p>insert into TICKET (ID,NUMERO,MONTANT) values ('f1763916-1b9e-11ec-9621-0242ac130002','CC2189',30);</text:p>
          </table:table-cell>
        </table:table-row>
        <table:table-row table:style-name="ro1">
          <table:table-cell office:value-type="string" calcext:value-type="string">
            <text:p>f176391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89" calcext:value-type="float">
            <text:p>218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40];&quot;',&quot;);COM.MICROSOFT.CONCAT(&quot;'&quot;;[.B440];[.C440];&quot;',&quot;);COM.MICROSOFT.CONCAT([.D440]);&quot;);&quot;)" office:value-type="string" office:string-value="insert into TICKET (ID,NUMERO,MONTANT) values ('f17639de-1b9e-11ec-9621-0242ac130002','CC2190',30);" calcext:value-type="string">
            <text:p>insert into TICKET (ID,NUMERO,MONTANT) values ('f17639de-1b9e-11ec-9621-0242ac130002','CC2190',30);</text:p>
          </table:table-cell>
        </table:table-row>
        <table:table-row table:style-name="ro1">
          <table:table-cell office:value-type="string" calcext:value-type="string">
            <text:p>f17639d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90" calcext:value-type="float">
            <text:p>219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41];&quot;',&quot;);COM.MICROSOFT.CONCAT(&quot;'&quot;;[.B441];[.C441];&quot;',&quot;);COM.MICROSOFT.CONCAT([.D441]);&quot;);&quot;)" office:value-type="string" office:string-value="insert into TICKET (ID,NUMERO,MONTANT) values ('f1763a9c-1b9e-11ec-9621-0242ac130002','CC2191',30);" calcext:value-type="string">
            <text:p>insert into TICKET (ID,NUMERO,MONTANT) values ('f1763a9c-1b9e-11ec-9621-0242ac130002','CC2191',30);</text:p>
          </table:table-cell>
        </table:table-row>
        <table:table-row table:style-name="ro1">
          <table:table-cell office:value-type="string" calcext:value-type="string">
            <text:p>f1763a9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91" calcext:value-type="float">
            <text:p>219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42];&quot;',&quot;);COM.MICROSOFT.CONCAT(&quot;'&quot;;[.B442];[.C442];&quot;',&quot;);COM.MICROSOFT.CONCAT([.D442]);&quot;);&quot;)" office:value-type="string" office:string-value="insert into TICKET (ID,NUMERO,MONTANT) values ('f1763b50-1b9e-11ec-9621-0242ac130002','CC2192',30);" calcext:value-type="string">
            <text:p>insert into TICKET (ID,NUMERO,MONTANT) values ('f1763b50-1b9e-11ec-9621-0242ac130002','CC2192',30);</text:p>
          </table:table-cell>
        </table:table-row>
        <table:table-row table:style-name="ro1">
          <table:table-cell office:value-type="string" calcext:value-type="string">
            <text:p>f1763b5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92" calcext:value-type="float">
            <text:p>219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43];&quot;',&quot;);COM.MICROSOFT.CONCAT(&quot;'&quot;;[.B443];[.C443];&quot;',&quot;);COM.MICROSOFT.CONCAT([.D443]);&quot;);&quot;)" office:value-type="string" office:string-value="insert into TICKET (ID,NUMERO,MONTANT) values ('f1763c04-1b9e-11ec-9621-0242ac130002','CC2193',30);" calcext:value-type="string">
            <text:p>insert into TICKET (ID,NUMERO,MONTANT) values ('f1763c04-1b9e-11ec-9621-0242ac130002','CC2193',30);</text:p>
          </table:table-cell>
        </table:table-row>
        <table:table-row table:style-name="ro1">
          <table:table-cell office:value-type="string" calcext:value-type="string">
            <text:p>f1763c0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93" calcext:value-type="float">
            <text:p>219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44];&quot;',&quot;);COM.MICROSOFT.CONCAT(&quot;'&quot;;[.B444];[.C444];&quot;',&quot;);COM.MICROSOFT.CONCAT([.D444]);&quot;);&quot;)" office:value-type="string" office:string-value="insert into TICKET (ID,NUMERO,MONTANT) values ('f1763cb8-1b9e-11ec-9621-0242ac130002','CC2194',30);" calcext:value-type="string">
            <text:p>insert into TICKET (ID,NUMERO,MONTANT) values ('f1763cb8-1b9e-11ec-9621-0242ac130002','CC2194',30);</text:p>
          </table:table-cell>
        </table:table-row>
        <table:table-row table:style-name="ro1">
          <table:table-cell office:value-type="string" calcext:value-type="string">
            <text:p>f1763cb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94" calcext:value-type="float">
            <text:p>219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45];&quot;',&quot;);COM.MICROSOFT.CONCAT(&quot;'&quot;;[.B445];[.C445];&quot;',&quot;);COM.MICROSOFT.CONCAT([.D445]);&quot;);&quot;)" office:value-type="string" office:string-value="insert into TICKET (ID,NUMERO,MONTANT) values ('f1763d6c-1b9e-11ec-9621-0242ac130002','CC2195',30);" calcext:value-type="string">
            <text:p>insert into TICKET (ID,NUMERO,MONTANT) values ('f1763d6c-1b9e-11ec-9621-0242ac130002','CC2195',30);</text:p>
          </table:table-cell>
        </table:table-row>
        <table:table-row table:style-name="ro1">
          <table:table-cell office:value-type="string" calcext:value-type="string">
            <text:p>f1763d6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95" calcext:value-type="float">
            <text:p>219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46];&quot;',&quot;);COM.MICROSOFT.CONCAT(&quot;'&quot;;[.B446];[.C446];&quot;',&quot;);COM.MICROSOFT.CONCAT([.D446]);&quot;);&quot;)" office:value-type="string" office:string-value="insert into TICKET (ID,NUMERO,MONTANT) values ('f1763e20-1b9e-11ec-9621-0242ac130002','CC2196',30);" calcext:value-type="string">
            <text:p>insert into TICKET (ID,NUMERO,MONTANT) values ('f1763e20-1b9e-11ec-9621-0242ac130002','CC2196',30);</text:p>
          </table:table-cell>
        </table:table-row>
        <table:table-row table:style-name="ro1">
          <table:table-cell office:value-type="string" calcext:value-type="string">
            <text:p>f1763e2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96" calcext:value-type="float">
            <text:p>219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47];&quot;',&quot;);COM.MICROSOFT.CONCAT(&quot;'&quot;;[.B447];[.C447];&quot;',&quot;);COM.MICROSOFT.CONCAT([.D447]);&quot;);&quot;)" office:value-type="string" office:string-value="insert into TICKET (ID,NUMERO,MONTANT) values ('f1763fe2-1b9e-11ec-9621-0242ac130002','CC2197',30);" calcext:value-type="string">
            <text:p>insert into TICKET (ID,NUMERO,MONTANT) values ('f1763fe2-1b9e-11ec-9621-0242ac130002','CC2197',30);</text:p>
          </table:table-cell>
        </table:table-row>
        <table:table-row table:style-name="ro1">
          <table:table-cell office:value-type="string" calcext:value-type="string">
            <text:p>f1763fe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97" calcext:value-type="float">
            <text:p>219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48];&quot;',&quot;);COM.MICROSOFT.CONCAT(&quot;'&quot;;[.B448];[.C448];&quot;',&quot;);COM.MICROSOFT.CONCAT([.D448]);&quot;);&quot;)" office:value-type="string" office:string-value="insert into TICKET (ID,NUMERO,MONTANT) values ('f17640a0-1b9e-11ec-9621-0242ac130002','CC2198',30);" calcext:value-type="string">
            <text:p>insert into TICKET (ID,NUMERO,MONTANT) values ('f17640a0-1b9e-11ec-9621-0242ac130002','CC2198',30);</text:p>
          </table:table-cell>
        </table:table-row>
        <table:table-row table:style-name="ro1">
          <table:table-cell office:value-type="string" calcext:value-type="string">
            <text:p>f17640a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98" calcext:value-type="float">
            <text:p>219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49];&quot;',&quot;);COM.MICROSOFT.CONCAT(&quot;'&quot;;[.B449];[.C449];&quot;',&quot;);COM.MICROSOFT.CONCAT([.D449]);&quot;);&quot;)" office:value-type="string" office:string-value="insert into TICKET (ID,NUMERO,MONTANT) values ('f176415e-1b9e-11ec-9621-0242ac130002','CC2199',30);" calcext:value-type="string">
            <text:p>insert into TICKET (ID,NUMERO,MONTANT) values ('f176415e-1b9e-11ec-9621-0242ac130002','CC2199',30);</text:p>
          </table:table-cell>
        </table:table-row>
        <table:table-row table:style-name="ro1">
          <table:table-cell office:value-type="string" calcext:value-type="string">
            <text:p>f176415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199" calcext:value-type="float">
            <text:p>219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50];&quot;',&quot;);COM.MICROSOFT.CONCAT(&quot;'&quot;;[.B450];[.C450];&quot;',&quot;);COM.MICROSOFT.CONCAT([.D450]);&quot;);&quot;)" office:value-type="string" office:string-value="insert into TICKET (ID,NUMERO,MONTANT) values ('f176421c-1b9e-11ec-9621-0242ac130002','CC2200',30);" calcext:value-type="string">
            <text:p>insert into TICKET (ID,NUMERO,MONTANT) values ('f176421c-1b9e-11ec-9621-0242ac130002','CC2200',30);</text:p>
          </table:table-cell>
        </table:table-row>
        <table:table-row table:style-name="ro1">
          <table:table-cell office:value-type="string" calcext:value-type="string">
            <text:p>f176421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00" calcext:value-type="float">
            <text:p>22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51];&quot;',&quot;);COM.MICROSOFT.CONCAT(&quot;'&quot;;[.B451];[.C451];&quot;',&quot;);COM.MICROSOFT.CONCAT([.D451]);&quot;);&quot;)" office:value-type="string" office:string-value="insert into TICKET (ID,NUMERO,MONTANT) values ('f17642da-1b9e-11ec-9621-0242ac130002','CC2201',30);" calcext:value-type="string">
            <text:p>insert into TICKET (ID,NUMERO,MONTANT) values ('f17642da-1b9e-11ec-9621-0242ac130002','CC2201',30);</text:p>
          </table:table-cell>
        </table:table-row>
        <table:table-row table:style-name="ro1">
          <table:table-cell office:value-type="string" calcext:value-type="string">
            <text:p>f17642d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01" calcext:value-type="float">
            <text:p>220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52];&quot;',&quot;);COM.MICROSOFT.CONCAT(&quot;'&quot;;[.B452];[.C452];&quot;',&quot;);COM.MICROSOFT.CONCAT([.D452]);&quot;);&quot;)" office:value-type="string" office:string-value="insert into TICKET (ID,NUMERO,MONTANT) values ('f1764398-1b9e-11ec-9621-0242ac130002','CC2202',30);" calcext:value-type="string">
            <text:p>insert into TICKET (ID,NUMERO,MONTANT) values ('f1764398-1b9e-11ec-9621-0242ac130002','CC2202',30);</text:p>
          </table:table-cell>
        </table:table-row>
        <table:table-row table:style-name="ro1">
          <table:table-cell office:value-type="string" calcext:value-type="string">
            <text:p>f176439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02" calcext:value-type="float">
            <text:p>220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53];&quot;',&quot;);COM.MICROSOFT.CONCAT(&quot;'&quot;;[.B453];[.C453];&quot;',&quot;);COM.MICROSOFT.CONCAT([.D453]);&quot;);&quot;)" office:value-type="string" office:string-value="insert into TICKET (ID,NUMERO,MONTANT) values ('f1764456-1b9e-11ec-9621-0242ac130002','CC2203',30);" calcext:value-type="string">
            <text:p>insert into TICKET (ID,NUMERO,MONTANT) values ('f1764456-1b9e-11ec-9621-0242ac130002','CC2203',30);</text:p>
          </table:table-cell>
        </table:table-row>
        <table:table-row table:style-name="ro1">
          <table:table-cell office:value-type="string" calcext:value-type="string">
            <text:p>f176445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03" calcext:value-type="float">
            <text:p>22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54];&quot;',&quot;);COM.MICROSOFT.CONCAT(&quot;'&quot;;[.B454];[.C454];&quot;',&quot;);COM.MICROSOFT.CONCAT([.D454]);&quot;);&quot;)" office:value-type="string" office:string-value="insert into TICKET (ID,NUMERO,MONTANT) values ('f17646cc-1b9e-11ec-9621-0242ac130002','CC2204',30);" calcext:value-type="string">
            <text:p>insert into TICKET (ID,NUMERO,MONTANT) values ('f17646cc-1b9e-11ec-9621-0242ac130002','CC2204',30);</text:p>
          </table:table-cell>
        </table:table-row>
        <table:table-row table:style-name="ro1">
          <table:table-cell office:value-type="string" calcext:value-type="string">
            <text:p>f17646c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04" calcext:value-type="float">
            <text:p>220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55];&quot;',&quot;);COM.MICROSOFT.CONCAT(&quot;'&quot;;[.B455];[.C455];&quot;',&quot;);COM.MICROSOFT.CONCAT([.D455]);&quot;);&quot;)" office:value-type="string" office:string-value="insert into TICKET (ID,NUMERO,MONTANT) values ('f1764794-1b9e-11ec-9621-0242ac130002','CC2205',30);" calcext:value-type="string">
            <text:p>insert into TICKET (ID,NUMERO,MONTANT) values ('f1764794-1b9e-11ec-9621-0242ac130002','CC2205',30);</text:p>
          </table:table-cell>
        </table:table-row>
        <table:table-row table:style-name="ro1">
          <table:table-cell office:value-type="string" calcext:value-type="string">
            <text:p>f176479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05" calcext:value-type="float">
            <text:p>220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56];&quot;',&quot;);COM.MICROSOFT.CONCAT(&quot;'&quot;;[.B456];[.C456];&quot;',&quot;);COM.MICROSOFT.CONCAT([.D456]);&quot;);&quot;)" office:value-type="string" office:string-value="insert into TICKET (ID,NUMERO,MONTANT) values ('f1764848-1b9e-11ec-9621-0242ac130002','CC2206',30);" calcext:value-type="string">
            <text:p>insert into TICKET (ID,NUMERO,MONTANT) values ('f1764848-1b9e-11ec-9621-0242ac130002','CC2206',30);</text:p>
          </table:table-cell>
        </table:table-row>
        <table:table-row table:style-name="ro1">
          <table:table-cell office:value-type="string" calcext:value-type="string">
            <text:p>f176484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06" calcext:value-type="float">
            <text:p>220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57];&quot;',&quot;);COM.MICROSOFT.CONCAT(&quot;'&quot;;[.B457];[.C457];&quot;',&quot;);COM.MICROSOFT.CONCAT([.D457]);&quot;);&quot;)" office:value-type="string" office:string-value="insert into TICKET (ID,NUMERO,MONTANT) values ('f17648fc-1b9e-11ec-9621-0242ac130002','CC2207',30);" calcext:value-type="string">
            <text:p>insert into TICKET (ID,NUMERO,MONTANT) values ('f17648fc-1b9e-11ec-9621-0242ac130002','CC2207',30);</text:p>
          </table:table-cell>
        </table:table-row>
        <table:table-row table:style-name="ro1">
          <table:table-cell office:value-type="string" calcext:value-type="string">
            <text:p>f17648f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07" calcext:value-type="float">
            <text:p>220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58];&quot;',&quot;);COM.MICROSOFT.CONCAT(&quot;'&quot;;[.B458];[.C458];&quot;',&quot;);COM.MICROSOFT.CONCAT([.D458]);&quot;);&quot;)" office:value-type="string" office:string-value="insert into TICKET (ID,NUMERO,MONTANT) values ('f17649b0-1b9e-11ec-9621-0242ac130002','CC2208',30);" calcext:value-type="string">
            <text:p>insert into TICKET (ID,NUMERO,MONTANT) values ('f17649b0-1b9e-11ec-9621-0242ac130002','CC2208',30);</text:p>
          </table:table-cell>
        </table:table-row>
        <table:table-row table:style-name="ro1">
          <table:table-cell office:value-type="string" calcext:value-type="string">
            <text:p>f17649b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08" calcext:value-type="float">
            <text:p>220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59];&quot;',&quot;);COM.MICROSOFT.CONCAT(&quot;'&quot;;[.B459];[.C459];&quot;',&quot;);COM.MICROSOFT.CONCAT([.D459]);&quot;);&quot;)" office:value-type="string" office:string-value="insert into TICKET (ID,NUMERO,MONTANT) values ('f1764a64-1b9e-11ec-9621-0242ac130002','CC2209',30);" calcext:value-type="string">
            <text:p>insert into TICKET (ID,NUMERO,MONTANT) values ('f1764a64-1b9e-11ec-9621-0242ac130002','CC2209',30);</text:p>
          </table:table-cell>
        </table:table-row>
        <table:table-row table:style-name="ro1">
          <table:table-cell office:value-type="string" calcext:value-type="string">
            <text:p>f1764a6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09" calcext:value-type="float">
            <text:p>220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60];&quot;',&quot;);COM.MICROSOFT.CONCAT(&quot;'&quot;;[.B460];[.C460];&quot;',&quot;);COM.MICROSOFT.CONCAT([.D460]);&quot;);&quot;)" office:value-type="string" office:string-value="insert into TICKET (ID,NUMERO,MONTANT) values ('f1764b18-1b9e-11ec-9621-0242ac130002','CC2210',30);" calcext:value-type="string">
            <text:p>insert into TICKET (ID,NUMERO,MONTANT) values ('f1764b18-1b9e-11ec-9621-0242ac130002','CC2210',30);</text:p>
          </table:table-cell>
        </table:table-row>
        <table:table-row table:style-name="ro1">
          <table:table-cell office:value-type="string" calcext:value-type="string">
            <text:p>f1764b1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10" calcext:value-type="float">
            <text:p>22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61];&quot;',&quot;);COM.MICROSOFT.CONCAT(&quot;'&quot;;[.B461];[.C461];&quot;',&quot;);COM.MICROSOFT.CONCAT([.D461]);&quot;);&quot;)" office:value-type="string" office:string-value="insert into TICKET (ID,NUMERO,MONTANT) values ('f1764bd6-1b9e-11ec-9621-0242ac130002','CC2211',30);" calcext:value-type="string">
            <text:p>insert into TICKET (ID,NUMERO,MONTANT) values ('f1764bd6-1b9e-11ec-9621-0242ac130002','CC2211',30);</text:p>
          </table:table-cell>
        </table:table-row>
        <table:table-row table:style-name="ro1">
          <table:table-cell office:value-type="string" calcext:value-type="string">
            <text:p>f1764bd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11" calcext:value-type="float">
            <text:p>221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62];&quot;',&quot;);COM.MICROSOFT.CONCAT(&quot;'&quot;;[.B462];[.C462];&quot;',&quot;);COM.MICROSOFT.CONCAT([.D462]);&quot;);&quot;)" office:value-type="string" office:string-value="insert into TICKET (ID,NUMERO,MONTANT) values ('f1764e6a-1b9e-11ec-9621-0242ac130002','CC2212',30);" calcext:value-type="string">
            <text:p>insert into TICKET (ID,NUMERO,MONTANT) values ('f1764e6a-1b9e-11ec-9621-0242ac130002','CC2212',30);</text:p>
          </table:table-cell>
        </table:table-row>
        <table:table-row table:style-name="ro1">
          <table:table-cell office:value-type="string" calcext:value-type="string">
            <text:p>f1764e6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12" calcext:value-type="float">
            <text:p>221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63];&quot;',&quot;);COM.MICROSOFT.CONCAT(&quot;'&quot;;[.B463];[.C463];&quot;',&quot;);COM.MICROSOFT.CONCAT([.D463]);&quot;);&quot;)" office:value-type="string" office:string-value="insert into TICKET (ID,NUMERO,MONTANT) values ('f1764f32-1b9e-11ec-9621-0242ac130002','CC2213',30);" calcext:value-type="string">
            <text:p>insert into TICKET (ID,NUMERO,MONTANT) values ('f1764f32-1b9e-11ec-9621-0242ac130002','CC2213',30);</text:p>
          </table:table-cell>
        </table:table-row>
        <table:table-row table:style-name="ro1">
          <table:table-cell office:value-type="string" calcext:value-type="string">
            <text:p>f1764f3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13" calcext:value-type="float">
            <text:p>221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64];&quot;',&quot;);COM.MICROSOFT.CONCAT(&quot;'&quot;;[.B464];[.C464];&quot;',&quot;);COM.MICROSOFT.CONCAT([.D464]);&quot;);&quot;)" office:value-type="string" office:string-value="insert into TICKET (ID,NUMERO,MONTANT) values ('f1764fe6-1b9e-11ec-9621-0242ac130002','CC2214',30);" calcext:value-type="string">
            <text:p>insert into TICKET (ID,NUMERO,MONTANT) values ('f1764fe6-1b9e-11ec-9621-0242ac130002','CC2214',30);</text:p>
          </table:table-cell>
        </table:table-row>
        <table:table-row table:style-name="ro1">
          <table:table-cell office:value-type="string" calcext:value-type="string">
            <text:p>f1764fe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14" calcext:value-type="float">
            <text:p>221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65];&quot;',&quot;);COM.MICROSOFT.CONCAT(&quot;'&quot;;[.B465];[.C465];&quot;',&quot;);COM.MICROSOFT.CONCAT([.D465]);&quot;);&quot;)" office:value-type="string" office:string-value="insert into TICKET (ID,NUMERO,MONTANT) values ('f176509a-1b9e-11ec-9621-0242ac130002','CC2215',30);" calcext:value-type="string">
            <text:p>insert into TICKET (ID,NUMERO,MONTANT) values ('f176509a-1b9e-11ec-9621-0242ac130002','CC2215',30);</text:p>
          </table:table-cell>
        </table:table-row>
        <table:table-row table:style-name="ro1">
          <table:table-cell office:value-type="string" calcext:value-type="string">
            <text:p>f176509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15" calcext:value-type="float">
            <text:p>22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66];&quot;',&quot;);COM.MICROSOFT.CONCAT(&quot;'&quot;;[.B466];[.C466];&quot;',&quot;);COM.MICROSOFT.CONCAT([.D466]);&quot;);&quot;)" office:value-type="string" office:string-value="insert into TICKET (ID,NUMERO,MONTANT) values ('f1765158-1b9e-11ec-9621-0242ac130002','CC2216',30);" calcext:value-type="string">
            <text:p>insert into TICKET (ID,NUMERO,MONTANT) values ('f1765158-1b9e-11ec-9621-0242ac130002','CC2216',30);</text:p>
          </table:table-cell>
        </table:table-row>
        <table:table-row table:style-name="ro1">
          <table:table-cell office:value-type="string" calcext:value-type="string">
            <text:p>f176515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16" calcext:value-type="float">
            <text:p>221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67];&quot;',&quot;);COM.MICROSOFT.CONCAT(&quot;'&quot;;[.B467];[.C467];&quot;',&quot;);COM.MICROSOFT.CONCAT([.D467]);&quot;);&quot;)" office:value-type="string" office:string-value="insert into TICKET (ID,NUMERO,MONTANT) values ('f176520c-1b9e-11ec-9621-0242ac130002','CC2217',30);" calcext:value-type="string">
            <text:p>insert into TICKET (ID,NUMERO,MONTANT) values ('f176520c-1b9e-11ec-9621-0242ac130002','CC2217',30);</text:p>
          </table:table-cell>
        </table:table-row>
        <table:table-row table:style-name="ro1">
          <table:table-cell office:value-type="string" calcext:value-type="string">
            <text:p>f176520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17" calcext:value-type="float">
            <text:p>221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68];&quot;',&quot;);COM.MICROSOFT.CONCAT(&quot;'&quot;;[.B468];[.C468];&quot;',&quot;);COM.MICROSOFT.CONCAT([.D468]);&quot;);&quot;)" office:value-type="string" office:string-value="insert into TICKET (ID,NUMERO,MONTANT) values ('f17652ca-1b9e-11ec-9621-0242ac130002','CC2218',30);" calcext:value-type="string">
            <text:p>insert into TICKET (ID,NUMERO,MONTANT) values ('f17652ca-1b9e-11ec-9621-0242ac130002','CC2218',30);</text:p>
          </table:table-cell>
        </table:table-row>
        <table:table-row table:style-name="ro1">
          <table:table-cell office:value-type="string" calcext:value-type="string">
            <text:p>f17652c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18" calcext:value-type="float">
            <text:p>22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69];&quot;',&quot;);COM.MICROSOFT.CONCAT(&quot;'&quot;;[.B469];[.C469];&quot;',&quot;);COM.MICROSOFT.CONCAT([.D469]);&quot;);&quot;)" office:value-type="string" office:string-value="insert into TICKET (ID,NUMERO,MONTANT) values ('f1765388-1b9e-11ec-9621-0242ac130002','CC2219',30);" calcext:value-type="string">
            <text:p>insert into TICKET (ID,NUMERO,MONTANT) values ('f1765388-1b9e-11ec-9621-0242ac130002','CC2219',30);</text:p>
          </table:table-cell>
        </table:table-row>
        <table:table-row table:style-name="ro1">
          <table:table-cell office:value-type="string" calcext:value-type="string">
            <text:p>f176538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19" calcext:value-type="float">
            <text:p>221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70];&quot;',&quot;);COM.MICROSOFT.CONCAT(&quot;'&quot;;[.B470];[.C470];&quot;',&quot;);COM.MICROSOFT.CONCAT([.D470]);&quot;);&quot;)" office:value-type="string" office:string-value="insert into TICKET (ID,NUMERO,MONTANT) values ('f17655a4-1b9e-11ec-9621-0242ac130002','CC2220',30);" calcext:value-type="string">
            <text:p>insert into TICKET (ID,NUMERO,MONTANT) values ('f17655a4-1b9e-11ec-9621-0242ac130002','CC2220',30);</text:p>
          </table:table-cell>
        </table:table-row>
        <table:table-row table:style-name="ro1">
          <table:table-cell office:value-type="string" calcext:value-type="string">
            <text:p>f17655a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20" calcext:value-type="float">
            <text:p>222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71];&quot;',&quot;);COM.MICROSOFT.CONCAT(&quot;'&quot;;[.B471];[.C471];&quot;',&quot;);COM.MICROSOFT.CONCAT([.D471]);&quot;);&quot;)" office:value-type="string" office:string-value="insert into TICKET (ID,NUMERO,MONTANT) values ('f176566c-1b9e-11ec-9621-0242ac130002','CC2221',30);" calcext:value-type="string">
            <text:p>insert into TICKET (ID,NUMERO,MONTANT) values ('f176566c-1b9e-11ec-9621-0242ac130002','CC2221',30);</text:p>
          </table:table-cell>
        </table:table-row>
        <table:table-row table:style-name="ro1">
          <table:table-cell office:value-type="string" calcext:value-type="string">
            <text:p>f176566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21" calcext:value-type="float">
            <text:p>222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72];&quot;',&quot;);COM.MICROSOFT.CONCAT(&quot;'&quot;;[.B472];[.C472];&quot;',&quot;);COM.MICROSOFT.CONCAT([.D472]);&quot;);&quot;)" office:value-type="string" office:string-value="insert into TICKET (ID,NUMERO,MONTANT) values ('f1765716-1b9e-11ec-9621-0242ac130002','CC2222',30);" calcext:value-type="string">
            <text:p>insert into TICKET (ID,NUMERO,MONTANT) values ('f1765716-1b9e-11ec-9621-0242ac130002','CC2222',30);</text:p>
          </table:table-cell>
        </table:table-row>
        <table:table-row table:style-name="ro1">
          <table:table-cell office:value-type="string" calcext:value-type="string">
            <text:p>f176571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22" calcext:value-type="float">
            <text:p>222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73];&quot;',&quot;);COM.MICROSOFT.CONCAT(&quot;'&quot;;[.B473];[.C473];&quot;',&quot;);COM.MICROSOFT.CONCAT([.D473]);&quot;);&quot;)" office:value-type="string" office:string-value="insert into TICKET (ID,NUMERO,MONTANT) values ('f17657ca-1b9e-11ec-9621-0242ac130002','CC2223',30);" calcext:value-type="string">
            <text:p>insert into TICKET (ID,NUMERO,MONTANT) values ('f17657ca-1b9e-11ec-9621-0242ac130002','CC2223',30);</text:p>
          </table:table-cell>
        </table:table-row>
        <table:table-row table:style-name="ro1">
          <table:table-cell office:value-type="string" calcext:value-type="string">
            <text:p>f17657c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23" calcext:value-type="float">
            <text:p>222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74];&quot;',&quot;);COM.MICROSOFT.CONCAT(&quot;'&quot;;[.B474];[.C474];&quot;',&quot;);COM.MICROSOFT.CONCAT([.D474]);&quot;);&quot;)" office:value-type="string" office:string-value="insert into TICKET (ID,NUMERO,MONTANT) values ('f176587e-1b9e-11ec-9621-0242ac130002','CC2224',30);" calcext:value-type="string">
            <text:p>insert into TICKET (ID,NUMERO,MONTANT) values ('f176587e-1b9e-11ec-9621-0242ac130002','CC2224',30);</text:p>
          </table:table-cell>
        </table:table-row>
        <table:table-row table:style-name="ro1">
          <table:table-cell office:value-type="string" calcext:value-type="string">
            <text:p>f176587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24" calcext:value-type="float">
            <text:p>222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75];&quot;',&quot;);COM.MICROSOFT.CONCAT(&quot;'&quot;;[.B475];[.C475];&quot;',&quot;);COM.MICROSOFT.CONCAT([.D475]);&quot;);&quot;)" office:value-type="string" office:string-value="insert into TICKET (ID,NUMERO,MONTANT) values ('f176593c-1b9e-11ec-9621-0242ac130002','CC2225',30);" calcext:value-type="string">
            <text:p>insert into TICKET (ID,NUMERO,MONTANT) values ('f176593c-1b9e-11ec-9621-0242ac130002','CC2225',30);</text:p>
          </table:table-cell>
        </table:table-row>
        <table:table-row table:style-name="ro1">
          <table:table-cell office:value-type="string" calcext:value-type="string">
            <text:p>f176593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25" calcext:value-type="float">
            <text:p>222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76];&quot;',&quot;);COM.MICROSOFT.CONCAT(&quot;'&quot;;[.B476];[.C476];&quot;',&quot;);COM.MICROSOFT.CONCAT([.D476]);&quot;);&quot;)" office:value-type="string" office:string-value="insert into TICKET (ID,NUMERO,MONTANT) values ('f17659fa-1b9e-11ec-9621-0242ac130002','CC2226',30);" calcext:value-type="string">
            <text:p>insert into TICKET (ID,NUMERO,MONTANT) values ('f17659fa-1b9e-11ec-9621-0242ac130002','CC2226',30);</text:p>
          </table:table-cell>
        </table:table-row>
        <table:table-row table:style-name="ro1">
          <table:table-cell office:value-type="string" calcext:value-type="string">
            <text:p>f17659f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26" calcext:value-type="float">
            <text:p>222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77];&quot;',&quot;);COM.MICROSOFT.CONCAT(&quot;'&quot;;[.B477];[.C477];&quot;',&quot;);COM.MICROSOFT.CONCAT([.D477]);&quot;);&quot;)" office:value-type="string" office:string-value="insert into TICKET (ID,NUMERO,MONTANT) values ('f1765bbc-1b9e-11ec-9621-0242ac130002','CC2227',30);" calcext:value-type="string">
            <text:p>insert into TICKET (ID,NUMERO,MONTANT) values ('f1765bbc-1b9e-11ec-9621-0242ac130002','CC2227',30);</text:p>
          </table:table-cell>
        </table:table-row>
        <table:table-row table:style-name="ro1">
          <table:table-cell office:value-type="string" calcext:value-type="string">
            <text:p>f1765bb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27" calcext:value-type="float">
            <text:p>222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78];&quot;',&quot;);COM.MICROSOFT.CONCAT(&quot;'&quot;;[.B478];[.C478];&quot;',&quot;);COM.MICROSOFT.CONCAT([.D478]);&quot;);&quot;)" office:value-type="string" office:string-value="insert into TICKET (ID,NUMERO,MONTANT) values ('f1765fea-1b9e-11ec-9621-0242ac130002','CC2228',30);" calcext:value-type="string">
            <text:p>insert into TICKET (ID,NUMERO,MONTANT) values ('f1765fea-1b9e-11ec-9621-0242ac130002','CC2228',30);</text:p>
          </table:table-cell>
        </table:table-row>
        <table:table-row table:style-name="ro1">
          <table:table-cell office:value-type="string" calcext:value-type="string">
            <text:p>f1765fe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28" calcext:value-type="float">
            <text:p>222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79];&quot;',&quot;);COM.MICROSOFT.CONCAT(&quot;'&quot;;[.B479];[.C479];&quot;',&quot;);COM.MICROSOFT.CONCAT([.D479]);&quot;);&quot;)" office:value-type="string" office:string-value="insert into TICKET (ID,NUMERO,MONTANT) values ('f176613e-1b9e-11ec-9621-0242ac130002','CC2229',30);" calcext:value-type="string">
            <text:p>insert into TICKET (ID,NUMERO,MONTANT) values ('f176613e-1b9e-11ec-9621-0242ac130002','CC2229',30);</text:p>
          </table:table-cell>
        </table:table-row>
        <table:table-row table:style-name="ro1">
          <table:table-cell office:value-type="string" calcext:value-type="string">
            <text:p>f176613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29" calcext:value-type="float">
            <text:p>222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80];&quot;',&quot;);COM.MICROSOFT.CONCAT(&quot;'&quot;;[.B480];[.C480];&quot;',&quot;);COM.MICROSOFT.CONCAT([.D480]);&quot;);&quot;)" office:value-type="string" office:string-value="insert into TICKET (ID,NUMERO,MONTANT) values ('f17661fc-1b9e-11ec-9621-0242ac130002','CC2230',30);" calcext:value-type="string">
            <text:p>insert into TICKET (ID,NUMERO,MONTANT) values ('f17661fc-1b9e-11ec-9621-0242ac130002','CC2230',30);</text:p>
          </table:table-cell>
        </table:table-row>
        <table:table-row table:style-name="ro1">
          <table:table-cell office:value-type="string" calcext:value-type="string">
            <text:p>f17661f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30" calcext:value-type="float">
            <text:p>223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81];&quot;',&quot;);COM.MICROSOFT.CONCAT(&quot;'&quot;;[.B481];[.C481];&quot;',&quot;);COM.MICROSOFT.CONCAT([.D481]);&quot;);&quot;)" office:value-type="string" office:string-value="insert into TICKET (ID,NUMERO,MONTANT) values ('f17662b0-1b9e-11ec-9621-0242ac130002','CC2231',30);" calcext:value-type="string">
            <text:p>insert into TICKET (ID,NUMERO,MONTANT) values ('f17662b0-1b9e-11ec-9621-0242ac130002','CC2231',30);</text:p>
          </table:table-cell>
        </table:table-row>
        <table:table-row table:style-name="ro1">
          <table:table-cell office:value-type="string" calcext:value-type="string">
            <text:p>f17662b0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31" calcext:value-type="float">
            <text:p>22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82];&quot;',&quot;);COM.MICROSOFT.CONCAT(&quot;'&quot;;[.B482];[.C482];&quot;',&quot;);COM.MICROSOFT.CONCAT([.D482]);&quot;);&quot;)" office:value-type="string" office:string-value="insert into TICKET (ID,NUMERO,MONTANT) values ('f176636e-1b9e-11ec-9621-0242ac130002','CC2232',30);" calcext:value-type="string">
            <text:p>insert into TICKET (ID,NUMERO,MONTANT) values ('f176636e-1b9e-11ec-9621-0242ac130002','CC2232',30);</text:p>
          </table:table-cell>
        </table:table-row>
        <table:table-row table:style-name="ro1">
          <table:table-cell office:value-type="string" calcext:value-type="string">
            <text:p>f176636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32" calcext:value-type="float">
            <text:p>223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83];&quot;',&quot;);COM.MICROSOFT.CONCAT(&quot;'&quot;;[.B483];[.C483];&quot;',&quot;);COM.MICROSOFT.CONCAT([.D483]);&quot;);&quot;)" office:value-type="string" office:string-value="insert into TICKET (ID,NUMERO,MONTANT) values ('f176642c-1b9e-11ec-9621-0242ac130002','CC2233',30);" calcext:value-type="string">
            <text:p>insert into TICKET (ID,NUMERO,MONTANT) values ('f176642c-1b9e-11ec-9621-0242ac130002','CC2233',30);</text:p>
          </table:table-cell>
        </table:table-row>
        <table:table-row table:style-name="ro1">
          <table:table-cell office:value-type="string" calcext:value-type="string">
            <text:p>f176642c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33" calcext:value-type="float">
            <text:p>223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84];&quot;',&quot;);COM.MICROSOFT.CONCAT(&quot;'&quot;;[.B484];[.C484];&quot;',&quot;);COM.MICROSOFT.CONCAT([.D484]);&quot;);&quot;)" office:value-type="string" office:string-value="insert into TICKET (ID,NUMERO,MONTANT) values ('f17664ea-1b9e-11ec-9621-0242ac130002','CC2234',30);" calcext:value-type="string">
            <text:p>insert into TICKET (ID,NUMERO,MONTANT) values ('f17664ea-1b9e-11ec-9621-0242ac130002','CC2234',30);</text:p>
          </table:table-cell>
        </table:table-row>
        <table:table-row table:style-name="ro1">
          <table:table-cell office:value-type="string" calcext:value-type="string">
            <text:p>f17664e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34" calcext:value-type="float">
            <text:p>223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85];&quot;',&quot;);COM.MICROSOFT.CONCAT(&quot;'&quot;;[.B485];[.C485];&quot;',&quot;);COM.MICROSOFT.CONCAT([.D485]);&quot;);&quot;)" office:value-type="string" office:string-value="insert into TICKET (ID,NUMERO,MONTANT) values ('f1766724-1b9e-11ec-9621-0242ac130002','CC2235',30);" calcext:value-type="string">
            <text:p>insert into TICKET (ID,NUMERO,MONTANT) values ('f1766724-1b9e-11ec-9621-0242ac130002','CC2235',30);</text:p>
          </table:table-cell>
        </table:table-row>
        <table:table-row table:style-name="ro1">
          <table:table-cell office:value-type="string" calcext:value-type="string">
            <text:p>f176672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35" calcext:value-type="float">
            <text:p>223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86];&quot;',&quot;);COM.MICROSOFT.CONCAT(&quot;'&quot;;[.B486];[.C486];&quot;',&quot;);COM.MICROSOFT.CONCAT([.D486]);&quot;);&quot;)" office:value-type="string" office:string-value="insert into TICKET (ID,NUMERO,MONTANT) values ('f17667f6-1b9e-11ec-9621-0242ac130002','CC2236',30);" calcext:value-type="string">
            <text:p>insert into TICKET (ID,NUMERO,MONTANT) values ('f17667f6-1b9e-11ec-9621-0242ac130002','CC2236',30);</text:p>
          </table:table-cell>
        </table:table-row>
        <table:table-row table:style-name="ro1">
          <table:table-cell office:value-type="string" calcext:value-type="string">
            <text:p>f17667f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36" calcext:value-type="float">
            <text:p>223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87];&quot;',&quot;);COM.MICROSOFT.CONCAT(&quot;'&quot;;[.B487];[.C487];&quot;',&quot;);COM.MICROSOFT.CONCAT([.D487]);&quot;);&quot;)" office:value-type="string" office:string-value="insert into TICKET (ID,NUMERO,MONTANT) values ('f17668aa-1b9e-11ec-9621-0242ac130002','CC2237',30);" calcext:value-type="string">
            <text:p>insert into TICKET (ID,NUMERO,MONTANT) values ('f17668aa-1b9e-11ec-9621-0242ac130002','CC2237',30);</text:p>
          </table:table-cell>
        </table:table-row>
        <table:table-row table:style-name="ro1">
          <table:table-cell office:value-type="string" calcext:value-type="string">
            <text:p>f17668a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37" calcext:value-type="float">
            <text:p>223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88];&quot;',&quot;);COM.MICROSOFT.CONCAT(&quot;'&quot;;[.B488];[.C488];&quot;',&quot;);COM.MICROSOFT.CONCAT([.D488]);&quot;);&quot;)" office:value-type="string" office:string-value="insert into TICKET (ID,NUMERO,MONTANT) values ('f1766968-1b9e-11ec-9621-0242ac130002','CC2238',30);" calcext:value-type="string">
            <text:p>insert into TICKET (ID,NUMERO,MONTANT) values ('f1766968-1b9e-11ec-9621-0242ac130002','CC2238',30);</text:p>
          </table:table-cell>
        </table:table-row>
        <table:table-row table:style-name="ro1">
          <table:table-cell office:value-type="string" calcext:value-type="string">
            <text:p>f176696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38" calcext:value-type="float">
            <text:p>223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89];&quot;',&quot;);COM.MICROSOFT.CONCAT(&quot;'&quot;;[.B489];[.C489];&quot;',&quot;);COM.MICROSOFT.CONCAT([.D489]);&quot;);&quot;)" office:value-type="string" office:string-value="insert into TICKET (ID,NUMERO,MONTANT) values ('f1766a26-1b9e-11ec-9621-0242ac130002','CC2239',30);" calcext:value-type="string">
            <text:p>insert into TICKET (ID,NUMERO,MONTANT) values ('f1766a26-1b9e-11ec-9621-0242ac130002','CC2239',30);</text:p>
          </table:table-cell>
        </table:table-row>
        <table:table-row table:style-name="ro1">
          <table:table-cell office:value-type="string" calcext:value-type="string">
            <text:p>f1766a2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39" calcext:value-type="float">
            <text:p>223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90];&quot;',&quot;);COM.MICROSOFT.CONCAT(&quot;'&quot;;[.B490];[.C490];&quot;',&quot;);COM.MICROSOFT.CONCAT([.D490]);&quot;);&quot;)" office:value-type="string" office:string-value="insert into TICKET (ID,NUMERO,MONTANT) values ('f1766ada-1b9e-11ec-9621-0242ac130002','CC2240',30);" calcext:value-type="string">
            <text:p>insert into TICKET (ID,NUMERO,MONTANT) values ('f1766ada-1b9e-11ec-9621-0242ac130002','CC2240',30);</text:p>
          </table:table-cell>
        </table:table-row>
        <table:table-row table:style-name="ro1">
          <table:table-cell office:value-type="string" calcext:value-type="string">
            <text:p>f1766ad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40" calcext:value-type="float">
            <text:p>224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91];&quot;',&quot;);COM.MICROSOFT.CONCAT(&quot;'&quot;;[.B491];[.C491];&quot;',&quot;);COM.MICROSOFT.CONCAT([.D491]);&quot;);&quot;)" office:value-type="string" office:string-value="insert into TICKET (ID,NUMERO,MONTANT) values ('f1766b98-1b9e-11ec-9621-0242ac130002','CC2241',30);" calcext:value-type="string">
            <text:p>insert into TICKET (ID,NUMERO,MONTANT) values ('f1766b98-1b9e-11ec-9621-0242ac130002','CC2241',30);</text:p>
          </table:table-cell>
        </table:table-row>
        <table:table-row table:style-name="ro1">
          <table:table-cell office:value-type="string" calcext:value-type="string">
            <text:p>f1766b98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41" calcext:value-type="float">
            <text:p>224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92];&quot;',&quot;);COM.MICROSOFT.CONCAT(&quot;'&quot;;[.B492];[.C492];&quot;',&quot;);COM.MICROSOFT.CONCAT([.D492]);&quot;);&quot;)" office:value-type="string" office:string-value="insert into TICKET (ID,NUMERO,MONTANT) values ('f1766c56-1b9e-11ec-9621-0242ac130002','CC2242',30);" calcext:value-type="string">
            <text:p>insert into TICKET (ID,NUMERO,MONTANT) values ('f1766c56-1b9e-11ec-9621-0242ac130002','CC2242',30);</text:p>
          </table:table-cell>
        </table:table-row>
        <table:table-row table:style-name="ro1">
          <table:table-cell office:value-type="string" calcext:value-type="string">
            <text:p>f1766c5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42" calcext:value-type="float">
            <text:p>224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93];&quot;',&quot;);COM.MICROSOFT.CONCAT(&quot;'&quot;;[.B493];[.C493];&quot;',&quot;);COM.MICROSOFT.CONCAT([.D493]);&quot;);&quot;)" office:value-type="string" office:string-value="insert into TICKET (ID,NUMERO,MONTANT) values ('f1766e22-1b9e-11ec-9621-0242ac130002','CC2243',30);" calcext:value-type="string">
            <text:p>insert into TICKET (ID,NUMERO,MONTANT) values ('f1766e22-1b9e-11ec-9621-0242ac130002','CC2243',30);</text:p>
          </table:table-cell>
        </table:table-row>
        <table:table-row table:style-name="ro1">
          <table:table-cell office:value-type="string" calcext:value-type="string">
            <text:p>f1766e2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43" calcext:value-type="float">
            <text:p>224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94];&quot;',&quot;);COM.MICROSOFT.CONCAT(&quot;'&quot;;[.B494];[.C494];&quot;',&quot;);COM.MICROSOFT.CONCAT([.D494]);&quot;);&quot;)" office:value-type="string" office:string-value="insert into TICKET (ID,NUMERO,MONTANT) values ('f1766eea-1b9e-11ec-9621-0242ac130002','CC2244',30);" calcext:value-type="string">
            <text:p>insert into TICKET (ID,NUMERO,MONTANT) values ('f1766eea-1b9e-11ec-9621-0242ac130002','CC2244',30);</text:p>
          </table:table-cell>
        </table:table-row>
        <table:table-row table:style-name="ro1">
          <table:table-cell office:value-type="string" calcext:value-type="string">
            <text:p>f1766eea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44" calcext:value-type="float">
            <text:p>224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95];&quot;',&quot;);COM.MICROSOFT.CONCAT(&quot;'&quot;;[.B495];[.C495];&quot;',&quot;);COM.MICROSOFT.CONCAT([.D495]);&quot;);&quot;)" office:value-type="string" office:string-value="insert into TICKET (ID,NUMERO,MONTANT) values ('f1766f9e-1b9e-11ec-9621-0242ac130002','CC2245',30);" calcext:value-type="string">
            <text:p>insert into TICKET (ID,NUMERO,MONTANT) values ('f1766f9e-1b9e-11ec-9621-0242ac130002','CC2245',30);</text:p>
          </table:table-cell>
        </table:table-row>
        <table:table-row table:style-name="ro1">
          <table:table-cell office:value-type="string" calcext:value-type="string">
            <text:p>f1766f9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45" calcext:value-type="float">
            <text:p>224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96];&quot;',&quot;);COM.MICROSOFT.CONCAT(&quot;'&quot;;[.B496];[.C496];&quot;',&quot;);COM.MICROSOFT.CONCAT([.D496]);&quot;);&quot;)" office:value-type="string" office:string-value="insert into TICKET (ID,NUMERO,MONTANT) values ('f1767052-1b9e-11ec-9621-0242ac130002','CC2246',30);" calcext:value-type="string">
            <text:p>insert into TICKET (ID,NUMERO,MONTANT) values ('f1767052-1b9e-11ec-9621-0242ac130002','CC2246',30);</text:p>
          </table:table-cell>
        </table:table-row>
        <table:table-row table:style-name="ro1">
          <table:table-cell office:value-type="string" calcext:value-type="string">
            <text:p>f176705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46" calcext:value-type="float">
            <text:p>224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97];&quot;',&quot;);COM.MICROSOFT.CONCAT(&quot;'&quot;;[.B497];[.C497];&quot;',&quot;);COM.MICROSOFT.CONCAT([.D497]);&quot;);&quot;)" office:value-type="string" office:string-value="insert into TICKET (ID,NUMERO,MONTANT) values ('f1767106-1b9e-11ec-9621-0242ac130002','CC2247',30);" calcext:value-type="string">
            <text:p>insert into TICKET (ID,NUMERO,MONTANT) values ('f1767106-1b9e-11ec-9621-0242ac130002','CC2247',30);</text:p>
          </table:table-cell>
        </table:table-row>
        <table:table-row table:style-name="ro1">
          <table:table-cell office:value-type="string" calcext:value-type="string">
            <text:p>f176710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47" calcext:value-type="float">
            <text:p>224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98];&quot;',&quot;);COM.MICROSOFT.CONCAT(&quot;'&quot;;[.B498];[.C498];&quot;',&quot;);COM.MICROSOFT.CONCAT([.D498]);&quot;);&quot;)" office:value-type="string" office:string-value="insert into TICKET (ID,NUMERO,MONTANT) values ('f17671c4-1b9e-11ec-9621-0242ac130002','CC2248',30);" calcext:value-type="string">
            <text:p>insert into TICKET (ID,NUMERO,MONTANT) values ('f17671c4-1b9e-11ec-9621-0242ac130002','CC2248',30);</text:p>
          </table:table-cell>
        </table:table-row>
        <table:table-row table:style-name="ro1">
          <table:table-cell office:value-type="string" calcext:value-type="string">
            <text:p>f17671c4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48" calcext:value-type="float">
            <text:p>224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499];&quot;',&quot;);COM.MICROSOFT.CONCAT(&quot;'&quot;;[.B499];[.C499];&quot;',&quot;);COM.MICROSOFT.CONCAT([.D499]);&quot;);&quot;)" office:value-type="string" office:string-value="insert into TICKET (ID,NUMERO,MONTANT) values ('f1767282-1b9e-11ec-9621-0242ac130002','CC2249',30);" calcext:value-type="string">
            <text:p>insert into TICKET (ID,NUMERO,MONTANT) values ('f1767282-1b9e-11ec-9621-0242ac130002','CC2249',30);</text:p>
          </table:table-cell>
        </table:table-row>
        <table:table-row table:style-name="ro1">
          <table:table-cell office:value-type="string" calcext:value-type="string">
            <text:p>f1767282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49" calcext:value-type="float">
            <text:p>224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500];&quot;',&quot;);COM.MICROSOFT.CONCAT(&quot;'&quot;;[.B500];[.C500];&quot;',&quot;);COM.MICROSOFT.CONCAT([.D500]);&quot;);&quot;)" office:value-type="string" office:string-value="insert into TICKET (ID,NUMERO,MONTANT) values ('f1767336-1b9e-11ec-9621-0242ac130002','CC2250',30);" calcext:value-type="string">
            <text:p>insert into TICKET (ID,NUMERO,MONTANT) values ('f1767336-1b9e-11ec-9621-0242ac130002','CC2250',30);</text:p>
          </table:table-cell>
        </table:table-row>
        <table:table-row table:style-name="ro1">
          <table:table-cell office:value-type="string" calcext:value-type="string">
            <text:p>f1767336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501];&quot;',&quot;);COM.MICROSOFT.CONCAT(&quot;'&quot;;[.B501];[.C501];&quot;',&quot;);COM.MICROSOFT.CONCAT([.D501]);&quot;);&quot;)" office:value-type="string" office:string-value="insert into TICKET (ID,NUMERO,MONTANT) values ('f17675de-1b9e-11ec-9621-0242ac130002','CC2251',30);" calcext:value-type="string">
            <text:p>insert into TICKET (ID,NUMERO,MONTANT) values ('f17675de-1b9e-11ec-9621-0242ac130002','CC2251',30);</text:p>
          </table:table-cell>
        </table:table-row>
        <table:table-row table:style-name="ro1">
          <table:table-cell office:value-type="string" calcext:value-type="string">
            <text:p>f17675de-1b9e-11ec-9621-0242ac130002</text:p>
          </table:table-cell>
          <table:table-cell office:value-type="string" calcext:value-type="string">
            <text:p>CC</text:p>
          </table:table-cell>
          <table:table-cell office:value-type="float" office:value="2251" calcext:value-type="float">
            <text:p>225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&quot;insert into TICKET (ID,NUMERO,MONTANT) values (&quot;;COM.MICROSOFT.CONCAT(&quot;'&quot;;[.A502];&quot;',&quot;);COM.MICROSOFT.CONCAT(&quot;'&quot;;[.B502];[.C502];&quot;',&quot;);COM.MICROSOFT.CONCAT([.D502]);&quot;);&quot;)" office:value-type="string" office:string-value="insert into TICKET (ID,NUMERO,MONTANT) values ('','',);" calcext:value-type="string">
            <text:p>insert into TICKET (ID,NUMERO,MONTANT) values ('','',);</text:p>
          </table:table-cell>
        </table:table-row>
      </table:table>
      <table:table table:name="Feuille2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num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cbde54-1ba5-11ec-9621-0242ac130002</text:p>
          </table:table-cell>
          <table:table-cell office:value-type="string" calcext:value-type="string">
            <text:p>Capucine</text:p>
          </table:table-cell>
          <table:table-cell office:value-type="string" calcext:value-type="string">
            <text:p>Lecoq</text:p>
          </table:table-cell>
          <table:table-cell table:formula="of:=RANDBETWEEN(15;3600)" office:value-type="float" office:value="1916" calcext:value-type="float">
            <text:p>1916</text:p>
          </table:table-cell>
          <table:table-cell/>
          <table:table-cell table:formula="of:=COM.MICROSOFT.CONCAT(&quot;insert into PERSONNE (ID, NOM, PRENOM, NUMERO)values (&quot;;&quot;'&quot;;[.A2];&quot;','&quot;;[.B2];&quot;','&quot;;[.C2];&quot;','&quot;;[.D2];&quot;');&quot;)" office:value-type="string" office:string-value="insert into PERSONNE (ID, NOM, PRENOM, NUMERO)values ('61cbde54-1ba5-11ec-9621-0242ac130002','Capucine','Lecoq','1916');" calcext:value-type="string">
            <text:p>insert into PERSONNE (ID, NOM, PRENOM, NUMERO)values ('61cbde54-1ba5-11ec-9621-0242ac130002','Capucine','Lecoq','1916');</text:p>
          </table:table-cell>
        </table:table-row>
        <table:table-row table:style-name="ro1">
          <table:table-cell office:value-type="string" calcext:value-type="string">
            <text:p>61cbe070-1ba5-11ec-9621-0242ac130002</text:p>
          </table:table-cell>
          <table:table-cell office:value-type="string" calcext:value-type="string">
            <text:p>Honoré</text:p>
          </table:table-cell>
          <table:table-cell office:value-type="string" calcext:value-type="string">
            <text:p>Etienne</text:p>
          </table:table-cell>
          <table:table-cell table:formula="of:=RANDBETWEEN(15;3600)" office:value-type="float" office:value="3574" calcext:value-type="float">
            <text:p>3574</text:p>
          </table:table-cell>
          <table:table-cell/>
          <table:table-cell table:formula="of:=COM.MICROSOFT.CONCAT(&quot;insert into PERSONNE (ID, NOM, PRENOM, NUMERO)values (&quot;;&quot;'&quot;;[.A3];&quot;','&quot;;[.B3];&quot;','&quot;;[.C3];&quot;','&quot;;[.D3];&quot;');&quot;)" office:value-type="string" office:string-value="insert into PERSONNE (ID, NOM, PRENOM, NUMERO)values ('61cbe070-1ba5-11ec-9621-0242ac130002','Honoré','Etienne','3574');" calcext:value-type="string">
            <text:p>insert into PERSONNE (ID, NOM, PRENOM, NUMERO)values ('61cbe070-1ba5-11ec-9621-0242ac130002','Honoré','Etienne','3574');</text:p>
          </table:table-cell>
        </table:table-row>
        <table:table-row table:style-name="ro1">
          <table:table-cell office:value-type="string" calcext:value-type="string">
            <text:p>61cbe160-1ba5-11ec-9621-0242ac130002</text:p>
          </table:table-cell>
          <table:table-cell office:value-type="string" calcext:value-type="string">
            <text:p>Alexandrie</text:p>
          </table:table-cell>
          <table:table-cell office:value-type="string" calcext:value-type="string">
            <text:p>Salmon</text:p>
          </table:table-cell>
          <table:table-cell table:formula="of:=RANDBETWEEN(15;3600)" office:value-type="float" office:value="2687" calcext:value-type="float">
            <text:p>2687</text:p>
          </table:table-cell>
          <table:table-cell/>
          <table:table-cell table:formula="of:=COM.MICROSOFT.CONCAT(&quot;insert into PERSONNE (ID, NOM, PRENOM, NUMERO)values (&quot;;&quot;'&quot;;[.A4];&quot;','&quot;;[.B4];&quot;','&quot;;[.C4];&quot;','&quot;;[.D4];&quot;');&quot;)" office:value-type="string" office:string-value="insert into PERSONNE (ID, NOM, PRENOM, NUMERO)values ('61cbe160-1ba5-11ec-9621-0242ac130002','Alexandrie','Salmon','2687');" calcext:value-type="string">
            <text:p>insert into PERSONNE (ID, NOM, PRENOM, NUMERO)values ('61cbe160-1ba5-11ec-9621-0242ac130002','Alexandrie','Salmon','2687');</text:p>
          </table:table-cell>
        </table:table-row>
        <table:table-row table:style-name="ro1">
          <table:table-cell office:value-type="string" calcext:value-type="string">
            <text:p>61cbe228-1ba5-11ec-9621-0242ac130002</text:p>
          </table:table-cell>
          <table:table-cell office:value-type="string" calcext:value-type="string">
            <text:p>Paulette</text:p>
          </table:table-cell>
          <table:table-cell office:value-type="string" calcext:value-type="string">
            <text:p>Brunel-Peron</text:p>
          </table:table-cell>
          <table:table-cell table:formula="of:=RANDBETWEEN(15;3600)" office:value-type="float" office:value="2696" calcext:value-type="float">
            <text:p>2696</text:p>
          </table:table-cell>
          <table:table-cell/>
          <table:table-cell table:formula="of:=COM.MICROSOFT.CONCAT(&quot;insert into PERSONNE (ID, NOM, PRENOM, NUMERO)values (&quot;;&quot;'&quot;;[.A5];&quot;','&quot;;[.B5];&quot;','&quot;;[.C5];&quot;','&quot;;[.D5];&quot;');&quot;)" office:value-type="string" office:string-value="insert into PERSONNE (ID, NOM, PRENOM, NUMERO)values ('61cbe228-1ba5-11ec-9621-0242ac130002','Paulette','Brunel-Peron','2696');" calcext:value-type="string">
            <text:p>insert into PERSONNE (ID, NOM, PRENOM, NUMERO)values ('61cbe228-1ba5-11ec-9621-0242ac130002','Paulette','Brunel-Peron','2696');</text:p>
          </table:table-cell>
        </table:table-row>
        <table:table-row table:style-name="ro1">
          <table:table-cell office:value-type="string" calcext:value-type="string">
            <text:p>61cbe2e6-1ba5-11ec-9621-0242ac130002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Thomas</text:p>
          </table:table-cell>
          <table:table-cell table:formula="of:=RANDBETWEEN(15;3600)" office:value-type="float" office:value="2848" calcext:value-type="float">
            <text:p>2848</text:p>
          </table:table-cell>
          <table:table-cell/>
          <table:table-cell table:formula="of:=COM.MICROSOFT.CONCAT(&quot;insert into PERSONNE (ID, NOM, PRENOM, NUMERO)values (&quot;;&quot;'&quot;;[.A6];&quot;','&quot;;[.B6];&quot;','&quot;;[.C6];&quot;','&quot;;[.D6];&quot;');&quot;)" office:value-type="string" office:string-value="insert into PERSONNE (ID, NOM, PRENOM, NUMERO)values ('61cbe2e6-1ba5-11ec-9621-0242ac130002','Joséphine','Thomas','2848');" calcext:value-type="string">
            <text:p>insert into PERSONNE (ID, NOM, PRENOM, NUMERO)values ('61cbe2e6-1ba5-11ec-9621-0242ac130002','Joséphine','Thomas','2848');</text:p>
          </table:table-cell>
        </table:table-row>
        <table:table-row table:style-name="ro1">
          <table:table-cell office:value-type="string" calcext:value-type="string">
            <text:p>61cbe3a4-1ba5-11ec-9621-0242ac130002</text:p>
          </table:table-cell>
          <table:table-cell office:value-type="string" calcext:value-type="string">
            <text:p>Stéphanie</text:p>
          </table:table-cell>
          <table:table-cell office:value-type="string" calcext:value-type="string">
            <text:p>Grondin-Blanc</text:p>
          </table:table-cell>
          <table:table-cell table:formula="of:=RANDBETWEEN(15;3600)" office:value-type="float" office:value="1979" calcext:value-type="float">
            <text:p>1979</text:p>
          </table:table-cell>
          <table:table-cell/>
          <table:table-cell table:formula="of:=COM.MICROSOFT.CONCAT(&quot;insert into PERSONNE (ID, NOM, PRENOM, NUMERO)values (&quot;;&quot;'&quot;;[.A7];&quot;','&quot;;[.B7];&quot;','&quot;;[.C7];&quot;','&quot;;[.D7];&quot;');&quot;)" office:value-type="string" office:string-value="insert into PERSONNE (ID, NOM, PRENOM, NUMERO)values ('61cbe3a4-1ba5-11ec-9621-0242ac130002','Stéphanie','Grondin-Blanc','1979');" calcext:value-type="string">
            <text:p>insert into PERSONNE (ID, NOM, PRENOM, NUMERO)values ('61cbe3a4-1ba5-11ec-9621-0242ac130002','Stéphanie','Grondin-Blanc','1979');</text:p>
          </table:table-cell>
        </table:table-row>
        <table:table-row table:style-name="ro1">
          <table:table-cell office:value-type="string" calcext:value-type="string">
            <text:p>61cbe462-1ba5-11ec-9621-0242ac130002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Moulin</text:p>
          </table:table-cell>
          <table:table-cell table:formula="of:=RANDBETWEEN(15;3600)" office:value-type="float" office:value="2067" calcext:value-type="float">
            <text:p>2067</text:p>
          </table:table-cell>
          <table:table-cell/>
          <table:table-cell table:formula="of:=COM.MICROSOFT.CONCAT(&quot;insert into PERSONNE (ID, NOM, PRENOM, NUMERO)values (&quot;;&quot;'&quot;;[.A8];&quot;','&quot;;[.B8];&quot;','&quot;;[.C8];&quot;','&quot;;[.D8];&quot;');&quot;)" office:value-type="string" office:string-value="insert into PERSONNE (ID, NOM, PRENOM, NUMERO)values ('61cbe462-1ba5-11ec-9621-0242ac130002','Julien','Moulin','2067');" calcext:value-type="string">
            <text:p>insert into PERSONNE (ID, NOM, PRENOM, NUMERO)values ('61cbe462-1ba5-11ec-9621-0242ac130002','Julien','Moulin','2067');</text:p>
          </table:table-cell>
        </table:table-row>
        <table:table-row table:style-name="ro1">
          <table:table-cell office:value-type="string" calcext:value-type="string">
            <text:p>61cbe692-1ba5-11ec-9621-0242ac130002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Faivre-De</text:p>
          </table:table-cell>
          <table:table-cell table:formula="of:=RANDBETWEEN(15;3600)" office:value-type="float" office:value="1248" calcext:value-type="float">
            <text:p>1248</text:p>
          </table:table-cell>
          <table:table-cell/>
          <table:table-cell table:formula="of:=COM.MICROSOFT.CONCAT(&quot;insert into PERSONNE (ID, NOM, PRENOM, NUMERO)values (&quot;;&quot;'&quot;;[.A9];&quot;','&quot;;[.B9];&quot;','&quot;;[.C9];&quot;','&quot;;[.D9];&quot;');&quot;)" office:value-type="string" office:string-value="insert into PERSONNE (ID, NOM, PRENOM, NUMERO)values ('61cbe692-1ba5-11ec-9621-0242ac130002','Alain','Faivre-De','1248');" calcext:value-type="string">
            <text:p>insert into PERSONNE (ID, NOM, PRENOM, NUMERO)values ('61cbe692-1ba5-11ec-9621-0242ac130002','Alain','Faivre-De','1248');</text:p>
          </table:table-cell>
        </table:table-row>
        <table:table-row table:style-name="ro1">
          <table:table-cell office:value-type="string" calcext:value-type="string">
            <text:p>61cbe75a-1ba5-11ec-9621-0242ac130002</text:p>
          </table:table-cell>
          <table:table-cell office:value-type="string" calcext:value-type="string">
            <text:p>Véronique-Élodie</text:p>
          </table:table-cell>
          <table:table-cell office:value-type="string" calcext:value-type="string">
            <text:p>Lamy</text:p>
          </table:table-cell>
          <table:table-cell table:formula="of:=RANDBETWEEN(15;3600)" office:value-type="float" office:value="2134" calcext:value-type="float">
            <text:p>2134</text:p>
          </table:table-cell>
          <table:table-cell/>
          <table:table-cell table:formula="of:=COM.MICROSOFT.CONCAT(&quot;insert into PERSONNE (ID, NOM, PRENOM, NUMERO)values (&quot;;&quot;'&quot;;[.A10];&quot;','&quot;;[.B10];&quot;','&quot;;[.C10];&quot;','&quot;;[.D10];&quot;');&quot;)" office:value-type="string" office:string-value="insert into PERSONNE (ID, NOM, PRENOM, NUMERO)values ('61cbe75a-1ba5-11ec-9621-0242ac130002','Véronique-Élodie','Lamy','2134');" calcext:value-type="string">
            <text:p>insert into PERSONNE (ID, NOM, PRENOM, NUMERO)values ('61cbe75a-1ba5-11ec-9621-0242ac130002','Véronique-Élodie','Lamy','2134');</text:p>
          </table:table-cell>
        </table:table-row>
        <table:table-row table:style-name="ro1">
          <table:table-cell office:value-type="string" calcext:value-type="string">
            <text:p>61cbe80e-1ba5-11ec-9621-0242ac130002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Clerc-Bonnin</text:p>
          </table:table-cell>
          <table:table-cell table:formula="of:=RANDBETWEEN(15;3600)" office:value-type="float" office:value="2883" calcext:value-type="float">
            <text:p>2883</text:p>
          </table:table-cell>
          <table:table-cell/>
          <table:table-cell table:formula="of:=COM.MICROSOFT.CONCAT(&quot;insert into PERSONNE (ID, NOM, PRENOM, NUMERO)values (&quot;;&quot;'&quot;;[.A11];&quot;','&quot;;[.B11];&quot;','&quot;;[.C11];&quot;','&quot;;[.D11];&quot;');&quot;)" office:value-type="string" office:string-value="insert into PERSONNE (ID, NOM, PRENOM, NUMERO)values ('61cbe80e-1ba5-11ec-9621-0242ac130002','Juliette','Clerc-Bonnin','2883');" calcext:value-type="string">
            <text:p>insert into PERSONNE (ID, NOM, PRENOM, NUMERO)values ('61cbe80e-1ba5-11ec-9621-0242ac130002','Juliette','Clerc-Bonnin','2883');</text:p>
          </table:table-cell>
        </table:table-row>
        <table:table-row table:style-name="ro1">
          <table:table-cell office:value-type="string" calcext:value-type="string">
            <text:p>61cbe8cc-1ba5-11ec-9621-0242ac130002</text:p>
          </table:table-cell>
          <table:table-cell office:value-type="string" calcext:value-type="string">
            <text:p>Laetitia</text:p>
          </table:table-cell>
          <table:table-cell office:value-type="string" calcext:value-type="string">
            <text:p>Cohen</text:p>
          </table:table-cell>
          <table:table-cell table:formula="of:=RANDBETWEEN(15;3600)" office:value-type="float" office:value="567" calcext:value-type="float">
            <text:p>567</text:p>
          </table:table-cell>
          <table:table-cell/>
          <table:table-cell table:formula="of:=COM.MICROSOFT.CONCAT(&quot;insert into PERSONNE (ID, NOM, PRENOM, NUMERO)values (&quot;;&quot;'&quot;;[.A12];&quot;','&quot;;[.B12];&quot;','&quot;;[.C12];&quot;','&quot;;[.D12];&quot;');&quot;)" office:value-type="string" office:string-value="insert into PERSONNE (ID, NOM, PRENOM, NUMERO)values ('61cbe8cc-1ba5-11ec-9621-0242ac130002','Laetitia','Cohen','567');" calcext:value-type="string">
            <text:p>insert into PERSONNE (ID, NOM, PRENOM, NUMERO)values ('61cbe8cc-1ba5-11ec-9621-0242ac130002','Laetitia','Cohen','567');</text:p>
          </table:table-cell>
        </table:table-row>
        <table:table-row table:style-name="ro1">
          <table:table-cell office:value-type="string" calcext:value-type="string">
            <text:p>61cbe98a-1ba5-11ec-9621-0242ac130002</text:p>
          </table:table-cell>
          <table:table-cell office:value-type="string" calcext:value-type="string">
            <text:p>Joséphine</text:p>
          </table:table-cell>
          <table:table-cell office:value-type="string" calcext:value-type="string">
            <text:p>Leduc</text:p>
          </table:table-cell>
          <table:table-cell table:formula="of:=RANDBETWEEN(15;3600)" office:value-type="float" office:value="3290" calcext:value-type="float">
            <text:p>3290</text:p>
          </table:table-cell>
          <table:table-cell/>
          <table:table-cell table:formula="of:=COM.MICROSOFT.CONCAT(&quot;insert into PERSONNE (ID, NOM, PRENOM, NUMERO)values (&quot;;&quot;'&quot;;[.A13];&quot;','&quot;;[.B13];&quot;','&quot;;[.C13];&quot;','&quot;;[.D13];&quot;');&quot;)" office:value-type="string" office:string-value="insert into PERSONNE (ID, NOM, PRENOM, NUMERO)values ('61cbe98a-1ba5-11ec-9621-0242ac130002','Joséphine','Leduc','3290');" calcext:value-type="string">
            <text:p>insert into PERSONNE (ID, NOM, PRENOM, NUMERO)values ('61cbe98a-1ba5-11ec-9621-0242ac130002','Joséphine','Leduc','3290');</text:p>
          </table:table-cell>
        </table:table-row>
        <table:table-row table:style-name="ro1">
          <table:table-cell office:value-type="string" calcext:value-type="string">
            <text:p>61cbea3e-1ba5-11ec-9621-0242ac130002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Duval</text:p>
          </table:table-cell>
          <table:table-cell table:formula="of:=RANDBETWEEN(15;3600)" office:value-type="float" office:value="2265" calcext:value-type="float">
            <text:p>2265</text:p>
          </table:table-cell>
          <table:table-cell/>
          <table:table-cell table:formula="of:=COM.MICROSOFT.CONCAT(&quot;insert into PERSONNE (ID, NOM, PRENOM, NUMERO)values (&quot;;&quot;'&quot;;[.A14];&quot;','&quot;;[.B14];&quot;','&quot;;[.C14];&quot;','&quot;;[.D14];&quot;');&quot;)" office:value-type="string" office:string-value="insert into PERSONNE (ID, NOM, PRENOM, NUMERO)values ('61cbea3e-1ba5-11ec-9621-0242ac130002','Margaret','Duval','2265');" calcext:value-type="string">
            <text:p>insert into PERSONNE (ID, NOM, PRENOM, NUMERO)values ('61cbea3e-1ba5-11ec-9621-0242ac130002','Margaret','Duval','2265');</text:p>
          </table:table-cell>
        </table:table-row>
        <table:table-row table:style-name="ro1">
          <table:table-cell office:value-type="string" calcext:value-type="string">
            <text:p>61cbeaf2-1ba5-11ec-9621-0242ac130002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Begue-Lopez</text:p>
          </table:table-cell>
          <table:table-cell table:formula="of:=RANDBETWEEN(15;3600)" office:value-type="float" office:value="1486" calcext:value-type="float">
            <text:p>1486</text:p>
          </table:table-cell>
          <table:table-cell/>
          <table:table-cell table:formula="of:=COM.MICROSOFT.CONCAT(&quot;insert into PERSONNE (ID, NOM, PRENOM, NUMERO)values (&quot;;&quot;'&quot;;[.A15];&quot;','&quot;;[.B15];&quot;','&quot;;[.C15];&quot;','&quot;;[.D15];&quot;');&quot;)" office:value-type="string" office:string-value="insert into PERSONNE (ID, NOM, PRENOM, NUMERO)values ('61cbeaf2-1ba5-11ec-9621-0242ac130002','Raymond','Begue-Lopez','1486');" calcext:value-type="string">
            <text:p>insert into PERSONNE (ID, NOM, PRENOM, NUMERO)values ('61cbeaf2-1ba5-11ec-9621-0242ac130002','Raymond','Begue-Lopez','1486');</text:p>
          </table:table-cell>
        </table:table-row>
        <table:table-row table:style-name="ro1">
          <table:table-cell office:value-type="string" calcext:value-type="string">
            <text:p>61cbed7c-1ba5-11ec-9621-0242ac130002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Delmas</text:p>
          </table:table-cell>
          <table:table-cell table:formula="of:=RANDBETWEEN(15;3600)" office:value-type="float" office:value="1301" calcext:value-type="float">
            <text:p>1301</text:p>
          </table:table-cell>
          <table:table-cell/>
          <table:table-cell table:formula="of:=COM.MICROSOFT.CONCAT(&quot;insert into PERSONNE (ID, NOM, PRENOM, NUMERO)values (&quot;;&quot;'&quot;;[.A16];&quot;','&quot;;[.B16];&quot;','&quot;;[.C16];&quot;','&quot;;[.D16];&quot;');&quot;)" office:value-type="string" office:string-value="insert into PERSONNE (ID, NOM, PRENOM, NUMERO)values ('61cbed7c-1ba5-11ec-9621-0242ac130002','Jean','Delmas','1301');" calcext:value-type="string">
            <text:p>insert into PERSONNE (ID, NOM, PRENOM, NUMERO)values ('61cbed7c-1ba5-11ec-9621-0242ac130002','Jean','Delmas','1301');</text:p>
          </table:table-cell>
        </table:table-row>
        <table:table-row table:style-name="ro1">
          <table:table-cell office:value-type="string" calcext:value-type="string">
            <text:p>61cbee44-1ba5-11ec-9621-0242ac130002</text:p>
          </table:table-cell>
          <table:table-cell office:value-type="string" calcext:value-type="string">
            <text:p>Grégoire</text:p>
          </table:table-cell>
          <table:table-cell office:value-type="string" calcext:value-type="string">
            <text:p>Bonneau</text:p>
          </table:table-cell>
          <table:table-cell table:formula="of:=RANDBETWEEN(15;3600)" office:value-type="float" office:value="3510" calcext:value-type="float">
            <text:p>3510</text:p>
          </table:table-cell>
          <table:table-cell/>
          <table:table-cell table:formula="of:=COM.MICROSOFT.CONCAT(&quot;insert into PERSONNE (ID, NOM, PRENOM, NUMERO)values (&quot;;&quot;'&quot;;[.A17];&quot;','&quot;;[.B17];&quot;','&quot;;[.C17];&quot;','&quot;;[.D17];&quot;');&quot;)" office:value-type="string" office:string-value="insert into PERSONNE (ID, NOM, PRENOM, NUMERO)values ('61cbee44-1ba5-11ec-9621-0242ac130002','Grégoire','Bonneau','3510');" calcext:value-type="string">
            <text:p>insert into PERSONNE (ID, NOM, PRENOM, NUMERO)values ('61cbee44-1ba5-11ec-9621-0242ac130002','Grégoire','Bonneau','3510');</text:p>
          </table:table-cell>
        </table:table-row>
        <table:table-row table:style-name="ro1">
          <table:table-cell office:value-type="string" calcext:value-type="string">
            <text:p>61cbeef8-1ba5-11ec-9621-0242ac130002</text:p>
          </table:table-cell>
          <table:table-cell office:value-type="string" calcext:value-type="string">
            <text:p>Aimée</text:p>
          </table:table-cell>
          <table:table-cell office:value-type="string" calcext:value-type="string">
            <text:p>Prevost</text:p>
          </table:table-cell>
          <table:table-cell table:formula="of:=RANDBETWEEN(15;3600)" office:value-type="float" office:value="586" calcext:value-type="float">
            <text:p>586</text:p>
          </table:table-cell>
          <table:table-cell/>
          <table:table-cell table:formula="of:=COM.MICROSOFT.CONCAT(&quot;insert into PERSONNE (ID, NOM, PRENOM, NUMERO)values (&quot;;&quot;'&quot;;[.A18];&quot;','&quot;;[.B18];&quot;','&quot;;[.C18];&quot;','&quot;;[.D18];&quot;');&quot;)" office:value-type="string" office:string-value="insert into PERSONNE (ID, NOM, PRENOM, NUMERO)values ('61cbeef8-1ba5-11ec-9621-0242ac130002','Aimée','Prevost','586');" calcext:value-type="string">
            <text:p>insert into PERSONNE (ID, NOM, PRENOM, NUMERO)values ('61cbeef8-1ba5-11ec-9621-0242ac130002','Aimée','Prevost','586');</text:p>
          </table:table-cell>
        </table:table-row>
        <table:table-row table:style-name="ro1">
          <table:table-cell office:value-type="string" calcext:value-type="string">
            <text:p>61cbefac-1ba5-11ec-9621-0242ac130002</text:p>
          </table:table-cell>
          <table:table-cell office:value-type="string" calcext:value-type="string">
            <text:p>Thérèse</text:p>
          </table:table-cell>
          <table:table-cell office:value-type="string" calcext:value-type="string">
            <text:p>Rousset</text:p>
          </table:table-cell>
          <table:table-cell table:formula="of:=RANDBETWEEN(15;3600)" office:value-type="float" office:value="2792" calcext:value-type="float">
            <text:p>2792</text:p>
          </table:table-cell>
          <table:table-cell/>
          <table:table-cell table:formula="of:=COM.MICROSOFT.CONCAT(&quot;insert into PERSONNE (ID, NOM, PRENOM, NUMERO)values (&quot;;&quot;'&quot;;[.A19];&quot;','&quot;;[.B19];&quot;','&quot;;[.C19];&quot;','&quot;;[.D19];&quot;');&quot;)" office:value-type="string" office:string-value="insert into PERSONNE (ID, NOM, PRENOM, NUMERO)values ('61cbefac-1ba5-11ec-9621-0242ac130002','Thérèse','Rousset','2792');" calcext:value-type="string">
            <text:p>insert into PERSONNE (ID, NOM, PRENOM, NUMERO)values ('61cbefac-1ba5-11ec-9621-0242ac130002','Thérèse','Rousset','2792');</text:p>
          </table:table-cell>
        </table:table-row>
        <table:table-row table:style-name="ro1">
          <table:table-cell office:value-type="string" calcext:value-type="string">
            <text:p>61cbf060-1ba5-11ec-9621-0242ac130002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Chretien</text:p>
          </table:table-cell>
          <table:table-cell table:formula="of:=RANDBETWEEN(15;3600)" office:value-type="float" office:value="567" calcext:value-type="float">
            <text:p>567</text:p>
          </table:table-cell>
          <table:table-cell/>
          <table:table-cell table:formula="of:=COM.MICROSOFT.CONCAT(&quot;insert into PERSONNE (ID, NOM, PRENOM, NUMERO)values (&quot;;&quot;'&quot;;[.A20];&quot;','&quot;;[.B20];&quot;','&quot;;[.C20];&quot;','&quot;;[.D20];&quot;');&quot;)" office:value-type="string" office:string-value="insert into PERSONNE (ID, NOM, PRENOM, NUMERO)values ('61cbf060-1ba5-11ec-9621-0242ac130002','Gilbert','Chretien','567');" calcext:value-type="string">
            <text:p>insert into PERSONNE (ID, NOM, PRENOM, NUMERO)values ('61cbf060-1ba5-11ec-9621-0242ac130002','Gilbert','Chretien','567');</text:p>
          </table:table-cell>
        </table:table-row>
        <table:table-row table:style-name="ro1">
          <table:table-cell office:value-type="string" calcext:value-type="string">
            <text:p>61cbf114-1ba5-11ec-9621-0242ac130002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Petitjean</text:p>
          </table:table-cell>
          <table:table-cell table:formula="of:=RANDBETWEEN(15;3600)" office:value-type="float" office:value="2412" calcext:value-type="float">
            <text:p>2412</text:p>
          </table:table-cell>
          <table:table-cell/>
          <table:table-cell table:formula="of:=COM.MICROSOFT.CONCAT(&quot;insert into PERSONNE (ID, NOM, PRENOM, NUMERO)values (&quot;;&quot;'&quot;;[.A21];&quot;','&quot;;[.B21];&quot;','&quot;;[.C21];&quot;','&quot;;[.D21];&quot;');&quot;)" office:value-type="string" office:string-value="insert into PERSONNE (ID, NOM, PRENOM, NUMERO)values ('61cbf114-1ba5-11ec-9621-0242ac130002','Laurence','Petitjean','2412');" calcext:value-type="string">
            <text:p>insert into PERSONNE (ID, NOM, PRENOM, NUMERO)values ('61cbf114-1ba5-11ec-9621-0242ac130002','Laurence','Petitjean','2412');</text:p>
          </table:table-cell>
        </table:table-row>
        <table:table-row table:style-name="ro1">
          <table:table-cell office:value-type="string" calcext:value-type="string">
            <text:p>61cbf1c8-1ba5-11ec-9621-0242ac130002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Potier-Goncalves</text:p>
          </table:table-cell>
          <table:table-cell table:formula="of:=RANDBETWEEN(15;3600)" office:value-type="float" office:value="1181" calcext:value-type="float">
            <text:p>1181</text:p>
          </table:table-cell>
          <table:table-cell/>
          <table:table-cell table:formula="of:=COM.MICROSOFT.CONCAT(&quot;insert into PERSONNE (ID, NOM, PRENOM, NUMERO)values (&quot;;&quot;'&quot;;[.A22];&quot;','&quot;;[.B22];&quot;','&quot;;[.C22];&quot;','&quot;;[.D22];&quot;');&quot;)" office:value-type="string" office:string-value="insert into PERSONNE (ID, NOM, PRENOM, NUMERO)values ('61cbf1c8-1ba5-11ec-9621-0242ac130002','daisy','Potier-Goncalves','1181');" calcext:value-type="string">
            <text:p>insert into PERSONNE (ID, NOM, PRENOM, NUMERO)values ('61cbf1c8-1ba5-11ec-9621-0242ac130002','daisy','Potier-Goncalves','1181');</text:p>
          </table:table-cell>
        </table:table-row>
        <table:table-row table:style-name="ro1">
          <table:table-cell office:value-type="string" calcext:value-type="string">
            <text:p>61cbf286-1ba5-11ec-9621-0242ac130002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Monnier</text:p>
          </table:table-cell>
          <table:table-cell table:formula="of:=RANDBETWEEN(15;3600)" office:value-type="float" office:value="879" calcext:value-type="float">
            <text:p>879</text:p>
          </table:table-cell>
          <table:table-cell/>
          <table:table-cell table:formula="of:=COM.MICROSOFT.CONCAT(&quot;insert into PERSONNE (ID, NOM, PRENOM, NUMERO)values (&quot;;&quot;'&quot;;[.A23];&quot;','&quot;;[.B23];&quot;','&quot;;[.C23];&quot;','&quot;;[.D23];&quot;');&quot;)" office:value-type="string" office:string-value="insert into PERSONNE (ID, NOM, PRENOM, NUMERO)values ('61cbf286-1ba5-11ec-9621-0242ac130002','Geneviève','Monnier','879');" calcext:value-type="string">
            <text:p>insert into PERSONNE (ID, NOM, PRENOM, NUMERO)values ('61cbf286-1ba5-11ec-9621-0242ac130002','Geneviève','Monnier','879');</text:p>
          </table:table-cell>
        </table:table-row>
        <table:table-row table:style-name="ro1">
          <table:table-cell office:value-type="string" calcext:value-type="string">
            <text:p>61cbf510-1ba5-11ec-9621-0242ac130002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Pons</text:p>
          </table:table-cell>
          <table:table-cell table:formula="of:=RANDBETWEEN(15;3600)" office:value-type="float" office:value="1554" calcext:value-type="float">
            <text:p>1554</text:p>
          </table:table-cell>
          <table:table-cell/>
          <table:table-cell table:formula="of:=COM.MICROSOFT.CONCAT(&quot;insert into PERSONNE (ID, NOM, PRENOM, NUMERO)values (&quot;;&quot;'&quot;;[.A24];&quot;','&quot;;[.B24];&quot;','&quot;;[.C24];&quot;','&quot;;[.D24];&quot;');&quot;)" office:value-type="string" office:string-value="insert into PERSONNE (ID, NOM, PRENOM, NUMERO)values ('61cbf510-1ba5-11ec-9621-0242ac130002','Valentine','Pons','1554');" calcext:value-type="string">
            <text:p>insert into PERSONNE (ID, NOM, PRENOM, NUMERO)values ('61cbf510-1ba5-11ec-9621-0242ac130002','Valentine','Pons','1554');</text:p>
          </table:table-cell>
        </table:table-row>
        <table:table-row table:style-name="ro1">
          <table:table-cell office:value-type="string" calcext:value-type="string">
            <text:p>61cbf5c4-1ba5-11ec-9621-0242ac130002</text:p>
          </table:table-cell>
          <table:table-cell office:value-type="string" calcext:value-type="string">
            <text:p>Odette-Henriette</text:p>
          </table:table-cell>
          <table:table-cell office:value-type="string" calcext:value-type="string">
            <text:p>Texier</text:p>
          </table:table-cell>
          <table:table-cell table:formula="of:=RANDBETWEEN(15;3600)" office:value-type="float" office:value="1795" calcext:value-type="float">
            <text:p>1795</text:p>
          </table:table-cell>
          <table:table-cell/>
          <table:table-cell table:formula="of:=COM.MICROSOFT.CONCAT(&quot;insert into PERSONNE (ID, NOM, PRENOM, NUMERO)values (&quot;;&quot;'&quot;;[.A25];&quot;','&quot;;[.B25];&quot;','&quot;;[.C25];&quot;','&quot;;[.D25];&quot;');&quot;)" office:value-type="string" office:string-value="insert into PERSONNE (ID, NOM, PRENOM, NUMERO)values ('61cbf5c4-1ba5-11ec-9621-0242ac130002','Odette-Henriette','Texier','1795');" calcext:value-type="string">
            <text:p>insert into PERSONNE (ID, NOM, PRENOM, NUMERO)values ('61cbf5c4-1ba5-11ec-9621-0242ac130002','Odette-Henriette','Texier','1795');</text:p>
          </table:table-cell>
        </table:table-row>
        <table:table-row table:style-name="ro1">
          <table:table-cell office:value-type="string" calcext:value-type="string">
            <text:p>61cbf678-1ba5-11ec-9621-0242ac130002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Faivre</text:p>
          </table:table-cell>
          <table:table-cell table:formula="of:=RANDBETWEEN(15;3600)" office:value-type="float" office:value="2621" calcext:value-type="float">
            <text:p>2621</text:p>
          </table:table-cell>
          <table:table-cell/>
          <table:table-cell table:formula="of:=COM.MICROSOFT.CONCAT(&quot;insert into PERSONNE (ID, NOM, PRENOM, NUMERO)values (&quot;;&quot;'&quot;;[.A26];&quot;','&quot;;[.B26];&quot;','&quot;;[.C26];&quot;','&quot;;[.D26];&quot;');&quot;)" office:value-type="string" office:string-value="insert into PERSONNE (ID, NOM, PRENOM, NUMERO)values ('61cbf678-1ba5-11ec-9621-0242ac130002','Benjamin','Faivre','2621');" calcext:value-type="string">
            <text:p>insert into PERSONNE (ID, NOM, PRENOM, NUMERO)values ('61cbf678-1ba5-11ec-9621-0242ac130002','Benjamin','Faivre','2621');</text:p>
          </table:table-cell>
        </table:table-row>
        <table:table-row table:style-name="ro1">
          <table:table-cell office:value-type="string" calcext:value-type="string">
            <text:p>61cbf722-1ba5-11ec-9621-0242ac130002</text:p>
          </table:table-cell>
          <table:table-cell office:value-type="string" calcext:value-type="string">
            <text:p>Benoît</text:p>
          </table:table-cell>
          <table:table-cell office:value-type="string" calcext:value-type="string">
            <text:p>Bousquet</text:p>
          </table:table-cell>
          <table:table-cell table:formula="of:=RANDBETWEEN(15;3600)" office:value-type="float" office:value="1012" calcext:value-type="float">
            <text:p>1012</text:p>
          </table:table-cell>
          <table:table-cell/>
          <table:table-cell table:formula="of:=COM.MICROSOFT.CONCAT(&quot;insert into PERSONNE (ID, NOM, PRENOM, NUMERO)values (&quot;;&quot;'&quot;;[.A27];&quot;','&quot;;[.B27];&quot;','&quot;;[.C27];&quot;','&quot;;[.D27];&quot;');&quot;)" office:value-type="string" office:string-value="insert into PERSONNE (ID, NOM, PRENOM, NUMERO)values ('61cbf722-1ba5-11ec-9621-0242ac130002','Benoît','Bousquet','1012');" calcext:value-type="string">
            <text:p>insert into PERSONNE (ID, NOM, PRENOM, NUMERO)values ('61cbf722-1ba5-11ec-9621-0242ac130002','Benoît','Bousquet','1012');</text:p>
          </table:table-cell>
        </table:table-row>
        <table:table-row table:style-name="ro1">
          <table:table-cell office:value-type="string" calcext:value-type="string">
            <text:p>61cbf7d6-1ba5-11ec-9621-0242ac130002</text:p>
          </table:table-cell>
          <table:table-cell office:value-type="string" calcext:value-type="string">
            <text:p>Claude-Adèle</text:p>
          </table:table-cell>
          <table:table-cell office:value-type="string" calcext:value-type="string">
            <text:p>Texier</text:p>
          </table:table-cell>
          <table:table-cell table:formula="of:=RANDBETWEEN(15;3600)" office:value-type="float" office:value="2297" calcext:value-type="float">
            <text:p>2297</text:p>
          </table:table-cell>
          <table:table-cell/>
          <table:table-cell table:formula="of:=COM.MICROSOFT.CONCAT(&quot;insert into PERSONNE (ID, NOM, PRENOM, NUMERO)values (&quot;;&quot;'&quot;;[.A28];&quot;','&quot;;[.B28];&quot;','&quot;;[.C28];&quot;','&quot;;[.D28];&quot;');&quot;)" office:value-type="string" office:string-value="insert into PERSONNE (ID, NOM, PRENOM, NUMERO)values ('61cbf7d6-1ba5-11ec-9621-0242ac130002','Claude-Adèle','Texier','2297');" calcext:value-type="string">
            <text:p>insert into PERSONNE (ID, NOM, PRENOM, NUMERO)values ('61cbf7d6-1ba5-11ec-9621-0242ac130002','Claude-Adèle','Texier','2297');</text:p>
          </table:table-cell>
        </table:table-row>
        <table:table-row table:style-name="ro1">
          <table:table-cell office:value-type="string" calcext:value-type="string">
            <text:p>61cbf88a-1ba5-11ec-9621-0242ac130002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Petitjean</text:p>
          </table:table-cell>
          <table:table-cell table:formula="of:=RANDBETWEEN(15;3600)" office:value-type="float" office:value="2870" calcext:value-type="float">
            <text:p>2870</text:p>
          </table:table-cell>
          <table:table-cell/>
          <table:table-cell table:formula="of:=COM.MICROSOFT.CONCAT(&quot;insert into PERSONNE (ID, NOM, PRENOM, NUMERO)values (&quot;;&quot;'&quot;;[.A29];&quot;','&quot;;[.B29];&quot;','&quot;;[.C29];&quot;','&quot;;[.D29];&quot;');&quot;)" office:value-type="string" office:string-value="insert into PERSONNE (ID, NOM, PRENOM, NUMERO)values ('61cbf88a-1ba5-11ec-9621-0242ac130002','Denis','Petitjean','2870');" calcext:value-type="string">
            <text:p>insert into PERSONNE (ID, NOM, PRENOM, NUMERO)values ('61cbf88a-1ba5-11ec-9621-0242ac130002','Denis','Petitjean','2870');</text:p>
          </table:table-cell>
        </table:table-row>
        <table:table-row table:style-name="ro1">
          <table:table-cell office:value-type="string" calcext:value-type="string">
            <text:p>61cbf93e-1ba5-11ec-9621-0242ac130002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Morel</text:p>
          </table:table-cell>
          <table:table-cell table:formula="of:=RANDBETWEEN(15;3600)" office:value-type="float" office:value="390" calcext:value-type="float">
            <text:p>390</text:p>
          </table:table-cell>
          <table:table-cell/>
          <table:table-cell table:formula="of:=COM.MICROSOFT.CONCAT(&quot;insert into PERSONNE (ID, NOM, PRENOM, NUMERO)values (&quot;;&quot;'&quot;;[.A30];&quot;','&quot;;[.B30];&quot;','&quot;;[.C30];&quot;','&quot;;[.D30];&quot;');&quot;)" office:value-type="string" office:string-value="insert into PERSONNE (ID, NOM, PRENOM, NUMERO)values ('61cbf93e-1ba5-11ec-9621-0242ac130002','Georges','Morel','390');" calcext:value-type="string">
            <text:p>insert into PERSONNE (ID, NOM, PRENOM, NUMERO)values ('61cbf93e-1ba5-11ec-9621-0242ac130002','Georges','Morel','390');</text:p>
          </table:table-cell>
        </table:table-row>
        <table:table-row table:style-name="ro1">
          <table:table-cell office:value-type="string" calcext:value-type="string">
            <text:p>61cbfb5a-1ba5-11ec-9621-0242ac130002</text:p>
          </table:table-cell>
          <table:table-cell office:value-type="string" calcext:value-type="string">
            <text:p>daisy-Andrée</text:p>
          </table:table-cell>
          <table:table-cell office:value-type="string" calcext:value-type="string">
            <text:p>Regnier</text:p>
          </table:table-cell>
          <table:table-cell table:formula="of:=RANDBETWEEN(15;3600)" office:value-type="float" office:value="94" calcext:value-type="float">
            <text:p>94</text:p>
          </table:table-cell>
          <table:table-cell/>
          <table:table-cell table:formula="of:=COM.MICROSOFT.CONCAT(&quot;insert into PERSONNE (ID, NOM, PRENOM, NUMERO)values (&quot;;&quot;'&quot;;[.A31];&quot;','&quot;;[.B31];&quot;','&quot;;[.C31];&quot;','&quot;;[.D31];&quot;');&quot;)" office:value-type="string" office:string-value="insert into PERSONNE (ID, NOM, PRENOM, NUMERO)values ('61cbfb5a-1ba5-11ec-9621-0242ac130002','daisy-Andrée','Regnier','94');" calcext:value-type="string">
            <text:p>insert into PERSONNE (ID, NOM, PRENOM, NUMERO)values ('61cbfb5a-1ba5-11ec-9621-0242ac130002','daisy-Andrée','Regnier','94');</text:p>
          </table:table-cell>
        </table:table-row>
        <table:table-row table:style-name="ro1">
          <table:table-cell/>
          <table:table-cell office:value-type="string" calcext:value-type="string">
            <text:p>Émile</text:p>
          </table:table-cell>
          <table:table-cell office:value-type="string" calcext:value-type="string">
            <text:p>Marti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élie</text:p>
          </table:table-cell>
          <table:table-cell office:value-type="string" calcext:value-type="string">
            <text:p>Mall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gaux</text:p>
          </table:table-cell>
          <table:table-cell office:value-type="string" calcext:value-type="string">
            <text:p>Vois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zanne</text:p>
          </table:table-cell>
          <table:table-cell office:value-type="string" calcext:value-type="string">
            <text:p>Legra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colas</text:p>
          </table:table-cell>
          <table:table-cell office:value-type="string" calcext:value-type="string">
            <text:p>Gilbe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thalie-Renée</text:p>
          </table:table-cell>
          <table:table-cell office:value-type="string" calcext:value-type="string">
            <text:p>Luc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aac-Lucas</text:p>
          </table:table-cell>
          <table:table-cell office:value-type="string" calcext:value-type="string">
            <text:p>Mall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chard-Henri</text:p>
          </table:table-cell>
          <table:table-cell office:value-type="string" calcext:value-type="string">
            <text:p>Baz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livier</text:p>
          </table:table-cell>
          <table:table-cell office:value-type="string" calcext:value-type="string">
            <text:p>Dani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stance-Audrey</text:p>
          </table:table-cell>
          <table:table-cell office:value-type="string" calcext:value-type="string">
            <text:p>Jol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manuelle</text:p>
          </table:table-cell>
          <table:table-cell office:value-type="string" calcext:value-type="string">
            <text:p>Pinto-Gauti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ïs</text:p>
          </table:table-cell>
          <table:table-cell office:value-type="string" calcext:value-type="string">
            <text:p>Lefevre-Franco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dette</text:p>
          </table:table-cell>
          <table:table-cell office:value-type="string" calcext:value-type="string">
            <text:p>Rob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lie</text:p>
          </table:table-cell>
          <table:table-cell office:value-type="string" calcext:value-type="string">
            <text:p>Bouv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ilippine</text:p>
          </table:table-cell>
          <table:table-cell office:value-type="string" calcext:value-type="string">
            <text:p>Ram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ré</text:p>
          </table:table-cell>
          <table:table-cell office:value-type="string" calcext:value-type="string">
            <text:p>Mor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ristine</text:p>
          </table:table-cell>
          <table:table-cell office:value-type="string" calcext:value-type="string">
            <text:p>Cous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manuel</text:p>
          </table:table-cell>
          <table:table-cell office:value-type="string" calcext:value-type="string">
            <text:p>Leliev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niel</text:p>
          </table:table-cell>
          <table:table-cell office:value-type="string" calcext:value-type="string">
            <text:p>Rous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éodore</text:p>
          </table:table-cell>
          <table:table-cell office:value-type="string" calcext:value-type="string">
            <text:p>Paye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14:17:08.298000000</meta:creation-date>
    <dc:date>2021-09-22T17:16:37.618000000</dc:date>
    <meta:editing-duration>PT1H47M46S</meta:editing-duration>
    <meta:editing-cycles>1</meta:editing-cycles>
    <meta:document-statistic meta:table-count="2" meta:cell-count="2699" meta:object-count="0"/>
    <meta:generator>LibreOffice/7.2.0.4$Windows_X86_64 LibreOffice_project/9a9c6381e3f7a62afc1329bd359cc48accb6435b</meta:generator>
  </office:meta>
</office:document-meta>
</file>